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op" table:style-name="ta1">
        <table:shapes>
          <draw:frame draw:z-index="0" draw:style-name="gr1" draw:text-style-name="P1" svg:width="14.4319in" svg:height="7.3201in" svg:x="1.0402in" svg:y="0.2197in">
            <draw:object draw:notify-on-update-of-ranges="drop.A2000:drop.A2800 drop.B2000:drop.B2800 drop.C2000:drop.C2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" calcext:value-type="float">
            <text:p>-0.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" calcext:value-type="float">
            <text:p>-0.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" calcext:value-type="float">
            <text:p>-0.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" calcext:value-type="float">
            <text:p>-0.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" calcext:value-type="float">
            <text:p>-0.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" calcext:value-type="float">
            <text:p>-0.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" calcext:value-type="float">
            <text:p>-0.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11" calcext:value-type="float">
            <text:p>-0.411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8" calcext:value-type="float">
            <text:p>-0.40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8" calcext:value-type="float">
            <text:p>-0.40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64" calcext:value-type="float">
            <text:p>9.76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64" calcext:value-type="float">
            <text:p>9.76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" calcext:value-type="float">
            <text:p>-0.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" calcext:value-type="float">
            <text:p>-0.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" calcext:value-type="float">
            <text:p>-0.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8" calcext:value-type="float">
            <text:p>-0.40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87" calcext:value-type="float">
            <text:p>-0.38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87" calcext:value-type="float">
            <text:p>-0.38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" calcext:value-type="float">
            <text:p>-0.3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4" calcext:value-type="float">
            <text:p>-0.4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4" calcext:value-type="float">
            <text:p>-0.4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" calcext:value-type="float">
            <text:p>-0.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" calcext:value-type="float">
            <text:p>-0.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" calcext:value-type="float">
            <text:p>-0.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" calcext:value-type="float">
            <text:p>-0.3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" calcext:value-type="float">
            <text:p>-0.3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" calcext:value-type="float">
            <text:p>-0.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" calcext:value-type="float">
            <text:p>-0.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" calcext:value-type="float">
            <text:p>-0.4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" calcext:value-type="float">
            <text:p>-0.4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" calcext:value-type="float">
            <text:p>-0.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" calcext:value-type="float">
            <text:p>-0.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" calcext:value-type="float">
            <text:p>-0.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" calcext:value-type="float">
            <text:p>-0.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4" calcext:value-type="float">
            <text:p>-0.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4" calcext:value-type="float">
            <text:p>-0.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87" calcext:value-type="float">
            <text:p>-0.38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87" calcext:value-type="float">
            <text:p>-0.38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4" calcext:value-type="float">
            <text:p>-0.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7" calcext:value-type="float">
            <text:p>9.75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87" calcext:value-type="float">
            <text:p>-0.38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09" calcext:value-type="float">
            <text:p>-0.409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" calcext:value-type="float">
            <text:p>-0.39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4" calcext:value-type="float">
            <text:p>-0.4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" calcext:value-type="float">
            <text:p>-0.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" calcext:value-type="float">
            <text:p>-0.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" calcext:value-type="float">
            <text:p>-0.4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" calcext:value-type="float">
            <text:p>-0.4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" calcext:value-type="float">
            <text:p>-0.3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" calcext:value-type="float">
            <text:p>-0.3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" calcext:value-type="float">
            <text:p>-0.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4" calcext:value-type="float">
            <text:p>-0.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4" calcext:value-type="float">
            <text:p>-0.4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391" calcext:value-type="float">
            <text:p>-0.39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9" calcext:value-type="float">
            <text:p>-0.399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" calcext:value-type="float">
            <text:p>-0.4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" calcext:value-type="float">
            <text:p>-0.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" calcext:value-type="float">
            <text:p>-0.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" calcext:value-type="float">
            <text:p>-0.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4" calcext:value-type="float">
            <text:p>-0.4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0.404" calcext:value-type="float">
            <text:p>-0.40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1" calcext:value-type="float">
            <text:p>-0.41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1" calcext:value-type="float">
            <text:p>-0.41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1" calcext:value-type="float">
            <text:p>-0.41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8" calcext:value-type="float">
            <text:p>-0.38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71" calcext:value-type="float">
            <text:p>-0.371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71" calcext:value-type="float">
            <text:p>-0.371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7" calcext:value-type="float">
            <text:p>-0.3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78" calcext:value-type="float">
            <text:p>-0.378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78" calcext:value-type="float">
            <text:p>-0.378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412" calcext:value-type="float">
            <text:p>-0.412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412" calcext:value-type="float">
            <text:p>-0.412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-0.423" calcext:value-type="float">
            <text:p>-0.423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-0.419" calcext:value-type="float">
            <text:p>-0.419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-0.419" calcext:value-type="float">
            <text:p>-0.419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-0.375" calcext:value-type="float">
            <text:p>-0.37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-0.375" calcext:value-type="float">
            <text:p>-0.37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0.365" calcext:value-type="float">
            <text:p>-0.36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0.365" calcext:value-type="float">
            <text:p>-0.36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363" calcext:value-type="float">
            <text:p>-0.36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79" calcext:value-type="float">
            <text:p>-0.37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79" calcext:value-type="float">
            <text:p>-0.37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" calcext:value-type="float">
            <text:p>-0.3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0.402" calcext:value-type="float">
            <text:p>-0.402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14" calcext:value-type="float">
            <text:p>-0.41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14" calcext:value-type="float">
            <text:p>-0.41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0.422" calcext:value-type="float">
            <text:p>-0.42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0.422" calcext:value-type="float">
            <text:p>-0.42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25" calcext:value-type="float">
            <text:p>-0.425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77" calcext:value-type="float">
            <text:p>-0.377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377" calcext:value-type="float">
            <text:p>-0.377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7" calcext:value-type="float">
            <text:p>-0.37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79" calcext:value-type="float">
            <text:p>-0.379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379" calcext:value-type="float">
            <text:p>-0.379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1" calcext:value-type="float">
            <text:p>-0.41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422" calcext:value-type="float">
            <text:p>-0.422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422" calcext:value-type="float">
            <text:p>-0.422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429" calcext:value-type="float">
            <text:p>-0.429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429" calcext:value-type="float">
            <text:p>-0.429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43" calcext:value-type="float">
            <text:p>-0.43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1" calcext:value-type="float">
            <text:p>-0.41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1" calcext:value-type="float">
            <text:p>-0.41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78" calcext:value-type="float">
            <text:p>-0.378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78" calcext:value-type="float">
            <text:p>-0.378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64" calcext:value-type="float">
            <text:p>-0.36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64" calcext:value-type="float">
            <text:p>-0.36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64" calcext:value-type="float">
            <text:p>-0.364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72" calcext:value-type="float">
            <text:p>-0.372</text:p>
          </table:table-cell>
          <table:table-cell office:value-type="float" office:value="9.768" calcext:value-type="float">
            <text:p>9.76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72" calcext:value-type="float">
            <text:p>-0.372</text:p>
          </table:table-cell>
          <table:table-cell office:value-type="float" office:value="9.768" calcext:value-type="float">
            <text:p>9.76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8" calcext:value-type="float">
            <text:p>-0.38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8" calcext:value-type="float">
            <text:p>-0.38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393" calcext:value-type="float">
            <text:p>-0.393</text:p>
          </table:table-cell>
          <table:table-cell office:value-type="float" office:value="9.764" calcext:value-type="float">
            <text:p>9.76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419" calcext:value-type="float">
            <text:p>-0.41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419" calcext:value-type="float">
            <text:p>-0.41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429" calcext:value-type="float">
            <text:p>-0.429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28" calcext:value-type="float">
            <text:p>-0.428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428" calcext:value-type="float">
            <text:p>-0.428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415" calcext:value-type="float">
            <text:p>-0.415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4" calcext:value-type="float">
            <text:p>-0.4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386" calcext:value-type="float">
            <text:p>-0.386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75" calcext:value-type="float">
            <text:p>-0.375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74" calcext:value-type="float">
            <text:p>-0.374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-0.374" calcext:value-type="float">
            <text:p>-0.374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79" calcext:value-type="float">
            <text:p>-0.379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79" calcext:value-type="float">
            <text:p>-0.379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0.414" calcext:value-type="float">
            <text:p>-0.414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13" calcext:value-type="float">
            <text:p>-0.413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413" calcext:value-type="float">
            <text:p>-0.413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-0.376" calcext:value-type="float">
            <text:p>-0.37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-0.376" calcext:value-type="float">
            <text:p>-0.37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0.364" calcext:value-type="float">
            <text:p>-0.364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36" calcext:value-type="float">
            <text:p>-0.36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36" calcext:value-type="float">
            <text:p>-0.36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0.348" calcext:value-type="float">
            <text:p>-0.348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0.348" calcext:value-type="float">
            <text:p>-0.348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356" calcext:value-type="float">
            <text:p>-0.356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61" calcext:value-type="float">
            <text:p>-0.361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61" calcext:value-type="float">
            <text:p>-0.361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377" calcext:value-type="float">
            <text:p>-0.37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377" calcext:value-type="float">
            <text:p>-0.377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-0.43" calcext:value-type="float">
            <text:p>-0.43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-0.43" calcext:value-type="float">
            <text:p>-0.43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435" calcext:value-type="float">
            <text:p>-0.435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0.435" calcext:value-type="float">
            <text:p>-0.435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0.435" calcext:value-type="float">
            <text:p>-0.435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21" calcext:value-type="float">
            <text:p>-0.421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-0.421" calcext:value-type="float">
            <text:p>-0.421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416" calcext:value-type="float">
            <text:p>-0.416</text:p>
          </table:table-cell>
          <table:table-cell office:value-type="float" office:value="9.723" calcext:value-type="float">
            <text:p>9.723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405" calcext:value-type="float">
            <text:p>-0.405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94" calcext:value-type="float">
            <text:p>-0.39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-0.392" calcext:value-type="float">
            <text:p>-0.392</text:p>
          </table:table-cell>
          <table:table-cell office:value-type="float" office:value="9.764" calcext:value-type="float">
            <text:p>9.76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" calcext:value-type="float">
            <text:p>-0.39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39" calcext:value-type="float">
            <text:p>-0.39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03" calcext:value-type="float">
            <text:p>-0.403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-0.416" calcext:value-type="float">
            <text:p>-0.416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-0.416" calcext:value-type="float">
            <text:p>-0.416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-0.447" calcext:value-type="float">
            <text:p>-0.447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0.458" calcext:value-type="float">
            <text:p>-0.458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0.458" calcext:value-type="float">
            <text:p>-0.458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467" calcext:value-type="float">
            <text:p>-0.467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467" calcext:value-type="float">
            <text:p>-0.467</text:p>
          </table:table-cell>
          <table:table-cell office:value-type="float" office:value="9.736" calcext:value-type="float">
            <text:p>9.73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56" calcext:value-type="float">
            <text:p>-0.45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456" calcext:value-type="float">
            <text:p>-0.45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34" calcext:value-type="float">
            <text:p>-0.434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4" calcext:value-type="float">
            <text:p>-0.4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4" calcext:value-type="float">
            <text:p>-0.4</text:p>
          </table:table-cell>
          <table:table-cell office:value-type="float" office:value="9.754" calcext:value-type="float">
            <text:p>9.75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0.359" calcext:value-type="float">
            <text:p>-0.359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0.359" calcext:value-type="float">
            <text:p>-0.359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-0.322" calcext:value-type="float">
            <text:p>-0.322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-0.291" calcext:value-type="float">
            <text:p>-0.291</text:p>
          </table:table-cell>
          <table:table-cell office:value-type="float" office:value="9.778" calcext:value-type="float">
            <text:p>9.77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-0.291" calcext:value-type="float">
            <text:p>-0.291</text:p>
          </table:table-cell>
          <table:table-cell office:value-type="float" office:value="9.778" calcext:value-type="float">
            <text:p>9.77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0.307" calcext:value-type="float">
            <text:p>-0.307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0.307" calcext:value-type="float">
            <text:p>-0.307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-0.345" calcext:value-type="float">
            <text:p>-0.345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-0.388" calcext:value-type="float">
            <text:p>-0.38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-0.43" calcext:value-type="float">
            <text:p>-0.4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-0.43" calcext:value-type="float">
            <text:p>-0.43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459" calcext:value-type="float">
            <text:p>-0.459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471" calcext:value-type="float">
            <text:p>-0.471</text:p>
          </table:table-cell>
          <table:table-cell office:value-type="float" office:value="9.725" calcext:value-type="float">
            <text:p>9.7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471" calcext:value-type="float">
            <text:p>-0.471</text:p>
          </table:table-cell>
          <table:table-cell office:value-type="float" office:value="9.725" calcext:value-type="float">
            <text:p>9.72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-0.46" calcext:value-type="float">
            <text:p>-0.46</text:p>
          </table:table-cell>
          <table:table-cell office:value-type="float" office:value="9.719" calcext:value-type="float">
            <text:p>9.719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-0.46" calcext:value-type="float">
            <text:p>-0.46</text:p>
          </table:table-cell>
          <table:table-cell office:value-type="float" office:value="9.719" calcext:value-type="float">
            <text:p>9.71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14" calcext:value-type="float">
            <text:p>9.714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19" calcext:value-type="float">
            <text:p>9.71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-0.395" calcext:value-type="float">
            <text:p>-0.395</text:p>
          </table:table-cell>
          <table:table-cell office:value-type="float" office:value="9.719" calcext:value-type="float">
            <text:p>9.719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-0.359" calcext:value-type="float">
            <text:p>-0.359</text:p>
          </table:table-cell>
          <table:table-cell office:value-type="float" office:value="9.722" calcext:value-type="float">
            <text:p>9.722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-0.359" calcext:value-type="float">
            <text:p>-0.359</text:p>
          </table:table-cell>
          <table:table-cell office:value-type="float" office:value="9.722" calcext:value-type="float">
            <text:p>9.722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0.331" calcext:value-type="float">
            <text:p>-0.331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-0.313" calcext:value-type="float">
            <text:p>-0.313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-0.313" calcext:value-type="float">
            <text:p>-0.313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-0.309" calcext:value-type="float">
            <text:p>-0.30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-0.309" calcext:value-type="float">
            <text:p>-0.309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0.319" calcext:value-type="float">
            <text:p>-0.319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0.319" calcext:value-type="float">
            <text:p>-0.319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333" calcext:value-type="float">
            <text:p>-0.333</text:p>
          </table:table-cell>
          <table:table-cell office:value-type="float" office:value="9.779" calcext:value-type="float">
            <text:p>9.77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354" calcext:value-type="float">
            <text:p>-0.354</text:p>
          </table:table-cell>
          <table:table-cell office:value-type="float" office:value="9.785" calcext:value-type="float">
            <text:p>9.78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354" calcext:value-type="float">
            <text:p>-0.354</text:p>
          </table:table-cell>
          <table:table-cell office:value-type="float" office:value="9.785" calcext:value-type="float">
            <text:p>9.785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-0.368" calcext:value-type="float">
            <text:p>-0.368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-0.383" calcext:value-type="float">
            <text:p>-0.383</text:p>
          </table:table-cell>
          <table:table-cell office:value-type="float" office:value="9.779" calcext:value-type="float">
            <text:p>9.779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-0.389" calcext:value-type="float">
            <text:p>-0.389</text:p>
          </table:table-cell>
          <table:table-cell office:value-type="float" office:value="9.772" calcext:value-type="float">
            <text:p>9.772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-0.39" calcext:value-type="float">
            <text:p>-0.39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0.385" calcext:value-type="float">
            <text:p>-0.385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372" calcext:value-type="float">
            <text:p>-0.372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359" calcext:value-type="float">
            <text:p>-0.359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359" calcext:value-type="float">
            <text:p>-0.359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0.347" calcext:value-type="float">
            <text:p>-0.347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0.347" calcext:value-type="float">
            <text:p>-0.347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342" calcext:value-type="float">
            <text:p>-0.342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-0.344" calcext:value-type="float">
            <text:p>-0.34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-0.344" calcext:value-type="float">
            <text:p>-0.344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-0.358" calcext:value-type="float">
            <text:p>-0.358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-0.358" calcext:value-type="float">
            <text:p>-0.358</text:p>
          </table:table-cell>
          <table:table-cell office:value-type="float" office:value="9.739" calcext:value-type="float">
            <text:p>9.73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382" calcext:value-type="float">
            <text:p>-0.382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0.408" calcext:value-type="float">
            <text:p>-0.40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0.408" calcext:value-type="float">
            <text:p>-0.40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0.431" calcext:value-type="float">
            <text:p>-0.43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0.431" calcext:value-type="float">
            <text:p>-0.43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-0.441" calcext:value-type="float">
            <text:p>-0.441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-0.438" calcext:value-type="float">
            <text:p>-0.438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-0.438" calcext:value-type="float">
            <text:p>-0.438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-0.422" calcext:value-type="float">
            <text:p>-0.42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-0.422" calcext:value-type="float">
            <text:p>-0.42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0.37" calcext:value-type="float">
            <text:p>-0.37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0.37" calcext:value-type="float">
            <text:p>-0.37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0.343" calcext:value-type="float">
            <text:p>-0.343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0.343" calcext:value-type="float">
            <text:p>-0.343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-0.321" calcext:value-type="float">
            <text:p>-0.321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-0.321" calcext:value-type="float">
            <text:p>-0.321</text:p>
          </table:table-cell>
          <table:table-cell office:value-type="float" office:value="9.742" calcext:value-type="float">
            <text:p>9.74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301" calcext:value-type="float">
            <text:p>-0.301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0.29" calcext:value-type="float">
            <text:p>-0.29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0.29" calcext:value-type="float">
            <text:p>-0.29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0.275" calcext:value-type="float">
            <text:p>-0.275</text:p>
          </table:table-cell>
          <table:table-cell office:value-type="float" office:value="9.775" calcext:value-type="float">
            <text:p>9.775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0.275" calcext:value-type="float">
            <text:p>-0.275</text:p>
          </table:table-cell>
          <table:table-cell office:value-type="float" office:value="9.775" calcext:value-type="float">
            <text:p>9.77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-0.256" calcext:value-type="float">
            <text:p>-0.256</text:p>
          </table:table-cell>
          <table:table-cell office:value-type="float" office:value="9.783" calcext:value-type="float">
            <text:p>9.783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226" calcext:value-type="float">
            <text:p>-0.226</text:p>
          </table:table-cell>
          <table:table-cell office:value-type="float" office:value="9.789" calcext:value-type="float">
            <text:p>9.789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226" calcext:value-type="float">
            <text:p>-0.226</text:p>
          </table:table-cell>
          <table:table-cell office:value-type="float" office:value="9.789" calcext:value-type="float">
            <text:p>9.789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161" calcext:value-type="float">
            <text:p>-0.161</text:p>
          </table:table-cell>
          <table:table-cell office:value-type="float" office:value="9.799" calcext:value-type="float">
            <text:p>9.799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-0.143" calcext:value-type="float">
            <text:p>-0.143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-0.143" calcext:value-type="float">
            <text:p>-0.143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-0.139" calcext:value-type="float">
            <text:p>-0.139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-0.139" calcext:value-type="float">
            <text:p>-0.139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-0.153" calcext:value-type="float">
            <text:p>-0.153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-0.199" calcext:value-type="float">
            <text:p>-0.199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-0.199" calcext:value-type="float">
            <text:p>-0.199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-0.35" calcext:value-type="float">
            <text:p>-0.35</text:p>
          </table:table-cell>
          <table:table-cell office:value-type="float" office:value="9.721" calcext:value-type="float">
            <text:p>9.72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688" calcext:value-type="float">
            <text:p>9.688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688" calcext:value-type="float">
            <text:p>9.688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-0.521" calcext:value-type="float">
            <text:p>-0.521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-0.521" calcext:value-type="float">
            <text:p>-0.521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-0.583" calcext:value-type="float">
            <text:p>-0.583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65" calcext:value-type="float">
            <text:p>-0.65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65" calcext:value-type="float">
            <text:p>-0.65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0.643" calcext:value-type="float">
            <text:p>-0.643</text:p>
          </table:table-cell>
          <table:table-cell office:value-type="float" office:value="9.695" calcext:value-type="float">
            <text:p>9.69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0.643" calcext:value-type="float">
            <text:p>-0.643</text:p>
          </table:table-cell>
          <table:table-cell office:value-type="float" office:value="9.695" calcext:value-type="float">
            <text:p>9.69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0.61" calcext:value-type="float">
            <text:p>-0.61</text:p>
          </table:table-cell>
          <table:table-cell office:value-type="float" office:value="9.715" calcext:value-type="float">
            <text:p>9.715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0.559" calcext:value-type="float">
            <text:p>-0.559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0.559" calcext:value-type="float">
            <text:p>-0.559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-0.488" calcext:value-type="float">
            <text:p>-0.488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-0.488" calcext:value-type="float">
            <text:p>-0.488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413" calcext:value-type="float">
            <text:p>-0.413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-0.327" calcext:value-type="float">
            <text:p>-0.327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-0.327" calcext:value-type="float">
            <text:p>-0.327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0.253" calcext:value-type="float">
            <text:p>-0.253</text:p>
          </table:table-cell>
          <table:table-cell office:value-type="float" office:value="9.813" calcext:value-type="float">
            <text:p>9.813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0.253" calcext:value-type="float">
            <text:p>-0.253</text:p>
          </table:table-cell>
          <table:table-cell office:value-type="float" office:value="9.813" calcext:value-type="float">
            <text:p>9.813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-0.197" calcext:value-type="float">
            <text:p>-0.197</text:p>
          </table:table-cell>
          <table:table-cell office:value-type="float" office:value="9.829" calcext:value-type="float">
            <text:p>9.829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0.191" calcext:value-type="float">
            <text:p>-0.191</text:p>
          </table:table-cell>
          <table:table-cell office:value-type="float" office:value="9.833" calcext:value-type="float">
            <text:p>9.833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0.191" calcext:value-type="float">
            <text:p>-0.191</text:p>
          </table:table-cell>
          <table:table-cell office:value-type="float" office:value="9.833" calcext:value-type="float">
            <text:p>9.83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0.228" calcext:value-type="float">
            <text:p>-0.228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0.228" calcext:value-type="float">
            <text:p>-0.228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-0.311" calcext:value-type="float">
            <text:p>-0.311</text:p>
          </table:table-cell>
          <table:table-cell office:value-type="float" office:value="9.813" calcext:value-type="float">
            <text:p>9.813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-0.412" calcext:value-type="float">
            <text:p>-0.412</text:p>
          </table:table-cell>
          <table:table-cell office:value-type="float" office:value="9.788" calcext:value-type="float">
            <text:p>9.788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-0.412" calcext:value-type="float">
            <text:p>-0.412</text:p>
          </table:table-cell>
          <table:table-cell office:value-type="float" office:value="9.788" calcext:value-type="float">
            <text:p>9.788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0.517" calcext:value-type="float">
            <text:p>-0.517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0.517" calcext:value-type="float">
            <text:p>-0.517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61" calcext:value-type="float">
            <text:p>-0.61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0.67" calcext:value-type="float">
            <text:p>-0.67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0.67" calcext:value-type="float">
            <text:p>-0.67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693" calcext:value-type="float">
            <text:p>-0.693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693" calcext:value-type="float">
            <text:p>-0.693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0.675" calcext:value-type="float">
            <text:p>-0.675</text:p>
          </table:table-cell>
          <table:table-cell office:value-type="float" office:value="9.693" calcext:value-type="float">
            <text:p>9.6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32" calcext:value-type="float">
            <text:p>-0.63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32" calcext:value-type="float">
            <text:p>-0.63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-0.559" calcext:value-type="float">
            <text:p>-0.559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-0.559" calcext:value-type="float">
            <text:p>-0.559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0.485" calcext:value-type="float">
            <text:p>-0.485</text:p>
          </table:table-cell>
          <table:table-cell office:value-type="float" office:value="9.696" calcext:value-type="float">
            <text:p>9.69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-0.401" calcext:value-type="float">
            <text:p>-0.401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332" calcext:value-type="float">
            <text:p>-0.332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332" calcext:value-type="float">
            <text:p>-0.332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-0.284" calcext:value-type="float">
            <text:p>-0.284</text:p>
          </table:table-cell>
          <table:table-cell office:value-type="float" office:value="9.729" calcext:value-type="float">
            <text:p>9.72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-0.284" calcext:value-type="float">
            <text:p>-0.284</text:p>
          </table:table-cell>
          <table:table-cell office:value-type="float" office:value="9.729" calcext:value-type="float">
            <text:p>9.729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-0.268" calcext:value-type="float">
            <text:p>-0.268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281" calcext:value-type="float">
            <text:p>-0.281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281" calcext:value-type="float">
            <text:p>-0.281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0.318" calcext:value-type="float">
            <text:p>-0.318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0.318" calcext:value-type="float">
            <text:p>-0.318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0.37" calcext:value-type="float">
            <text:p>-0.37</text:p>
          </table:table-cell>
          <table:table-cell office:value-type="float" office:value="9.771" calcext:value-type="float">
            <text:p>9.771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78" calcext:value-type="float">
            <text:p>9.778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0.418" calcext:value-type="float">
            <text:p>-0.418</text:p>
          </table:table-cell>
          <table:table-cell office:value-type="float" office:value="9.778" calcext:value-type="float">
            <text:p>9.778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0.459" calcext:value-type="float">
            <text:p>-0.459</text:p>
          </table:table-cell>
          <table:table-cell office:value-type="float" office:value="9.782" calcext:value-type="float">
            <text:p>9.782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0.459" calcext:value-type="float">
            <text:p>-0.459</text:p>
          </table:table-cell>
          <table:table-cell office:value-type="float" office:value="9.782" calcext:value-type="float">
            <text:p>9.782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0.471" calcext:value-type="float">
            <text:p>-0.471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0.466" calcext:value-type="float">
            <text:p>-0.466</text:p>
          </table:table-cell>
          <table:table-cell office:value-type="float" office:value="9.783" calcext:value-type="float">
            <text:p>9.783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0.466" calcext:value-type="float">
            <text:p>-0.466</text:p>
          </table:table-cell>
          <table:table-cell office:value-type="float" office:value="9.783" calcext:value-type="float">
            <text:p>9.7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38" calcext:value-type="float">
            <text:p>-0.438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38" calcext:value-type="float">
            <text:p>-0.438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-0.4" calcext:value-type="float">
            <text:p>-0.4</text:p>
          </table:table-cell>
          <table:table-cell office:value-type="float" office:value="9.773" calcext:value-type="float">
            <text:p>9.773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0.365" calcext:value-type="float">
            <text:p>-0.365</text:p>
          </table:table-cell>
          <table:table-cell office:value-type="float" office:value="9.708" calcext:value-type="float">
            <text:p>9.70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0.365" calcext:value-type="float">
            <text:p>-0.365</text:p>
          </table:table-cell>
          <table:table-cell office:value-type="float" office:value="9.708" calcext:value-type="float">
            <text:p>9.70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26" calcext:value-type="float">
            <text:p>-0.326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326" calcext:value-type="float">
            <text:p>-0.326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-0.294" calcext:value-type="float">
            <text:p>-0.294</text:p>
          </table:table-cell>
          <table:table-cell office:value-type="float" office:value="9.723" calcext:value-type="float">
            <text:p>9.723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-0.278" calcext:value-type="float">
            <text:p>-0.278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-0.278" calcext:value-type="float">
            <text:p>-0.278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-0.266" calcext:value-type="float">
            <text:p>-0.266</text:p>
          </table:table-cell>
          <table:table-cell office:value-type="float" office:value="9.777" calcext:value-type="float">
            <text:p>9.777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-0.266" calcext:value-type="float">
            <text:p>-0.266</text:p>
          </table:table-cell>
          <table:table-cell office:value-type="float" office:value="9.777" calcext:value-type="float">
            <text:p>9.777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-0.278" calcext:value-type="float">
            <text:p>-0.278</text:p>
          </table:table-cell>
          <table:table-cell office:value-type="float" office:value="9.801" calcext:value-type="float">
            <text:p>9.801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297" calcext:value-type="float">
            <text:p>-0.297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0.297" calcext:value-type="float">
            <text:p>-0.297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-0.328" calcext:value-type="float">
            <text:p>-0.328</text:p>
          </table:table-cell>
          <table:table-cell office:value-type="float" office:value="9.805" calcext:value-type="float">
            <text:p>9.805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-0.328" calcext:value-type="float">
            <text:p>-0.328</text:p>
          </table:table-cell>
          <table:table-cell office:value-type="float" office:value="9.805" calcext:value-type="float">
            <text:p>9.805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-0.35" calcext:value-type="float">
            <text:p>-0.35</text:p>
          </table:table-cell>
          <table:table-cell office:value-type="float" office:value="9.814" calcext:value-type="float">
            <text:p>9.81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-0.375" calcext:value-type="float">
            <text:p>-0.375</text:p>
          </table:table-cell>
          <table:table-cell office:value-type="float" office:value="9.805" calcext:value-type="float">
            <text:p>9.805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-0.375" calcext:value-type="float">
            <text:p>-0.375</text:p>
          </table:table-cell>
          <table:table-cell office:value-type="float" office:value="9.805" calcext:value-type="float">
            <text:p>9.805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-0.353" calcext:value-type="float">
            <text:p>-0.353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0.276" calcext:value-type="float">
            <text:p>-0.276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0.276" calcext:value-type="float">
            <text:p>-0.276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0.148" calcext:value-type="float">
            <text:p>-0.148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0.148" calcext:value-type="float">
            <text:p>-0.148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0.038" calcext:value-type="float">
            <text:p>0.03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-0.328" calcext:value-type="float">
            <text:p>-0.328</text:p>
          </table:table-cell>
          <table:table-cell office:value-type="float" office:value="0.092" calcext:value-type="float">
            <text:p>0.092</text:p>
          </table:table-cell>
          <table:table-cell office:value-type="float" office:value="9.629" calcext:value-type="float">
            <text:p>9.629</text:p>
          </table:table-cell>
        </table:table-row>
        <table:table-row table:style-name="ro1">
          <table:table-cell office:value-type="float" office:value="-0.328" calcext:value-type="float">
            <text:p>-0.328</text:p>
          </table:table-cell>
          <table:table-cell office:value-type="float" office:value="0.092" calcext:value-type="float">
            <text:p>0.092</text:p>
          </table:table-cell>
          <table:table-cell office:value-type="float" office:value="9.629" calcext:value-type="float">
            <text:p>9.629</text:p>
          </table:table-cell>
        </table:table-row>
        <table:table-row table:style-name="ro1">
          <table:table-cell office:value-type="float" office:value="-0.321" calcext:value-type="float">
            <text:p>-0.321</text:p>
          </table:table-cell>
          <table:table-cell office:value-type="float" office:value="0.078" calcext:value-type="float">
            <text:p>0.078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-0.321" calcext:value-type="float">
            <text:p>-0.321</text:p>
          </table:table-cell>
          <table:table-cell office:value-type="float" office:value="0.078" calcext:value-type="float">
            <text:p>0.078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-0.236" calcext:value-type="float">
            <text:p>-0.236</text:p>
          </table:table-cell>
          <table:table-cell office:value-type="float" office:value="-0.023" calcext:value-type="float">
            <text:p>-0.023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91" calcext:value-type="float">
            <text:p>-0.191</text:p>
          </table:table-cell>
          <table:table-cell office:value-type="float" office:value="9.862" calcext:value-type="float">
            <text:p>9.86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91" calcext:value-type="float">
            <text:p>-0.191</text:p>
          </table:table-cell>
          <table:table-cell office:value-type="float" office:value="9.862" calcext:value-type="float">
            <text:p>9.862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252" calcext:value-type="float">
            <text:p>-0.252</text:p>
          </table:table-cell>
          <table:table-cell office:value-type="float" office:value="9.905" calcext:value-type="float">
            <text:p>9.90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252" calcext:value-type="float">
            <text:p>-0.252</text:p>
          </table:table-cell>
          <table:table-cell office:value-type="float" office:value="9.905" calcext:value-type="float">
            <text:p>9.905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-0.413" calcext:value-type="float">
            <text:p>-0.413</text:p>
          </table:table-cell>
          <table:table-cell office:value-type="float" office:value="9.854" calcext:value-type="float">
            <text:p>9.85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609" calcext:value-type="float">
            <text:p>-0.609</text:p>
          </table:table-cell>
          <table:table-cell office:value-type="float" office:value="9.831" calcext:value-type="float">
            <text:p>9.83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609" calcext:value-type="float">
            <text:p>-0.609</text:p>
          </table:table-cell>
          <table:table-cell office:value-type="float" office:value="9.831" calcext:value-type="float">
            <text:p>9.831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0.748" calcext:value-type="float">
            <text:p>-0.748</text:p>
          </table:table-cell>
          <table:table-cell office:value-type="float" office:value="9.772" calcext:value-type="float">
            <text:p>9.772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0.748" calcext:value-type="float">
            <text:p>-0.748</text:p>
          </table:table-cell>
          <table:table-cell office:value-type="float" office:value="9.772" calcext:value-type="float">
            <text:p>9.772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-0.882" calcext:value-type="float">
            <text:p>-0.882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-0.829" calcext:value-type="float">
            <text:p>-0.829</text:p>
          </table:table-cell>
          <table:table-cell office:value-type="float" office:value="9.768" calcext:value-type="float">
            <text:p>9.768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-0.829" calcext:value-type="float">
            <text:p>-0.829</text:p>
          </table:table-cell>
          <table:table-cell office:value-type="float" office:value="9.768" calcext:value-type="float">
            <text:p>9.768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0.709" calcext:value-type="float">
            <text:p>-0.709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0.709" calcext:value-type="float">
            <text:p>-0.709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-0.537" calcext:value-type="float">
            <text:p>-0.537</text:p>
          </table:table-cell>
          <table:table-cell office:value-type="float" office:value="9.622" calcext:value-type="float">
            <text:p>9.62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4" calcext:value-type="float">
            <text:p>-0.4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4" calcext:value-type="float">
            <text:p>-0.4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-0.251" calcext:value-type="float">
            <text:p>-0.251</text:p>
          </table:table-cell>
          <table:table-cell office:value-type="float" office:value="9.574" calcext:value-type="float">
            <text:p>9.57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-0.251" calcext:value-type="float">
            <text:p>-0.251</text:p>
          </table:table-cell>
          <table:table-cell office:value-type="float" office:value="9.574" calcext:value-type="float">
            <text:p>9.57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-0.109" calcext:value-type="float">
            <text:p>-0.109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13" calcext:value-type="float">
            <text:p>0.013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13" calcext:value-type="float">
            <text:p>0.013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23" calcext:value-type="float">
            <text:p>0.023</text:p>
          </table:table-cell>
          <table:table-cell office:value-type="float" office:value="9.792" calcext:value-type="float">
            <text:p>9.792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23" calcext:value-type="float">
            <text:p>0.023</text:p>
          </table:table-cell>
          <table:table-cell office:value-type="float" office:value="9.792" calcext:value-type="float">
            <text:p>9.792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11" calcext:value-type="float">
            <text:p>0.111</text:p>
          </table:table-cell>
          <table:table-cell office:value-type="float" office:value="9.866" calcext:value-type="float">
            <text:p>9.866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11" calcext:value-type="float">
            <text:p>0.111</text:p>
          </table:table-cell>
          <table:table-cell office:value-type="float" office:value="9.866" calcext:value-type="float">
            <text:p>9.86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064" calcext:value-type="float">
            <text:p>-0.064</text:p>
          </table:table-cell>
          <table:table-cell office:value-type="float" office:value="9.911" calcext:value-type="float">
            <text:p>9.91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84" calcext:value-type="float">
            <text:p>-0.084</text:p>
          </table:table-cell>
          <table:table-cell office:value-type="float" office:value="9.926" calcext:value-type="float">
            <text:p>9.92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84" calcext:value-type="float">
            <text:p>-0.084</text:p>
          </table:table-cell>
          <table:table-cell office:value-type="float" office:value="9.926" calcext:value-type="float">
            <text:p>9.92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339" calcext:value-type="float">
            <text:p>-0.339</text:p>
          </table:table-cell>
          <table:table-cell office:value-type="float" office:value="10.043" calcext:value-type="float">
            <text:p>10.04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339" calcext:value-type="float">
            <text:p>-0.339</text:p>
          </table:table-cell>
          <table:table-cell office:value-type="float" office:value="10.043" calcext:value-type="float">
            <text:p>10.043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-0.454" calcext:value-type="float">
            <text:p>-0.454</text:p>
          </table:table-cell>
          <table:table-cell office:value-type="float" office:value="10.083" calcext:value-type="float">
            <text:p>10.08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566" calcext:value-type="float">
            <text:p>-0.566</text:p>
          </table:table-cell>
          <table:table-cell office:value-type="float" office:value="10.235" calcext:value-type="float">
            <text:p>10.23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566" calcext:value-type="float">
            <text:p>-0.566</text:p>
          </table:table-cell>
          <table:table-cell office:value-type="float" office:value="10.235" calcext:value-type="float">
            <text:p>10.235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0.56" calcext:value-type="float">
            <text:p>-0.56</text:p>
          </table:table-cell>
          <table:table-cell office:value-type="float" office:value="10.016" calcext:value-type="float">
            <text:p>10.016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0.56" calcext:value-type="float">
            <text:p>-0.56</text:p>
          </table:table-cell>
          <table:table-cell office:value-type="float" office:value="10.016" calcext:value-type="float">
            <text:p>10.016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-0.487" calcext:value-type="float">
            <text:p>-0.487</text:p>
          </table:table-cell>
          <table:table-cell office:value-type="float" office:value="9.806" calcext:value-type="float">
            <text:p>9.806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376" calcext:value-type="float">
            <text:p>-0.376</text:p>
          </table:table-cell>
          <table:table-cell office:value-type="float" office:value="9.561" calcext:value-type="float">
            <text:p>9.561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376" calcext:value-type="float">
            <text:p>-0.376</text:p>
          </table:table-cell>
          <table:table-cell office:value-type="float" office:value="9.561" calcext:value-type="float">
            <text:p>9.561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315" calcext:value-type="float">
            <text:p>-0.315</text:p>
          </table:table-cell>
          <table:table-cell office:value-type="float" office:value="9.428" calcext:value-type="float">
            <text:p>9.428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315" calcext:value-type="float">
            <text:p>-0.315</text:p>
          </table:table-cell>
          <table:table-cell office:value-type="float" office:value="9.428" calcext:value-type="float">
            <text:p>9.428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0.264" calcext:value-type="float">
            <text:p>-0.264</text:p>
          </table:table-cell>
          <table:table-cell office:value-type="float" office:value="9.485" calcext:value-type="float">
            <text:p>9.485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-0.209" calcext:value-type="float">
            <text:p>-0.209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-0.209" calcext:value-type="float">
            <text:p>-0.209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61" calcext:value-type="float">
            <text:p>-0.161</text:p>
          </table:table-cell>
          <table:table-cell office:value-type="float" office:value="9.705" calcext:value-type="float">
            <text:p>9.7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61" calcext:value-type="float">
            <text:p>-0.161</text:p>
          </table:table-cell>
          <table:table-cell office:value-type="float" office:value="9.705" calcext:value-type="float">
            <text:p>9.70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114" calcext:value-type="float">
            <text:p>-0.114</text:p>
          </table:table-cell>
          <table:table-cell office:value-type="float" office:value="9.787" calcext:value-type="float">
            <text:p>9.78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84" calcext:value-type="float">
            <text:p>-0.084</text:p>
          </table:table-cell>
          <table:table-cell office:value-type="float" office:value="9.816" calcext:value-type="float">
            <text:p>9.81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84" calcext:value-type="float">
            <text:p>-0.084</text:p>
          </table:table-cell>
          <table:table-cell office:value-type="float" office:value="9.816" calcext:value-type="float">
            <text:p>9.816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-0.087" calcext:value-type="float">
            <text:p>-0.087</text:p>
          </table:table-cell>
          <table:table-cell office:value-type="float" office:value="9.827" calcext:value-type="float">
            <text:p>9.827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-0.087" calcext:value-type="float">
            <text:p>-0.087</text:p>
          </table:table-cell>
          <table:table-cell office:value-type="float" office:value="9.827" calcext:value-type="float">
            <text:p>9.827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-0.127" calcext:value-type="float">
            <text:p>-0.127</text:p>
          </table:table-cell>
          <table:table-cell office:value-type="float" office:value="9.821" calcext:value-type="float">
            <text:p>9.821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0.19" calcext:value-type="float">
            <text:p>-0.19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0.19" calcext:value-type="float">
            <text:p>-0.19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27" calcext:value-type="float">
            <text:p>-0.27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27" calcext:value-type="float">
            <text:p>-0.27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-0.372" calcext:value-type="float">
            <text:p>-0.372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-0.566" calcext:value-type="float">
            <text:p>-0.566</text:p>
          </table:table-cell>
          <table:table-cell office:value-type="float" office:value="9.939" calcext:value-type="float">
            <text:p>9.93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-0.566" calcext:value-type="float">
            <text:p>-0.566</text:p>
          </table:table-cell>
          <table:table-cell office:value-type="float" office:value="9.939" calcext:value-type="float">
            <text:p>9.93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0.681" calcext:value-type="float">
            <text:p>-0.681</text:p>
          </table:table-cell>
          <table:table-cell office:value-type="float" office:value="9.891" calcext:value-type="float">
            <text:p>9.89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0.681" calcext:value-type="float">
            <text:p>-0.681</text:p>
          </table:table-cell>
          <table:table-cell office:value-type="float" office:value="9.891" calcext:value-type="float">
            <text:p>9.891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-0.735" calcext:value-type="float">
            <text:p>-0.735</text:p>
          </table:table-cell>
          <table:table-cell office:value-type="float" office:value="10.016" calcext:value-type="float">
            <text:p>10.016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-0.735" calcext:value-type="float">
            <text:p>-0.735</text:p>
          </table:table-cell>
          <table:table-cell office:value-type="float" office:value="10.016" calcext:value-type="float">
            <text:p>10.016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-0.682" calcext:value-type="float">
            <text:p>-0.682</text:p>
          </table:table-cell>
          <table:table-cell office:value-type="float" office:value="9.947" calcext:value-type="float">
            <text:p>9.947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0.46" calcext:value-type="float">
            <text:p>-0.46</text:p>
          </table:table-cell>
          <table:table-cell office:value-type="float" office:value="9.823" calcext:value-type="float">
            <text:p>9.823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0.46" calcext:value-type="float">
            <text:p>-0.46</text:p>
          </table:table-cell>
          <table:table-cell office:value-type="float" office:value="9.823" calcext:value-type="float">
            <text:p>9.823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-0.252" calcext:value-type="float">
            <text:p>-0.252</text:p>
          </table:table-cell>
          <table:table-cell office:value-type="float" office:value="9.727" calcext:value-type="float">
            <text:p>9.727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-0.252" calcext:value-type="float">
            <text:p>-0.252</text:p>
          </table:table-cell>
          <table:table-cell office:value-type="float" office:value="9.727" calcext:value-type="float">
            <text:p>9.727</text:p>
          </table:table-cell>
        </table:table-row>
        <table:table-row table:style-name="ro1">
          <table:table-cell office:value-type="float" office:value="-0.516" calcext:value-type="float">
            <text:p>-0.516</text:p>
          </table:table-cell>
          <table:table-cell office:value-type="float" office:value="-0.139" calcext:value-type="float">
            <text:p>-0.139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-0.819" calcext:value-type="float">
            <text:p>-0.819</text:p>
          </table:table-cell>
          <table:table-cell office:value-type="float" office:value="-0.066" calcext:value-type="float">
            <text:p>-0.066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-0.819" calcext:value-type="float">
            <text:p>-0.819</text:p>
          </table:table-cell>
          <table:table-cell office:value-type="float" office:value="-0.066" calcext:value-type="float">
            <text:p>-0.066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-0.782" calcext:value-type="float">
            <text:p>-0.782</text:p>
          </table:table-cell>
          <table:table-cell office:value-type="float" office:value="-0.115" calcext:value-type="float">
            <text:p>-0.115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-0.782" calcext:value-type="float">
            <text:p>-0.782</text:p>
          </table:table-cell>
          <table:table-cell office:value-type="float" office:value="-0.115" calcext:value-type="float">
            <text:p>-0.115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-0.592" calcext:value-type="float">
            <text:p>-0.592</text:p>
          </table:table-cell>
          <table:table-cell office:value-type="float" office:value="-0.171" calcext:value-type="float">
            <text:p>-0.17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-0.339" calcext:value-type="float">
            <text:p>-0.339</text:p>
          </table:table-cell>
          <table:table-cell office:value-type="float" office:value="-0.199" calcext:value-type="float">
            <text:p>-0.199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-0.339" calcext:value-type="float">
            <text:p>-0.339</text:p>
          </table:table-cell>
          <table:table-cell office:value-type="float" office:value="-0.199" calcext:value-type="float">
            <text:p>-0.199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124" calcext:value-type="float">
            <text:p>-0.124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124" calcext:value-type="float">
            <text:p>-0.124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  <table:table-cell office:value-type="float" office:value="-0.235" calcext:value-type="float">
            <text:p>-0.235</text:p>
          </table:table-cell>
          <table:table-cell office:value-type="float" office:value="9.889" calcext:value-type="float">
            <text:p>9.889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-0.172" calcext:value-type="float">
            <text:p>-0.172</text:p>
          </table:table-cell>
          <table:table-cell office:value-type="float" office:value="9.842" calcext:value-type="float">
            <text:p>9.842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-0.172" calcext:value-type="float">
            <text:p>-0.172</text:p>
          </table:table-cell>
          <table:table-cell office:value-type="float" office:value="9.842" calcext:value-type="float">
            <text:p>9.84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358" calcext:value-type="float">
            <text:p>-0.35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-0.358" calcext:value-type="float">
            <text:p>-0.35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-0.435" calcext:value-type="float">
            <text:p>-0.43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-0.496" calcext:value-type="float">
            <text:p>-0.496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-0.496" calcext:value-type="float">
            <text:p>-0.496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0.489" calcext:value-type="float">
            <text:p>-0.489</text:p>
          </table:table-cell>
          <table:table-cell office:value-type="float" office:value="9.911" calcext:value-type="float">
            <text:p>9.911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0.489" calcext:value-type="float">
            <text:p>-0.489</text:p>
          </table:table-cell>
          <table:table-cell office:value-type="float" office:value="9.911" calcext:value-type="float">
            <text:p>9.911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-0.46" calcext:value-type="float">
            <text:p>-0.46</text:p>
          </table:table-cell>
          <table:table-cell office:value-type="float" office:value="10.094" calcext:value-type="float">
            <text:p>10.094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-0.375" calcext:value-type="float">
            <text:p>-0.375</text:p>
          </table:table-cell>
          <table:table-cell office:value-type="float" office:value="10.205" calcext:value-type="float">
            <text:p>10.205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-0.375" calcext:value-type="float">
            <text:p>-0.375</text:p>
          </table:table-cell>
          <table:table-cell office:value-type="float" office:value="10.205" calcext:value-type="float">
            <text:p>10.205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-0.406" calcext:value-type="float">
            <text:p>-0.406</text:p>
          </table:table-cell>
          <table:table-cell office:value-type="float" office:value="10.136" calcext:value-type="float">
            <text:p>10.136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-0.406" calcext:value-type="float">
            <text:p>-0.406</text:p>
          </table:table-cell>
          <table:table-cell office:value-type="float" office:value="10.136" calcext:value-type="float">
            <text:p>10.136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-0.44" calcext:value-type="float">
            <text:p>-0.44</text:p>
          </table:table-cell>
          <table:table-cell office:value-type="float" office:value="9.981" calcext:value-type="float">
            <text:p>9.981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-0.44" calcext:value-type="float">
            <text:p>-0.44</text:p>
          </table:table-cell>
          <table:table-cell office:value-type="float" office:value="9.981" calcext:value-type="float">
            <text:p>9.981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527" calcext:value-type="float">
            <text:p>-0.527</text:p>
          </table:table-cell>
          <table:table-cell office:value-type="float" office:value="9.842" calcext:value-type="float">
            <text:p>9.84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614" calcext:value-type="float">
            <text:p>-0.614</text:p>
          </table:table-cell>
          <table:table-cell office:value-type="float" office:value="9.833" calcext:value-type="float">
            <text:p>9.833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614" calcext:value-type="float">
            <text:p>-0.614</text:p>
          </table:table-cell>
          <table:table-cell office:value-type="float" office:value="9.833" calcext:value-type="float">
            <text:p>9.833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-0.644" calcext:value-type="float">
            <text:p>-0.644</text:p>
          </table:table-cell>
          <table:table-cell office:value-type="float" office:value="9.949" calcext:value-type="float">
            <text:p>9.949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-0.644" calcext:value-type="float">
            <text:p>-0.644</text:p>
          </table:table-cell>
          <table:table-cell office:value-type="float" office:value="9.949" calcext:value-type="float">
            <text:p>9.949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-0.62" calcext:value-type="float">
            <text:p>-0.62</text:p>
          </table:table-cell>
          <table:table-cell office:value-type="float" office:value="10.186" calcext:value-type="float">
            <text:p>10.186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-0.587" calcext:value-type="float">
            <text:p>-0.587</text:p>
          </table:table-cell>
          <table:table-cell office:value-type="float" office:value="10.473" calcext:value-type="float">
            <text:p>10.473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-0.587" calcext:value-type="float">
            <text:p>-0.587</text:p>
          </table:table-cell>
          <table:table-cell office:value-type="float" office:value="10.473" calcext:value-type="float">
            <text:p>10.473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-0.529" calcext:value-type="float">
            <text:p>-0.529</text:p>
          </table:table-cell>
          <table:table-cell office:value-type="float" office:value="10.655" calcext:value-type="float">
            <text:p>10.655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-0.529" calcext:value-type="float">
            <text:p>-0.529</text:p>
          </table:table-cell>
          <table:table-cell office:value-type="float" office:value="10.655" calcext:value-type="float">
            <text:p>10.65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0.663" calcext:value-type="float">
            <text:p>-0.663</text:p>
          </table:table-cell>
          <table:table-cell office:value-type="float" office:value="10.619" calcext:value-type="float">
            <text:p>10.619</text:p>
          </table:table-cell>
        </table:table-row>
        <table:table-row table:style-name="ro1">
          <table:table-cell office:value-type="float" office:value="-0.161" calcext:value-type="float">
            <text:p>-0.161</text:p>
          </table:table-cell>
          <table:table-cell office:value-type="float" office:value="-0.828" calcext:value-type="float">
            <text:p>-0.828</text:p>
          </table:table-cell>
          <table:table-cell office:value-type="float" office:value="10.405" calcext:value-type="float">
            <text:p>10.405</text:p>
          </table:table-cell>
        </table:table-row>
        <table:table-row table:style-name="ro1">
          <table:table-cell office:value-type="float" office:value="-0.161" calcext:value-type="float">
            <text:p>-0.161</text:p>
          </table:table-cell>
          <table:table-cell office:value-type="float" office:value="-0.828" calcext:value-type="float">
            <text:p>-0.828</text:p>
          </table:table-cell>
          <table:table-cell office:value-type="float" office:value="10.405" calcext:value-type="float">
            <text:p>10.405</text:p>
          </table:table-cell>
        </table:table-row>
        <table:table-row table:style-name="ro1">
          <table:table-cell office:value-type="float" office:value="-0.316" calcext:value-type="float">
            <text:p>-0.316</text:p>
          </table:table-cell>
          <table:table-cell office:value-type="float" office:value="-1.163" calcext:value-type="float">
            <text:p>-1.163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-0.316" calcext:value-type="float">
            <text:p>-0.316</text:p>
          </table:table-cell>
          <table:table-cell office:value-type="float" office:value="-1.163" calcext:value-type="float">
            <text:p>-1.163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-0.325" calcext:value-type="float">
            <text:p>-0.325</text:p>
          </table:table-cell>
          <table:table-cell office:value-type="float" office:value="-1.423" calcext:value-type="float">
            <text:p>-1.423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1.641" calcext:value-type="float">
            <text:p>-1.641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1.641" calcext:value-type="float">
            <text:p>-1.641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1.716" calcext:value-type="float">
            <text:p>-1.716</text:p>
          </table:table-cell>
          <table:table-cell office:value-type="float" office:value="9.869" calcext:value-type="float">
            <text:p>9.86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1.716" calcext:value-type="float">
            <text:p>-1.716</text:p>
          </table:table-cell>
          <table:table-cell office:value-type="float" office:value="9.869" calcext:value-type="float">
            <text:p>9.869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.796" calcext:value-type="float">
            <text:p>-1.796</text:p>
          </table:table-cell>
          <table:table-cell office:value-type="float" office:value="9.976" calcext:value-type="float">
            <text:p>9.976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-1.8" calcext:value-type="float">
            <text:p>-1.8</text:p>
          </table:table-cell>
          <table:table-cell office:value-type="float" office:value="10.103" calcext:value-type="float">
            <text:p>10.103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-1.8" calcext:value-type="float">
            <text:p>-1.8</text:p>
          </table:table-cell>
          <table:table-cell office:value-type="float" office:value="10.103" calcext:value-type="float">
            <text:p>10.103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1.832" calcext:value-type="float">
            <text:p>-1.832</text:p>
          </table:table-cell>
          <table:table-cell office:value-type="float" office:value="10.281" calcext:value-type="float">
            <text:p>10.281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1.832" calcext:value-type="float">
            <text:p>-1.832</text:p>
          </table:table-cell>
          <table:table-cell office:value-type="float" office:value="10.281" calcext:value-type="float">
            <text:p>10.281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-1.838" calcext:value-type="float">
            <text:p>-1.838</text:p>
          </table:table-cell>
          <table:table-cell office:value-type="float" office:value="10.584" calcext:value-type="float">
            <text:p>10.58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-1.825" calcext:value-type="float">
            <text:p>-1.825</text:p>
          </table:table-cell>
          <table:table-cell office:value-type="float" office:value="10.907" calcext:value-type="float">
            <text:p>10.907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-1.825" calcext:value-type="float">
            <text:p>-1.825</text:p>
          </table:table-cell>
          <table:table-cell office:value-type="float" office:value="10.907" calcext:value-type="float">
            <text:p>10.907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-1.815" calcext:value-type="float">
            <text:p>-1.815</text:p>
          </table:table-cell>
          <table:table-cell office:value-type="float" office:value="11.013" calcext:value-type="float">
            <text:p>11.013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-1.815" calcext:value-type="float">
            <text:p>-1.815</text:p>
          </table:table-cell>
          <table:table-cell office:value-type="float" office:value="11.013" calcext:value-type="float">
            <text:p>11.013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1.823" calcext:value-type="float">
            <text:p>-1.823</text:p>
          </table:table-cell>
          <table:table-cell office:value-type="float" office:value="10.905" calcext:value-type="float">
            <text:p>10.905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-1.842" calcext:value-type="float">
            <text:p>-1.842</text:p>
          </table:table-cell>
          <table:table-cell office:value-type="float" office:value="10.454" calcext:value-type="float">
            <text:p>10.45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-1.842" calcext:value-type="float">
            <text:p>-1.842</text:p>
          </table:table-cell>
          <table:table-cell office:value-type="float" office:value="10.454" calcext:value-type="float">
            <text:p>10.45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871" calcext:value-type="float">
            <text:p>9.871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871" calcext:value-type="float">
            <text:p>9.87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331" calcext:value-type="float">
            <text:p>9.33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331" calcext:value-type="float">
            <text:p>9.33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-1.955" calcext:value-type="float">
            <text:p>-1.955</text:p>
          </table:table-cell>
          <table:table-cell office:value-type="float" office:value="9.082" calcext:value-type="float">
            <text:p>9.08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192" calcext:value-type="float">
            <text:p>9.19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192" calcext:value-type="float">
            <text:p>9.19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1.925" calcext:value-type="float">
            <text:p>-1.925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1.925" calcext:value-type="float">
            <text:p>-1.925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-1.881" calcext:value-type="float">
            <text:p>-1.881</text:p>
          </table:table-cell>
          <table:table-cell office:value-type="float" office:value="10.444" calcext:value-type="float">
            <text:p>10.44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-1.833" calcext:value-type="float">
            <text:p>-1.833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-1.833" calcext:value-type="float">
            <text:p>-1.833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-1.788" calcext:value-type="float">
            <text:p>-1.788</text:p>
          </table:table-cell>
          <table:table-cell office:value-type="float" office:value="11.872" calcext:value-type="float">
            <text:p>11.872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-1.788" calcext:value-type="float">
            <text:p>-1.788</text:p>
          </table:table-cell>
          <table:table-cell office:value-type="float" office:value="11.872" calcext:value-type="float">
            <text:p>11.872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-1.787" calcext:value-type="float">
            <text:p>-1.787</text:p>
          </table:table-cell>
          <table:table-cell office:value-type="float" office:value="12.142" calcext:value-type="float">
            <text:p>12.14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-1.794" calcext:value-type="float">
            <text:p>-1.794</text:p>
          </table:table-cell>
          <table:table-cell office:value-type="float" office:value="12.068" calcext:value-type="float">
            <text:p>12.068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-1.794" calcext:value-type="float">
            <text:p>-1.794</text:p>
          </table:table-cell>
          <table:table-cell office:value-type="float" office:value="12.068" calcext:value-type="float">
            <text:p>12.068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1.78" calcext:value-type="float">
            <text:p>-1.78</text:p>
          </table:table-cell>
          <table:table-cell office:value-type="float" office:value="11.706" calcext:value-type="float">
            <text:p>11.706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1.78" calcext:value-type="float">
            <text:p>-1.78</text:p>
          </table:table-cell>
          <table:table-cell office:value-type="float" office:value="11.706" calcext:value-type="float">
            <text:p>11.706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-1.711" calcext:value-type="float">
            <text:p>-1.711</text:p>
          </table:table-cell>
          <table:table-cell office:value-type="float" office:value="11.276" calcext:value-type="float">
            <text:p>11.27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1.602" calcext:value-type="float">
            <text:p>-1.602</text:p>
          </table:table-cell>
          <table:table-cell office:value-type="float" office:value="10.901" calcext:value-type="float">
            <text:p>10.90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1.602" calcext:value-type="float">
            <text:p>-1.602</text:p>
          </table:table-cell>
          <table:table-cell office:value-type="float" office:value="10.901" calcext:value-type="float">
            <text:p>10.901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1.468" calcext:value-type="float">
            <text:p>-1.468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1.468" calcext:value-type="float">
            <text:p>-1.468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-1.366" calcext:value-type="float">
            <text:p>-1.366</text:p>
          </table:table-cell>
          <table:table-cell office:value-type="float" office:value="10.676" calcext:value-type="float">
            <text:p>10.676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-1.289" calcext:value-type="float">
            <text:p>-1.289</text:p>
          </table:table-cell>
          <table:table-cell office:value-type="float" office:value="10.729" calcext:value-type="float">
            <text:p>10.729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-1.289" calcext:value-type="float">
            <text:p>-1.289</text:p>
          </table:table-cell>
          <table:table-cell office:value-type="float" office:value="10.729" calcext:value-type="float">
            <text:p>10.729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-1.233" calcext:value-type="float">
            <text:p>-1.233</text:p>
          </table:table-cell>
          <table:table-cell office:value-type="float" office:value="10.844" calcext:value-type="float">
            <text:p>10.844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-1.233" calcext:value-type="float">
            <text:p>-1.233</text:p>
          </table:table-cell>
          <table:table-cell office:value-type="float" office:value="10.844" calcext:value-type="float">
            <text:p>10.844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-1.174" calcext:value-type="float">
            <text:p>-1.174</text:p>
          </table:table-cell>
          <table:table-cell office:value-type="float" office:value="10.966" calcext:value-type="float">
            <text:p>10.966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office:value-type="float" office:value="-1.133" calcext:value-type="float">
            <text:p>-1.133</text:p>
          </table:table-cell>
          <table:table-cell office:value-type="float" office:value="11.061" calcext:value-type="float">
            <text:p>11.061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office:value-type="float" office:value="-1.133" calcext:value-type="float">
            <text:p>-1.133</text:p>
          </table:table-cell>
          <table:table-cell office:value-type="float" office:value="11.061" calcext:value-type="float">
            <text:p>11.061</text:p>
          </table:table-cell>
        </table:table-row>
        <table:table-row table:style-name="ro1">
          <table:table-cell office:value-type="float" office:value="2.564" calcext:value-type="float">
            <text:p>2.564</text:p>
          </table:table-cell>
          <table:table-cell office:value-type="float" office:value="-1.129" calcext:value-type="float">
            <text:p>-1.129</text:p>
          </table:table-cell>
          <table:table-cell office:value-type="float" office:value="11.079" calcext:value-type="float">
            <text:p>11.079</text:p>
          </table:table-cell>
        </table:table-row>
        <table:table-row table:style-name="ro1">
          <table:table-cell office:value-type="float" office:value="2.564" calcext:value-type="float">
            <text:p>2.564</text:p>
          </table:table-cell>
          <table:table-cell office:value-type="float" office:value="-1.129" calcext:value-type="float">
            <text:p>-1.129</text:p>
          </table:table-cell>
          <table:table-cell office:value-type="float" office:value="11.079" calcext:value-type="float">
            <text:p>11.079</text:p>
          </table:table-cell>
        </table:table-row>
        <table:table-row table:style-name="ro1">
          <table:table-cell office:value-type="float" office:value="2.971" calcext:value-type="float">
            <text:p>2.971</text:p>
          </table:table-cell>
          <table:table-cell office:value-type="float" office:value="-1.146" calcext:value-type="float">
            <text:p>-1.146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3.415" calcext:value-type="float">
            <text:p>3.415</text:p>
          </table:table-cell>
          <table:table-cell office:value-type="float" office:value="-1.191" calcext:value-type="float">
            <text:p>-1.191</text:p>
          </table:table-cell>
          <table:table-cell office:value-type="float" office:value="11.022" calcext:value-type="float">
            <text:p>11.022</text:p>
          </table:table-cell>
        </table:table-row>
        <table:table-row table:style-name="ro1">
          <table:table-cell office:value-type="float" office:value="3.415" calcext:value-type="float">
            <text:p>3.415</text:p>
          </table:table-cell>
          <table:table-cell office:value-type="float" office:value="-1.191" calcext:value-type="float">
            <text:p>-1.191</text:p>
          </table:table-cell>
          <table:table-cell office:value-type="float" office:value="11.022" calcext:value-type="float">
            <text:p>11.022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office:value-type="float" office:value="-1.197" calcext:value-type="float">
            <text:p>-1.197</text:p>
          </table:table-cell>
          <table:table-cell office:value-type="float" office:value="11.041" calcext:value-type="float">
            <text:p>11.041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office:value-type="float" office:value="-1.197" calcext:value-type="float">
            <text:p>-1.197</text:p>
          </table:table-cell>
          <table:table-cell office:value-type="float" office:value="11.041" calcext:value-type="float">
            <text:p>11.041</text:p>
          </table:table-cell>
        </table:table-row>
        <table:table-row table:style-name="ro1">
          <table:table-cell office:value-type="float" office:value="4.207" calcext:value-type="float">
            <text:p>4.207</text:p>
          </table:table-cell>
          <table:table-cell office:value-type="float" office:value="-1.197" calcext:value-type="float">
            <text:p>-1.197</text:p>
          </table:table-cell>
          <table:table-cell office:value-type="float" office:value="11.102" calcext:value-type="float">
            <text:p>11.102</text:p>
          </table:table-cell>
        </table:table-row>
        <table:table-row table:style-name="ro1">
          <table:table-cell office:value-type="float" office:value="4.207" calcext:value-type="float">
            <text:p>4.207</text:p>
          </table:table-cell>
          <table:table-cell office:value-type="float" office:value="-1.197" calcext:value-type="float">
            <text:p>-1.197</text:p>
          </table:table-cell>
          <table:table-cell office:value-type="float" office:value="11.102" calcext:value-type="float">
            <text:p>11.102</text:p>
          </table:table-cell>
        </table:table-row>
        <table:table-row table:style-name="ro1">
          <table:table-cell office:value-type="float" office:value="4.533" calcext:value-type="float">
            <text:p>4.533</text:p>
          </table:table-cell>
          <table:table-cell office:value-type="float" office:value="-1.176" calcext:value-type="float">
            <text:p>-1.176</text:p>
          </table:table-cell>
          <table:table-cell office:value-type="float" office:value="11.198" calcext:value-type="float">
            <text:p>11.198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1.158" calcext:value-type="float">
            <text:p>-1.158</text:p>
          </table:table-cell>
          <table:table-cell office:value-type="float" office:value="11.316" calcext:value-type="float">
            <text:p>11.31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1.158" calcext:value-type="float">
            <text:p>-1.158</text:p>
          </table:table-cell>
          <table:table-cell office:value-type="float" office:value="11.316" calcext:value-type="float">
            <text:p>11.316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1.147" calcext:value-type="float">
            <text:p>-1.147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1.147" calcext:value-type="float">
            <text:p>-1.147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5.291" calcext:value-type="float">
            <text:p>5.291</text:p>
          </table:table-cell>
          <table:table-cell office:value-type="float" office:value="-1.13" calcext:value-type="float">
            <text:p>-1.13</text:p>
          </table:table-cell>
          <table:table-cell office:value-type="float" office:value="11.401" calcext:value-type="float">
            <text:p>11.401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 office:value-type="float" office:value="-1.109" calcext:value-type="float">
            <text:p>-1.109</text:p>
          </table:table-cell>
          <table:table-cell office:value-type="float" office:value="11.315" calcext:value-type="float">
            <text:p>11.315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 office:value-type="float" office:value="-1.109" calcext:value-type="float">
            <text:p>-1.109</text:p>
          </table:table-cell>
          <table:table-cell office:value-type="float" office:value="11.315" calcext:value-type="float">
            <text:p>11.315</text:p>
          </table:table-cell>
        </table:table-row>
        <table:table-row table:style-name="ro1">
          <table:table-cell office:value-type="float" office:value="5.588" calcext:value-type="float">
            <text:p>5.588</text:p>
          </table:table-cell>
          <table:table-cell office:value-type="float" office:value="-1.081" calcext:value-type="float">
            <text:p>-1.08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5.588" calcext:value-type="float">
            <text:p>5.588</text:p>
          </table:table-cell>
          <table:table-cell office:value-type="float" office:value="-1.081" calcext:value-type="float">
            <text:p>-1.08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1.038" calcext:value-type="float">
            <text:p>-1.038</text:p>
          </table:table-cell>
          <table:table-cell office:value-type="float" office:value="10.779" calcext:value-type="float">
            <text:p>10.779</text:p>
          </table:table-cell>
        </table:table-row>
        <table:table-row table:style-name="ro1">
          <table:table-cell office:value-type="float" office:value="5.701" calcext:value-type="float">
            <text:p>5.701</text:p>
          </table:table-cell>
          <table:table-cell office:value-type="float" office:value="-0.968" calcext:value-type="float">
            <text:p>-0.968</text:p>
          </table:table-cell>
          <table:table-cell office:value-type="float" office:value="10.446" calcext:value-type="float">
            <text:p>10.446</text:p>
          </table:table-cell>
        </table:table-row>
        <table:table-row table:style-name="ro1">
          <table:table-cell office:value-type="float" office:value="5.701" calcext:value-type="float">
            <text:p>5.701</text:p>
          </table:table-cell>
          <table:table-cell office:value-type="float" office:value="-0.968" calcext:value-type="float">
            <text:p>-0.968</text:p>
          </table:table-cell>
          <table:table-cell office:value-type="float" office:value="10.446" calcext:value-type="float">
            <text:p>10.446</text:p>
          </table:table-cell>
        </table:table-row>
        <table:table-row table:style-name="ro1">
          <table:table-cell office:value-type="float" office:value="5.657" calcext:value-type="float">
            <text:p>5.657</text:p>
          </table:table-cell>
          <table:table-cell office:value-type="float" office:value="-0.874" calcext:value-type="float">
            <text:p>-0.874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5.657" calcext:value-type="float">
            <text:p>5.657</text:p>
          </table:table-cell>
          <table:table-cell office:value-type="float" office:value="-0.874" calcext:value-type="float">
            <text:p>-0.874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-0.761" calcext:value-type="float">
            <text:p>-0.761</text:p>
          </table:table-cell>
          <table:table-cell office:value-type="float" office:value="9.977" calcext:value-type="float">
            <text:p>9.977</text:p>
          </table:table-cell>
        </table:table-row>
        <table:table-row table:style-name="ro1">
          <table:table-cell office:value-type="float" office:value="5.386" calcext:value-type="float">
            <text:p>5.386</text:p>
          </table:table-cell>
          <table:table-cell office:value-type="float" office:value="-0.66" calcext:value-type="float">
            <text:p>-0.66</text:p>
          </table:table-cell>
          <table:table-cell office:value-type="float" office:value="9.934" calcext:value-type="float">
            <text:p>9.934</text:p>
          </table:table-cell>
        </table:table-row>
        <table:table-row table:style-name="ro1">
          <table:table-cell office:value-type="float" office:value="5.386" calcext:value-type="float">
            <text:p>5.386</text:p>
          </table:table-cell>
          <table:table-cell office:value-type="float" office:value="-0.66" calcext:value-type="float">
            <text:p>-0.66</text:p>
          </table:table-cell>
          <table:table-cell office:value-type="float" office:value="9.934" calcext:value-type="float">
            <text:p>9.934</text:p>
          </table:table-cell>
        </table:table-row>
        <table:table-row table:style-name="ro1">
          <table:table-cell office:value-type="float" office:value="5.212" calcext:value-type="float">
            <text:p>5.212</text:p>
          </table:table-cell>
          <table:table-cell office:value-type="float" office:value="-0.596" calcext:value-type="float">
            <text:p>-0.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212" calcext:value-type="float">
            <text:p>5.212</text:p>
          </table:table-cell>
          <table:table-cell office:value-type="float" office:value="-0.596" calcext:value-type="float">
            <text:p>-0.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953" calcext:value-type="float">
            <text:p>4.953</text:p>
          </table:table-cell>
          <table:table-cell office:value-type="float" office:value="-0.586" calcext:value-type="float">
            <text:p>-0.586</text:p>
          </table:table-cell>
          <table:table-cell office:value-type="float" office:value="10.108" calcext:value-type="float">
            <text:p>10.108</text:p>
          </table:table-cell>
        </table:table-row>
        <table:table-row table:style-name="ro1">
          <table:table-cell office:value-type="float" office:value="4.642" calcext:value-type="float">
            <text:p>4.642</text:p>
          </table:table-cell>
          <table:table-cell office:value-type="float" office:value="-0.617" calcext:value-type="float">
            <text:p>-0.617</text:p>
          </table:table-cell>
          <table:table-cell office:value-type="float" office:value="10.195" calcext:value-type="float">
            <text:p>10.195</text:p>
          </table:table-cell>
        </table:table-row>
        <table:table-row table:style-name="ro1">
          <table:table-cell office:value-type="float" office:value="4.642" calcext:value-type="float">
            <text:p>4.642</text:p>
          </table:table-cell>
          <table:table-cell office:value-type="float" office:value="-0.617" calcext:value-type="float">
            <text:p>-0.617</text:p>
          </table:table-cell>
          <table:table-cell office:value-type="float" office:value="10.195" calcext:value-type="float">
            <text:p>10.195</text:p>
          </table:table-cell>
        </table:table-row>
        <table:table-row table:style-name="ro1">
          <table:table-cell office:value-type="float" office:value="4.274" calcext:value-type="float">
            <text:p>4.274</text:p>
          </table:table-cell>
          <table:table-cell office:value-type="float" office:value="-0.675" calcext:value-type="float">
            <text:p>-0.675</text:p>
          </table:table-cell>
          <table:table-cell office:value-type="float" office:value="10.165" calcext:value-type="float">
            <text:p>10.165</text:p>
          </table:table-cell>
        </table:table-row>
        <table:table-row table:style-name="ro1">
          <table:table-cell office:value-type="float" office:value="4.274" calcext:value-type="float">
            <text:p>4.274</text:p>
          </table:table-cell>
          <table:table-cell office:value-type="float" office:value="-0.675" calcext:value-type="float">
            <text:p>-0.675</text:p>
          </table:table-cell>
          <table:table-cell office:value-type="float" office:value="10.165" calcext:value-type="float">
            <text:p>10.165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0.711" calcext:value-type="float">
            <text:p>-0.711</text:p>
          </table:table-cell>
          <table:table-cell office:value-type="float" office:value="9.977" calcext:value-type="float">
            <text:p>9.977</text:p>
          </table:table-cell>
        </table:table-row>
        <table:table-row table:style-name="ro1">
          <table:table-cell office:value-type="float" office:value="3.728" calcext:value-type="float">
            <text:p>3.728</text:p>
          </table:table-cell>
          <table:table-cell office:value-type="float" office:value="-0.691" calcext:value-type="float">
            <text:p>-0.691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3.728" calcext:value-type="float">
            <text:p>3.728</text:p>
          </table:table-cell>
          <table:table-cell office:value-type="float" office:value="-0.691" calcext:value-type="float">
            <text:p>-0.691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3.608" calcext:value-type="float">
            <text:p>3.6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9.341" calcext:value-type="float">
            <text:p>9.341</text:p>
          </table:table-cell>
        </table:table-row>
        <table:table-row table:style-name="ro1">
          <table:table-cell office:value-type="float" office:value="3.608" calcext:value-type="float">
            <text:p>3.6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9.341" calcext:value-type="float">
            <text:p>9.341</text:p>
          </table:table-cell>
        </table:table-row>
        <table:table-row table:style-name="ro1">
          <table:table-cell office:value-type="float" office:value="3.512" calcext:value-type="float">
            <text:p>3.512</text:p>
          </table:table-cell>
          <table:table-cell office:value-type="float" office:value="-0.468" calcext:value-type="float">
            <text:p>-0.468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-0.29" calcext:value-type="float">
            <text:p>-0.2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-0.29" calcext:value-type="float">
            <text:p>-0.2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3.116" calcext:value-type="float">
            <text:p>3.116</text:p>
          </table:table-cell>
          <table:table-cell office:value-type="float" office:value="-0.125" calcext:value-type="float">
            <text:p>-0.125</text:p>
          </table:table-cell>
          <table:table-cell office:value-type="float" office:value="8.746" calcext:value-type="float">
            <text:p>8.746</text:p>
          </table:table-cell>
        </table:table-row>
        <table:table-row table:style-name="ro1">
          <table:table-cell office:value-type="float" office:value="3.116" calcext:value-type="float">
            <text:p>3.116</text:p>
          </table:table-cell>
          <table:table-cell office:value-type="float" office:value="-0.125" calcext:value-type="float">
            <text:p>-0.125</text:p>
          </table:table-cell>
          <table:table-cell office:value-type="float" office:value="8.746" calcext:value-type="float">
            <text:p>8.746</text:p>
          </table:table-cell>
        </table:table-row>
        <table:table-row table:style-name="ro1">
          <table:table-cell office:value-type="float" office:value="2.848" calcext:value-type="float">
            <text:p>2.848</text:p>
          </table:table-cell>
          <table:table-cell office:value-type="float" office:value="0.033" calcext:value-type="float">
            <text:p>0.033</text:p>
          </table:table-cell>
          <table:table-cell office:value-type="float" office:value="8.702" calcext:value-type="float">
            <text:p>8.702</text:p>
          </table:table-cell>
        </table:table-row>
        <table:table-row table:style-name="ro1">
          <table:table-cell office:value-type="float" office:value="2.848" calcext:value-type="float">
            <text:p>2.848</text:p>
          </table:table-cell>
          <table:table-cell office:value-type="float" office:value="0.033" calcext:value-type="float">
            <text:p>0.033</text:p>
          </table:table-cell>
          <table:table-cell office:value-type="float" office:value="8.702" calcext:value-type="float">
            <text:p>8.702</text:p>
          </table:table-cell>
        </table:table-row>
        <table:table-row table:style-name="ro1">
          <table:table-cell office:value-type="float" office:value="2.591" calcext:value-type="float">
            <text:p>2.591</text:p>
          </table:table-cell>
          <table:table-cell office:value-type="float" office:value="0.148" calcext:value-type="float">
            <text:p>0.148</text:p>
          </table:table-cell>
          <table:table-cell office:value-type="float" office:value="8.647" calcext:value-type="float">
            <text:p>8.647</text:p>
          </table:table-cell>
        </table:table-row>
        <table:table-row table:style-name="ro1">
          <table:table-cell office:value-type="float" office:value="2.382" calcext:value-type="float">
            <text:p>2.382</text:p>
          </table:table-cell>
          <table:table-cell office:value-type="float" office:value="0.233" calcext:value-type="float">
            <text:p>0.233</text:p>
          </table:table-cell>
          <table:table-cell office:value-type="float" office:value="8.564" calcext:value-type="float">
            <text:p>8.564</text:p>
          </table:table-cell>
        </table:table-row>
        <table:table-row table:style-name="ro1">
          <table:table-cell office:value-type="float" office:value="2.382" calcext:value-type="float">
            <text:p>2.382</text:p>
          </table:table-cell>
          <table:table-cell office:value-type="float" office:value="0.233" calcext:value-type="float">
            <text:p>0.233</text:p>
          </table:table-cell>
          <table:table-cell office:value-type="float" office:value="8.564" calcext:value-type="float">
            <text:p>8.564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0.287" calcext:value-type="float">
            <text:p>0.287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0.287" calcext:value-type="float">
            <text:p>0.287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0.323" calcext:value-type="float">
            <text:p>0.323</text:p>
          </table:table-cell>
          <table:table-cell office:value-type="float" office:value="8.383" calcext:value-type="float">
            <text:p>8.383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366" calcext:value-type="float">
            <text:p>0.366</text:p>
          </table:table-cell>
          <table:table-cell office:value-type="float" office:value="8.347" calcext:value-type="float">
            <text:p>8.347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366" calcext:value-type="float">
            <text:p>0.366</text:p>
          </table:table-cell>
          <table:table-cell office:value-type="float" office:value="8.347" calcext:value-type="float">
            <text:p>8.34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06" calcext:value-type="float">
            <text:p>0.406</text:p>
          </table:table-cell>
          <table:table-cell office:value-type="float" office:value="8.328" calcext:value-type="float">
            <text:p>8.32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06" calcext:value-type="float">
            <text:p>0.406</text:p>
          </table:table-cell>
          <table:table-cell office:value-type="float" office:value="8.328" calcext:value-type="float">
            <text:p>8.328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0.459" calcext:value-type="float">
            <text:p>0.459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535" calcext:value-type="float">
            <text:p>0.535</text:p>
          </table:table-cell>
          <table:table-cell office:value-type="float" office:value="8.368" calcext:value-type="float">
            <text:p>8.368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535" calcext:value-type="float">
            <text:p>0.535</text:p>
          </table:table-cell>
          <table:table-cell office:value-type="float" office:value="8.368" calcext:value-type="float">
            <text:p>8.368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621" calcext:value-type="float">
            <text:p>0.621</text:p>
          </table:table-cell>
          <table:table-cell office:value-type="float" office:value="8.418" calcext:value-type="float">
            <text:p>8.418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621" calcext:value-type="float">
            <text:p>0.621</text:p>
          </table:table-cell>
          <table:table-cell office:value-type="float" office:value="8.418" calcext:value-type="float">
            <text:p>8.41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29" calcext:value-type="float">
            <text:p>0.729</text:p>
          </table:table-cell>
          <table:table-cell office:value-type="float" office:value="8.499" calcext:value-type="float">
            <text:p>8.499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823" calcext:value-type="float">
            <text:p>0.823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823" calcext:value-type="float">
            <text:p>0.823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909" calcext:value-type="float">
            <text:p>0.909</text:p>
          </table:table-cell>
          <table:table-cell office:value-type="float" office:value="8.589" calcext:value-type="float">
            <text:p>8.589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909" calcext:value-type="float">
            <text:p>0.909</text:p>
          </table:table-cell>
          <table:table-cell office:value-type="float" office:value="8.589" calcext:value-type="float">
            <text:p>8.589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0.985" calcext:value-type="float">
            <text:p>0.985</text:p>
          </table:table-cell>
          <table:table-cell office:value-type="float" office:value="8.539" calcext:value-type="float">
            <text:p>8.539</text:p>
          </table:table-cell>
        </table:table-row>
        <table:table-row table:style-name="ro1">
          <table:table-cell office:value-type="float" office:value="2.321" calcext:value-type="float">
            <text:p>2.321</text:p>
          </table:table-cell>
          <table:table-cell office:value-type="float" office:value="1.081" calcext:value-type="float">
            <text:p>1.081</text:p>
          </table:table-cell>
          <table:table-cell office:value-type="float" office:value="8.468" calcext:value-type="float">
            <text:p>8.468</text:p>
          </table:table-cell>
        </table:table-row>
        <table:table-row table:style-name="ro1">
          <table:table-cell office:value-type="float" office:value="2.321" calcext:value-type="float">
            <text:p>2.321</text:p>
          </table:table-cell>
          <table:table-cell office:value-type="float" office:value="1.081" calcext:value-type="float">
            <text:p>1.081</text:p>
          </table:table-cell>
          <table:table-cell office:value-type="float" office:value="8.468" calcext:value-type="float">
            <text:p>8.468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1.197" calcext:value-type="float">
            <text:p>1.197</text:p>
          </table:table-cell>
          <table:table-cell office:value-type="float" office:value="8.369" calcext:value-type="float">
            <text:p>8.369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1.197" calcext:value-type="float">
            <text:p>1.197</text:p>
          </table:table-cell>
          <table:table-cell office:value-type="float" office:value="8.369" calcext:value-type="float">
            <text:p>8.36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336" calcext:value-type="float">
            <text:p>1.336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1.464" calcext:value-type="float">
            <text:p>1.464</text:p>
          </table:table-cell>
          <table:table-cell office:value-type="float" office:value="8.271" calcext:value-type="float">
            <text:p>8.271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1.464" calcext:value-type="float">
            <text:p>1.464</text:p>
          </table:table-cell>
          <table:table-cell office:value-type="float" office:value="8.271" calcext:value-type="float">
            <text:p>8.271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1.569" calcext:value-type="float">
            <text:p>1.569</text:p>
          </table:table-cell>
          <table:table-cell office:value-type="float" office:value="8.248" calcext:value-type="float">
            <text:p>8.248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1.569" calcext:value-type="float">
            <text:p>1.569</text:p>
          </table:table-cell>
          <table:table-cell office:value-type="float" office:value="8.248" calcext:value-type="float">
            <text:p>8.248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1.645" calcext:value-type="float">
            <text:p>1.645</text:p>
          </table:table-cell>
          <table:table-cell office:value-type="float" office:value="8.184" calcext:value-type="float">
            <text:p>8.184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1.645" calcext:value-type="float">
            <text:p>1.645</text:p>
          </table:table-cell>
          <table:table-cell office:value-type="float" office:value="8.184" calcext:value-type="float">
            <text:p>8.184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1.702" calcext:value-type="float">
            <text:p>1.702</text:p>
          </table:table-cell>
          <table:table-cell office:value-type="float" office:value="8.115" calcext:value-type="float">
            <text:p>8.115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1.757" calcext:value-type="float">
            <text:p>1.757</text:p>
          </table:table-cell>
          <table:table-cell office:value-type="float" office:value="8.043" calcext:value-type="float">
            <text:p>8.043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1.757" calcext:value-type="float">
            <text:p>1.757</text:p>
          </table:table-cell>
          <table:table-cell office:value-type="float" office:value="8.043" calcext:value-type="float">
            <text:p>8.043</text:p>
          </table:table-cell>
        </table:table-row>
        <table:table-row table:style-name="ro1">
          <table:table-cell office:value-type="float" office:value="2.611" calcext:value-type="float">
            <text:p>2.611</text:p>
          </table:table-cell>
          <table:table-cell office:value-type="float" office:value="1.817" calcext:value-type="float">
            <text:p>1.817</text:p>
          </table:table-cell>
          <table:table-cell office:value-type="float" office:value="8.044" calcext:value-type="float">
            <text:p>8.044</text:p>
          </table:table-cell>
        </table:table-row>
        <table:table-row table:style-name="ro1">
          <table:table-cell office:value-type="float" office:value="2.611" calcext:value-type="float">
            <text:p>2.611</text:p>
          </table:table-cell>
          <table:table-cell office:value-type="float" office:value="1.817" calcext:value-type="float">
            <text:p>1.817</text:p>
          </table:table-cell>
          <table:table-cell office:value-type="float" office:value="8.044" calcext:value-type="float">
            <text:p>8.044</text:p>
          </table:table-cell>
        </table:table-row>
        <table:table-row table:style-name="ro1">
          <table:table-cell office:value-type="float" office:value="2.467" calcext:value-type="float">
            <text:p>2.467</text:p>
          </table:table-cell>
          <table:table-cell office:value-type="float" office:value="1.876" calcext:value-type="float">
            <text:p>1.876</text:p>
          </table:table-cell>
          <table:table-cell office:value-type="float" office:value="8.135" calcext:value-type="float">
            <text:p>8.135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1.942" calcext:value-type="float">
            <text:p>1.942</text:p>
          </table:table-cell>
          <table:table-cell office:value-type="float" office:value="8.315" calcext:value-type="float">
            <text:p>8.315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1.942" calcext:value-type="float">
            <text:p>1.942</text:p>
          </table:table-cell>
          <table:table-cell office:value-type="float" office:value="8.315" calcext:value-type="float">
            <text:p>8.315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1.992" calcext:value-type="float">
            <text:p>1.992</text:p>
          </table:table-cell>
          <table:table-cell office:value-type="float" office:value="8.507" calcext:value-type="float">
            <text:p>8.507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1.992" calcext:value-type="float">
            <text:p>1.992</text:p>
          </table:table-cell>
          <table:table-cell office:value-type="float" office:value="8.507" calcext:value-type="float">
            <text:p>8.507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2.044" calcext:value-type="float">
            <text:p>2.044</text:p>
          </table:table-cell>
          <table:table-cell office:value-type="float" office:value="8.666" calcext:value-type="float">
            <text:p>8.666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2.11" calcext:value-type="float">
            <text:p>2.11</text:p>
          </table:table-cell>
          <table:table-cell office:value-type="float" office:value="8.734" calcext:value-type="float">
            <text:p>8.734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2.11" calcext:value-type="float">
            <text:p>2.11</text:p>
          </table:table-cell>
          <table:table-cell office:value-type="float" office:value="8.734" calcext:value-type="float">
            <text:p>8.734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2.188" calcext:value-type="float">
            <text:p>2.188</text:p>
          </table:table-cell>
          <table:table-cell office:value-type="float" office:value="8.729" calcext:value-type="float">
            <text:p>8.729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2.188" calcext:value-type="float">
            <text:p>2.188</text:p>
          </table:table-cell>
          <table:table-cell office:value-type="float" office:value="8.729" calcext:value-type="float">
            <text:p>8.72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.275" calcext:value-type="float">
            <text:p>2.275</text:p>
          </table:table-cell>
          <table:table-cell office:value-type="float" office:value="8.655" calcext:value-type="float">
            <text:p>8.655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2.353" calcext:value-type="float">
            <text:p>2.353</text:p>
          </table:table-cell>
          <table:table-cell office:value-type="float" office:value="8.538" calcext:value-type="float">
            <text:p>8.538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2.353" calcext:value-type="float">
            <text:p>2.353</text:p>
          </table:table-cell>
          <table:table-cell office:value-type="float" office:value="8.538" calcext:value-type="float">
            <text:p>8.538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2.411" calcext:value-type="float">
            <text:p>2.411</text:p>
          </table:table-cell>
          <table:table-cell office:value-type="float" office:value="8.406" calcext:value-type="float">
            <text:p>8.406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2.411" calcext:value-type="float">
            <text:p>2.411</text:p>
          </table:table-cell>
          <table:table-cell office:value-type="float" office:value="8.406" calcext:value-type="float">
            <text:p>8.406</text:p>
          </table:table-cell>
        </table:table-row>
        <table:table-row table:style-name="ro1">
          <table:table-cell office:value-type="float" office:value="2.358" calcext:value-type="float">
            <text:p>2.358</text:p>
          </table:table-cell>
          <table:table-cell office:value-type="float" office:value="2.44" calcext:value-type="float">
            <text:p>2.4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2.441" calcext:value-type="float">
            <text:p>2.441</text:p>
          </table:table-cell>
          <table:table-cell office:value-type="float" office:value="8.237" calcext:value-type="float">
            <text:p>8.237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2.441" calcext:value-type="float">
            <text:p>2.441</text:p>
          </table:table-cell>
          <table:table-cell office:value-type="float" office:value="8.237" calcext:value-type="float">
            <text:p>8.237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2.408" calcext:value-type="float">
            <text:p>2.408</text:p>
          </table:table-cell>
          <table:table-cell office:value-type="float" office:value="8.186" calcext:value-type="float">
            <text:p>8.186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2.408" calcext:value-type="float">
            <text:p>2.408</text:p>
          </table:table-cell>
          <table:table-cell office:value-type="float" office:value="8.186" calcext:value-type="float">
            <text:p>8.186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2.349" calcext:value-type="float">
            <text:p>2.349</text:p>
          </table:table-cell>
          <table:table-cell office:value-type="float" office:value="8.143" calcext:value-type="float">
            <text:p>8.14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27" calcext:value-type="float">
            <text:p>2.27</text:p>
          </table:table-cell>
          <table:table-cell office:value-type="float" office:value="8.067" calcext:value-type="float">
            <text:p>8.06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27" calcext:value-type="float">
            <text:p>2.27</text:p>
          </table:table-cell>
          <table:table-cell office:value-type="float" office:value="8.067" calcext:value-type="float">
            <text:p>8.067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2.208" calcext:value-type="float">
            <text:p>2.208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2.208" calcext:value-type="float">
            <text:p>2.208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2.174" calcext:value-type="float">
            <text:p>2.174</text:p>
          </table:table-cell>
          <table:table-cell office:value-type="float" office:value="7.991" calcext:value-type="float">
            <text:p>7.991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2.17" calcext:value-type="float">
            <text:p>2.17</text:p>
          </table:table-cell>
          <table:table-cell office:value-type="float" office:value="8.049" calcext:value-type="float">
            <text:p>8.049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2.17" calcext:value-type="float">
            <text:p>2.17</text:p>
          </table:table-cell>
          <table:table-cell office:value-type="float" office:value="8.049" calcext:value-type="float">
            <text:p>8.049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2.186" calcext:value-type="float">
            <text:p>2.186</text:p>
          </table:table-cell>
          <table:table-cell office:value-type="float" office:value="8.182" calcext:value-type="float">
            <text:p>8.182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2.186" calcext:value-type="float">
            <text:p>2.186</text:p>
          </table:table-cell>
          <table:table-cell office:value-type="float" office:value="8.182" calcext:value-type="float">
            <text:p>8.182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2.203" calcext:value-type="float">
            <text:p>2.203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2.203" calcext:value-type="float">
            <text:p>2.203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2.223" calcext:value-type="float">
            <text:p>2.223</text:p>
          </table:table-cell>
          <table:table-cell office:value-type="float" office:value="8.588" calcext:value-type="float">
            <text:p>8.588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2.227" calcext:value-type="float">
            <text:p>2.227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2.227" calcext:value-type="float">
            <text:p>2.227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2.239" calcext:value-type="float">
            <text:p>2.239</text:p>
          </table:table-cell>
          <table:table-cell office:value-type="float" office:value="8.954" calcext:value-type="float">
            <text:p>8.954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2.239" calcext:value-type="float">
            <text:p>2.239</text:p>
          </table:table-cell>
          <table:table-cell office:value-type="float" office:value="8.954" calcext:value-type="float">
            <text:p>8.954</text:p>
          </table:table-cell>
        </table:table-row>
        <table:table-row table:style-name="ro1">
          <table:table-cell office:value-type="float" office:value="2.348" calcext:value-type="float">
            <text:p>2.348</text:p>
          </table:table-cell>
          <table:table-cell office:value-type="float" office:value="2.241" calcext:value-type="float">
            <text:p>2.241</text:p>
          </table:table-cell>
          <table:table-cell office:value-type="float" office:value="9.084" calcext:value-type="float">
            <text:p>9.084</text:p>
          </table:table-cell>
        </table:table-row>
        <table:table-row table:style-name="ro1">
          <table:table-cell office:value-type="float" office:value="2.467" calcext:value-type="float">
            <text:p>2.467</text:p>
          </table:table-cell>
          <table:table-cell office:value-type="float" office:value="2.241" calcext:value-type="float">
            <text:p>2.241</text:p>
          </table:table-cell>
          <table:table-cell office:value-type="float" office:value="9.209" calcext:value-type="float">
            <text:p>9.209</text:p>
          </table:table-cell>
        </table:table-row>
        <table:table-row table:style-name="ro1">
          <table:table-cell office:value-type="float" office:value="2.467" calcext:value-type="float">
            <text:p>2.467</text:p>
          </table:table-cell>
          <table:table-cell office:value-type="float" office:value="2.241" calcext:value-type="float">
            <text:p>2.241</text:p>
          </table:table-cell>
          <table:table-cell office:value-type="float" office:value="9.209" calcext:value-type="float">
            <text:p>9.209</text:p>
          </table:table-cell>
        </table:table-row>
        <table:table-row table:style-name="ro1">
          <table:table-cell office:value-type="float" office:value="2.554" calcext:value-type="float">
            <text:p>2.554</text:p>
          </table:table-cell>
          <table:table-cell office:value-type="float" office:value="2.214" calcext:value-type="float">
            <text:p>2.214</text:p>
          </table:table-cell>
          <table:table-cell office:value-type="float" office:value="9.304" calcext:value-type="float">
            <text:p>9.304</text:p>
          </table:table-cell>
        </table:table-row>
        <table:table-row table:style-name="ro1">
          <table:table-cell office:value-type="float" office:value="2.554" calcext:value-type="float">
            <text:p>2.554</text:p>
          </table:table-cell>
          <table:table-cell office:value-type="float" office:value="2.214" calcext:value-type="float">
            <text:p>2.214</text:p>
          </table:table-cell>
          <table:table-cell office:value-type="float" office:value="9.304" calcext:value-type="float">
            <text:p>9.304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office:value-type="float" office:value="2.172" calcext:value-type="float">
            <text:p>2.172</text:p>
          </table:table-cell>
          <table:table-cell office:value-type="float" office:value="9.391" calcext:value-type="float">
            <text:p>9.391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.099" calcext:value-type="float">
            <text:p>2.099</text:p>
          </table:table-cell>
          <table:table-cell office:value-type="float" office:value="9.436" calcext:value-type="float">
            <text:p>9.43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.099" calcext:value-type="float">
            <text:p>2.099</text:p>
          </table:table-cell>
          <table:table-cell office:value-type="float" office:value="9.436" calcext:value-type="float">
            <text:p>9.436</text:p>
          </table:table-cell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2.029" calcext:value-type="float">
            <text:p>2.029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2.029" calcext:value-type="float">
            <text:p>2.029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2.801" calcext:value-type="float">
            <text:p>2.801</text:p>
          </table:table-cell>
          <table:table-cell office:value-type="float" office:value="1.973" calcext:value-type="float">
            <text:p>1.973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1.94" calcext:value-type="float">
            <text:p>1.94</text:p>
          </table:table-cell>
          <table:table-cell office:value-type="float" office:value="9.563" calcext:value-type="float">
            <text:p>9.563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1.94" calcext:value-type="float">
            <text:p>1.94</text:p>
          </table:table-cell>
          <table:table-cell office:value-type="float" office:value="9.563" calcext:value-type="float">
            <text:p>9.563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1.928" calcext:value-type="float">
            <text:p>1.928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1.928" calcext:value-type="float">
            <text:p>1.928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928" calcext:value-type="float">
            <text:p>1.928</text:p>
          </table:table-cell>
          <table:table-cell office:value-type="float" office:value="9.729" calcext:value-type="float">
            <text:p>9.729</text:p>
          </table:table-cell>
        </table:table-row>
        <table:table-row table:style-name="ro1">
          <table:table-cell office:value-type="float" office:value="3.028" calcext:value-type="float">
            <text:p>3.028</text:p>
          </table:table-cell>
          <table:table-cell office:value-type="float" office:value="1.948" calcext:value-type="float">
            <text:p>1.948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3.028" calcext:value-type="float">
            <text:p>3.028</text:p>
          </table:table-cell>
          <table:table-cell office:value-type="float" office:value="1.948" calcext:value-type="float">
            <text:p>1.948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1.966" calcext:value-type="float">
            <text:p>1.96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1.966" calcext:value-type="float">
            <text:p>1.96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.213" calcext:value-type="float">
            <text:p>3.213</text:p>
          </table:table-cell>
          <table:table-cell office:value-type="float" office:value="2.004" calcext:value-type="float">
            <text:p>2.004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3.291" calcext:value-type="float">
            <text:p>3.291</text:p>
          </table:table-cell>
          <table:table-cell office:value-type="float" office:value="2.056" calcext:value-type="float">
            <text:p>2.056</text:p>
          </table:table-cell>
          <table:table-cell office:value-type="float" office:value="9.632" calcext:value-type="float">
            <text:p>9.632</text:p>
          </table:table-cell>
        </table:table-row>
        <table:table-row table:style-name="ro1">
          <table:table-cell office:value-type="float" office:value="3.291" calcext:value-type="float">
            <text:p>3.291</text:p>
          </table:table-cell>
          <table:table-cell office:value-type="float" office:value="2.056" calcext:value-type="float">
            <text:p>2.056</text:p>
          </table:table-cell>
          <table:table-cell office:value-type="float" office:value="9.632" calcext:value-type="float">
            <text:p>9.632</text:p>
          </table:table-cell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2.112" calcext:value-type="float">
            <text:p>2.112</text:p>
          </table:table-cell>
          <table:table-cell office:value-type="float" office:value="9.481" calcext:value-type="float">
            <text:p>9.481</text:p>
          </table:table-cell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2.112" calcext:value-type="float">
            <text:p>2.112</text:p>
          </table:table-cell>
          <table:table-cell office:value-type="float" office:value="9.481" calcext:value-type="float">
            <text:p>9.481</text:p>
          </table:table-cell>
        </table:table-row>
        <table:table-row table:style-name="ro1">
          <table:table-cell office:value-type="float" office:value="3.392" calcext:value-type="float">
            <text:p>3.392</text:p>
          </table:table-cell>
          <table:table-cell office:value-type="float" office:value="2.189" calcext:value-type="float">
            <text:p>2.189</text:p>
          </table:table-cell>
          <table:table-cell office:value-type="float" office:value="9.358" calcext:value-type="float">
            <text:p>9.358</text:p>
          </table:table-cell>
        </table:table-row>
        <table:table-row table:style-name="ro1">
          <table:table-cell office:value-type="float" office:value="3.418" calcext:value-type="float">
            <text:p>3.418</text:p>
          </table:table-cell>
          <table:table-cell office:value-type="float" office:value="2.262" calcext:value-type="float">
            <text:p>2.262</text:p>
          </table:table-cell>
          <table:table-cell office:value-type="float" office:value="9.265" calcext:value-type="float">
            <text:p>9.265</text:p>
          </table:table-cell>
        </table:table-row>
        <table:table-row table:style-name="ro1">
          <table:table-cell office:value-type="float" office:value="3.418" calcext:value-type="float">
            <text:p>3.418</text:p>
          </table:table-cell>
          <table:table-cell office:value-type="float" office:value="2.262" calcext:value-type="float">
            <text:p>2.262</text:p>
          </table:table-cell>
          <table:table-cell office:value-type="float" office:value="9.265" calcext:value-type="float">
            <text:p>9.265</text:p>
          </table:table-cell>
        </table:table-row>
        <table:table-row table:style-name="ro1">
          <table:table-cell office:value-type="float" office:value="3.427" calcext:value-type="float">
            <text:p>3.427</text:p>
          </table:table-cell>
          <table:table-cell office:value-type="float" office:value="2.329" calcext:value-type="float">
            <text:p>2.329</text:p>
          </table:table-cell>
          <table:table-cell office:value-type="float" office:value="9.208" calcext:value-type="float">
            <text:p>9.208</text:p>
          </table:table-cell>
        </table:table-row>
        <table:table-row table:style-name="ro1">
          <table:table-cell office:value-type="float" office:value="3.427" calcext:value-type="float">
            <text:p>3.427</text:p>
          </table:table-cell>
          <table:table-cell office:value-type="float" office:value="2.329" calcext:value-type="float">
            <text:p>2.329</text:p>
          </table:table-cell>
          <table:table-cell office:value-type="float" office:value="9.208" calcext:value-type="float">
            <text:p>9.208</text:p>
          </table:table-cell>
        </table:table-row>
        <table:table-row table:style-name="ro1">
          <table:table-cell office:value-type="float" office:value="3.409" calcext:value-type="float">
            <text:p>3.409</text:p>
          </table:table-cell>
          <table:table-cell office:value-type="float" office:value="2.374" calcext:value-type="float">
            <text:p>2.374</text:p>
          </table:table-cell>
          <table:table-cell office:value-type="float" office:value="9.167" calcext:value-type="float">
            <text:p>9.167</text:p>
          </table:table-cell>
        </table:table-row>
        <table:table-row table:style-name="ro1">
          <table:table-cell office:value-type="float" office:value="3.409" calcext:value-type="float">
            <text:p>3.409</text:p>
          </table:table-cell>
          <table:table-cell office:value-type="float" office:value="2.374" calcext:value-type="float">
            <text:p>2.374</text:p>
          </table:table-cell>
          <table:table-cell office:value-type="float" office:value="9.167" calcext:value-type="float">
            <text:p>9.167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417" calcext:value-type="float">
            <text:p>2.417</text:p>
          </table:table-cell>
          <table:table-cell office:value-type="float" office:value="9.135" calcext:value-type="float">
            <text:p>9.135</text:p>
          </table:table-cell>
        </table:table-row>
        <table:table-row table:style-name="ro1">
          <table:table-cell office:value-type="float" office:value="3.349" calcext:value-type="float">
            <text:p>3.349</text:p>
          </table:table-cell>
          <table:table-cell office:value-type="float" office:value="2.442" calcext:value-type="float">
            <text:p>2.442</text:p>
          </table:table-cell>
          <table:table-cell office:value-type="float" office:value="9.101" calcext:value-type="float">
            <text:p>9.101</text:p>
          </table:table-cell>
        </table:table-row>
        <table:table-row table:style-name="ro1">
          <table:table-cell office:value-type="float" office:value="3.349" calcext:value-type="float">
            <text:p>3.349</text:p>
          </table:table-cell>
          <table:table-cell office:value-type="float" office:value="2.442" calcext:value-type="float">
            <text:p>2.442</text:p>
          </table:table-cell>
          <table:table-cell office:value-type="float" office:value="9.101" calcext:value-type="float">
            <text:p>9.101</text:p>
          </table:table-cell>
        </table:table-row>
        <table:table-row table:style-name="ro1">
          <table:table-cell office:value-type="float" office:value="3.324" calcext:value-type="float">
            <text:p>3.324</text:p>
          </table:table-cell>
          <table:table-cell office:value-type="float" office:value="2.455" calcext:value-type="float">
            <text:p>2.455</text:p>
          </table:table-cell>
          <table:table-cell office:value-type="float" office:value="9.066" calcext:value-type="float">
            <text:p>9.066</text:p>
          </table:table-cell>
        </table:table-row>
        <table:table-row table:style-name="ro1">
          <table:table-cell office:value-type="float" office:value="3.324" calcext:value-type="float">
            <text:p>3.324</text:p>
          </table:table-cell>
          <table:table-cell office:value-type="float" office:value="2.455" calcext:value-type="float">
            <text:p>2.455</text:p>
          </table:table-cell>
          <table:table-cell office:value-type="float" office:value="9.066" calcext:value-type="float">
            <text:p>9.066</text:p>
          </table:table-cell>
        </table:table-row>
        <table:table-row table:style-name="ro1">
          <table:table-cell office:value-type="float" office:value="3.283" calcext:value-type="float">
            <text:p>3.283</text:p>
          </table:table-cell>
          <table:table-cell office:value-type="float" office:value="2.451" calcext:value-type="float">
            <text:p>2.451</text:p>
          </table:table-cell>
          <table:table-cell office:value-type="float" office:value="9.031" calcext:value-type="float">
            <text:p>9.031</text:p>
          </table:table-cell>
        </table:table-row>
        <table:table-row table:style-name="ro1">
          <table:table-cell office:value-type="float" office:value="3.214" calcext:value-type="float">
            <text:p>3.214</text:p>
          </table:table-cell>
          <table:table-cell office:value-type="float" office:value="2.408" calcext:value-type="float">
            <text:p>2.408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3.214" calcext:value-type="float">
            <text:p>3.214</text:p>
          </table:table-cell>
          <table:table-cell office:value-type="float" office:value="2.408" calcext:value-type="float">
            <text:p>2.408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3.128" calcext:value-type="float">
            <text:p>3.128</text:p>
          </table:table-cell>
          <table:table-cell office:value-type="float" office:value="2.353" calcext:value-type="float">
            <text:p>2.353</text:p>
          </table:table-cell>
          <table:table-cell office:value-type="float" office:value="8.915" calcext:value-type="float">
            <text:p>8.915</text:p>
          </table:table-cell>
        </table:table-row>
        <table:table-row table:style-name="ro1">
          <table:table-cell office:value-type="float" office:value="3.128" calcext:value-type="float">
            <text:p>3.128</text:p>
          </table:table-cell>
          <table:table-cell office:value-type="float" office:value="2.353" calcext:value-type="float">
            <text:p>2.353</text:p>
          </table:table-cell>
          <table:table-cell office:value-type="float" office:value="8.915" calcext:value-type="float">
            <text:p>8.91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2.296" calcext:value-type="float">
            <text:p>2.296</text:p>
          </table:table-cell>
          <table:table-cell office:value-type="float" office:value="8.889" calcext:value-type="float">
            <text:p>8.889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2.254" calcext:value-type="float">
            <text:p>2.254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2.254" calcext:value-type="float">
            <text:p>2.254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2.235" calcext:value-type="float">
            <text:p>2.235</text:p>
          </table:table-cell>
          <table:table-cell office:value-type="float" office:value="9.034" calcext:value-type="float">
            <text:p>9.034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2.235" calcext:value-type="float">
            <text:p>2.235</text:p>
          </table:table-cell>
          <table:table-cell office:value-type="float" office:value="9.034" calcext:value-type="float">
            <text:p>9.034</text:p>
          </table:table-cell>
        </table:table-row>
        <table:table-row table:style-name="ro1">
          <table:table-cell office:value-type="float" office:value="3.101" calcext:value-type="float">
            <text:p>3.101</text:p>
          </table:table-cell>
          <table:table-cell office:value-type="float" office:value="2.217" calcext:value-type="float">
            <text:p>2.217</text:p>
          </table:table-cell>
          <table:table-cell office:value-type="float" office:value="9.195" calcext:value-type="float">
            <text:p>9.195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2.196" calcext:value-type="float">
            <text:p>2.196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2.196" calcext:value-type="float">
            <text:p>2.196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2.17" calcext:value-type="float">
            <text:p>2.17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2.17" calcext:value-type="float">
            <text:p>2.17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.136" calcext:value-type="float">
            <text:p>2.136</text:p>
          </table:table-cell>
          <table:table-cell office:value-type="float" office:value="9.579" calcext:value-type="float">
            <text:p>9.579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2.115" calcext:value-type="float">
            <text:p>2.115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2.115" calcext:value-type="float">
            <text:p>2.115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2.812" calcext:value-type="float">
            <text:p>2.812</text:p>
          </table:table-cell>
          <table:table-cell office:value-type="float" office:value="2.105" calcext:value-type="float">
            <text:p>2.105</text:p>
          </table:table-cell>
          <table:table-cell office:value-type="float" office:value="9.604" calcext:value-type="float">
            <text:p>9.604</text:p>
          </table:table-cell>
        </table:table-row>
        <table:table-row table:style-name="ro1">
          <table:table-cell office:value-type="float" office:value="2.812" calcext:value-type="float">
            <text:p>2.812</text:p>
          </table:table-cell>
          <table:table-cell office:value-type="float" office:value="2.105" calcext:value-type="float">
            <text:p>2.105</text:p>
          </table:table-cell>
          <table:table-cell office:value-type="float" office:value="9.604" calcext:value-type="float">
            <text:p>9.604</text:p>
          </table:table-cell>
        </table:table-row>
        <table:table-row table:style-name="ro1">
          <table:table-cell office:value-type="float" office:value="2.717" calcext:value-type="float">
            <text:p>2.717</text:p>
          </table:table-cell>
          <table:table-cell office:value-type="float" office:value="2.101" calcext:value-type="float">
            <text:p>2.101</text:p>
          </table:table-cell>
          <table:table-cell office:value-type="float" office:value="9.591" calcext:value-type="float">
            <text:p>9.591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2.105" calcext:value-type="float">
            <text:p>2.105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2.105" calcext:value-type="float">
            <text:p>2.105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float" office:value="2.562" calcext:value-type="float">
            <text:p>2.562</text:p>
          </table:table-cell>
          <table:table-cell office:value-type="float" office:value="2.098" calcext:value-type="float">
            <text:p>2.098</text:p>
          </table:table-cell>
          <table:table-cell office:value-type="float" office:value="9.582" calcext:value-type="float">
            <text:p>9.582</text:p>
          </table:table-cell>
        </table:table-row>
        <table:table-row table:style-name="ro1">
          <table:table-cell office:value-type="float" office:value="2.562" calcext:value-type="float">
            <text:p>2.562</text:p>
          </table:table-cell>
          <table:table-cell office:value-type="float" office:value="2.098" calcext:value-type="float">
            <text:p>2.098</text:p>
          </table:table-cell>
          <table:table-cell office:value-type="float" office:value="9.582" calcext:value-type="float">
            <text:p>9.58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2.088" calcext:value-type="float">
            <text:p>2.088</text:p>
          </table:table-cell>
          <table:table-cell office:value-type="float" office:value="9.571" calcext:value-type="float">
            <text:p>9.57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2.088" calcext:value-type="float">
            <text:p>2.088</text:p>
          </table:table-cell>
          <table:table-cell office:value-type="float" office:value="9.571" calcext:value-type="float">
            <text:p>9.57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2.079" calcext:value-type="float">
            <text:p>2.079</text:p>
          </table:table-cell>
          <table:table-cell office:value-type="float" office:value="9.542" calcext:value-type="float">
            <text:p>9.542</text:p>
          </table:table-cell>
        </table:table-row>
        <table:table-row table:style-name="ro1">
          <table:table-cell office:value-type="float" office:value="2.559" calcext:value-type="float">
            <text:p>2.559</text:p>
          </table:table-cell>
          <table:table-cell office:value-type="float" office:value="2.088" calcext:value-type="float">
            <text:p>2.088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2.559" calcext:value-type="float">
            <text:p>2.559</text:p>
          </table:table-cell>
          <table:table-cell office:value-type="float" office:value="2.088" calcext:value-type="float">
            <text:p>2.088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2.603" calcext:value-type="float">
            <text:p>2.603</text:p>
          </table:table-cell>
          <table:table-cell office:value-type="float" office:value="2.121" calcext:value-type="float">
            <text:p>2.121</text:p>
          </table:table-cell>
          <table:table-cell office:value-type="float" office:value="9.391" calcext:value-type="float">
            <text:p>9.391</text:p>
          </table:table-cell>
        </table:table-row>
        <table:table-row table:style-name="ro1">
          <table:table-cell office:value-type="float" office:value="2.603" calcext:value-type="float">
            <text:p>2.603</text:p>
          </table:table-cell>
          <table:table-cell office:value-type="float" office:value="2.121" calcext:value-type="float">
            <text:p>2.121</text:p>
          </table:table-cell>
          <table:table-cell office:value-type="float" office:value="9.391" calcext:value-type="float">
            <text:p>9.391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2.18" calcext:value-type="float">
            <text:p>2.18</text:p>
          </table:table-cell>
          <table:table-cell office:value-type="float" office:value="9.285" calcext:value-type="float">
            <text:p>9.28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246" calcext:value-type="float">
            <text:p>2.246</text:p>
          </table:table-cell>
          <table:table-cell office:value-type="float" office:value="9.187" calcext:value-type="float">
            <text:p>9.187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246" calcext:value-type="float">
            <text:p>2.246</text:p>
          </table:table-cell>
          <table:table-cell office:value-type="float" office:value="9.187" calcext:value-type="float">
            <text:p>9.187</text:p>
          </table:table-cell>
        </table:table-row>
        <table:table-row table:style-name="ro1">
          <table:table-cell office:value-type="float" office:value="2.648" calcext:value-type="float">
            <text:p>2.648</text:p>
          </table:table-cell>
          <table:table-cell office:value-type="float" office:value="2.308" calcext:value-type="float">
            <text:p>2.308</text:p>
          </table:table-cell>
          <table:table-cell office:value-type="float" office:value="9.082" calcext:value-type="float">
            <text:p>9.082</text:p>
          </table:table-cell>
        </table:table-row>
        <table:table-row table:style-name="ro1">
          <table:table-cell office:value-type="float" office:value="2.648" calcext:value-type="float">
            <text:p>2.648</text:p>
          </table:table-cell>
          <table:table-cell office:value-type="float" office:value="2.308" calcext:value-type="float">
            <text:p>2.308</text:p>
          </table:table-cell>
          <table:table-cell office:value-type="float" office:value="9.082" calcext:value-type="float">
            <text:p>9.08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348" calcext:value-type="float">
            <text:p>2.348</text:p>
          </table:table-cell>
          <table:table-cell office:value-type="float" office:value="8.988" calcext:value-type="float">
            <text:p>8.988</text:p>
          </table:table-cell>
        </table:table-row>
        <table:table-row table:style-name="ro1">
          <table:table-cell office:value-type="float" office:value="2.651" calcext:value-type="float">
            <text:p>2.651</text:p>
          </table:table-cell>
          <table:table-cell office:value-type="float" office:value="2.37" calcext:value-type="float">
            <text:p>2.37</text:p>
          </table:table-cell>
          <table:table-cell office:value-type="float" office:value="8.918" calcext:value-type="float">
            <text:p>8.918</text:p>
          </table:table-cell>
        </table:table-row>
        <table:table-row table:style-name="ro1">
          <table:table-cell office:value-type="float" office:value="2.651" calcext:value-type="float">
            <text:p>2.651</text:p>
          </table:table-cell>
          <table:table-cell office:value-type="float" office:value="2.37" calcext:value-type="float">
            <text:p>2.37</text:p>
          </table:table-cell>
          <table:table-cell office:value-type="float" office:value="8.918" calcext:value-type="float">
            <text:p>8.918</text:p>
          </table:table-cell>
        </table:table-row>
        <table:table-row table:style-name="ro1">
          <table:table-cell office:value-type="float" office:value="2.646" calcext:value-type="float">
            <text:p>2.646</text:p>
          </table:table-cell>
          <table:table-cell office:value-type="float" office:value="2.382" calcext:value-type="float">
            <text:p>2.382</text:p>
          </table:table-cell>
          <table:table-cell office:value-type="float" office:value="8.882" calcext:value-type="float">
            <text:p>8.882</text:p>
          </table:table-cell>
        </table:table-row>
        <table:table-row table:style-name="ro1">
          <table:table-cell office:value-type="float" office:value="2.646" calcext:value-type="float">
            <text:p>2.646</text:p>
          </table:table-cell>
          <table:table-cell office:value-type="float" office:value="2.382" calcext:value-type="float">
            <text:p>2.382</text:p>
          </table:table-cell>
          <table:table-cell office:value-type="float" office:value="8.882" calcext:value-type="float">
            <text:p>8.882</text:p>
          </table:table-cell>
        </table:table-row>
        <table:table-row table:style-name="ro1">
          <table:table-cell office:value-type="float" office:value="2.637" calcext:value-type="float">
            <text:p>2.637</text:p>
          </table:table-cell>
          <table:table-cell office:value-type="float" office:value="2.375" calcext:value-type="float">
            <text:p>2.375</text:p>
          </table:table-cell>
          <table:table-cell office:value-type="float" office:value="8.878" calcext:value-type="float">
            <text:p>8.878</text:p>
          </table:table-cell>
        </table:table-row>
        <table:table-row table:style-name="ro1">
          <table:table-cell office:value-type="float" office:value="2.638" calcext:value-type="float">
            <text:p>2.638</text:p>
          </table:table-cell>
          <table:table-cell office:value-type="float" office:value="2.369" calcext:value-type="float">
            <text:p>2.369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2.638" calcext:value-type="float">
            <text:p>2.638</text:p>
          </table:table-cell>
          <table:table-cell office:value-type="float" office:value="2.369" calcext:value-type="float">
            <text:p>2.369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2.668" calcext:value-type="float">
            <text:p>2.668</text:p>
          </table:table-cell>
          <table:table-cell office:value-type="float" office:value="2.348" calcext:value-type="float">
            <text:p>2.348</text:p>
          </table:table-cell>
          <table:table-cell office:value-type="float" office:value="8.952" calcext:value-type="float">
            <text:p>8.952</text:p>
          </table:table-cell>
        </table:table-row>
        <table:table-row table:style-name="ro1">
          <table:table-cell office:value-type="float" office:value="2.668" calcext:value-type="float">
            <text:p>2.668</text:p>
          </table:table-cell>
          <table:table-cell office:value-type="float" office:value="2.348" calcext:value-type="float">
            <text:p>2.348</text:p>
          </table:table-cell>
          <table:table-cell office:value-type="float" office:value="8.952" calcext:value-type="float">
            <text:p>8.952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2.323" calcext:value-type="float">
            <text:p>2.323</text:p>
          </table:table-cell>
          <table:table-cell office:value-type="float" office:value="8.982" calcext:value-type="float">
            <text:p>8.982</text:p>
          </table:table-cell>
        </table:table-row>
        <table:table-row table:style-name="ro1">
          <table:table-cell office:value-type="float" office:value="2.811" calcext:value-type="float">
            <text:p>2.811</text:p>
          </table:table-cell>
          <table:table-cell office:value-type="float" office:value="2.284" calcext:value-type="float">
            <text:p>2.284</text:p>
          </table:table-cell>
          <table:table-cell office:value-type="float" office:value="8.992" calcext:value-type="float">
            <text:p>8.992</text:p>
          </table:table-cell>
        </table:table-row>
        <table:table-row table:style-name="ro1">
          <table:table-cell office:value-type="float" office:value="2.811" calcext:value-type="float">
            <text:p>2.811</text:p>
          </table:table-cell>
          <table:table-cell office:value-type="float" office:value="2.284" calcext:value-type="float">
            <text:p>2.284</text:p>
          </table:table-cell>
          <table:table-cell office:value-type="float" office:value="8.992" calcext:value-type="float">
            <text:p>8.992</text:p>
          </table:table-cell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2.248" calcext:value-type="float">
            <text:p>2.248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2.248" calcext:value-type="float">
            <text:p>2.248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2.213" calcext:value-type="float">
            <text:p>2.213</text:p>
          </table:table-cell>
          <table:table-cell office:value-type="float" office:value="8.936" calcext:value-type="float">
            <text:p>8.936</text:p>
          </table:table-cell>
        </table:table-row>
        <table:table-row table:style-name="ro1">
          <table:table-cell office:value-type="float" office:value="2.948" calcext:value-type="float">
            <text:p>2.948</text:p>
          </table:table-cell>
          <table:table-cell office:value-type="float" office:value="2.196" calcext:value-type="float">
            <text:p>2.196</text:p>
          </table:table-cell>
          <table:table-cell office:value-type="float" office:value="8.905" calcext:value-type="float">
            <text:p>8.905</text:p>
          </table:table-cell>
        </table:table-row>
        <table:table-row table:style-name="ro1">
          <table:table-cell office:value-type="float" office:value="2.948" calcext:value-type="float">
            <text:p>2.948</text:p>
          </table:table-cell>
          <table:table-cell office:value-type="float" office:value="2.196" calcext:value-type="float">
            <text:p>2.196</text:p>
          </table:table-cell>
          <table:table-cell office:value-type="float" office:value="8.905" calcext:value-type="float">
            <text:p>8.905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2.19" calcext:value-type="float">
            <text:p>2.19</text:p>
          </table:table-cell>
          <table:table-cell office:value-type="float" office:value="8.906" calcext:value-type="float">
            <text:p>8.906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2.19" calcext:value-type="float">
            <text:p>2.19</text:p>
          </table:table-cell>
          <table:table-cell office:value-type="float" office:value="8.906" calcext:value-type="float">
            <text:p>8.906</text:p>
          </table:table-cell>
        </table:table-row>
        <table:table-row table:style-name="ro1">
          <table:table-cell office:value-type="float" office:value="2.943" calcext:value-type="float">
            <text:p>2.943</text:p>
          </table:table-cell>
          <table:table-cell office:value-type="float" office:value="2.186" calcext:value-type="float">
            <text:p>2.186</text:p>
          </table:table-cell>
          <table:table-cell office:value-type="float" office:value="8.938" calcext:value-type="float">
            <text:p>8.938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2.17" calcext:value-type="float">
            <text:p>2.17</text:p>
          </table:table-cell>
          <table:table-cell office:value-type="float" office:value="8.988" calcext:value-type="float">
            <text:p>8.988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2.17" calcext:value-type="float">
            <text:p>2.17</text:p>
          </table:table-cell>
          <table:table-cell office:value-type="float" office:value="8.988" calcext:value-type="float">
            <text:p>8.988</text:p>
          </table:table-cell>
        </table:table-row>
        <table:table-row table:style-name="ro1">
          <table:table-cell office:value-type="float" office:value="2.819" calcext:value-type="float">
            <text:p>2.819</text:p>
          </table:table-cell>
          <table:table-cell office:value-type="float" office:value="2.146" calcext:value-type="float">
            <text:p>2.146</text:p>
          </table:table-cell>
          <table:table-cell office:value-type="float" office:value="9.049" calcext:value-type="float">
            <text:p>9.049</text:p>
          </table:table-cell>
        </table:table-row>
        <table:table-row table:style-name="ro1">
          <table:table-cell office:value-type="float" office:value="2.819" calcext:value-type="float">
            <text:p>2.819</text:p>
          </table:table-cell>
          <table:table-cell office:value-type="float" office:value="2.146" calcext:value-type="float">
            <text:p>2.146</text:p>
          </table:table-cell>
          <table:table-cell office:value-type="float" office:value="9.049" calcext:value-type="float">
            <text:p>9.049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2.12" calcext:value-type="float">
            <text:p>2.12</text:p>
          </table:table-cell>
          <table:table-cell office:value-type="float" office:value="9.106" calcext:value-type="float">
            <text:p>9.106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2.12" calcext:value-type="float">
            <text:p>2.12</text:p>
          </table:table-cell>
          <table:table-cell office:value-type="float" office:value="9.106" calcext:value-type="float">
            <text:p>9.10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.101" calcext:value-type="float">
            <text:p>2.101</text:p>
          </table:table-cell>
          <table:table-cell office:value-type="float" office:value="9.153" calcext:value-type="float">
            <text:p>9.153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2.087" calcext:value-type="float">
            <text:p>2.087</text:p>
          </table:table-cell>
          <table:table-cell office:value-type="float" office:value="9.186" calcext:value-type="float">
            <text:p>9.186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2.087" calcext:value-type="float">
            <text:p>2.087</text:p>
          </table:table-cell>
          <table:table-cell office:value-type="float" office:value="9.186" calcext:value-type="float">
            <text:p>9.186</text:p>
          </table:table-cell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2.077" calcext:value-type="float">
            <text:p>2.077</text:p>
          </table:table-cell>
          <table:table-cell office:value-type="float" office:value="9.208" calcext:value-type="float">
            <text:p>9.208</text:p>
          </table:table-cell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2.077" calcext:value-type="float">
            <text:p>2.077</text:p>
          </table:table-cell>
          <table:table-cell office:value-type="float" office:value="9.208" calcext:value-type="float">
            <text:p>9.208</text:p>
          </table:table-cell>
        </table:table-row>
        <table:table-row table:style-name="ro1">
          <table:table-cell office:value-type="float" office:value="2.739" calcext:value-type="float">
            <text:p>2.739</text:p>
          </table:table-cell>
          <table:table-cell office:value-type="float" office:value="2.061" calcext:value-type="float">
            <text:p>2.061</text:p>
          </table:table-cell>
          <table:table-cell office:value-type="float" office:value="9.203" calcext:value-type="float">
            <text:p>9.203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.022" calcext:value-type="float">
            <text:p>2.022</text:p>
          </table:table-cell>
          <table:table-cell office:value-type="float" office:value="9.179" calcext:value-type="float">
            <text:p>9.179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.022" calcext:value-type="float">
            <text:p>2.022</text:p>
          </table:table-cell>
          <table:table-cell office:value-type="float" office:value="9.179" calcext:value-type="float">
            <text:p>9.179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1.99" calcext:value-type="float">
            <text:p>1.99</text:p>
          </table:table-cell>
          <table:table-cell office:value-type="float" office:value="9.155" calcext:value-type="float">
            <text:p>9.155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1.99" calcext:value-type="float">
            <text:p>1.99</text:p>
          </table:table-cell>
          <table:table-cell office:value-type="float" office:value="9.155" calcext:value-type="float">
            <text:p>9.155</text:p>
          </table:table-cell>
        </table:table-row>
        <table:table-row table:style-name="ro1">
          <table:table-cell office:value-type="float" office:value="2.893" calcext:value-type="float">
            <text:p>2.893</text:p>
          </table:table-cell>
          <table:table-cell office:value-type="float" office:value="1.954" calcext:value-type="float">
            <text:p>1.954</text:p>
          </table:table-cell>
          <table:table-cell office:value-type="float" office:value="9.156" calcext:value-type="float">
            <text:p>9.156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1.938" calcext:value-type="float">
            <text:p>1.938</text:p>
          </table:table-cell>
          <table:table-cell office:value-type="float" office:value="9.207" calcext:value-type="float">
            <text:p>9.207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1.938" calcext:value-type="float">
            <text:p>1.938</text:p>
          </table:table-cell>
          <table:table-cell office:value-type="float" office:value="9.207" calcext:value-type="float">
            <text:p>9.207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1.939" calcext:value-type="float">
            <text:p>1.939</text:p>
          </table:table-cell>
          <table:table-cell office:value-type="float" office:value="9.302" calcext:value-type="float">
            <text:p>9.302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1.939" calcext:value-type="float">
            <text:p>1.939</text:p>
          </table:table-cell>
          <table:table-cell office:value-type="float" office:value="9.302" calcext:value-type="float">
            <text:p>9.302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1.943" calcext:value-type="float">
            <text:p>1.943</text:p>
          </table:table-cell>
          <table:table-cell office:value-type="float" office:value="9.432" calcext:value-type="float">
            <text:p>9.432</text:p>
          </table:table-cell>
        </table:table-row>
        <table:table-row table:style-name="ro1">
          <table:table-cell office:value-type="float" office:value="2.786" calcext:value-type="float">
            <text:p>2.786</text:p>
          </table:table-cell>
          <table:table-cell office:value-type="float" office:value="1.942" calcext:value-type="float">
            <text:p>1.942</text:p>
          </table:table-cell>
          <table:table-cell office:value-type="float" office:value="9.555" calcext:value-type="float">
            <text:p>9.555</text:p>
          </table:table-cell>
        </table:table-row>
        <table:table-row table:style-name="ro1">
          <table:table-cell office:value-type="float" office:value="2.786" calcext:value-type="float">
            <text:p>2.786</text:p>
          </table:table-cell>
          <table:table-cell office:value-type="float" office:value="1.942" calcext:value-type="float">
            <text:p>1.942</text:p>
          </table:table-cell>
          <table:table-cell office:value-type="float" office:value="9.555" calcext:value-type="float">
            <text:p>9.555</text:p>
          </table:table-cell>
        </table:table-row>
        <table:table-row table:style-name="ro1">
          <table:table-cell office:value-type="float" office:value="2.753" calcext:value-type="float">
            <text:p>2.753</text:p>
          </table:table-cell>
          <table:table-cell office:value-type="float" office:value="1.922" calcext:value-type="float">
            <text:p>1.92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2.753" calcext:value-type="float">
            <text:p>2.753</text:p>
          </table:table-cell>
          <table:table-cell office:value-type="float" office:value="1.922" calcext:value-type="float">
            <text:p>1.92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2.737" calcext:value-type="float">
            <text:p>2.737</text:p>
          </table:table-cell>
          <table:table-cell office:value-type="float" office:value="1.889" calcext:value-type="float">
            <text:p>1.889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2.748" calcext:value-type="float">
            <text:p>2.748</text:p>
          </table:table-cell>
          <table:table-cell office:value-type="float" office:value="1.844" calcext:value-type="float">
            <text:p>1.84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2.748" calcext:value-type="float">
            <text:p>2.748</text:p>
          </table:table-cell>
          <table:table-cell office:value-type="float" office:value="1.844" calcext:value-type="float">
            <text:p>1.84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05" calcext:value-type="float">
            <text:p>1.805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05" calcext:value-type="float">
            <text:p>1.805</text:p>
          </table:table-cell>
          <table:table-cell office:value-type="float" office:value="9.781" calcext:value-type="float">
            <text:p>9.781</text:p>
          </table:table-cell>
        </table:table-row>
        <table:table-row table:style-name="ro1">
          <table:table-cell office:value-type="float" office:value="2.814" calcext:value-type="float">
            <text:p>2.814</text:p>
          </table:table-cell>
          <table:table-cell office:value-type="float" office:value="1.772" calcext:value-type="float">
            <text:p>1.772</text:p>
          </table:table-cell>
          <table:table-cell office:value-type="float" office:value="9.822" calcext:value-type="float">
            <text:p>9.822</text:p>
          </table:table-cell>
        </table:table-row>
        <table:table-row table:style-name="ro1">
          <table:table-cell office:value-type="float" office:value="2.844" calcext:value-type="float">
            <text:p>2.844</text:p>
          </table:table-cell>
          <table:table-cell office:value-type="float" office:value="1.76" calcext:value-type="float">
            <text:p>1.76</text:p>
          </table:table-cell>
          <table:table-cell office:value-type="float" office:value="9.894" calcext:value-type="float">
            <text:p>9.894</text:p>
          </table:table-cell>
        </table:table-row>
        <table:table-row table:style-name="ro1">
          <table:table-cell office:value-type="float" office:value="2.844" calcext:value-type="float">
            <text:p>2.844</text:p>
          </table:table-cell>
          <table:table-cell office:value-type="float" office:value="1.76" calcext:value-type="float">
            <text:p>1.76</text:p>
          </table:table-cell>
          <table:table-cell office:value-type="float" office:value="9.894" calcext:value-type="float">
            <text:p>9.894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747" calcext:value-type="float">
            <text:p>1.747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747" calcext:value-type="float">
            <text:p>1.747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1.738" calcext:value-type="float">
            <text:p>1.738</text:p>
          </table:table-cell>
          <table:table-cell office:value-type="float" office:value="10.102" calcext:value-type="float">
            <text:p>10.102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.728" calcext:value-type="float">
            <text:p>1.728</text:p>
          </table:table-cell>
          <table:table-cell office:value-type="float" office:value="10.191" calcext:value-type="float">
            <text:p>10.19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.728" calcext:value-type="float">
            <text:p>1.728</text:p>
          </table:table-cell>
          <table:table-cell office:value-type="float" office:value="10.191" calcext:value-type="float">
            <text:p>10.191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1.722" calcext:value-type="float">
            <text:p>1.722</text:p>
          </table:table-cell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1.722" calcext:value-type="float">
            <text:p>1.722</text:p>
          </table:table-cell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2.691" calcext:value-type="float">
            <text:p>2.691</text:p>
          </table:table-cell>
          <table:table-cell office:value-type="float" office:value="1.729" calcext:value-type="float">
            <text:p>1.729</text:p>
          </table:table-cell>
          <table:table-cell office:value-type="float" office:value="10.289" calcext:value-type="float">
            <text:p>10.289</text:p>
          </table:table-cell>
        </table:table-row>
        <table:table-row table:style-name="ro1">
          <table:table-cell office:value-type="float" office:value="2.691" calcext:value-type="float">
            <text:p>2.691</text:p>
          </table:table-cell>
          <table:table-cell office:value-type="float" office:value="1.729" calcext:value-type="float">
            <text:p>1.729</text:p>
          </table:table-cell>
          <table:table-cell office:value-type="float" office:value="10.289" calcext:value-type="float">
            <text:p>10.289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1.745" calcext:value-type="float">
            <text:p>1.745</text:p>
          </table:table-cell>
          <table:table-cell office:value-type="float" office:value="10.293" calcext:value-type="float">
            <text:p>10.293</text:p>
          </table:table-cell>
        </table:table-row>
        <table:table-row table:style-name="ro1">
          <table:table-cell office:value-type="float" office:value="2.674" calcext:value-type="float">
            <text:p>2.674</text:p>
          </table:table-cell>
          <table:table-cell office:value-type="float" office:value="1.756" calcext:value-type="float">
            <text:p>1.756</text:p>
          </table:table-cell>
          <table:table-cell office:value-type="float" office:value="10.253" calcext:value-type="float">
            <text:p>10.253</text:p>
          </table:table-cell>
        </table:table-row>
        <table:table-row table:style-name="ro1">
          <table:table-cell office:value-type="float" office:value="2.674" calcext:value-type="float">
            <text:p>2.674</text:p>
          </table:table-cell>
          <table:table-cell office:value-type="float" office:value="1.756" calcext:value-type="float">
            <text:p>1.756</text:p>
          </table:table-cell>
          <table:table-cell office:value-type="float" office:value="10.253" calcext:value-type="float">
            <text:p>10.253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1.76" calcext:value-type="float">
            <text:p>1.76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1.76" calcext:value-type="float">
            <text:p>1.76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.751" calcext:value-type="float">
            <text:p>1.751</text:p>
          </table:table-cell>
          <table:table-cell office:value-type="float" office:value="10.025" calcext:value-type="float">
            <text:p>10.025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1.742" calcext:value-type="float">
            <text:p>1.742</text:p>
          </table:table-cell>
          <table:table-cell office:value-type="float" office:value="9.819" calcext:value-type="float">
            <text:p>9.819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1.742" calcext:value-type="float">
            <text:p>1.742</text:p>
          </table:table-cell>
          <table:table-cell office:value-type="float" office:value="9.819" calcext:value-type="float">
            <text:p>9.819</text:p>
          </table:table-cell>
        </table:table-row>
        <table:table-row table:style-name="ro1">
          <table:table-cell office:value-type="float" office:value="2.582" calcext:value-type="float">
            <text:p>2.582</text:p>
          </table:table-cell>
          <table:table-cell office:value-type="float" office:value="1.735" calcext:value-type="float">
            <text:p>1.735</text:p>
          </table:table-cell>
          <table:table-cell office:value-type="float" office:value="9.552" calcext:value-type="float">
            <text:p>9.552</text:p>
          </table:table-cell>
        </table:table-row>
        <table:table-row table:style-name="ro1">
          <table:table-cell office:value-type="float" office:value="2.582" calcext:value-type="float">
            <text:p>2.582</text:p>
          </table:table-cell>
          <table:table-cell office:value-type="float" office:value="1.735" calcext:value-type="float">
            <text:p>1.735</text:p>
          </table:table-cell>
          <table:table-cell office:value-type="float" office:value="9.552" calcext:value-type="float">
            <text:p>9.552</text:p>
          </table:table-cell>
        </table:table-row>
        <table:table-row table:style-name="ro1">
          <table:table-cell office:value-type="float" office:value="2.536" calcext:value-type="float">
            <text:p>2.536</text:p>
          </table:table-cell>
          <table:table-cell office:value-type="float" office:value="1.747" calcext:value-type="float">
            <text:p>1.747</text:p>
          </table:table-cell>
          <table:table-cell office:value-type="float" office:value="9.237" calcext:value-type="float">
            <text:p>9.23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793" calcext:value-type="float">
            <text:p>1.793</text:p>
          </table:table-cell>
          <table:table-cell office:value-type="float" office:value="8.887" calcext:value-type="float">
            <text:p>8.88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793" calcext:value-type="float">
            <text:p>1.793</text:p>
          </table:table-cell>
          <table:table-cell office:value-type="float" office:value="8.887" calcext:value-type="float">
            <text:p>8.887</text:p>
          </table:table-cell>
        </table:table-row>
        <table:table-row table:style-name="ro1">
          <table:table-cell office:value-type="float" office:value="2.491" calcext:value-type="float">
            <text:p>2.491</text:p>
          </table:table-cell>
          <table:table-cell office:value-type="float" office:value="1.892" calcext:value-type="float">
            <text:p>1.892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2.491" calcext:value-type="float">
            <text:p>2.491</text:p>
          </table:table-cell>
          <table:table-cell office:value-type="float" office:value="1.892" calcext:value-type="float">
            <text:p>1.892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03" calcext:value-type="float">
            <text:p>2.003</text:p>
          </table:table-cell>
          <table:table-cell office:value-type="float" office:value="7.932" calcext:value-type="float">
            <text:p>7.932</text:p>
          </table:table-cell>
        </table:table-row>
        <table:table-row table:style-name="ro1">
          <table:table-cell office:value-type="float" office:value="2.576" calcext:value-type="float">
            <text:p>2.576</text:p>
          </table:table-cell>
          <table:table-cell office:value-type="float" office:value="2.117" calcext:value-type="float">
            <text:p>2.117</text:p>
          </table:table-cell>
          <table:table-cell office:value-type="float" office:value="7.285" calcext:value-type="float">
            <text:p>7.285</text:p>
          </table:table-cell>
        </table:table-row>
        <table:table-row table:style-name="ro1">
          <table:table-cell office:value-type="float" office:value="2.576" calcext:value-type="float">
            <text:p>2.576</text:p>
          </table:table-cell>
          <table:table-cell office:value-type="float" office:value="2.117" calcext:value-type="float">
            <text:p>2.117</text:p>
          </table:table-cell>
          <table:table-cell office:value-type="float" office:value="7.285" calcext:value-type="float">
            <text:p>7.285</text:p>
          </table:table-cell>
        </table:table-row>
        <table:table-row table:style-name="ro1">
          <table:table-cell office:value-type="float" office:value="2.742" calcext:value-type="float">
            <text:p>2.742</text:p>
          </table:table-cell>
          <table:table-cell office:value-type="float" office:value="2.11" calcext:value-type="float">
            <text:p>2.11</text:p>
          </table:table-cell>
          <table:table-cell office:value-type="float" office:value="6.539" calcext:value-type="float">
            <text:p>6.539</text:p>
          </table:table-cell>
        </table:table-row>
        <table:table-row table:style-name="ro1">
          <table:table-cell office:value-type="float" office:value="2.742" calcext:value-type="float">
            <text:p>2.742</text:p>
          </table:table-cell>
          <table:table-cell office:value-type="float" office:value="2.11" calcext:value-type="float">
            <text:p>2.11</text:p>
          </table:table-cell>
          <table:table-cell office:value-type="float" office:value="6.539" calcext:value-type="float">
            <text:p>6.539</text:p>
          </table:table-cell>
        </table:table-row>
        <table:table-row table:style-name="ro1">
          <table:table-cell office:value-type="float" office:value="3.031" calcext:value-type="float">
            <text:p>3.031</text:p>
          </table:table-cell>
          <table:table-cell office:value-type="float" office:value="1.988" calcext:value-type="float">
            <text:p>1.988</text:p>
          </table:table-cell>
          <table:table-cell office:value-type="float" office:value="5.819" calcext:value-type="float">
            <text:p>5.819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1.761" calcext:value-type="float">
            <text:p>1.761</text:p>
          </table:table-cell>
          <table:table-cell office:value-type="float" office:value="5.168" calcext:value-type="float">
            <text:p>5.168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1.761" calcext:value-type="float">
            <text:p>1.761</text:p>
          </table:table-cell>
          <table:table-cell office:value-type="float" office:value="5.168" calcext:value-type="float">
            <text:p>5.168</text:p>
          </table:table-cell>
        </table:table-row>
        <table:table-row table:style-name="ro1">
          <table:table-cell office:value-type="float" office:value="3.541" calcext:value-type="float">
            <text:p>3.541</text:p>
          </table:table-cell>
          <table:table-cell office:value-type="float" office:value="1.434" calcext:value-type="float">
            <text:p>1.434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.541" calcext:value-type="float">
            <text:p>3.541</text:p>
          </table:table-cell>
          <table:table-cell office:value-type="float" office:value="1.434" calcext:value-type="float">
            <text:p>1.434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.538" calcext:value-type="float">
            <text:p>3.538</text:p>
          </table:table-cell>
          <table:table-cell office:value-type="float" office:value="1.21" calcext:value-type="float">
            <text:p>1.21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 office:value-type="float" office:value="3.196" calcext:value-type="float">
            <text:p>3.196</text:p>
          </table:table-cell>
          <table:table-cell office:value-type="float" office:value="0.952" calcext:value-type="float">
            <text:p>0.952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3.196" calcext:value-type="float">
            <text:p>3.196</text:p>
          </table:table-cell>
          <table:table-cell office:value-type="float" office:value="0.952" calcext:value-type="float">
            <text:p>0.952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2.647" calcext:value-type="float">
            <text:p>2.647</text:p>
          </table:table-cell>
          <table:table-cell office:value-type="float" office:value="0.823" calcext:value-type="float">
            <text:p>0.823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2.647" calcext:value-type="float">
            <text:p>2.647</text:p>
          </table:table-cell>
          <table:table-cell office:value-type="float" office:value="0.823" calcext:value-type="float">
            <text:p>0.823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0.771" calcext:value-type="float">
            <text:p>0.771</text:p>
          </table:table-cell>
          <table:table-cell office:value-type="float" office:value="-0.527" calcext:value-type="float">
            <text:p>-0.527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784" calcext:value-type="float">
            <text:p>0.784</text:p>
          </table:table-cell>
          <table:table-cell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784" calcext:value-type="float">
            <text:p>0.784</text:p>
          </table:table-cell>
          <table:table-cell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896" calcext:value-type="float">
            <text:p>0.896</text:p>
          </table:table-cell>
          <table:table-cell office:value-type="float" office:value="-0.418" calcext:value-type="float">
            <text:p>-0.418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896" calcext:value-type="float">
            <text:p>0.896</text:p>
          </table:table-cell>
          <table:table-cell office:value-type="float" office:value="-0.418" calcext:value-type="float">
            <text:p>-0.418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.016" calcext:value-type="float">
            <text:p>1.01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.016" calcext:value-type="float">
            <text:p>1.01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1.101" calcext:value-type="float">
            <text:p>1.101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1.106" calcext:value-type="float">
            <text:p>1.106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1.106" calcext:value-type="float">
            <text:p>1.106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026" calcext:value-type="float">
            <text:p>1.02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026" calcext:value-type="float">
            <text:p>1.02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707" calcext:value-type="float">
            <text:p>0.707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707" calcext:value-type="float">
            <text:p>0.707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533" calcext:value-type="float">
            <text:p>0.533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533" calcext:value-type="float">
            <text:p>0.533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77" calcext:value-type="float">
            <text:p>0.277</text:p>
          </table:table-cell>
          <table:table-cell office:value-type="float" office:value="-0.084" calcext:value-type="float">
            <text:p>-0.08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77" calcext:value-type="float">
            <text:p>0.277</text:p>
          </table:table-cell>
          <table:table-cell office:value-type="float" office:value="-0.084" calcext:value-type="float">
            <text:p>-0.08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85" calcext:value-type="float">
            <text:p>0.385</text:p>
          </table:table-cell>
          <table:table-cell office:value-type="float" office:value="-0.441" calcext:value-type="float">
            <text:p>-0.441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669" calcext:value-type="float">
            <text:p>0.669</text:p>
          </table:table-cell>
          <table:table-cell office:value-type="float" office:value="-1.314" calcext:value-type="float">
            <text:p>-1.31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669" calcext:value-type="float">
            <text:p>0.669</text:p>
          </table:table-cell>
          <table:table-cell office:value-type="float" office:value="-1.314" calcext:value-type="float">
            <text:p>-1.31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49" calcext:value-type="float">
            <text:p>0.749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49" calcext:value-type="float">
            <text:p>0.749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float" office:value="-0.392" calcext:value-type="float">
            <text:p>-0.392</text:p>
          </table:table-cell>
          <table:table-cell office:value-type="float" office:value="0.722" calcext:value-type="float">
            <text:p>0.722</text:p>
          </table:table-cell>
          <table:table-cell office:value-type="float" office:value="-1.052" calcext:value-type="float">
            <text:p>-1.052</text:p>
          </table:table-cell>
        </table:table-row>
        <table:table-row table:style-name="ro1">
          <table:table-cell office:value-type="float" office:value="-1.501" calcext:value-type="float">
            <text:p>-1.501</text:p>
          </table:table-cell>
          <table:table-cell office:value-type="float" office:value="0.47" calcext:value-type="float">
            <text:p>0.47</text:p>
          </table:table-cell>
          <table:table-cell office:value-type="float" office:value="-0.319" calcext:value-type="float">
            <text:p>-0.319</text:p>
          </table:table-cell>
        </table:table-row>
        <table:table-row table:style-name="ro1">
          <table:table-cell office:value-type="float" office:value="-1.501" calcext:value-type="float">
            <text:p>-1.501</text:p>
          </table:table-cell>
          <table:table-cell office:value-type="float" office:value="0.47" calcext:value-type="float">
            <text:p>0.47</text:p>
          </table:table-cell>
          <table:table-cell office:value-type="float" office:value="-0.319" calcext:value-type="float">
            <text:p>-0.319</text:p>
          </table:table-cell>
        </table:table-row>
        <table:table-row table:style-name="ro1">
          <table:table-cell office:value-type="float" office:value="-2.859" calcext:value-type="float">
            <text:p>-2.859</text:p>
          </table:table-cell>
          <table:table-cell office:value-type="float" office:value="-0.117" calcext:value-type="float">
            <text:p>-0.11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2.859" calcext:value-type="float">
            <text:p>-2.859</text:p>
          </table:table-cell>
          <table:table-cell office:value-type="float" office:value="-0.117" calcext:value-type="float">
            <text:p>-0.11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4.471" calcext:value-type="float">
            <text:p>-4.471</text:p>
          </table:table-cell>
          <table:table-cell office:value-type="float" office:value="-0.757" calcext:value-type="float">
            <text:p>-0.757</text:p>
          </table:table-cell>
          <table:table-cell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-5.389" calcext:value-type="float">
            <text:p>-5.389</text:p>
          </table:table-cell>
          <table:table-cell office:value-type="float" office:value="-1.654" calcext:value-type="float">
            <text:p>-1.654</text:p>
          </table:table-cell>
          <table:table-cell office:value-type="float" office:value="9.229" calcext:value-type="float">
            <text:p>9.229</text:p>
          </table:table-cell>
        </table:table-row>
        <table:table-row table:style-name="ro1">
          <table:table-cell office:value-type="float" office:value="-5.389" calcext:value-type="float">
            <text:p>-5.389</text:p>
          </table:table-cell>
          <table:table-cell office:value-type="float" office:value="-1.654" calcext:value-type="float">
            <text:p>-1.654</text:p>
          </table:table-cell>
          <table:table-cell office:value-type="float" office:value="9.229" calcext:value-type="float">
            <text:p>9.229</text:p>
          </table:table-cell>
        </table:table-row>
        <table:table-row table:style-name="ro1">
          <table:table-cell office:value-type="float" office:value="-3.191" calcext:value-type="float">
            <text:p>-3.191</text:p>
          </table:table-cell>
          <table:table-cell office:value-type="float" office:value="-3.228" calcext:value-type="float">
            <text:p>-3.228</text:p>
          </table:table-cell>
          <table:table-cell office:value-type="float" office:value="13.696" calcext:value-type="float">
            <text:p>13.696</text:p>
          </table:table-cell>
        </table:table-row>
        <table:table-row table:style-name="ro1">
          <table:table-cell office:value-type="float" office:value="-3.191" calcext:value-type="float">
            <text:p>-3.191</text:p>
          </table:table-cell>
          <table:table-cell office:value-type="float" office:value="-3.228" calcext:value-type="float">
            <text:p>-3.228</text:p>
          </table:table-cell>
          <table:table-cell office:value-type="float" office:value="13.696" calcext:value-type="float">
            <text:p>13.696</text:p>
          </table:table-cell>
        </table:table-row>
        <table:table-row table:style-name="ro1">
          <table:table-cell office:value-type="float" office:value="-2.552" calcext:value-type="float">
            <text:p>-2.552</text:p>
          </table:table-cell>
          <table:table-cell office:value-type="float" office:value="-4.822" calcext:value-type="float">
            <text:p>-4.822</text:p>
          </table:table-cell>
          <table:table-cell office:value-type="float" office:value="15.242" calcext:value-type="float">
            <text:p>15.242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6.486" calcext:value-type="float">
            <text:p>-6.486</text:p>
          </table:table-cell>
          <table:table-cell office:value-type="float" office:value="14.729" calcext:value-type="float">
            <text:p>14.729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6.486" calcext:value-type="float">
            <text:p>-6.486</text:p>
          </table:table-cell>
          <table:table-cell office:value-type="float" office:value="14.729" calcext:value-type="float">
            <text:p>14.729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-7.57" calcext:value-type="float">
            <text:p>-7.57</text:p>
          </table:table-cell>
          <table:table-cell office:value-type="float" office:value="10.118" calcext:value-type="float">
            <text:p>10.118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-7.57" calcext:value-type="float">
            <text:p>-7.57</text:p>
          </table:table-cell>
          <table:table-cell office:value-type="float" office:value="10.118" calcext:value-type="float">
            <text:p>10.118</text:p>
          </table:table-cell>
        </table:table-row>
        <table:table-row table:style-name="ro1">
          <table:table-cell office:value-type="float" office:value="2.534" calcext:value-type="float">
            <text:p>2.534</text:p>
          </table:table-cell>
          <table:table-cell office:value-type="float" office:value="-7.761" calcext:value-type="float">
            <text:p>-7.761</text:p>
          </table:table-cell>
          <table:table-cell office:value-type="float" office:value="4.788" calcext:value-type="float">
            <text:p>4.788</text:p>
          </table:table-cell>
        </table:table-row>
        <table:table-row table:style-name="ro1">
          <table:table-cell office:value-type="float" office:value="2.534" calcext:value-type="float">
            <text:p>2.534</text:p>
          </table:table-cell>
          <table:table-cell office:value-type="float" office:value="-7.761" calcext:value-type="float">
            <text:p>-7.761</text:p>
          </table:table-cell>
          <table:table-cell office:value-type="float" office:value="4.788" calcext:value-type="float">
            <text:p>4.788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-6.895" calcext:value-type="float">
            <text:p>-6.895</text:p>
          </table:table-cell>
          <table:table-cell office:value-type="float" office:value="-0.798" calcext:value-type="float">
            <text:p>-0.79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5.423" calcext:value-type="float">
            <text:p>-5.423</text:p>
          </table:table-cell>
          <table:table-cell office:value-type="float" office:value="-4.483" calcext:value-type="float">
            <text:p>-4.48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5.423" calcext:value-type="float">
            <text:p>-5.423</text:p>
          </table:table-cell>
          <table:table-cell office:value-type="float" office:value="-4.483" calcext:value-type="float">
            <text:p>-4.483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-3.455" calcext:value-type="float">
            <text:p>-3.455</text:p>
          </table:table-cell>
          <table:table-cell office:value-type="float" office:value="-5.894" calcext:value-type="float">
            <text:p>-5.894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-3.455" calcext:value-type="float">
            <text:p>-3.455</text:p>
          </table:table-cell>
          <table:table-cell office:value-type="float" office:value="-5.894" calcext:value-type="float">
            <text:p>-5.894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-1.556" calcext:value-type="float">
            <text:p>-1.556</text:p>
          </table:table-cell>
          <table:table-cell office:value-type="float" office:value="-5.239" calcext:value-type="float">
            <text:p>-5.239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228" calcext:value-type="float">
            <text:p>0.228</text:p>
          </table:table-cell>
          <table:table-cell office:value-type="float" office:value="-2.86" calcext:value-type="float">
            <text:p>-2.86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228" calcext:value-type="float">
            <text:p>0.228</text:p>
          </table:table-cell>
          <table:table-cell office:value-type="float" office:value="-2.86" calcext:value-type="float">
            <text:p>-2.86</text:p>
          </table:table-cell>
        </table:table-row>
        <table:table-row table:style-name="ro1">
          <table:table-cell office:value-type="float" office:value="-0.069" calcext:value-type="float">
            <text:p>-0.069</text:p>
          </table:table-cell>
          <table:table-cell office:value-type="float" office:value="1.674" calcext:value-type="float">
            <text:p>1.674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-0.069" calcext:value-type="float">
            <text:p>-0.069</text:p>
          </table:table-cell>
          <table:table-cell office:value-type="float" office:value="1.674" calcext:value-type="float">
            <text:p>1.674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-0.629" calcext:value-type="float">
            <text:p>-0.629</text:p>
          </table:table-cell>
          <table:table-cell office:value-type="float" office:value="2.893" calcext:value-type="float">
            <text:p>2.893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1">
          <table:table-cell office:value-type="float" office:value="-0.769" calcext:value-type="float">
            <text:p>-0.769</text:p>
          </table:table-cell>
          <table:table-cell office:value-type="float" office:value="3.361" calcext:value-type="float">
            <text:p>3.361</text:p>
          </table:table-cell>
          <table:table-cell office:value-type="float" office:value="4.183" calcext:value-type="float">
            <text:p>4.183</text:p>
          </table:table-cell>
        </table:table-row>
        <table:table-row table:style-name="ro1">
          <table:table-cell office:value-type="float" office:value="-0.769" calcext:value-type="float">
            <text:p>-0.769</text:p>
          </table:table-cell>
          <table:table-cell office:value-type="float" office:value="3.361" calcext:value-type="float">
            <text:p>3.361</text:p>
          </table:table-cell>
          <table:table-cell office:value-type="float" office:value="4.183" calcext:value-type="float">
            <text:p>4.183</text:p>
          </table:table-cell>
        </table:table-row>
        <table:table-row table:style-name="ro1">
          <table:table-cell office:value-type="float" office:value="-1.119" calcext:value-type="float">
            <text:p>-1.119</text:p>
          </table:table-cell>
          <table:table-cell office:value-type="float" office:value="3.494" calcext:value-type="float">
            <text:p>3.494</text:p>
          </table:table-cell>
          <table:table-cell office:value-type="float" office:value="5.011" calcext:value-type="float">
            <text:p>5.011</text:p>
          </table:table-cell>
        </table:table-row>
        <table:table-row table:style-name="ro1">
          <table:table-cell office:value-type="float" office:value="-1.119" calcext:value-type="float">
            <text:p>-1.119</text:p>
          </table:table-cell>
          <table:table-cell office:value-type="float" office:value="3.494" calcext:value-type="float">
            <text:p>3.494</text:p>
          </table:table-cell>
          <table:table-cell office:value-type="float" office:value="5.011" calcext:value-type="float">
            <text:p>5.011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  <table:table-cell office:value-type="float" office:value="4.494" calcext:value-type="float">
            <text:p>4.494</text:p>
          </table:table-cell>
          <table:table-cell office:value-type="float" office:value="5.503" calcext:value-type="float">
            <text:p>5.503</text:p>
          </table:table-cell>
        </table:table-row>
        <table:table-row table:style-name="ro1">
          <table:table-cell office:value-type="float" office:value="2.314" calcext:value-type="float">
            <text:p>2.314</text:p>
          </table:table-cell>
          <table:table-cell office:value-type="float" office:value="6.603" calcext:value-type="float">
            <text:p>6.603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314" calcext:value-type="float">
            <text:p>2.314</text:p>
          </table:table-cell>
          <table:table-cell office:value-type="float" office:value="6.603" calcext:value-type="float">
            <text:p>6.603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586" calcext:value-type="float">
            <text:p>3.586</text:p>
          </table:table-cell>
          <table:table-cell office:value-type="float" office:value="7.565" calcext:value-type="float">
            <text:p>7.565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 office:value-type="float" office:value="3.586" calcext:value-type="float">
            <text:p>3.586</text:p>
          </table:table-cell>
          <table:table-cell office:value-type="float" office:value="7.565" calcext:value-type="float">
            <text:p>7.565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 office:value-type="float" office:value="5.572" calcext:value-type="float">
            <text:p>5.572</text:p>
          </table:table-cell>
          <table:table-cell office:value-type="float" office:value="8.944" calcext:value-type="float">
            <text:p>8.944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4.744" calcext:value-type="float">
            <text:p>4.744</text:p>
          </table:table-cell>
          <table:table-cell office:value-type="float" office:value="8.128" calcext:value-type="float">
            <text:p>8.128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4.744" calcext:value-type="float">
            <text:p>4.744</text:p>
          </table:table-cell>
          <table:table-cell office:value-type="float" office:value="8.128" calcext:value-type="float">
            <text:p>8.128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7.681" calcext:value-type="float">
            <text:p>7.681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7.681" calcext:value-type="float">
            <text:p>7.681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8.259" calcext:value-type="float">
            <text:p>8.259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-0.412" calcext:value-type="float">
            <text:p>-0.412</text:p>
          </table:table-cell>
          <table:table-cell office:value-type="float" office:value="9.863" calcext:value-type="float">
            <text:p>9.863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float" office:value="-0.412" calcext:value-type="float">
            <text:p>-0.412</text:p>
          </table:table-cell>
          <table:table-cell office:value-type="float" office:value="9.863" calcext:value-type="float">
            <text:p>9.863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11.094" calcext:value-type="float">
            <text:p>11.094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11.094" calcext:value-type="float">
            <text:p>11.094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12.371" calcext:value-type="float">
            <text:p>12.371</text:p>
          </table:table-cell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12.371" calcext:value-type="float">
            <text:p>12.371</text:p>
          </table:table-cell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1.023" calcext:value-type="float">
            <text:p>11.023</text:p>
          </table:table-cell>
          <table:table-cell office:value-type="float" office:value="2.129" calcext:value-type="float">
            <text:p>2.129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9.299" calcext:value-type="float">
            <text:p>9.299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9.299" calcext:value-type="float">
            <text:p>9.299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7.913" calcext:value-type="float">
            <text:p>7.913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7.913" calcext:value-type="float">
            <text:p>7.913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7.033" calcext:value-type="float">
            <text:p>7.033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7.69" calcext:value-type="float">
            <text:p>7.69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7.69" calcext:value-type="float">
            <text:p>7.69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8.3" calcext:value-type="float">
            <text:p>8.3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8.3" calcext:value-type="float">
            <text:p>8.3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8.915" calcext:value-type="float">
            <text:p>8.915</text:p>
          </table:table-cell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9.148" calcext:value-type="float">
            <text:p>9.148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9.148" calcext:value-type="float">
            <text:p>9.148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9.301" calcext:value-type="float">
            <text:p>9.301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9.301" calcext:value-type="float">
            <text:p>9.301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9.816" calcext:value-type="float">
            <text:p>9.816</text:p>
          </table:table-cell>
          <table:table-cell office:value-type="float" office:value="-0.076" calcext:value-type="float">
            <text:p>-0.076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0.033" calcext:value-type="float">
            <text:p>10.0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0.033" calcext:value-type="float">
            <text:p>10.0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0.105" calcext:value-type="float">
            <text:p>10.10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0.299" calcext:value-type="float">
            <text:p>10.299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0.299" calcext:value-type="float">
            <text:p>10.299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0.064" calcext:value-type="float">
            <text:p>10.064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0.064" calcext:value-type="float">
            <text:p>10.064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9.868" calcext:value-type="float">
            <text:p>9.868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9.996" calcext:value-type="float">
            <text:p>9.996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9.996" calcext:value-type="float">
            <text:p>9.996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9.758" calcext:value-type="float">
            <text:p>9.758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9.758" calcext:value-type="float">
            <text:p>9.758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9.43" calcext:value-type="float">
            <text:p>9.43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9.503" calcext:value-type="float">
            <text:p>9.503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9.503" calcext:value-type="float">
            <text:p>9.503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8.934" calcext:value-type="float">
            <text:p>8.934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8.934" calcext:value-type="float">
            <text:p>8.934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8.457" calcext:value-type="float">
            <text:p>8.457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8.457" calcext:value-type="float">
            <text:p>8.457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.213" calcext:value-type="float">
            <text:p>8.213</text:p>
          </table:table-cell>
          <table:table-cell office:value-type="float" office:value="2.397" calcext:value-type="float">
            <text:p>2.39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7.84" calcext:value-type="float">
            <text:p>7.84</text:p>
          </table:table-cell>
          <table:table-cell office:value-type="float" office:value="2.935" calcext:value-type="float">
            <text:p>2.93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7.84" calcext:value-type="float">
            <text:p>7.84</text:p>
          </table:table-cell>
          <table:table-cell office:value-type="float" office:value="2.935" calcext:value-type="float">
            <text:p>2.93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7.605" calcext:value-type="float">
            <text:p>7.60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7.605" calcext:value-type="float">
            <text:p>7.60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7.347" calcext:value-type="float">
            <text:p>7.347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8.3" calcext:value-type="float">
            <text:p>8.3</text:p>
          </table:table-cell>
          <table:table-cell office:value-type="float" office:value="5.932" calcext:value-type="float">
            <text:p>5.932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8.3" calcext:value-type="float">
            <text:p>8.3</text:p>
          </table:table-cell>
          <table:table-cell office:value-type="float" office:value="5.932" calcext:value-type="float">
            <text:p>5.932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7.765" calcext:value-type="float">
            <text:p>7.765</text:p>
          </table:table-cell>
          <table:table-cell office:value-type="float" office:value="6.784" calcext:value-type="float">
            <text:p>6.784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7.765" calcext:value-type="float">
            <text:p>7.765</text:p>
          </table:table-cell>
          <table:table-cell office:value-type="float" office:value="6.784" calcext:value-type="float">
            <text:p>6.784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7.481" calcext:value-type="float">
            <text:p>7.481</text:p>
          </table:table-cell>
          <table:table-cell office:value-type="float" office:value="7.435" calcext:value-type="float">
            <text:p>7.43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5.882" calcext:value-type="float">
            <text:p>5.882</text:p>
          </table:table-cell>
          <table:table-cell office:value-type="float" office:value="7.169" calcext:value-type="float">
            <text:p>7.16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5.882" calcext:value-type="float">
            <text:p>5.882</text:p>
          </table:table-cell>
          <table:table-cell office:value-type="float" office:value="7.169" calcext:value-type="float">
            <text:p>7.169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4.325" calcext:value-type="float">
            <text:p>4.325</text:p>
          </table:table-cell>
          <table:table-cell office:value-type="float" office:value="6.398" calcext:value-type="float">
            <text:p>6.398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4.325" calcext:value-type="float">
            <text:p>4.325</text:p>
          </table:table-cell>
          <table:table-cell office:value-type="float" office:value="6.398" calcext:value-type="float">
            <text:p>6.39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3.057" calcext:value-type="float">
            <text:p>3.057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-0.708" calcext:value-type="float">
            <text:p>-0.708</text:p>
          </table:table-cell>
          <table:table-cell office:value-type="float" office:value="2.879" calcext:value-type="float">
            <text:p>2.879</text:p>
          </table:table-cell>
          <table:table-cell office:value-type="float" office:value="6.229" calcext:value-type="float">
            <text:p>6.229</text:p>
          </table:table-cell>
        </table:table-row>
        <table:table-row table:style-name="ro1">
          <table:table-cell office:value-type="float" office:value="-0.708" calcext:value-type="float">
            <text:p>-0.708</text:p>
          </table:table-cell>
          <table:table-cell office:value-type="float" office:value="2.879" calcext:value-type="float">
            <text:p>2.879</text:p>
          </table:table-cell>
          <table:table-cell office:value-type="float" office:value="6.229" calcext:value-type="float">
            <text:p>6.229</text:p>
          </table:table-cell>
        </table:table-row>
        <table:table-row table:style-name="ro1">
          <table:table-cell office:value-type="float" office:value="-0.782" calcext:value-type="float">
            <text:p>-0.782</text:p>
          </table:table-cell>
          <table:table-cell office:value-type="float" office:value="3.402" calcext:value-type="float">
            <text:p>3.402</text:p>
          </table:table-cell>
          <table:table-cell office:value-type="float" office:value="6.753" calcext:value-type="float">
            <text:p>6.753</text:p>
          </table:table-cell>
        </table:table-row>
        <table:table-row table:style-name="ro1">
          <table:table-cell office:value-type="float" office:value="-0.782" calcext:value-type="float">
            <text:p>-0.782</text:p>
          </table:table-cell>
          <table:table-cell office:value-type="float" office:value="3.402" calcext:value-type="float">
            <text:p>3.402</text:p>
          </table:table-cell>
          <table:table-cell office:value-type="float" office:value="6.753" calcext:value-type="float">
            <text:p>6.753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3.953" calcext:value-type="float">
            <text:p>3.953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float" office:value="-0.536" calcext:value-type="float">
            <text:p>-0.536</text:p>
          </table:table-cell>
          <table:table-cell office:value-type="float" office:value="4.334" calcext:value-type="float">
            <text:p>4.334</text:p>
          </table:table-cell>
          <table:table-cell office:value-type="float" office:value="7.098" calcext:value-type="float">
            <text:p>7.098</text:p>
          </table:table-cell>
        </table:table-row>
        <table:table-row table:style-name="ro1">
          <table:table-cell office:value-type="float" office:value="-0.536" calcext:value-type="float">
            <text:p>-0.536</text:p>
          </table:table-cell>
          <table:table-cell office:value-type="float" office:value="4.334" calcext:value-type="float">
            <text:p>4.334</text:p>
          </table:table-cell>
          <table:table-cell office:value-type="float" office:value="7.098" calcext:value-type="float">
            <text:p>7.098</text:p>
          </table:table-cell>
        </table:table-row>
        <table:table-row table:style-name="ro1">
          <table:table-cell office:value-type="float" office:value="-0.387" calcext:value-type="float">
            <text:p>-0.387</text:p>
          </table:table-cell>
          <table:table-cell office:value-type="float" office:value="3.895" calcext:value-type="float">
            <text:p>3.895</text:p>
          </table:table-cell>
          <table:table-cell office:value-type="float" office:value="6.362" calcext:value-type="float">
            <text:p>6.362</text:p>
          </table:table-cell>
        </table:table-row>
        <table:table-row table:style-name="ro1">
          <table:table-cell office:value-type="float" office:value="-0.387" calcext:value-type="float">
            <text:p>-0.387</text:p>
          </table:table-cell>
          <table:table-cell office:value-type="float" office:value="3.895" calcext:value-type="float">
            <text:p>3.895</text:p>
          </table:table-cell>
          <table:table-cell office:value-type="float" office:value="6.362" calcext:value-type="float">
            <text:p>6.362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2.257" calcext:value-type="float">
            <text:p>2.257</text:p>
          </table:table-cell>
          <table:table-cell office:value-type="float" office:value="7.559" calcext:value-type="float">
            <text:p>7.5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.614" calcext:value-type="float">
            <text:p>1.614</text:p>
          </table:table-cell>
          <table:table-cell office:value-type="float" office:value="8.983" calcext:value-type="float">
            <text:p>8.98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.614" calcext:value-type="float">
            <text:p>1.614</text:p>
          </table:table-cell>
          <table:table-cell office:value-type="float" office:value="8.983" calcext:value-type="float">
            <text:p>8.983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54" calcext:value-type="float">
            <text:p>0.054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54" calcext:value-type="float">
            <text:p>0.054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391" calcext:value-type="float">
            <text:p>0.391</text:p>
          </table:table-cell>
          <table:table-cell office:value-type="float" office:value="13.452" calcext:value-type="float">
            <text:p>13.452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598" calcext:value-type="float">
            <text:p>0.598</text:p>
          </table:table-cell>
          <table:table-cell office:value-type="float" office:value="12.338" calcext:value-type="float">
            <text:p>12.338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598" calcext:value-type="float">
            <text:p>0.598</text:p>
          </table:table-cell>
          <table:table-cell office:value-type="float" office:value="12.338" calcext:value-type="float">
            <text:p>12.338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678" calcext:value-type="float">
            <text:p>0.678</text:p>
          </table:table-cell>
          <table:table-cell office:value-type="float" office:value="8.702" calcext:value-type="float">
            <text:p>8.702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678" calcext:value-type="float">
            <text:p>0.678</text:p>
          </table:table-cell>
          <table:table-cell office:value-type="float" office:value="8.702" calcext:value-type="float">
            <text:p>8.70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4.091" calcext:value-type="float">
            <text:p>4.09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4.091" calcext:value-type="float">
            <text:p>4.091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0.103" calcext:value-type="float">
            <text:p>0.10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411" calcext:value-type="float">
            <text:p>-0.411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411" calcext:value-type="float">
            <text:p>-0.411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-0.32" calcext:value-type="float">
            <text:p>-0.32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-0.32" calcext:value-type="float">
            <text:p>-0.32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-0.996" calcext:value-type="float">
            <text:p>-0.996</text:p>
          </table:table-cell>
          <table:table-cell office:value-type="float" office:value="4.111" calcext:value-type="float">
            <text:p>4.111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-1.135" calcext:value-type="float">
            <text:p>-1.135</text:p>
          </table:table-cell>
          <table:table-cell office:value-type="float" office:value="8.328" calcext:value-type="float">
            <text:p>8.328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-1.135" calcext:value-type="float">
            <text:p>-1.135</text:p>
          </table:table-cell>
          <table:table-cell office:value-type="float" office:value="8.328" calcext:value-type="float">
            <text:p>8.328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-1.489" calcext:value-type="float">
            <text:p>-1.489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-1.489" calcext:value-type="float">
            <text:p>-1.489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-1.392" calcext:value-type="float">
            <text:p>-1.392</text:p>
          </table:table-cell>
          <table:table-cell office:value-type="float" office:value="14.122" calcext:value-type="float">
            <text:p>14.12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969" calcext:value-type="float">
            <text:p>-0.969</text:p>
          </table:table-cell>
          <table:table-cell office:value-type="float" office:value="13.293" calcext:value-type="float">
            <text:p>13.293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-0.969" calcext:value-type="float">
            <text:p>-0.969</text:p>
          </table:table-cell>
          <table:table-cell office:value-type="float" office:value="13.293" calcext:value-type="float">
            <text:p>13.29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278" calcext:value-type="float">
            <text:p>-0.278</text:p>
          </table:table-cell>
          <table:table-cell office:value-type="float" office:value="10.161" calcext:value-type="float">
            <text:p>10.16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278" calcext:value-type="float">
            <text:p>-0.278</text:p>
          </table:table-cell>
          <table:table-cell office:value-type="float" office:value="10.161" calcext:value-type="float">
            <text:p>10.161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-0.394" calcext:value-type="float">
            <text:p>-0.394</text:p>
          </table:table-cell>
          <table:table-cell office:value-type="float" office:value="8.129" calcext:value-type="float">
            <text:p>8.129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0.147" calcext:value-type="float">
            <text:p>-0.147</text:p>
          </table:table-cell>
          <table:table-cell office:value-type="float" office:value="6.984" calcext:value-type="float">
            <text:p>6.98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0.147" calcext:value-type="float">
            <text:p>-0.147</text:p>
          </table:table-cell>
          <table:table-cell office:value-type="float" office:value="6.984" calcext:value-type="float">
            <text:p>6.9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29" calcext:value-type="float">
            <text:p>-0.529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29" calcext:value-type="float">
            <text:p>-0.529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-0.213" calcext:value-type="float">
            <text:p>-0.213</text:p>
          </table:table-cell>
          <table:table-cell office:value-type="float" office:value="10.255" calcext:value-type="float">
            <text:p>10.255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-0.342" calcext:value-type="float">
            <text:p>-0.342</text:p>
          </table:table-cell>
          <table:table-cell office:value-type="float" office:value="11.268" calcext:value-type="float">
            <text:p>11.268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-0.342" calcext:value-type="float">
            <text:p>-0.342</text:p>
          </table:table-cell>
          <table:table-cell office:value-type="float" office:value="11.268" calcext:value-type="float">
            <text:p>11.268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-0.056" calcext:value-type="float">
            <text:p>-0.056</text:p>
          </table:table-cell>
          <table:table-cell office:value-type="float" office:value="11.475" calcext:value-type="float">
            <text:p>11.475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-0.056" calcext:value-type="float">
            <text:p>-0.056</text:p>
          </table:table-cell>
          <table:table-cell office:value-type="float" office:value="11.475" calcext:value-type="float">
            <text:p>11.475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0.277" calcext:value-type="float">
            <text:p>-0.277</text:p>
          </table:table-cell>
          <table:table-cell office:value-type="float" office:value="10.616" calcext:value-type="float">
            <text:p>10.616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0.617" calcext:value-type="float">
            <text:p>-0.617</text:p>
          </table:table-cell>
          <table:table-cell office:value-type="float" office:value="9.835" calcext:value-type="float">
            <text:p>9.835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0.617" calcext:value-type="float">
            <text:p>-0.617</text:p>
          </table:table-cell>
          <table:table-cell office:value-type="float" office:value="9.835" calcext:value-type="float">
            <text:p>9.835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-0.751" calcext:value-type="float">
            <text:p>-0.751</text:p>
          </table:table-cell>
          <table:table-cell office:value-type="float" office:value="9.245" calcext:value-type="float">
            <text:p>9.245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-0.751" calcext:value-type="float">
            <text:p>-0.751</text:p>
          </table:table-cell>
          <table:table-cell office:value-type="float" office:value="9.245" calcext:value-type="float">
            <text:p>9.245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-0.873" calcext:value-type="float">
            <text:p>-0.873</text:p>
          </table:table-cell>
          <table:table-cell office:value-type="float" office:value="9.239" calcext:value-type="float">
            <text:p>9.239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0.843" calcext:value-type="float">
            <text:p>-0.843</text:p>
          </table:table-cell>
          <table:table-cell office:value-type="float" office:value="9.383" calcext:value-type="float">
            <text:p>9.383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0.843" calcext:value-type="float">
            <text:p>-0.843</text:p>
          </table:table-cell>
          <table:table-cell office:value-type="float" office:value="9.383" calcext:value-type="float">
            <text:p>9.38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819" calcext:value-type="float">
            <text:p>-0.819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819" calcext:value-type="float">
            <text:p>-0.819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0.772" calcext:value-type="float">
            <text:p>-0.772</text:p>
          </table:table-cell>
          <table:table-cell office:value-type="float" office:value="9.438" calcext:value-type="float">
            <text:p>9.438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0.772" calcext:value-type="float">
            <text:p>-0.772</text:p>
          </table:table-cell>
          <table:table-cell office:value-type="float" office:value="9.438" calcext:value-type="float">
            <text:p>9.438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-0.691" calcext:value-type="float">
            <text:p>-0.691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624" calcext:value-type="float">
            <text:p>-0.62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624" calcext:value-type="float">
            <text:p>-0.62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567" calcext:value-type="float">
            <text:p>-0.567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567" calcext:value-type="float">
            <text:p>-0.567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507" calcext:value-type="float">
            <text:p>-0.507</text:p>
          </table:table-cell>
          <table:table-cell office:value-type="float" office:value="9.817" calcext:value-type="float">
            <text:p>9.817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499" calcext:value-type="float">
            <text:p>-0.499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499" calcext:value-type="float">
            <text:p>-0.499</text:p>
          </table:table-cell>
          <table:table-cell office:value-type="float" office:value="9.751" calcext:value-type="float">
            <text:p>9.751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499" calcext:value-type="float">
            <text:p>-0.499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499" calcext:value-type="float">
            <text:p>-0.499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0.519" calcext:value-type="float">
            <text:p>-0.519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529" calcext:value-type="float">
            <text:p>-0.529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529" calcext:value-type="float">
            <text:p>-0.529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554" calcext:value-type="float">
            <text:p>-0.554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554" calcext:value-type="float">
            <text:p>-0.554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0.557" calcext:value-type="float">
            <text:p>-0.557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-0.581" calcext:value-type="float">
            <text:p>-0.58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-0.581" calcext:value-type="float">
            <text:p>-0.58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593" calcext:value-type="float">
            <text:p>-0.593</text:p>
          </table:table-cell>
          <table:table-cell office:value-type="float" office:value="9.627" calcext:value-type="float">
            <text:p>9.627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593" calcext:value-type="float">
            <text:p>-0.593</text:p>
          </table:table-cell>
          <table:table-cell office:value-type="float" office:value="9.627" calcext:value-type="float">
            <text:p>9.627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0.608" calcext:value-type="float">
            <text:p>-0.60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595" calcext:value-type="float">
            <text:p>-0.595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595" calcext:value-type="float">
            <text:p>-0.595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567" calcext:value-type="float">
            <text:p>-0.567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567" calcext:value-type="float">
            <text:p>-0.567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0.562" calcext:value-type="float">
            <text:p>-0.562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546" calcext:value-type="float">
            <text:p>-0.546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546" calcext:value-type="float">
            <text:p>-0.546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552" calcext:value-type="float">
            <text:p>-0.552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552" calcext:value-type="float">
            <text:p>-0.552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0.556" calcext:value-type="float">
            <text:p>-0.556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0.556" calcext:value-type="float">
            <text:p>-0.556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-0.534" calcext:value-type="float">
            <text:p>-0.534</text:p>
          </table:table-cell>
          <table:table-cell office:value-type="float" office:value="9.792" calcext:value-type="float">
            <text:p>9.792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507" calcext:value-type="float">
            <text:p>-0.507</text:p>
          </table:table-cell>
          <table:table-cell office:value-type="float" office:value="9.773" calcext:value-type="float">
            <text:p>9.773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507" calcext:value-type="float">
            <text:p>-0.507</text:p>
          </table:table-cell>
          <table:table-cell office:value-type="float" office:value="9.773" calcext:value-type="float">
            <text:p>9.773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0.467" calcext:value-type="float">
            <text:p>-0.467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0.467" calcext:value-type="float">
            <text:p>-0.467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441" calcext:value-type="float">
            <text:p>-0.441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0.448" calcext:value-type="float">
            <text:p>-0.448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0.448" calcext:value-type="float">
            <text:p>-0.448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-0.49" calcext:value-type="float">
            <text:p>-0.49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544" calcext:value-type="float">
            <text:p>-0.544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544" calcext:value-type="float">
            <text:p>-0.544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0.608" calcext:value-type="float">
            <text:p>-0.60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0.608" calcext:value-type="float">
            <text:p>-0.608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-0.651" calcext:value-type="float">
            <text:p>-0.651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694" calcext:value-type="float">
            <text:p>-0.694</text:p>
          </table:table-cell>
          <table:table-cell office:value-type="float" office:value="9.722" calcext:value-type="float">
            <text:p>9.72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694" calcext:value-type="float">
            <text:p>-0.694</text:p>
          </table:table-cell>
          <table:table-cell office:value-type="float" office:value="9.722" calcext:value-type="float">
            <text:p>9.722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-0.698" calcext:value-type="float">
            <text:p>-0.698</text:p>
          </table:table-cell>
          <table:table-cell office:value-type="float" office:value="9.692" calcext:value-type="float">
            <text:p>9.692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-0.698" calcext:value-type="float">
            <text:p>-0.698</text:p>
          </table:table-cell>
          <table:table-cell office:value-type="float" office:value="9.692" calcext:value-type="float">
            <text:p>9.692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-0.723" calcext:value-type="float">
            <text:p>-0.723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648" calcext:value-type="float">
            <text:p>-0.648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623" calcext:value-type="float">
            <text:p>-0.623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-0.554" calcext:value-type="float">
            <text:p>-0.55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-0.554" calcext:value-type="float">
            <text:p>-0.554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0.542" calcext:value-type="float">
            <text:p>-0.542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0.542" calcext:value-type="float">
            <text:p>-0.542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-0.533" calcext:value-type="float">
            <text:p>-0.533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-0.551" calcext:value-type="float">
            <text:p>-0.551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-0.551" calcext:value-type="float">
            <text:p>-0.551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-0.604" calcext:value-type="float">
            <text:p>-0.60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0.654" calcext:value-type="float">
            <text:p>-0.654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0.654" calcext:value-type="float">
            <text:p>-0.654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0.732" calcext:value-type="float">
            <text:p>-0.732</text:p>
          </table:table-cell>
          <table:table-cell office:value-type="float" office:value="9.691" calcext:value-type="float">
            <text:p>9.691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-0.789" calcext:value-type="float">
            <text:p>-0.789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-0.789" calcext:value-type="float">
            <text:p>-0.789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0.775" calcext:value-type="float">
            <text:p>-0.775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0.775" calcext:value-type="float">
            <text:p>-0.775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0.759" calcext:value-type="float">
            <text:p>-0.759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722" calcext:value-type="float">
            <text:p>-0.722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722" calcext:value-type="float">
            <text:p>-0.722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0.682" calcext:value-type="float">
            <text:p>-0.68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0.682" calcext:value-type="float">
            <text:p>-0.68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-0.645" calcext:value-type="float">
            <text:p>-0.645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598" calcext:value-type="float">
            <text:p>-0.598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598" calcext:value-type="float">
            <text:p>-0.598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569" calcext:value-type="float">
            <text:p>-0.569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569" calcext:value-type="float">
            <text:p>-0.569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0.54" calcext:value-type="float">
            <text:p>-0.54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0.54" calcext:value-type="float">
            <text:p>-0.54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521" calcext:value-type="float">
            <text:p>-0.521</text:p>
          </table:table-cell>
          <table:table-cell office:value-type="float" office:value="9.768" calcext:value-type="float">
            <text:p>9.76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518" calcext:value-type="float">
            <text:p>-0.51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518" calcext:value-type="float">
            <text:p>-0.518</text:p>
          </table:table-cell>
          <table:table-cell office:value-type="float" office:value="9.744" calcext:value-type="float">
            <text:p>9.74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0.522" calcext:value-type="float">
            <text:p>-0.522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0.522" calcext:value-type="float">
            <text:p>-0.522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9.786" calcext:value-type="float">
            <text:p>9.78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537" calcext:value-type="float">
            <text:p>-0.537</text:p>
          </table:table-cell>
          <table:table-cell office:value-type="float" office:value="9.777" calcext:value-type="float">
            <text:p>9.77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537" calcext:value-type="float">
            <text:p>-0.537</text:p>
          </table:table-cell>
          <table:table-cell office:value-type="float" office:value="9.777" calcext:value-type="float">
            <text:p>9.77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-0.531" calcext:value-type="float">
            <text:p>-0.531</text:p>
          </table:table-cell>
          <table:table-cell office:value-type="float" office:value="9.798" calcext:value-type="float">
            <text:p>9.798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-0.531" calcext:value-type="float">
            <text:p>-0.531</text:p>
          </table:table-cell>
          <table:table-cell office:value-type="float" office:value="9.798" calcext:value-type="float">
            <text:p>9.79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-0.517" calcext:value-type="float">
            <text:p>-0.517</text:p>
          </table:table-cell>
          <table:table-cell office:value-type="float" office:value="9.797" calcext:value-type="float">
            <text:p>9.79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493" calcext:value-type="float">
            <text:p>-0.493</text:p>
          </table:table-cell>
          <table:table-cell office:value-type="float" office:value="9.787" calcext:value-type="float">
            <text:p>9.78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493" calcext:value-type="float">
            <text:p>-0.493</text:p>
          </table:table-cell>
          <table:table-cell office:value-type="float" office:value="9.787" calcext:value-type="float">
            <text:p>9.787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465" calcext:value-type="float">
            <text:p>-0.465</text:p>
          </table:table-cell>
          <table:table-cell office:value-type="float" office:value="9.802" calcext:value-type="float">
            <text:p>9.802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0.465" calcext:value-type="float">
            <text:p>-0.465</text:p>
          </table:table-cell>
          <table:table-cell office:value-type="float" office:value="9.802" calcext:value-type="float">
            <text:p>9.802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-0.429" calcext:value-type="float">
            <text:p>-0.429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-0.429" calcext:value-type="float">
            <text:p>-0.429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-0.435" calcext:value-type="float">
            <text:p>-0.435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0.45" calcext:value-type="float">
            <text:p>-0.45</text:p>
          </table:table-cell>
          <table:table-cell office:value-type="float" office:value="9.817" calcext:value-type="float">
            <text:p>9.817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0.49" calcext:value-type="float">
            <text:p>-0.49</text:p>
          </table:table-cell>
          <table:table-cell office:value-type="float" office:value="9.775" calcext:value-type="float">
            <text:p>9.77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0.49" calcext:value-type="float">
            <text:p>-0.49</text:p>
          </table:table-cell>
          <table:table-cell office:value-type="float" office:value="9.775" calcext:value-type="float">
            <text:p>9.775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0.549" calcext:value-type="float">
            <text:p>-0.549</text:p>
          </table:table-cell>
          <table:table-cell office:value-type="float" office:value="9.738" calcext:value-type="float">
            <text:p>9.738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-0.622" calcext:value-type="float">
            <text:p>-0.62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-0.622" calcext:value-type="float">
            <text:p>-0.62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0.709" calcext:value-type="float">
            <text:p>-0.709</text:p>
          </table:table-cell>
          <table:table-cell office:value-type="float" office:value="9.577" calcext:value-type="float">
            <text:p>9.577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0.709" calcext:value-type="float">
            <text:p>-0.709</text:p>
          </table:table-cell>
          <table:table-cell office:value-type="float" office:value="9.577" calcext:value-type="float">
            <text:p>9.577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-0.785" calcext:value-type="float">
            <text:p>-0.785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-0.846" calcext:value-type="float">
            <text:p>-0.846</text:p>
          </table:table-cell>
          <table:table-cell office:value-type="float" office:value="9.464" calcext:value-type="float">
            <text:p>9.46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-0.846" calcext:value-type="float">
            <text:p>-0.846</text:p>
          </table:table-cell>
          <table:table-cell office:value-type="float" office:value="9.464" calcext:value-type="float">
            <text:p>9.46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-0.876" calcext:value-type="float">
            <text:p>-0.876</text:p>
          </table:table-cell>
          <table:table-cell office:value-type="float" office:value="9.456" calcext:value-type="float">
            <text:p>9.456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-0.876" calcext:value-type="float">
            <text:p>-0.876</text:p>
          </table:table-cell>
          <table:table-cell office:value-type="float" office:value="9.456" calcext:value-type="float">
            <text:p>9.456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0.879" calcext:value-type="float">
            <text:p>-0.879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0.879" calcext:value-type="float">
            <text:p>-0.879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0.854" calcext:value-type="float">
            <text:p>-0.854</text:p>
          </table:table-cell>
          <table:table-cell office:value-type="float" office:value="9.547" calcext:value-type="float">
            <text:p>9.54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0.81" calcext:value-type="float">
            <text:p>-0.81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-0.81" calcext:value-type="float">
            <text:p>-0.81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-0.758" calcext:value-type="float">
            <text:p>-0.758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-0.758" calcext:value-type="float">
            <text:p>-0.758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-0.694" calcext:value-type="float">
            <text:p>-0.694</text:p>
          </table:table-cell>
          <table:table-cell office:value-type="float" office:value="9.783" calcext:value-type="float">
            <text:p>9.783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-0.641" calcext:value-type="float">
            <text:p>-0.641</text:p>
          </table:table-cell>
          <table:table-cell office:value-type="float" office:value="9.836" calcext:value-type="float">
            <text:p>9.836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-0.641" calcext:value-type="float">
            <text:p>-0.641</text:p>
          </table:table-cell>
          <table:table-cell office:value-type="float" office:value="9.836" calcext:value-type="float">
            <text:p>9.836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-0.585" calcext:value-type="float">
            <text:p>-0.585</text:p>
          </table:table-cell>
          <table:table-cell office:value-type="float" office:value="9.856" calcext:value-type="float">
            <text:p>9.856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-0.585" calcext:value-type="float">
            <text:p>-0.585</text:p>
          </table:table-cell>
          <table:table-cell office:value-type="float" office:value="9.856" calcext:value-type="float">
            <text:p>9.856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0.545" calcext:value-type="float">
            <text:p>-0.545</text:p>
          </table:table-cell>
          <table:table-cell office:value-type="float" office:value="9.867" calcext:value-type="float">
            <text:p>9.86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-0.498" calcext:value-type="float">
            <text:p>-0.498</text:p>
          </table:table-cell>
          <table:table-cell office:value-type="float" office:value="9.854" calcext:value-type="float">
            <text:p>9.85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-0.498" calcext:value-type="float">
            <text:p>-0.498</text:p>
          </table:table-cell>
          <table:table-cell office:value-type="float" office:value="9.854" calcext:value-type="float">
            <text:p>9.854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-0.456" calcext:value-type="float">
            <text:p>-0.456</text:p>
          </table:table-cell>
          <table:table-cell office:value-type="float" office:value="9.827" calcext:value-type="float">
            <text:p>9.827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-0.456" calcext:value-type="float">
            <text:p>-0.456</text:p>
          </table:table-cell>
          <table:table-cell office:value-type="float" office:value="9.827" calcext:value-type="float">
            <text:p>9.827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-0.421" calcext:value-type="float">
            <text:p>-0.421</text:p>
          </table:table-cell>
          <table:table-cell office:value-type="float" office:value="9.789" calcext:value-type="float">
            <text:p>9.789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697" calcext:value-type="float">
            <text:p>9.697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697" calcext:value-type="float">
            <text:p>9.697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-0.475" calcext:value-type="float">
            <text:p>-0.475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-0.547" calcext:value-type="float">
            <text:p>-0.547</text:p>
          </table:table-cell>
          <table:table-cell office:value-type="float" office:value="9.627" calcext:value-type="float">
            <text:p>9.627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-0.547" calcext:value-type="float">
            <text:p>-0.547</text:p>
          </table:table-cell>
          <table:table-cell office:value-type="float" office:value="9.627" calcext:value-type="float">
            <text:p>9.627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0.625" calcext:value-type="float">
            <text:p>-0.625</text:p>
          </table:table-cell>
          <table:table-cell office:value-type="float" office:value="9.608" calcext:value-type="float">
            <text:p>9.608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0.625" calcext:value-type="float">
            <text:p>-0.625</text:p>
          </table:table-cell>
          <table:table-cell office:value-type="float" office:value="9.608" calcext:value-type="float">
            <text:p>9.608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0.69" calcext:value-type="float">
            <text:p>-0.69</text:p>
          </table:table-cell>
          <table:table-cell office:value-type="float" office:value="9.618" calcext:value-type="float">
            <text:p>9.618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739" calcext:value-type="float">
            <text:p>-0.739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739" calcext:value-type="float">
            <text:p>-0.739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76" calcext:value-type="float">
            <text:p>-0.76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76" calcext:value-type="float">
            <text:p>-0.76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0.765" calcext:value-type="float">
            <text:p>-0.765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-0.752" calcext:value-type="float">
            <text:p>-0.752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-0.752" calcext:value-type="float">
            <text:p>-0.752</text:p>
          </table:table-cell>
          <table:table-cell office:value-type="float" office:value="9.737" calcext:value-type="float">
            <text:p>9.737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-0.727" calcext:value-type="float">
            <text:p>-0.72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-0.727" calcext:value-type="float">
            <text:p>-0.727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-0.696" calcext:value-type="float">
            <text:p>-0.69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-0.696" calcext:value-type="float">
            <text:p>-0.696</text:p>
          </table:table-cell>
          <table:table-cell office:value-type="float" office:value="9.759" calcext:value-type="float">
            <text:p>9.759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0.663" calcext:value-type="float">
            <text:p>-0.663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632" calcext:value-type="float">
            <text:p>-0.63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632" calcext:value-type="float">
            <text:p>-0.632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596" calcext:value-type="float">
            <text:p>-0.596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596" calcext:value-type="float">
            <text:p>-0.596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566" calcext:value-type="float">
            <text:p>-0.566</text:p>
          </table:table-cell>
          <table:table-cell office:value-type="float" office:value="9.718" calcext:value-type="float">
            <text:p>9.718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-0.531" calcext:value-type="float">
            <text:p>-0.531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-0.531" calcext:value-type="float">
            <text:p>-0.531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513" calcext:value-type="float">
            <text:p>-0.513</text:p>
          </table:table-cell>
          <table:table-cell office:value-type="float" office:value="9.699" calcext:value-type="float">
            <text:p>9.69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513" calcext:value-type="float">
            <text:p>-0.513</text:p>
          </table:table-cell>
          <table:table-cell office:value-type="float" office:value="9.699" calcext:value-type="float">
            <text:p>9.699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0.508" calcext:value-type="float">
            <text:p>-0.508</text:p>
          </table:table-cell>
          <table:table-cell office:value-type="float" office:value="9.691" calcext:value-type="float">
            <text:p>9.691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-0.527" calcext:value-type="float">
            <text:p>-0.527</text:p>
          </table:table-cell>
          <table:table-cell office:value-type="float" office:value="9.705" calcext:value-type="float">
            <text:p>9.70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-0.527" calcext:value-type="float">
            <text:p>-0.527</text:p>
          </table:table-cell>
          <table:table-cell office:value-type="float" office:value="9.705" calcext:value-type="float">
            <text:p>9.7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56" calcext:value-type="float">
            <text:p>-0.56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56" calcext:value-type="float">
            <text:p>-0.56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0.602" calcext:value-type="float">
            <text:p>-0.602</text:p>
          </table:table-cell>
          <table:table-cell office:value-type="float" office:value="9.729" calcext:value-type="float">
            <text:p>9.729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0.641" calcext:value-type="float">
            <text:p>-0.64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0.641" calcext:value-type="float">
            <text:p>-0.641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673" calcext:value-type="float">
            <text:p>-0.673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673" calcext:value-type="float">
            <text:p>-0.673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-0.692" calcext:value-type="float">
            <text:p>-0.692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0.693" calcext:value-type="float">
            <text:p>-0.693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0.693" calcext:value-type="float">
            <text:p>-0.693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685" calcext:value-type="float">
            <text:p>-0.685</text:p>
          </table:table-cell>
          <table:table-cell office:value-type="float" office:value="9.723" calcext:value-type="float">
            <text:p>9.72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685" calcext:value-type="float">
            <text:p>-0.685</text:p>
          </table:table-cell>
          <table:table-cell office:value-type="float" office:value="9.723" calcext:value-type="float">
            <text:p>9.723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0.666" calcext:value-type="float">
            <text:p>-0.666</text:p>
          </table:table-cell>
          <table:table-cell office:value-type="float" office:value="9.707" calcext:value-type="float">
            <text:p>9.707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-0.642" calcext:value-type="float">
            <text:p>-0.642</text:p>
          </table:table-cell>
          <table:table-cell office:value-type="float" office:value="9.692" calcext:value-type="float">
            <text:p>9.692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-0.642" calcext:value-type="float">
            <text:p>-0.642</text:p>
          </table:table-cell>
          <table:table-cell office:value-type="float" office:value="9.692" calcext:value-type="float">
            <text:p>9.692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-0.616" calcext:value-type="float">
            <text:p>-0.616</text:p>
          </table:table-cell>
          <table:table-cell office:value-type="float" office:value="9.686" calcext:value-type="float">
            <text:p>9.686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-0.616" calcext:value-type="float">
            <text:p>-0.616</text:p>
          </table:table-cell>
          <table:table-cell office:value-type="float" office:value="9.686" calcext:value-type="float">
            <text:p>9.68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591" calcext:value-type="float">
            <text:p>-0.591</text:p>
          </table:table-cell>
          <table:table-cell office:value-type="float" office:value="9.692" calcext:value-type="float">
            <text:p>9.69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591" calcext:value-type="float">
            <text:p>-0.591</text:p>
          </table:table-cell>
          <table:table-cell office:value-type="float" office:value="9.692" calcext:value-type="float">
            <text:p>9.692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-0.569" calcext:value-type="float">
            <text:p>-0.569</text:p>
          </table:table-cell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551" calcext:value-type="float">
            <text:p>-0.551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551" calcext:value-type="float">
            <text:p>-0.551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0.55" calcext:value-type="float">
            <text:p>-0.55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0.55" calcext:value-type="float">
            <text:p>-0.55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-0.56" calcext:value-type="float">
            <text:p>-0.56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0.59" calcext:value-type="float">
            <text:p>-0.59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0.59" calcext:value-type="float">
            <text:p>-0.59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-0.631" calcext:value-type="float">
            <text:p>-0.631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-0.631" calcext:value-type="float">
            <text:p>-0.631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659" calcext:value-type="float">
            <text:p>-0.659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685" calcext:value-type="float">
            <text:p>-0.685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685" calcext:value-type="float">
            <text:p>-0.685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678" calcext:value-type="float">
            <text:p>-0.678</text:p>
          </table:table-cell>
          <table:table-cell office:value-type="float" office:value="9.724" calcext:value-type="float">
            <text:p>9.72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678" calcext:value-type="float">
            <text:p>-0.678</text:p>
          </table:table-cell>
          <table:table-cell office:value-type="float" office:value="9.724" calcext:value-type="float">
            <text:p>9.724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0.659" calcext:value-type="float">
            <text:p>-0.659</text:p>
          </table:table-cell>
          <table:table-cell office:value-type="float" office:value="9.719" calcext:value-type="float">
            <text:p>9.719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-0.626" calcext:value-type="float">
            <text:p>-0.626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-0.626" calcext:value-type="float">
            <text:p>-0.626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-0.594" calcext:value-type="float">
            <text:p>-0.594</text:p>
          </table:table-cell>
          <table:table-cell office:value-type="float" office:value="9.707" calcext:value-type="float">
            <text:p>9.707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-0.594" calcext:value-type="float">
            <text:p>-0.594</text:p>
          </table:table-cell>
          <table:table-cell office:value-type="float" office:value="9.707" calcext:value-type="float">
            <text:p>9.70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56" calcext:value-type="float">
            <text:p>-0.56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543" calcext:value-type="float">
            <text:p>-0.543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543" calcext:value-type="float">
            <text:p>-0.543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533" calcext:value-type="float">
            <text:p>-0.533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533" calcext:value-type="float">
            <text:p>-0.533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0.537" calcext:value-type="float">
            <text:p>-0.537</text:p>
          </table:table-cell>
          <table:table-cell office:value-type="float" office:value="9.718" calcext:value-type="float">
            <text:p>9.718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-0.557" calcext:value-type="float">
            <text:p>-0.557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-0.557" calcext:value-type="float">
            <text:p>-0.557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585" calcext:value-type="float">
            <text:p>-0.585</text:p>
          </table:table-cell>
          <table:table-cell office:value-type="float" office:value="9.724" calcext:value-type="float">
            <text:p>9.724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585" calcext:value-type="float">
            <text:p>-0.585</text:p>
          </table:table-cell>
          <table:table-cell office:value-type="float" office:value="9.724" calcext:value-type="float">
            <text:p>9.72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0.62" calcext:value-type="float">
            <text:p>-0.62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0.65" calcext:value-type="float">
            <text:p>-0.65</text:p>
          </table:table-cell>
          <table:table-cell office:value-type="float" office:value="9.718" calcext:value-type="float">
            <text:p>9.718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0.65" calcext:value-type="float">
            <text:p>-0.65</text:p>
          </table:table-cell>
          <table:table-cell office:value-type="float" office:value="9.718" calcext:value-type="float">
            <text:p>9.718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-0.671" calcext:value-type="float">
            <text:p>-0.671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-0.671" calcext:value-type="float">
            <text:p>-0.671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-0.682" calcext:value-type="float">
            <text:p>-0.682</text:p>
          </table:table-cell>
          <table:table-cell office:value-type="float" office:value="9.701" calcext:value-type="float">
            <text:p>9.701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-0.682" calcext:value-type="float">
            <text:p>-0.682</text:p>
          </table:table-cell>
          <table:table-cell office:value-type="float" office:value="9.701" calcext:value-type="float">
            <text:p>9.701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676" calcext:value-type="float">
            <text:p>-0.676</text:p>
          </table:table-cell>
          <table:table-cell office:value-type="float" office:value="9.687" calcext:value-type="float">
            <text:p>9.687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-0.667" calcext:value-type="float">
            <text:p>-0.667</text:p>
          </table:table-cell>
          <table:table-cell office:value-type="float" office:value="9.681" calcext:value-type="float">
            <text:p>9.681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-0.667" calcext:value-type="float">
            <text:p>-0.667</text:p>
          </table:table-cell>
          <table:table-cell office:value-type="float" office:value="9.681" calcext:value-type="float">
            <text:p>9.681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0.642" calcext:value-type="float">
            <text:p>-0.642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0.642" calcext:value-type="float">
            <text:p>-0.642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-0.613" calcext:value-type="float">
            <text:p>-0.613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-0.587" calcext:value-type="float">
            <text:p>-0.587</text:p>
          </table:table-cell>
          <table:table-cell office:value-type="float" office:value="9.722" calcext:value-type="float">
            <text:p>9.722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-0.587" calcext:value-type="float">
            <text:p>-0.587</text:p>
          </table:table-cell>
          <table:table-cell office:value-type="float" office:value="9.722" calcext:value-type="float">
            <text:p>9.722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-0.554" calcext:value-type="float">
            <text:p>-0.554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-0.554" calcext:value-type="float">
            <text:p>-0.554</text:p>
          </table:table-cell>
          <table:table-cell office:value-type="float" office:value="9.761" calcext:value-type="float">
            <text:p>9.76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-0.532" calcext:value-type="float">
            <text:p>-0.532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523" calcext:value-type="float">
            <text:p>-0.523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0.523" calcext:value-type="float">
            <text:p>-0.523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-0.516" calcext:value-type="float">
            <text:p>-0.516</text:p>
          </table:table-cell>
          <table:table-cell office:value-type="float" office:value="9.786" calcext:value-type="float">
            <text:p>9.786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-0.516" calcext:value-type="float">
            <text:p>-0.516</text:p>
          </table:table-cell>
          <table:table-cell office:value-type="float" office:value="9.786" calcext:value-type="float">
            <text:p>9.786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0.536" calcext:value-type="float">
            <text:p>-0.536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-0.561" calcext:value-type="float">
            <text:p>-0.561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-0.561" calcext:value-type="float">
            <text:p>-0.561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523" calcext:value-type="float">
            <text:p>-0.523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-0.523" calcext:value-type="float">
            <text:p>-0.523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0.307" calcext:value-type="float">
            <text:p>-0.307</text:p>
          </table:table-cell>
          <table:table-cell office:value-type="float" office:value="9.778" calcext:value-type="float">
            <text:p>9.778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244" calcext:value-type="float">
            <text:p>-0.24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244" calcext:value-type="float">
            <text:p>-0.244</text:p>
          </table:table-cell>
          <table:table-cell office:value-type="float" office:value="9.748" calcext:value-type="float">
            <text:p>9.748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-0.041" calcext:value-type="float">
            <text:p>-0.041</text:p>
          </table:table-cell>
          <table:table-cell office:value-type="float" office:value="9.825" calcext:value-type="float">
            <text:p>9.825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-0.041" calcext:value-type="float">
            <text:p>-0.041</text:p>
          </table:table-cell>
          <table:table-cell office:value-type="float" office:value="9.825" calcext:value-type="float">
            <text:p>9.825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064" calcext:value-type="float">
            <text:p>-0.064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257" calcext:value-type="float">
            <text:p>-0.257</text:p>
          </table:table-cell>
          <table:table-cell office:value-type="float" office:value="9.623" calcext:value-type="float">
            <text:p>9.623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0.257" calcext:value-type="float">
            <text:p>-0.257</text:p>
          </table:table-cell>
          <table:table-cell office:value-type="float" office:value="9.623" calcext:value-type="float">
            <text:p>9.623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-0.37" calcext:value-type="float">
            <text:p>-0.37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-0.37" calcext:value-type="float">
            <text:p>-0.37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544" calcext:value-type="float">
            <text:p>9.544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663" calcext:value-type="float">
            <text:p>-0.663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-0.663" calcext:value-type="float">
            <text:p>-0.663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-0.852" calcext:value-type="float">
            <text:p>-0.852</text:p>
          </table:table-cell>
          <table:table-cell office:value-type="float" office:value="10.034" calcext:value-type="float">
            <text:p>10.03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-0.852" calcext:value-type="float">
            <text:p>-0.852</text:p>
          </table:table-cell>
          <table:table-cell office:value-type="float" office:value="10.034" calcext:value-type="float">
            <text:p>10.034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-0.875" calcext:value-type="float">
            <text:p>-0.875</text:p>
          </table:table-cell>
          <table:table-cell office:value-type="float" office:value="10.061" calcext:value-type="float">
            <text:p>10.061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-0.875" calcext:value-type="float">
            <text:p>-0.875</text:p>
          </table:table-cell>
          <table:table-cell office:value-type="float" office:value="10.061" calcext:value-type="float">
            <text:p>10.061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1.043" calcext:value-type="float">
            <text:p>-1.043</text:p>
          </table:table-cell>
          <table:table-cell office:value-type="float" office:value="10.026" calcext:value-type="float">
            <text:p>10.02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093" calcext:value-type="float">
            <text:p>-1.093</text:p>
          </table:table-cell>
          <table:table-cell office:value-type="float" office:value="9.725" calcext:value-type="float">
            <text:p>9.7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093" calcext:value-type="float">
            <text:p>-1.093</text:p>
          </table:table-cell>
          <table:table-cell office:value-type="float" office:value="9.725" calcext:value-type="float">
            <text:p>9.72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1.107" calcext:value-type="float">
            <text:p>-1.107</text:p>
          </table:table-cell>
          <table:table-cell office:value-type="float" office:value="9.559" calcext:value-type="float">
            <text:p>9.55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1.107" calcext:value-type="float">
            <text:p>-1.107</text:p>
          </table:table-cell>
          <table:table-cell office:value-type="float" office:value="9.559" calcext:value-type="float">
            <text:p>9.559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-1.019" calcext:value-type="float">
            <text:p>-1.019</text:p>
          </table:table-cell>
          <table:table-cell office:value-type="float" office:value="9.554" calcext:value-type="float">
            <text:p>9.55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0.901" calcext:value-type="float">
            <text:p>-0.901</text:p>
          </table:table-cell>
          <table:table-cell office:value-type="float" office:value="9.579" calcext:value-type="float">
            <text:p>9.579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0.901" calcext:value-type="float">
            <text:p>-0.901</text:p>
          </table:table-cell>
          <table:table-cell office:value-type="float" office:value="9.579" calcext:value-type="float">
            <text:p>9.579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0.803" calcext:value-type="float">
            <text:p>-0.803</text:p>
          </table:table-cell>
          <table:table-cell office:value-type="float" office:value="9.636" calcext:value-type="float">
            <text:p>9.636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0.803" calcext:value-type="float">
            <text:p>-0.803</text:p>
          </table:table-cell>
          <table:table-cell office:value-type="float" office:value="9.636" calcext:value-type="float">
            <text:p>9.636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-0.742" calcext:value-type="float">
            <text:p>-0.742</text:p>
          </table:table-cell>
          <table:table-cell office:value-type="float" office:value="9.603" calcext:value-type="float">
            <text:p>9.603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-0.727" calcext:value-type="float">
            <text:p>-0.727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-0.727" calcext:value-type="float">
            <text:p>-0.727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-0.669" calcext:value-type="float">
            <text:p>-0.669</text:p>
          </table:table-cell>
          <table:table-cell office:value-type="float" office:value="9.433" calcext:value-type="float">
            <text:p>9.433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-0.669" calcext:value-type="float">
            <text:p>-0.669</text:p>
          </table:table-cell>
          <table:table-cell office:value-type="float" office:value="9.433" calcext:value-type="float">
            <text:p>9.433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0.653" calcext:value-type="float">
            <text:p>-0.653</text:p>
          </table:table-cell>
          <table:table-cell office:value-type="float" office:value="9.546" calcext:value-type="float">
            <text:p>9.54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598" calcext:value-type="float">
            <text:p>-0.598</text:p>
          </table:table-cell>
          <table:table-cell office:value-type="float" office:value="9.503" calcext:value-type="float">
            <text:p>9.50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598" calcext:value-type="float">
            <text:p>-0.598</text:p>
          </table:table-cell>
          <table:table-cell office:value-type="float" office:value="9.503" calcext:value-type="float">
            <text:p>9.50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592" calcext:value-type="float">
            <text:p>-0.59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592" calcext:value-type="float">
            <text:p>-0.59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0.634" calcext:value-type="float">
            <text:p>-0.63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711" calcext:value-type="float">
            <text:p>-0.711</text:p>
          </table:table-cell>
          <table:table-cell office:value-type="float" office:value="9.805" calcext:value-type="float">
            <text:p>9.805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711" calcext:value-type="float">
            <text:p>-0.711</text:p>
          </table:table-cell>
          <table:table-cell office:value-type="float" office:value="9.805" calcext:value-type="float">
            <text:p>9.8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73" calcext:value-type="float">
            <text:p>-0.673</text:p>
          </table:table-cell>
          <table:table-cell office:value-type="float" office:value="9.814" calcext:value-type="float">
            <text:p>9.81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73" calcext:value-type="float">
            <text:p>-0.673</text:p>
          </table:table-cell>
          <table:table-cell office:value-type="float" office:value="9.814" calcext:value-type="float">
            <text:p>9.81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-0.69" calcext:value-type="float">
            <text:p>-0.69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599" calcext:value-type="float">
            <text:p>-0.599</text:p>
          </table:table-cell>
          <table:table-cell office:value-type="float" office:value="9.727" calcext:value-type="float">
            <text:p>9.72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599" calcext:value-type="float">
            <text:p>-0.599</text:p>
          </table:table-cell>
          <table:table-cell office:value-type="float" office:value="9.727" calcext:value-type="float">
            <text:p>9.72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52" calcext:value-type="float">
            <text:p>-0.52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-0.52" calcext:value-type="float">
            <text:p>-0.52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-0.496" calcext:value-type="float">
            <text:p>-0.496</text:p>
          </table:table-cell>
          <table:table-cell office:value-type="float" office:value="9.596" calcext:value-type="float">
            <text:p>9.596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-0.443" calcext:value-type="float">
            <text:p>-0.443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-0.443" calcext:value-type="float">
            <text:p>-0.443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-0.078" calcext:value-type="float">
            <text:p>-0.078</text:p>
          </table:table-cell>
          <table:table-cell office:value-type="float" office:value="-0.373" calcext:value-type="float">
            <text:p>-0.37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-0.078" calcext:value-type="float">
            <text:p>-0.078</text:p>
          </table:table-cell>
          <table:table-cell office:value-type="float" office:value="-0.373" calcext:value-type="float">
            <text:p>-0.37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-0.33" calcext:value-type="float">
            <text:p>-0.33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-0.33" calcext:value-type="float">
            <text:p>-0.33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  <table:table-cell office:value-type="float" office:value="-0.303" calcext:value-type="float">
            <text:p>-0.303</text:p>
          </table:table-cell>
          <table:table-cell office:value-type="float" office:value="9.853" calcext:value-type="float">
            <text:p>9.853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0.343" calcext:value-type="float">
            <text:p>-0.343</text:p>
          </table:table-cell>
          <table:table-cell office:value-type="float" office:value="9.899" calcext:value-type="float">
            <text:p>9.899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0.343" calcext:value-type="float">
            <text:p>-0.343</text:p>
          </table:table-cell>
          <table:table-cell office:value-type="float" office:value="9.899" calcext:value-type="float">
            <text:p>9.89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427" calcext:value-type="float">
            <text:p>-0.427</text:p>
          </table:table-cell>
          <table:table-cell office:value-type="float" office:value="9.932" calcext:value-type="float">
            <text:p>9.93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427" calcext:value-type="float">
            <text:p>-0.427</text:p>
          </table:table-cell>
          <table:table-cell office:value-type="float" office:value="9.932" calcext:value-type="float">
            <text:p>9.932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-0.518" calcext:value-type="float">
            <text:p>-0.518</text:p>
          </table:table-cell>
          <table:table-cell office:value-type="float" office:value="9.881" calcext:value-type="float">
            <text:p>9.881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-0.563" calcext:value-type="float">
            <text:p>-0.563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-0.563" calcext:value-type="float">
            <text:p>-0.563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0.728" calcext:value-type="float">
            <text:p>-0.728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0.728" calcext:value-type="float">
            <text:p>-0.728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0.72" calcext:value-type="float">
            <text:p>-0.72</text:p>
          </table:table-cell>
          <table:table-cell office:value-type="float" office:value="9.693" calcext:value-type="float">
            <text:p>9.693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-0.833" calcext:value-type="float">
            <text:p>-0.833</text:p>
          </table:table-cell>
          <table:table-cell office:value-type="float" office:value="9.601" calcext:value-type="float">
            <text:p>9.601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-0.833" calcext:value-type="float">
            <text:p>-0.833</text:p>
          </table:table-cell>
          <table:table-cell office:value-type="float" office:value="9.601" calcext:value-type="float">
            <text:p>9.6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-0.72" calcext:value-type="float">
            <text:p>-0.72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-0.72" calcext:value-type="float">
            <text:p>-0.72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-0.532" calcext:value-type="float">
            <text:p>-0.532</text:p>
          </table:table-cell>
          <table:table-cell office:value-type="float" office:value="9.815" calcext:value-type="float">
            <text:p>9.815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-0.481" calcext:value-type="float">
            <text:p>-0.481</text:p>
          </table:table-cell>
          <table:table-cell office:value-type="float" office:value="9.859" calcext:value-type="float">
            <text:p>9.859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-0.481" calcext:value-type="float">
            <text:p>-0.481</text:p>
          </table:table-cell>
          <table:table-cell office:value-type="float" office:value="9.859" calcext:value-type="float">
            <text:p>9.859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-0.482" calcext:value-type="float">
            <text:p>-0.482</text:p>
          </table:table-cell>
          <table:table-cell office:value-type="float" office:value="9.853" calcext:value-type="float">
            <text:p>9.853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-0.482" calcext:value-type="float">
            <text:p>-0.482</text:p>
          </table:table-cell>
          <table:table-cell office:value-type="float" office:value="9.853" calcext:value-type="float">
            <text:p>9.853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-0.572" calcext:value-type="float">
            <text:p>-0.572</text:p>
          </table:table-cell>
          <table:table-cell office:value-type="float" office:value="9.811" calcext:value-type="float">
            <text:p>9.811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692" calcext:value-type="float">
            <text:p>-0.692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692" calcext:value-type="float">
            <text:p>-0.692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-0.694" calcext:value-type="float">
            <text:p>-0.694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-0.694" calcext:value-type="float">
            <text:p>-0.694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-0.648" calcext:value-type="float">
            <text:p>-0.64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-0.384" calcext:value-type="float">
            <text:p>-0.384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-0.384" calcext:value-type="float">
            <text:p>-0.384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-0.156" calcext:value-type="float">
            <text:p>-0.156</text:p>
          </table:table-cell>
          <table:table-cell office:value-type="float" office:value="9.568" calcext:value-type="float">
            <text:p>9.568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-0.156" calcext:value-type="float">
            <text:p>-0.156</text:p>
          </table:table-cell>
          <table:table-cell office:value-type="float" office:value="9.568" calcext:value-type="float">
            <text:p>9.568</text:p>
          </table:table-cell>
        </table:table-row>
        <table:table-row table:style-name="ro1">
          <table:table-cell office:value-type="float" office:value="-0.092" calcext:value-type="float">
            <text:p>-0.092</text:p>
          </table:table-cell>
          <table:table-cell office:value-type="float" office:value="0.115" calcext:value-type="float">
            <text:p>0.115</text:p>
          </table:table-cell>
          <table:table-cell office:value-type="float" office:value="9.516" calcext:value-type="float">
            <text:p>9.51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27" calcext:value-type="float">
            <text:p>0.127</text:p>
          </table:table-cell>
          <table:table-cell office:value-type="float" office:value="9.424" calcext:value-type="float">
            <text:p>9.42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27" calcext:value-type="float">
            <text:p>0.127</text:p>
          </table:table-cell>
          <table:table-cell office:value-type="float" office:value="9.424" calcext:value-type="float">
            <text:p>9.42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-0.08" calcext:value-type="float">
            <text:p>-0.08</text:p>
          </table:table-cell>
          <table:table-cell office:value-type="float" office:value="9.406" calcext:value-type="float">
            <text:p>9.406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-0.08" calcext:value-type="float">
            <text:p>-0.08</text:p>
          </table:table-cell>
          <table:table-cell office:value-type="float" office:value="9.406" calcext:value-type="float">
            <text:p>9.40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357" calcext:value-type="float">
            <text:p>9.35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407" calcext:value-type="float">
            <text:p>-0.407</text:p>
          </table:table-cell>
          <table:table-cell office:value-type="float" office:value="9.357" calcext:value-type="float">
            <text:p>9.357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-0.727" calcext:value-type="float">
            <text:p>-0.727</text:p>
          </table:table-cell>
          <table:table-cell office:value-type="float" office:value="9.498" calcext:value-type="float">
            <text:p>9.498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-0.867" calcext:value-type="float">
            <text:p>-0.867</text:p>
          </table:table-cell>
          <table:table-cell office:value-type="float" office:value="9.578" calcext:value-type="float">
            <text:p>9.578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-0.867" calcext:value-type="float">
            <text:p>-0.867</text:p>
          </table:table-cell>
          <table:table-cell office:value-type="float" office:value="9.578" calcext:value-type="float">
            <text:p>9.57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-0.897" calcext:value-type="float">
            <text:p>-0.897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-0.897" calcext:value-type="float">
            <text:p>-0.897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-0.892" calcext:value-type="float">
            <text:p>-0.892</text:p>
          </table:table-cell>
          <table:table-cell office:value-type="float" office:value="9.978" calcext:value-type="float">
            <text:p>9.978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-0.791" calcext:value-type="float">
            <text:p>-0.791</text:p>
          </table:table-cell>
          <table:table-cell office:value-type="float" office:value="10.112" calcext:value-type="float">
            <text:p>10.112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-0.791" calcext:value-type="float">
            <text:p>-0.791</text:p>
          </table:table-cell>
          <table:table-cell office:value-type="float" office:value="10.112" calcext:value-type="float">
            <text:p>10.112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-0.716" calcext:value-type="float">
            <text:p>-0.716</text:p>
          </table:table-cell>
          <table:table-cell office:value-type="float" office:value="10.195" calcext:value-type="float">
            <text:p>10.195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-0.716" calcext:value-type="float">
            <text:p>-0.716</text:p>
          </table:table-cell>
          <table:table-cell office:value-type="float" office:value="10.195" calcext:value-type="float">
            <text:p>10.195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-0.51" calcext:value-type="float">
            <text:p>-0.51</text:p>
          </table:table-cell>
          <table:table-cell office:value-type="float" office:value="10.066" calcext:value-type="float">
            <text:p>10.066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-0.562" calcext:value-type="float">
            <text:p>-0.562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-0.562" calcext:value-type="float">
            <text:p>-0.562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-0.351" calcext:value-type="float">
            <text:p>-0.351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-0.351" calcext:value-type="float">
            <text:p>-0.351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-0.287" calcext:value-type="float">
            <text:p>-0.287</text:p>
          </table:table-cell>
          <table:table-cell office:value-type="float" office:value="-0.471" calcext:value-type="float">
            <text:p>-0.471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0.419" calcext:value-type="float">
            <text:p>-0.419</text:p>
          </table:table-cell>
          <table:table-cell office:value-type="float" office:value="9.581" calcext:value-type="float">
            <text:p>9.581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0.419" calcext:value-type="float">
            <text:p>-0.419</text:p>
          </table:table-cell>
          <table:table-cell office:value-type="float" office:value="9.581" calcext:value-type="float">
            <text:p>9.581</text:p>
          </table:table-cell>
        </table:table-row>
        <table:table-row table:style-name="ro1">
          <table:table-cell office:value-type="float" office:value="-0.371" calcext:value-type="float">
            <text:p>-0.371</text:p>
          </table:table-cell>
          <table:table-cell office:value-type="float" office:value="-0.292" calcext:value-type="float">
            <text:p>-0.292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-0.371" calcext:value-type="float">
            <text:p>-0.371</text:p>
          </table:table-cell>
          <table:table-cell office:value-type="float" office:value="-0.292" calcext:value-type="float">
            <text:p>-0.292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  <table:table-cell office:value-type="float" office:value="-0.261" calcext:value-type="float">
            <text:p>-0.261</text:p>
          </table:table-cell>
          <table:table-cell office:value-type="float" office:value="9.749" calcext:value-type="float">
            <text:p>9.749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-0.086" calcext:value-type="float">
            <text:p>-0.086</text:p>
          </table:table-cell>
          <table:table-cell office:value-type="float" office:value="9.966" calcext:value-type="float">
            <text:p>9.966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-0.086" calcext:value-type="float">
            <text:p>-0.086</text:p>
          </table:table-cell>
          <table:table-cell office:value-type="float" office:value="9.966" calcext:value-type="float">
            <text:p>9.966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-0.017" calcext:value-type="float">
            <text:p>-0.017</text:p>
          </table:table-cell>
          <table:table-cell office:value-type="float" office:value="10.057" calcext:value-type="float">
            <text:p>10.057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-0.017" calcext:value-type="float">
            <text:p>-0.017</text:p>
          </table:table-cell>
          <table:table-cell office:value-type="float" office:value="10.057" calcext:value-type="float">
            <text:p>10.057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2" calcext:value-type="float">
            <text:p>0.02</text:p>
          </table:table-cell>
          <table:table-cell office:value-type="float" office:value="10.188" calcext:value-type="float">
            <text:p>10.188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-0.078" calcext:value-type="float">
            <text:p>-0.078</text:p>
          </table:table-cell>
          <table:table-cell office:value-type="float" office:value="10.122" calcext:value-type="float">
            <text:p>10.122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-0.078" calcext:value-type="float">
            <text:p>-0.078</text:p>
          </table:table-cell>
          <table:table-cell office:value-type="float" office:value="10.122" calcext:value-type="float">
            <text:p>10.122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  <table:table-cell office:value-type="float" office:value="-0.2" calcext:value-type="float">
            <text:p>-0.2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  <table:table-cell office:value-type="float" office:value="-0.2" calcext:value-type="float">
            <text:p>-0.2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0.492" calcext:value-type="float">
            <text:p>-0.492</text:p>
          </table:table-cell>
          <table:table-cell office:value-type="float" office:value="9.979" calcext:value-type="float">
            <text:p>9.979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0.492" calcext:value-type="float">
            <text:p>-0.492</text:p>
          </table:table-cell>
          <table:table-cell office:value-type="float" office:value="9.979" calcext:value-type="float">
            <text:p>9.9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0.69" calcext:value-type="float">
            <text:p>-0.69</text:p>
          </table:table-cell>
          <table:table-cell office:value-type="float" office:value="9.936" calcext:value-type="float">
            <text:p>9.93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937" calcext:value-type="float">
            <text:p>-0.937</text:p>
          </table:table-cell>
          <table:table-cell office:value-type="float" office:value="9.872" calcext:value-type="float">
            <text:p>9.87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937" calcext:value-type="float">
            <text:p>-0.937</text:p>
          </table:table-cell>
          <table:table-cell office:value-type="float" office:value="9.872" calcext:value-type="float">
            <text:p>9.872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-1.019" calcext:value-type="float">
            <text:p>-1.019</text:p>
          </table:table-cell>
          <table:table-cell office:value-type="float" office:value="9.862" calcext:value-type="float">
            <text:p>9.862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-1.019" calcext:value-type="float">
            <text:p>-1.019</text:p>
          </table:table-cell>
          <table:table-cell office:value-type="float" office:value="9.862" calcext:value-type="float">
            <text:p>9.86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1.038" calcext:value-type="float">
            <text:p>-1.038</text:p>
          </table:table-cell>
          <table:table-cell office:value-type="float" office:value="9.862" calcext:value-type="float">
            <text:p>9.862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-0.9" calcext:value-type="float">
            <text:p>-0.9</text:p>
          </table:table-cell>
          <table:table-cell office:value-type="float" office:value="9.955" calcext:value-type="float">
            <text:p>9.955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-0.9" calcext:value-type="float">
            <text:p>-0.9</text:p>
          </table:table-cell>
          <table:table-cell office:value-type="float" office:value="9.955" calcext:value-type="float">
            <text:p>9.955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0.694" calcext:value-type="float">
            <text:p>-0.694</text:p>
          </table:table-cell>
          <table:table-cell office:value-type="float" office:value="10.031" calcext:value-type="float">
            <text:p>10.031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0.694" calcext:value-type="float">
            <text:p>-0.694</text:p>
          </table:table-cell>
          <table:table-cell office:value-type="float" office:value="10.031" calcext:value-type="float">
            <text:p>10.03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-0.419" calcext:value-type="float">
            <text:p>-0.419</text:p>
          </table:table-cell>
          <table:table-cell office:value-type="float" office:value="10.159" calcext:value-type="float">
            <text:p>10.159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-0.272" calcext:value-type="float">
            <text:p>-0.272</text:p>
          </table:table-cell>
          <table:table-cell office:value-type="float" office:value="10.309" calcext:value-type="float">
            <text:p>10.309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-0.272" calcext:value-type="float">
            <text:p>-0.272</text:p>
          </table:table-cell>
          <table:table-cell office:value-type="float" office:value="10.309" calcext:value-type="float">
            <text:p>10.309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0.18" calcext:value-type="float">
            <text:p>-0.18</text:p>
          </table:table-cell>
          <table:table-cell office:value-type="float" office:value="10.404" calcext:value-type="float">
            <text:p>10.40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0.18" calcext:value-type="float">
            <text:p>-0.18</text:p>
          </table:table-cell>
          <table:table-cell office:value-type="float" office:value="10.404" calcext:value-type="float">
            <text:p>10.40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-0.387" calcext:value-type="float">
            <text:p>-0.387</text:p>
          </table:table-cell>
          <table:table-cell office:value-type="float" office:value="10.623" calcext:value-type="float">
            <text:p>10.623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-0.387" calcext:value-type="float">
            <text:p>-0.387</text:p>
          </table:table-cell>
          <table:table-cell office:value-type="float" office:value="10.623" calcext:value-type="float">
            <text:p>10.623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-0.634" calcext:value-type="float">
            <text:p>-0.634</text:p>
          </table:table-cell>
          <table:table-cell office:value-type="float" office:value="10.466" calcext:value-type="float">
            <text:p>10.466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-0.634" calcext:value-type="float">
            <text:p>-0.634</text:p>
          </table:table-cell>
          <table:table-cell office:value-type="float" office:value="10.466" calcext:value-type="float">
            <text:p>10.466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-0.937" calcext:value-type="float">
            <text:p>-0.937</text:p>
          </table:table-cell>
          <table:table-cell office:value-type="float" office:value="10.255" calcext:value-type="float">
            <text:p>10.25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  <table:table-cell office:value-type="float" office:value="-1.275" calcext:value-type="float">
            <text:p>-1.275</text:p>
          </table:table-cell>
          <table:table-cell office:value-type="float" office:value="9.956" calcext:value-type="float">
            <text:p>9.956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  <table:table-cell office:value-type="float" office:value="-1.275" calcext:value-type="float">
            <text:p>-1.275</text:p>
          </table:table-cell>
          <table:table-cell office:value-type="float" office:value="9.956" calcext:value-type="float">
            <text:p>9.956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1.638" calcext:value-type="float">
            <text:p>-1.638</text:p>
          </table:table-cell>
          <table:table-cell office:value-type="float" office:value="9.688" calcext:value-type="float">
            <text:p>9.688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1.638" calcext:value-type="float">
            <text:p>-1.638</text:p>
          </table:table-cell>
          <table:table-cell office:value-type="float" office:value="9.688" calcext:value-type="float">
            <text:p>9.688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  <table:table-cell office:value-type="float" office:value="-2.041" calcext:value-type="float">
            <text:p>-2.041</text:p>
          </table:table-cell>
          <table:table-cell office:value-type="float" office:value="9.714" calcext:value-type="float">
            <text:p>9.714</text:p>
          </table:table-cell>
        </table:table-row>
        <table:table-row table:style-name="ro1">
          <table:table-cell office:value-type="float" office:value="-0.259" calcext:value-type="float">
            <text:p>-0.259</text:p>
          </table:table-cell>
          <table:table-cell office:value-type="float" office:value="-2.303" calcext:value-type="float">
            <text:p>-2.30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-0.259" calcext:value-type="float">
            <text:p>-0.259</text:p>
          </table:table-cell>
          <table:table-cell office:value-type="float" office:value="-2.303" calcext:value-type="float">
            <text:p>-2.303</text:p>
          </table:table-cell>
          <table:table-cell office:value-type="float" office:value="9.735" calcext:value-type="float">
            <text:p>9.735</text:p>
          </table:table-cell>
        </table:table-row>
        <table:table-row table:style-name="ro1">
          <table:table-cell office:value-type="float" office:value="-0.473" calcext:value-type="float">
            <text:p>-0.473</text:p>
          </table:table-cell>
          <table:table-cell office:value-type="float" office:value="-2.69" calcext:value-type="float">
            <text:p>-2.69</text:p>
          </table:table-cell>
          <table:table-cell office:value-type="float" office:value="9.714" calcext:value-type="float">
            <text:p>9.714</text:p>
          </table:table-cell>
        </table:table-row>
        <table:table-row table:style-name="ro1">
          <table:table-cell office:value-type="float" office:value="-0.473" calcext:value-type="float">
            <text:p>-0.473</text:p>
          </table:table-cell>
          <table:table-cell office:value-type="float" office:value="-2.69" calcext:value-type="float">
            <text:p>-2.69</text:p>
          </table:table-cell>
          <table:table-cell office:value-type="float" office:value="9.714" calcext:value-type="float">
            <text:p>9.714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-2.89" calcext:value-type="float">
            <text:p>-2.89</text:p>
          </table:table-cell>
          <table:table-cell office:value-type="float" office:value="9.636" calcext:value-type="float">
            <text:p>9.636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.951" calcext:value-type="float">
            <text:p>-2.951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.951" calcext:value-type="float">
            <text:p>-2.951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-0.757" calcext:value-type="float">
            <text:p>-0.757</text:p>
          </table:table-cell>
          <table:table-cell office:value-type="float" office:value="-2.799" calcext:value-type="float">
            <text:p>-2.799</text:p>
          </table:table-cell>
          <table:table-cell office:value-type="float" office:value="10.018" calcext:value-type="float">
            <text:p>10.018</text:p>
          </table:table-cell>
        </table:table-row>
        <table:table-row table:style-name="ro1">
          <table:table-cell office:value-type="float" office:value="-0.757" calcext:value-type="float">
            <text:p>-0.757</text:p>
          </table:table-cell>
          <table:table-cell office:value-type="float" office:value="-2.799" calcext:value-type="float">
            <text:p>-2.799</text:p>
          </table:table-cell>
          <table:table-cell office:value-type="float" office:value="10.018" calcext:value-type="float">
            <text:p>10.018</text:p>
          </table:table-cell>
        </table:table-row>
        <table:table-row table:style-name="ro1">
          <table:table-cell office:value-type="float" office:value="-0.638" calcext:value-type="float">
            <text:p>-0.638</text:p>
          </table:table-cell>
          <table:table-cell office:value-type="float" office:value="-2.527" calcext:value-type="float">
            <text:p>-2.527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-0.638" calcext:value-type="float">
            <text:p>-0.638</text:p>
          </table:table-cell>
          <table:table-cell office:value-type="float" office:value="-2.527" calcext:value-type="float">
            <text:p>-2.527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-0.508" calcext:value-type="float">
            <text:p>-0.508</text:p>
          </table:table-cell>
          <table:table-cell office:value-type="float" office:value="-2.248" calcext:value-type="float">
            <text:p>-2.248</text:p>
          </table:table-cell>
          <table:table-cell office:value-type="float" office:value="11.355" calcext:value-type="float">
            <text:p>11.355</text:p>
          </table:table-cell>
        </table:table-row>
        <table:table-row table:style-name="ro1">
          <table:table-cell office:value-type="float" office:value="-0.333" calcext:value-type="float">
            <text:p>-0.333</text:p>
          </table:table-cell>
          <table:table-cell office:value-type="float" office:value="-2.177" calcext:value-type="float">
            <text:p>-2.177</text:p>
          </table:table-cell>
          <table:table-cell office:value-type="float" office:value="11.804" calcext:value-type="float">
            <text:p>11.804</text:p>
          </table:table-cell>
        </table:table-row>
        <table:table-row table:style-name="ro1">
          <table:table-cell office:value-type="float" office:value="-0.333" calcext:value-type="float">
            <text:p>-0.333</text:p>
          </table:table-cell>
          <table:table-cell office:value-type="float" office:value="-2.177" calcext:value-type="float">
            <text:p>-2.177</text:p>
          </table:table-cell>
          <table:table-cell office:value-type="float" office:value="11.804" calcext:value-type="float">
            <text:p>11.80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2.279" calcext:value-type="float">
            <text:p>-2.279</text:p>
          </table:table-cell>
          <table:table-cell office:value-type="float" office:value="11.887" calcext:value-type="float">
            <text:p>11.887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2.279" calcext:value-type="float">
            <text:p>-2.279</text:p>
          </table:table-cell>
          <table:table-cell office:value-type="float" office:value="11.887" calcext:value-type="float">
            <text:p>11.887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-2.473" calcext:value-type="float">
            <text:p>-2.473</text:p>
          </table:table-cell>
          <table:table-cell office:value-type="float" office:value="11.724" calcext:value-type="float">
            <text:p>11.724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-2.7" calcext:value-type="float">
            <text:p>-2.7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-2.7" calcext:value-type="float">
            <text:p>-2.7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-2.899" calcext:value-type="float">
            <text:p>-2.899</text:p>
          </table:table-cell>
          <table:table-cell office:value-type="float" office:value="11.417" calcext:value-type="float">
            <text:p>11.417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-2.899" calcext:value-type="float">
            <text:p>-2.899</text:p>
          </table:table-cell>
          <table:table-cell office:value-type="float" office:value="11.417" calcext:value-type="float">
            <text:p>11.417</text:p>
          </table:table-cell>
        </table:table-row>
        <table:table-row table:style-name="ro1">
          <table:table-cell office:value-type="float" office:value="2.836" calcext:value-type="float">
            <text:p>2.836</text:p>
          </table:table-cell>
          <table:table-cell office:value-type="float" office:value="-3.087" calcext:value-type="float">
            <text:p>-3.087</text:p>
          </table:table-cell>
          <table:table-cell office:value-type="float" office:value="11.404" calcext:value-type="float">
            <text:p>11.404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-3.28" calcext:value-type="float">
            <text:p>-3.28</text:p>
          </table:table-cell>
          <table:table-cell office:value-type="float" office:value="11.497" calcext:value-type="float">
            <text:p>11.497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-3.28" calcext:value-type="float">
            <text:p>-3.28</text:p>
          </table:table-cell>
          <table:table-cell office:value-type="float" office:value="11.497" calcext:value-type="float">
            <text:p>11.497</text:p>
          </table:table-cell>
        </table:table-row>
        <table:table-row table:style-name="ro1">
          <table:table-cell office:value-type="float" office:value="3.549" calcext:value-type="float">
            <text:p>3.549</text:p>
          </table:table-cell>
          <table:table-cell office:value-type="float" office:value="-3.453" calcext:value-type="float">
            <text:p>-3.453</text:p>
          </table:table-cell>
          <table:table-cell office:value-type="float" office:value="11.558" calcext:value-type="float">
            <text:p>11.558</text:p>
          </table:table-cell>
        </table:table-row>
        <table:table-row table:style-name="ro1">
          <table:table-cell office:value-type="float" office:value="3.549" calcext:value-type="float">
            <text:p>3.549</text:p>
          </table:table-cell>
          <table:table-cell office:value-type="float" office:value="-3.453" calcext:value-type="float">
            <text:p>-3.453</text:p>
          </table:table-cell>
          <table:table-cell office:value-type="float" office:value="11.558" calcext:value-type="float">
            <text:p>11.5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3.554" calcext:value-type="float">
            <text:p>-3.554</text:p>
          </table:table-cell>
          <table:table-cell office:value-type="float" office:value="11.627" calcext:value-type="float">
            <text:p>11.627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-3.61" calcext:value-type="float">
            <text:p>-3.61</text:p>
          </table:table-cell>
          <table:table-cell office:value-type="float" office:value="11.593" calcext:value-type="float">
            <text:p>11.593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-3.61" calcext:value-type="float">
            <text:p>-3.61</text:p>
          </table:table-cell>
          <table:table-cell office:value-type="float" office:value="11.593" calcext:value-type="float">
            <text:p>11.593</text:p>
          </table:table-cell>
        </table:table-row>
        <table:table-row table:style-name="ro1">
          <table:table-cell office:value-type="float" office:value="4.173" calcext:value-type="float">
            <text:p>4.173</text:p>
          </table:table-cell>
          <table:table-cell office:value-type="float" office:value="-3.619" calcext:value-type="float">
            <text:p>-3.619</text:p>
          </table:table-cell>
          <table:table-cell office:value-type="float" office:value="11.457" calcext:value-type="float">
            <text:p>11.457</text:p>
          </table:table-cell>
        </table:table-row>
        <table:table-row table:style-name="ro1">
          <table:table-cell office:value-type="float" office:value="4.173" calcext:value-type="float">
            <text:p>4.173</text:p>
          </table:table-cell>
          <table:table-cell office:value-type="float" office:value="-3.619" calcext:value-type="float">
            <text:p>-3.619</text:p>
          </table:table-cell>
          <table:table-cell office:value-type="float" office:value="11.457" calcext:value-type="float">
            <text:p>11.457</text:p>
          </table:table-cell>
        </table:table-row>
        <table:table-row table:style-name="ro1">
          <table:table-cell office:value-type="float" office:value="4.348" calcext:value-type="float">
            <text:p>4.348</text:p>
          </table:table-cell>
          <table:table-cell office:value-type="float" office:value="-3.601" calcext:value-type="float">
            <text:p>-3.601</text:p>
          </table:table-cell>
          <table:table-cell office:value-type="float" office:value="11.263" calcext:value-type="float">
            <text:p>11.263</text:p>
          </table:table-cell>
        </table:table-row>
        <table:table-row table:style-name="ro1">
          <table:table-cell office:value-type="float" office:value="4.599" calcext:value-type="float">
            <text:p>4.599</text:p>
          </table:table-cell>
          <table:table-cell office:value-type="float" office:value="-3.573" calcext:value-type="float">
            <text:p>-3.573</text:p>
          </table:table-cell>
          <table:table-cell office:value-type="float" office:value="11.049" calcext:value-type="float">
            <text:p>11.049</text:p>
          </table:table-cell>
        </table:table-row>
        <table:table-row table:style-name="ro1">
          <table:table-cell office:value-type="float" office:value="4.599" calcext:value-type="float">
            <text:p>4.599</text:p>
          </table:table-cell>
          <table:table-cell office:value-type="float" office:value="-3.573" calcext:value-type="float">
            <text:p>-3.573</text:p>
          </table:table-cell>
          <table:table-cell office:value-type="float" office:value="11.049" calcext:value-type="float">
            <text:p>11.049</text:p>
          </table:table-cell>
        </table:table-row>
        <table:table-row table:style-name="ro1">
          <table:table-cell office:value-type="float" office:value="4.953" calcext:value-type="float">
            <text:p>4.953</text:p>
          </table:table-cell>
          <table:table-cell office:value-type="float" office:value="-3.542" calcext:value-type="float">
            <text:p>-3.542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4.953" calcext:value-type="float">
            <text:p>4.953</text:p>
          </table:table-cell>
          <table:table-cell office:value-type="float" office:value="-3.542" calcext:value-type="float">
            <text:p>-3.542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-3.517" calcext:value-type="float">
            <text:p>-3.517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5.914" calcext:value-type="float">
            <text:p>5.914</text:p>
          </table:table-cell>
          <table:table-cell office:value-type="float" office:value="-3.51" calcext:value-type="float">
            <text:p>-3.51</text:p>
          </table:table-cell>
          <table:table-cell office:value-type="float" office:value="10.692" calcext:value-type="float">
            <text:p>10.692</text:p>
          </table:table-cell>
        </table:table-row>
        <table:table-row table:style-name="ro1">
          <table:table-cell office:value-type="float" office:value="5.914" calcext:value-type="float">
            <text:p>5.914</text:p>
          </table:table-cell>
          <table:table-cell office:value-type="float" office:value="-3.51" calcext:value-type="float">
            <text:p>-3.51</text:p>
          </table:table-cell>
          <table:table-cell office:value-type="float" office:value="10.692" calcext:value-type="float">
            <text:p>10.692</text:p>
          </table:table-cell>
        </table:table-row>
        <table:table-row table:style-name="ro1">
          <table:table-cell office:value-type="float" office:value="6.368" calcext:value-type="float">
            <text:p>6.368</text:p>
          </table:table-cell>
          <table:table-cell office:value-type="float" office:value="-3.538" calcext:value-type="float">
            <text:p>-3.538</text:p>
          </table:table-cell>
          <table:table-cell office:value-type="float" office:value="10.581" calcext:value-type="float">
            <text:p>10.581</text:p>
          </table:table-cell>
        </table:table-row>
        <table:table-row table:style-name="ro1">
          <table:table-cell office:value-type="float" office:value="6.368" calcext:value-type="float">
            <text:p>6.368</text:p>
          </table:table-cell>
          <table:table-cell office:value-type="float" office:value="-3.538" calcext:value-type="float">
            <text:p>-3.538</text:p>
          </table:table-cell>
          <table:table-cell office:value-type="float" office:value="10.581" calcext:value-type="float">
            <text:p>10.581</text:p>
          </table:table-cell>
        </table:table-row>
        <table:table-row table:style-name="ro1">
          <table:table-cell office:value-type="float" office:value="6.729" calcext:value-type="float">
            <text:p>6.729</text:p>
          </table:table-cell>
          <table:table-cell office:value-type="float" office:value="-3.576" calcext:value-type="float">
            <text:p>-3.576</text:p>
          </table:table-cell>
          <table:table-cell office:value-type="float" office:value="10.468" calcext:value-type="float">
            <text:p>10.468</text:p>
          </table:table-cell>
        </table:table-row>
        <table:table-row table:style-name="ro1">
          <table:table-cell office:value-type="float" office:value="6.964" calcext:value-type="float">
            <text:p>6.964</text:p>
          </table:table-cell>
          <table:table-cell office:value-type="float" office:value="-3.594" calcext:value-type="float">
            <text:p>-3.594</text:p>
          </table:table-cell>
          <table:table-cell office:value-type="float" office:value="10.465" calcext:value-type="float">
            <text:p>10.465</text:p>
          </table:table-cell>
        </table:table-row>
        <table:table-row table:style-name="ro1">
          <table:table-cell office:value-type="float" office:value="6.964" calcext:value-type="float">
            <text:p>6.964</text:p>
          </table:table-cell>
          <table:table-cell office:value-type="float" office:value="-3.594" calcext:value-type="float">
            <text:p>-3.594</text:p>
          </table:table-cell>
          <table:table-cell office:value-type="float" office:value="10.465" calcext:value-type="float">
            <text:p>10.465</text:p>
          </table:table-cell>
        </table:table-row>
        <table:table-row table:style-name="ro1">
          <table:table-cell office:value-type="float" office:value="7.034" calcext:value-type="float">
            <text:p>7.034</text:p>
          </table:table-cell>
          <table:table-cell office:value-type="float" office:value="-3.627" calcext:value-type="float">
            <text:p>-3.627</text:p>
          </table:table-cell>
          <table:table-cell office:value-type="float" office:value="10.527" calcext:value-type="float">
            <text:p>10.527</text:p>
          </table:table-cell>
        </table:table-row>
        <table:table-row table:style-name="ro1">
          <table:table-cell office:value-type="float" office:value="7.034" calcext:value-type="float">
            <text:p>7.034</text:p>
          </table:table-cell>
          <table:table-cell office:value-type="float" office:value="-3.627" calcext:value-type="float">
            <text:p>-3.627</text:p>
          </table:table-cell>
          <table:table-cell office:value-type="float" office:value="10.527" calcext:value-type="float">
            <text:p>10.527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-3.667" calcext:value-type="float">
            <text:p>-3.66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-3.667" calcext:value-type="float">
            <text:p>-3.66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6.823" calcext:value-type="float">
            <text:p>6.823</text:p>
          </table:table-cell>
          <table:table-cell office:value-type="float" office:value="-3.696" calcext:value-type="float">
            <text:p>-3.696</text:p>
          </table:table-cell>
          <table:table-cell office:value-type="float" office:value="10.641" calcext:value-type="float">
            <text:p>10.641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3.711" calcext:value-type="float">
            <text:p>-3.711</text:p>
          </table:table-cell>
          <table:table-cell office:value-type="float" office:value="10.545" calcext:value-type="float">
            <text:p>10.54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3.711" calcext:value-type="float">
            <text:p>-3.711</text:p>
          </table:table-cell>
          <table:table-cell office:value-type="float" office:value="10.545" calcext:value-type="float">
            <text:p>10.545</text:p>
          </table:table-cell>
        </table:table-row>
        <table:table-row table:style-name="ro1">
          <table:table-cell office:value-type="float" office:value="6.307" calcext:value-type="float">
            <text:p>6.307</text:p>
          </table:table-cell>
          <table:table-cell office:value-type="float" office:value="-3.678" calcext:value-type="float">
            <text:p>-3.678</text:p>
          </table:table-cell>
          <table:table-cell office:value-type="float" office:value="10.351" calcext:value-type="float">
            <text:p>10.351</text:p>
          </table:table-cell>
        </table:table-row>
        <table:table-row table:style-name="ro1">
          <table:table-cell office:value-type="float" office:value="6.307" calcext:value-type="float">
            <text:p>6.307</text:p>
          </table:table-cell>
          <table:table-cell office:value-type="float" office:value="-3.678" calcext:value-type="float">
            <text:p>-3.678</text:p>
          </table:table-cell>
          <table:table-cell office:value-type="float" office:value="10.351" calcext:value-type="float">
            <text:p>10.351</text:p>
          </table:table-cell>
        </table:table-row>
        <table:table-row table:style-name="ro1">
          <table:table-cell office:value-type="float" office:value="6.076" calcext:value-type="float">
            <text:p>6.076</text:p>
          </table:table-cell>
          <table:table-cell office:value-type="float" office:value="-3.573" calcext:value-type="float">
            <text:p>-3.573</text:p>
          </table:table-cell>
          <table:table-cell office:value-type="float" office:value="10.133" calcext:value-type="float">
            <text:p>10.133</text:p>
          </table:table-cell>
        </table:table-row>
        <table:table-row table:style-name="ro1">
          <table:table-cell office:value-type="float" office:value="5.879" calcext:value-type="float">
            <text:p>5.879</text:p>
          </table:table-cell>
          <table:table-cell office:value-type="float" office:value="-3.455" calcext:value-type="float">
            <text:p>-3.455</text:p>
          </table:table-cell>
          <table:table-cell office:value-type="float" office:value="9.866" calcext:value-type="float">
            <text:p>9.866</text:p>
          </table:table-cell>
        </table:table-row>
        <table:table-row table:style-name="ro1">
          <table:table-cell office:value-type="float" office:value="5.879" calcext:value-type="float">
            <text:p>5.879</text:p>
          </table:table-cell>
          <table:table-cell office:value-type="float" office:value="-3.455" calcext:value-type="float">
            <text:p>-3.455</text:p>
          </table:table-cell>
          <table:table-cell office:value-type="float" office:value="9.866" calcext:value-type="float">
            <text:p>9.866</text:p>
          </table:table-cell>
        </table:table-row>
        <table:table-row table:style-name="ro1">
          <table:table-cell office:value-type="float" office:value="5.709" calcext:value-type="float">
            <text:p>5.709</text:p>
          </table:table-cell>
          <table:table-cell office:value-type="float" office:value="-3.286" calcext:value-type="float">
            <text:p>-3.286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5.709" calcext:value-type="float">
            <text:p>5.709</text:p>
          </table:table-cell>
          <table:table-cell office:value-type="float" office:value="-3.286" calcext:value-type="float">
            <text:p>-3.286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5.504" calcext:value-type="float">
            <text:p>5.504</text:p>
          </table:table-cell>
          <table:table-cell office:value-type="float" office:value="-3.06" calcext:value-type="float">
            <text:p>-3.06</text:p>
          </table:table-cell>
          <table:table-cell office:value-type="float" office:value="9.546" calcext:value-type="float">
            <text:p>9.546</text:p>
          </table:table-cell>
        </table:table-row>
        <table:table-row table:style-name="ro1">
          <table:table-cell office:value-type="float" office:value="5.248" calcext:value-type="float">
            <text:p>5.248</text:p>
          </table:table-cell>
          <table:table-cell office:value-type="float" office:value="-2.853" calcext:value-type="float">
            <text:p>-2.853</text:p>
          </table:table-cell>
          <table:table-cell office:value-type="float" office:value="9.598" calcext:value-type="float">
            <text:p>9.598</text:p>
          </table:table-cell>
        </table:table-row>
        <table:table-row table:style-name="ro1">
          <table:table-cell office:value-type="float" office:value="5.248" calcext:value-type="float">
            <text:p>5.248</text:p>
          </table:table-cell>
          <table:table-cell office:value-type="float" office:value="-2.853" calcext:value-type="float">
            <text:p>-2.853</text:p>
          </table:table-cell>
          <table:table-cell office:value-type="float" office:value="9.598" calcext:value-type="float">
            <text:p>9.598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2.617" calcext:value-type="float">
            <text:p>-2.617</text:p>
          </table:table-cell>
          <table:table-cell office:value-type="float" office:value="9.689" calcext:value-type="float">
            <text:p>9.689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2.617" calcext:value-type="float">
            <text:p>-2.617</text:p>
          </table:table-cell>
          <table:table-cell office:value-type="float" office:value="9.689" calcext:value-type="float">
            <text:p>9.689</text:p>
          </table:table-cell>
        </table:table-row>
        <table:table-row table:style-name="ro1">
          <table:table-cell office:value-type="float" office:value="4.693" calcext:value-type="float">
            <text:p>4.693</text:p>
          </table:table-cell>
          <table:table-cell office:value-type="float" office:value="-2.421" calcext:value-type="float">
            <text:p>-2.421</text:p>
          </table:table-cell>
          <table:table-cell office:value-type="float" office:value="9.908" calcext:value-type="float">
            <text:p>9.908</text:p>
          </table:table-cell>
        </table:table-row>
        <table:table-row table:style-name="ro1">
          <table:table-cell office:value-type="float" office:value="4.474" calcext:value-type="float">
            <text:p>4.474</text:p>
          </table:table-cell>
          <table:table-cell office:value-type="float" office:value="-2.243" calcext:value-type="float">
            <text:p>-2.243</text:p>
          </table:table-cell>
          <table:table-cell office:value-type="float" office:value="10.088" calcext:value-type="float">
            <text:p>10.088</text:p>
          </table:table-cell>
        </table:table-row>
        <table:table-row table:style-name="ro1">
          <table:table-cell office:value-type="float" office:value="4.474" calcext:value-type="float">
            <text:p>4.474</text:p>
          </table:table-cell>
          <table:table-cell office:value-type="float" office:value="-2.243" calcext:value-type="float">
            <text:p>-2.243</text:p>
          </table:table-cell>
          <table:table-cell office:value-type="float" office:value="10.088" calcext:value-type="float">
            <text:p>10.088</text:p>
          </table:table-cell>
        </table:table-row>
        <table:table-row table:style-name="ro1">
          <table:table-cell office:value-type="float" office:value="4.334" calcext:value-type="float">
            <text:p>4.334</text:p>
          </table:table-cell>
          <table:table-cell office:value-type="float" office:value="-2.07" calcext:value-type="float">
            <text:p>-2.07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office:value-type="float" office:value="4.334" calcext:value-type="float">
            <text:p>4.334</text:p>
          </table:table-cell>
          <table:table-cell office:value-type="float" office:value="-2.07" calcext:value-type="float">
            <text:p>-2.07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office:value-type="float" office:value="4.144" calcext:value-type="float">
            <text:p>4.144</text:p>
          </table:table-cell>
          <table:table-cell office:value-type="float" office:value="-1.921" calcext:value-type="float">
            <text:p>-1.921</text:p>
          </table:table-cell>
          <table:table-cell office:value-type="float" office:value="10.324" calcext:value-type="float">
            <text:p>10.324</text:p>
          </table:table-cell>
        </table:table-row>
        <table:table-row table:style-name="ro1">
          <table:table-cell office:value-type="float" office:value="3.914" calcext:value-type="float">
            <text:p>3.914</text:p>
          </table:table-cell>
          <table:table-cell office:value-type="float" office:value="-1.821" calcext:value-type="float">
            <text:p>-1.821</text:p>
          </table:table-cell>
          <table:table-cell office:value-type="float" office:value="10.232" calcext:value-type="float">
            <text:p>10.232</text:p>
          </table:table-cell>
        </table:table-row>
        <table:table-row table:style-name="ro1">
          <table:table-cell office:value-type="float" office:value="3.914" calcext:value-type="float">
            <text:p>3.914</text:p>
          </table:table-cell>
          <table:table-cell office:value-type="float" office:value="-1.821" calcext:value-type="float">
            <text:p>-1.821</text:p>
          </table:table-cell>
          <table:table-cell office:value-type="float" office:value="10.232" calcext:value-type="float">
            <text:p>10.232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 office:value-type="float" office:value="-1.782" calcext:value-type="float">
            <text:p>-1.782</text:p>
          </table:table-cell>
          <table:table-cell office:value-type="float" office:value="9.957" calcext:value-type="float">
            <text:p>9.957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 office:value-type="float" office:value="-1.782" calcext:value-type="float">
            <text:p>-1.782</text:p>
          </table:table-cell>
          <table:table-cell office:value-type="float" office:value="9.957" calcext:value-type="float">
            <text:p>9.95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1.756" calcext:value-type="float">
            <text:p>-1.756</text:p>
          </table:table-cell>
          <table:table-cell office:value-type="float" office:value="9.532" calcext:value-type="float">
            <text:p>9.532</text:p>
          </table:table-cell>
        </table:table-row>
        <table:table-row table:style-name="ro1">
          <table:table-cell office:value-type="float" office:value="3.204" calcext:value-type="float">
            <text:p>3.204</text:p>
          </table:table-cell>
          <table:table-cell office:value-type="float" office:value="-1.713" calcext:value-type="float">
            <text:p>-1.713</text:p>
          </table:table-cell>
          <table:table-cell office:value-type="float" office:value="9.019" calcext:value-type="float">
            <text:p>9.019</text:p>
          </table:table-cell>
        </table:table-row>
        <table:table-row table:style-name="ro1">
          <table:table-cell office:value-type="float" office:value="3.204" calcext:value-type="float">
            <text:p>3.204</text:p>
          </table:table-cell>
          <table:table-cell office:value-type="float" office:value="-1.713" calcext:value-type="float">
            <text:p>-1.713</text:p>
          </table:table-cell>
          <table:table-cell office:value-type="float" office:value="9.019" calcext:value-type="float">
            <text:p>9.019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-1.644" calcext:value-type="float">
            <text:p>-1.644</text:p>
          </table:table-cell>
          <table:table-cell office:value-type="float" office:value="8.458" calcext:value-type="float">
            <text:p>8.458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-1.644" calcext:value-type="float">
            <text:p>-1.644</text:p>
          </table:table-cell>
          <table:table-cell office:value-type="float" office:value="8.458" calcext:value-type="float">
            <text:p>8.458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-1.538" calcext:value-type="float">
            <text:p>-1.53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1.402" calcext:value-type="float">
            <text:p>-1.402</text:p>
          </table:table-cell>
          <table:table-cell office:value-type="float" office:value="7.491" calcext:value-type="float">
            <text:p>7.491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1.402" calcext:value-type="float">
            <text:p>-1.402</text:p>
          </table:table-cell>
          <table:table-cell office:value-type="float" office:value="7.491" calcext:value-type="float">
            <text:p>7.491</text:p>
          </table:table-cell>
        </table:table-row>
        <table:table-row table:style-name="ro1">
          <table:table-cell office:value-type="float" office:value="4.128" calcext:value-type="float">
            <text:p>4.128</text:p>
          </table:table-cell>
          <table:table-cell office:value-type="float" office:value="-1.245" calcext:value-type="float">
            <text:p>-1.245</text:p>
          </table:table-cell>
          <table:table-cell office:value-type="float" office:value="7.318" calcext:value-type="float">
            <text:p>7.318</text:p>
          </table:table-cell>
        </table:table-row>
        <table:table-row table:style-name="ro1">
          <table:table-cell office:value-type="float" office:value="4.128" calcext:value-type="float">
            <text:p>4.128</text:p>
          </table:table-cell>
          <table:table-cell office:value-type="float" office:value="-1.245" calcext:value-type="float">
            <text:p>-1.245</text:p>
          </table:table-cell>
          <table:table-cell office:value-type="float" office:value="7.318" calcext:value-type="float">
            <text:p>7.318</text:p>
          </table:table-cell>
        </table:table-row>
        <table:table-row table:style-name="ro1">
          <table:table-cell office:value-type="float" office:value="4.101" calcext:value-type="float">
            <text:p>4.101</text:p>
          </table:table-cell>
          <table:table-cell office:value-type="float" office:value="-1.056" calcext:value-type="float">
            <text:p>-1.056</text:p>
          </table:table-cell>
          <table:table-cell office:value-type="float" office:value="7.488" calcext:value-type="float">
            <text:p>7.488</text:p>
          </table:table-cell>
        </table:table-row>
        <table:table-row table:style-name="ro1">
          <table:table-cell office:value-type="float" office:value="4.101" calcext:value-type="float">
            <text:p>4.101</text:p>
          </table:table-cell>
          <table:table-cell office:value-type="float" office:value="-1.056" calcext:value-type="float">
            <text:p>-1.056</text:p>
          </table:table-cell>
          <table:table-cell office:value-type="float" office:value="7.488" calcext:value-type="float">
            <text:p>7.488</text:p>
          </table:table-cell>
        </table:table-row>
        <table:table-row table:style-name="ro1">
          <table:table-cell office:value-type="float" office:value="3.883" calcext:value-type="float">
            <text:p>3.883</text:p>
          </table:table-cell>
          <table:table-cell office:value-type="float" office:value="-0.871" calcext:value-type="float">
            <text:p>-0.871</text:p>
          </table:table-cell>
          <table:table-cell office:value-type="float" office:value="7.909" calcext:value-type="float">
            <text:p>7.909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-0.691" calcext:value-type="float">
            <text:p>-0.691</text:p>
          </table:table-cell>
          <table:table-cell office:value-type="float" office:value="8.485" calcext:value-type="float">
            <text:p>8.485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-0.691" calcext:value-type="float">
            <text:p>-0.691</text:p>
          </table:table-cell>
          <table:table-cell office:value-type="float" office:value="8.485" calcext:value-type="float">
            <text:p>8.485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office:value-type="float" office:value="-0.568" calcext:value-type="float">
            <text:p>-0.568</text:p>
          </table:table-cell>
          <table:table-cell office:value-type="float" office:value="9.013" calcext:value-type="float">
            <text:p>9.013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office:value-type="float" office:value="-0.568" calcext:value-type="float">
            <text:p>-0.568</text:p>
          </table:table-cell>
          <table:table-cell office:value-type="float" office:value="9.013" calcext:value-type="float">
            <text:p>9.013</text:p>
          </table:table-cell>
        </table:table-row>
        <table:table-row table:style-name="ro1">
          <table:table-cell office:value-type="float" office:value="2.981" calcext:value-type="float">
            <text:p>2.981</text:p>
          </table:table-cell>
          <table:table-cell office:value-type="float" office:value="-0.474" calcext:value-type="float">
            <text:p>-0.474</text:p>
          </table:table-cell>
          <table:table-cell office:value-type="float" office:value="9.389" calcext:value-type="float">
            <text:p>9.389</text:p>
          </table:table-cell>
        </table:table-row>
        <table:table-row table:style-name="ro1">
          <table:table-cell office:value-type="float" office:value="2.821" calcext:value-type="float">
            <text:p>2.821</text:p>
          </table:table-cell>
          <table:table-cell office:value-type="float" office:value="-0.437" calcext:value-type="float">
            <text:p>-0.437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2.821" calcext:value-type="float">
            <text:p>2.821</text:p>
          </table:table-cell>
          <table:table-cell office:value-type="float" office:value="-0.437" calcext:value-type="float">
            <text:p>-0.437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-0.424" calcext:value-type="float">
            <text:p>-0.424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-0.432" calcext:value-type="float">
            <text:p>-0.432</text:p>
          </table:table-cell>
          <table:table-cell office:value-type="float" office:value="9.302" calcext:value-type="float">
            <text:p>9.302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-0.444" calcext:value-type="float">
            <text:p>-0.444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-0.444" calcext:value-type="float">
            <text:p>-0.444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2.943" calcext:value-type="float">
            <text:p>2.943</text:p>
          </table:table-cell>
          <table:table-cell office:value-type="float" office:value="-0.473" calcext:value-type="float">
            <text:p>-0.473</text:p>
          </table:table-cell>
          <table:table-cell office:value-type="float" office:value="8.622" calcext:value-type="float">
            <text:p>8.622</text:p>
          </table:table-cell>
        </table:table-row>
        <table:table-row table:style-name="ro1">
          <table:table-cell office:value-type="float" office:value="2.943" calcext:value-type="float">
            <text:p>2.943</text:p>
          </table:table-cell>
          <table:table-cell office:value-type="float" office:value="-0.473" calcext:value-type="float">
            <text:p>-0.473</text:p>
          </table:table-cell>
          <table:table-cell office:value-type="float" office:value="8.622" calcext:value-type="float">
            <text:p>8.622</text:p>
          </table:table-cell>
        </table:table-row>
        <table:table-row table:style-name="ro1">
          <table:table-cell office:value-type="float" office:value="3.077" calcext:value-type="float">
            <text:p>3.077</text:p>
          </table:table-cell>
          <table:table-cell office:value-type="float" office:value="-0.498" calcext:value-type="float">
            <text:p>-0.498</text:p>
          </table:table-cell>
          <table:table-cell office:value-type="float" office:value="8.284" calcext:value-type="float">
            <text:p>8.284</text:p>
          </table:table-cell>
        </table:table-row>
        <table:table-row table:style-name="ro1">
          <table:table-cell office:value-type="float" office:value="3.214" calcext:value-type="float">
            <text:p>3.214</text:p>
          </table:table-cell>
          <table:table-cell office:value-type="float" office:value="-0.508" calcext:value-type="float">
            <text:p>-0.508</text:p>
          </table:table-cell>
          <table:table-cell office:value-type="float" office:value="7.998" calcext:value-type="float">
            <text:p>7.998</text:p>
          </table:table-cell>
        </table:table-row>
        <table:table-row table:style-name="ro1">
          <table:table-cell office:value-type="float" office:value="3.214" calcext:value-type="float">
            <text:p>3.214</text:p>
          </table:table-cell>
          <table:table-cell office:value-type="float" office:value="-0.508" calcext:value-type="float">
            <text:p>-0.508</text:p>
          </table:table-cell>
          <table:table-cell office:value-type="float" office:value="7.998" calcext:value-type="float">
            <text:p>7.998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-0.494" calcext:value-type="float">
            <text:p>-0.494</text:p>
          </table:table-cell>
          <table:table-cell office:value-type="float" office:value="7.793" calcext:value-type="float">
            <text:p>7.793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-0.494" calcext:value-type="float">
            <text:p>-0.494</text:p>
          </table:table-cell>
          <table:table-cell office:value-type="float" office:value="7.793" calcext:value-type="float">
            <text:p>7.793</text:p>
          </table:table-cell>
        </table:table-row>
        <table:table-row table:style-name="ro1">
          <table:table-cell office:value-type="float" office:value="3.469" calcext:value-type="float">
            <text:p>3.469</text:p>
          </table:table-cell>
          <table:table-cell office:value-type="float" office:value="-0.44" calcext:value-type="float">
            <text:p>-0.44</text:p>
          </table:table-cell>
          <table:table-cell office:value-type="float" office:value="7.658" calcext:value-type="float">
            <text:p>7.658</text:p>
          </table:table-cell>
        </table:table-row>
        <table:table-row table:style-name="ro1">
          <table:table-cell office:value-type="float" office:value="3.563" calcext:value-type="float">
            <text:p>3.563</text:p>
          </table:table-cell>
          <table:table-cell office:value-type="float" office:value="-0.358" calcext:value-type="float">
            <text:p>-0.358</text:p>
          </table:table-cell>
          <table:table-cell office:value-type="float" office:value="7.592" calcext:value-type="float">
            <text:p>7.592</text:p>
          </table:table-cell>
        </table:table-row>
        <table:table-row table:style-name="ro1">
          <table:table-cell office:value-type="float" office:value="3.563" calcext:value-type="float">
            <text:p>3.563</text:p>
          </table:table-cell>
          <table:table-cell office:value-type="float" office:value="-0.358" calcext:value-type="float">
            <text:p>-0.358</text:p>
          </table:table-cell>
          <table:table-cell office:value-type="float" office:value="7.592" calcext:value-type="float">
            <text:p>7.592</text:p>
          </table:table-cell>
        </table:table-row>
        <table:table-row table:style-name="ro1">
          <table:table-cell office:value-type="float" office:value="3.634" calcext:value-type="float">
            <text:p>3.634</text:p>
          </table:table-cell>
          <table:table-cell office:value-type="float" office:value="-0.263" calcext:value-type="float">
            <text:p>-0.263</text:p>
          </table:table-cell>
          <table:table-cell office:value-type="float" office:value="7.596" calcext:value-type="float">
            <text:p>7.596</text:p>
          </table:table-cell>
        </table:table-row>
        <table:table-row table:style-name="ro1">
          <table:table-cell office:value-type="float" office:value="3.634" calcext:value-type="float">
            <text:p>3.634</text:p>
          </table:table-cell>
          <table:table-cell office:value-type="float" office:value="-0.263" calcext:value-type="float">
            <text:p>-0.263</text:p>
          </table:table-cell>
          <table:table-cell office:value-type="float" office:value="7.596" calcext:value-type="float">
            <text:p>7.596</text:p>
          </table:table-cell>
        </table:table-row>
        <table:table-row table:style-name="ro1">
          <table:table-cell office:value-type="float" office:value="3.658" calcext:value-type="float">
            <text:p>3.658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3.598" calcext:value-type="float">
            <text:p>3.598</text:p>
          </table:table-cell>
          <table:table-cell office:value-type="float" office:value="-0.047" calcext:value-type="float">
            <text:p>-0.047</text:p>
          </table:table-cell>
          <table:table-cell office:value-type="float" office:value="7.888" calcext:value-type="float">
            <text:p>7.888</text:p>
          </table:table-cell>
        </table:table-row>
        <table:table-row table:style-name="ro1">
          <table:table-cell office:value-type="float" office:value="3.598" calcext:value-type="float">
            <text:p>3.598</text:p>
          </table:table-cell>
          <table:table-cell office:value-type="float" office:value="-0.047" calcext:value-type="float">
            <text:p>-0.047</text:p>
          </table:table-cell>
          <table:table-cell office:value-type="float" office:value="7.888" calcext:value-type="float">
            <text:p>7.888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office:value-type="float" office:value="0.051" calcext:value-type="float">
            <text:p>0.051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office:value-type="float" office:value="0.051" calcext:value-type="float">
            <text:p>0.051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0.132" calcext:value-type="float">
            <text:p>0.132</text:p>
          </table:table-cell>
          <table:table-cell office:value-type="float" office:value="8.388" calcext:value-type="float">
            <text:p>8.388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0.132" calcext:value-type="float">
            <text:p>0.132</text:p>
          </table:table-cell>
          <table:table-cell office:value-type="float" office:value="8.388" calcext:value-type="float">
            <text:p>8.388</text:p>
          </table:table-cell>
        </table:table-row>
        <table:table-row table:style-name="ro1">
          <table:table-cell office:value-type="float" office:value="3.067" calcext:value-type="float">
            <text:p>3.067</text:p>
          </table:table-cell>
          <table:table-cell office:value-type="float" office:value="0.191" calcext:value-type="float">
            <text:p>0.191</text:p>
          </table:table-cell>
          <table:table-cell office:value-type="float" office:value="8.503" calcext:value-type="float">
            <text:p>8.503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0.213" calcext:value-type="float">
            <text:p>0.213</text:p>
          </table:table-cell>
          <table:table-cell office:value-type="float" office:value="8.452" calcext:value-type="float">
            <text:p>8.452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0.213" calcext:value-type="float">
            <text:p>0.213</text:p>
          </table:table-cell>
          <table:table-cell office:value-type="float" office:value="8.452" calcext:value-type="float">
            <text:p>8.452</text:p>
          </table:table-cell>
        </table:table-row>
        <table:table-row table:style-name="ro1">
          <table:table-cell office:value-type="float" office:value="2.634" calcext:value-type="float">
            <text:p>2.634</text:p>
          </table:table-cell>
          <table:table-cell office:value-type="float" office:value="0.255" calcext:value-type="float">
            <text:p>0.255</text:p>
          </table:table-cell>
          <table:table-cell office:value-type="float" office:value="8.254" calcext:value-type="float">
            <text:p>8.254</text:p>
          </table:table-cell>
        </table:table-row>
        <table:table-row table:style-name="ro1">
          <table:table-cell office:value-type="float" office:value="2.634" calcext:value-type="float">
            <text:p>2.634</text:p>
          </table:table-cell>
          <table:table-cell office:value-type="float" office:value="0.255" calcext:value-type="float">
            <text:p>0.255</text:p>
          </table:table-cell>
          <table:table-cell office:value-type="float" office:value="8.254" calcext:value-type="float">
            <text:p>8.25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0.309" calcext:value-type="float">
            <text:p>0.309</text:p>
          </table:table-cell>
          <table:table-cell office:value-type="float" office:value="7.962" calcext:value-type="float">
            <text:p>7.962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0.412" calcext:value-type="float">
            <text:p>0.412</text:p>
          </table:table-cell>
          <table:table-cell office:value-type="float" office:value="7.679" calcext:value-type="float">
            <text:p>7.679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0.412" calcext:value-type="float">
            <text:p>0.412</text:p>
          </table:table-cell>
          <table:table-cell office:value-type="float" office:value="7.679" calcext:value-type="float">
            <text:p>7.679</text:p>
          </table:table-cell>
        </table:table-row>
        <table:table-row table:style-name="ro1">
          <table:table-cell office:value-type="float" office:value="2.571" calcext:value-type="float">
            <text:p>2.571</text:p>
          </table:table-cell>
          <table:table-cell office:value-type="float" office:value="0.531" calcext:value-type="float">
            <text:p>0.531</text:p>
          </table:table-cell>
          <table:table-cell office:value-type="float" office:value="7.443" calcext:value-type="float">
            <text:p>7.443</text:p>
          </table:table-cell>
        </table:table-row>
        <table:table-row table:style-name="ro1">
          <table:table-cell office:value-type="float" office:value="2.571" calcext:value-type="float">
            <text:p>2.571</text:p>
          </table:table-cell>
          <table:table-cell office:value-type="float" office:value="0.531" calcext:value-type="float">
            <text:p>0.531</text:p>
          </table:table-cell>
          <table:table-cell office:value-type="float" office:value="7.443" calcext:value-type="float">
            <text:p>7.443</text:p>
          </table:table-cell>
        </table:table-row>
        <table:table-row table:style-name="ro1">
          <table:table-cell office:value-type="float" office:value="2.666" calcext:value-type="float">
            <text:p>2.666</text:p>
          </table:table-cell>
          <table:table-cell office:value-type="float" office:value="0.657" calcext:value-type="float">
            <text:p>0.657</text:p>
          </table:table-cell>
          <table:table-cell office:value-type="float" office:value="7.305" calcext:value-type="float">
            <text:p>7.305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77" calcext:value-type="float">
            <text:p>0.77</text:p>
          </table:table-cell>
          <table:table-cell office:value-type="float" office:value="7.295" calcext:value-type="float">
            <text:p>7.295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77" calcext:value-type="float">
            <text:p>0.77</text:p>
          </table:table-cell>
          <table:table-cell office:value-type="float" office:value="7.295" calcext:value-type="float">
            <text:p>7.295</text:p>
          </table:table-cell>
        </table:table-row>
        <table:table-row table:style-name="ro1">
          <table:table-cell office:value-type="float" office:value="2.873" calcext:value-type="float">
            <text:p>2.873</text:p>
          </table:table-cell>
          <table:table-cell office:value-type="float" office:value="0.865" calcext:value-type="float">
            <text:p>0.865</text:p>
          </table:table-cell>
          <table:table-cell office:value-type="float" office:value="7.382" calcext:value-type="float">
            <text:p>7.382</text:p>
          </table:table-cell>
        </table:table-row>
        <table:table-row table:style-name="ro1">
          <table:table-cell office:value-type="float" office:value="2.873" calcext:value-type="float">
            <text:p>2.873</text:p>
          </table:table-cell>
          <table:table-cell office:value-type="float" office:value="0.865" calcext:value-type="float">
            <text:p>0.865</text:p>
          </table:table-cell>
          <table:table-cell office:value-type="float" office:value="7.382" calcext:value-type="float">
            <text:p>7.382</text:p>
          </table:table-cell>
        </table:table-row>
        <table:table-row table:style-name="ro1">
          <table:table-cell office:value-type="float" office:value="2.963" calcext:value-type="float">
            <text:p>2.963</text:p>
          </table:table-cell>
          <table:table-cell office:value-type="float" office:value="0.948" calcext:value-type="float">
            <text:p>0.948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3.027" calcext:value-type="float">
            <text:p>3.027</text:p>
          </table:table-cell>
          <table:table-cell office:value-type="float" office:value="1.022" calcext:value-type="float">
            <text:p>1.022</text:p>
          </table:table-cell>
          <table:table-cell office:value-type="float" office:value="7.707" calcext:value-type="float">
            <text:p>7.707</text:p>
          </table:table-cell>
        </table:table-row>
        <table:table-row table:style-name="ro1">
          <table:table-cell office:value-type="float" office:value="3.027" calcext:value-type="float">
            <text:p>3.027</text:p>
          </table:table-cell>
          <table:table-cell office:value-type="float" office:value="1.022" calcext:value-type="float">
            <text:p>1.022</text:p>
          </table:table-cell>
          <table:table-cell office:value-type="float" office:value="7.707" calcext:value-type="float">
            <text:p>7.70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077" calcext:value-type="float">
            <text:p>1.077</text:p>
          </table:table-cell>
          <table:table-cell office:value-type="float" office:value="7.784" calcext:value-type="float">
            <text:p>7.784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077" calcext:value-type="float">
            <text:p>1.077</text:p>
          </table:table-cell>
          <table:table-cell office:value-type="float" office:value="7.784" calcext:value-type="float">
            <text:p>7.784</text:p>
          </table:table-cell>
        </table:table-row>
        <table:table-row table:style-name="ro1">
          <table:table-cell office:value-type="float" office:value="3.027" calcext:value-type="float">
            <text:p>3.027</text:p>
          </table:table-cell>
          <table:table-cell office:value-type="float" office:value="1.134" calcext:value-type="float">
            <text:p>1.134</text:p>
          </table:table-cell>
          <table:table-cell office:value-type="float" office:value="7.791" calcext:value-type="float">
            <text:p>7.791</text:p>
          </table:table-cell>
        </table:table-row>
        <table:table-row table:style-name="ro1">
          <table:table-cell office:value-type="float" office:value="2.979" calcext:value-type="float">
            <text:p>2.979</text:p>
          </table:table-cell>
          <table:table-cell office:value-type="float" office:value="1.174" calcext:value-type="float">
            <text:p>1.174</text:p>
          </table:table-cell>
          <table:table-cell office:value-type="float" office:value="7.688" calcext:value-type="float">
            <text:p>7.688</text:p>
          </table:table-cell>
        </table:table-row>
        <table:table-row table:style-name="ro1">
          <table:table-cell office:value-type="float" office:value="2.979" calcext:value-type="float">
            <text:p>2.979</text:p>
          </table:table-cell>
          <table:table-cell office:value-type="float" office:value="1.174" calcext:value-type="float">
            <text:p>1.174</text:p>
          </table:table-cell>
          <table:table-cell office:value-type="float" office:value="7.688" calcext:value-type="float">
            <text:p>7.688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1.21" calcext:value-type="float">
            <text:p>1.21</text:p>
          </table:table-cell>
          <table:table-cell office:value-type="float" office:value="7.557" calcext:value-type="float">
            <text:p>7.557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1.21" calcext:value-type="float">
            <text:p>1.21</text:p>
          </table:table-cell>
          <table:table-cell office:value-type="float" office:value="7.557" calcext:value-type="float">
            <text:p>7.557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1.233" calcext:value-type="float">
            <text:p>1.233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float" office:value="2.677" calcext:value-type="float">
            <text:p>2.677</text:p>
          </table:table-cell>
          <table:table-cell office:value-type="float" office:value="1.242" calcext:value-type="float">
            <text:p>1.242</text:p>
          </table:table-cell>
          <table:table-cell office:value-type="float" office:value="7.241" calcext:value-type="float">
            <text:p>7.241</text:p>
          </table:table-cell>
        </table:table-row>
        <table:table-row table:style-name="ro1">
          <table:table-cell office:value-type="float" office:value="2.677" calcext:value-type="float">
            <text:p>2.677</text:p>
          </table:table-cell>
          <table:table-cell office:value-type="float" office:value="1.242" calcext:value-type="float">
            <text:p>1.242</text:p>
          </table:table-cell>
          <table:table-cell office:value-type="float" office:value="7.241" calcext:value-type="float">
            <text:p>7.241</text:p>
          </table:table-cell>
        </table:table-row>
        <table:table-row table:style-name="ro1">
          <table:table-cell office:value-type="float" office:value="2.587" calcext:value-type="float">
            <text:p>2.587</text:p>
          </table:table-cell>
          <table:table-cell office:value-type="float" office:value="1.264" calcext:value-type="float">
            <text:p>1.264</text:p>
          </table:table-cell>
          <table:table-cell office:value-type="float" office:value="7.141" calcext:value-type="float">
            <text:p>7.141</text:p>
          </table:table-cell>
        </table:table-row>
        <table:table-row table:style-name="ro1">
          <table:table-cell office:value-type="float" office:value="2.587" calcext:value-type="float">
            <text:p>2.587</text:p>
          </table:table-cell>
          <table:table-cell office:value-type="float" office:value="1.264" calcext:value-type="float">
            <text:p>1.264</text:p>
          </table:table-cell>
          <table:table-cell office:value-type="float" office:value="7.141" calcext:value-type="float">
            <text:p>7.141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1.303" calcext:value-type="float">
            <text:p>1.303</text:p>
          </table:table-cell>
          <table:table-cell office:value-type="float" office:value="7.091" calcext:value-type="float">
            <text:p>7.091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367" calcext:value-type="float">
            <text:p>1.367</text:p>
          </table:table-cell>
          <table:table-cell office:value-type="float" office:value="7.113" calcext:value-type="float">
            <text:p>7.113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367" calcext:value-type="float">
            <text:p>1.367</text:p>
          </table:table-cell>
          <table:table-cell office:value-type="float" office:value="7.113" calcext:value-type="float">
            <text:p>7.113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426" calcext:value-type="float">
            <text:p>1.426</text:p>
          </table:table-cell>
          <table:table-cell office:value-type="float" office:value="7.172" calcext:value-type="float">
            <text:p>7.1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426" calcext:value-type="float">
            <text:p>1.426</text:p>
          </table:table-cell>
          <table:table-cell office:value-type="float" office:value="7.172" calcext:value-type="float">
            <text:p>7.172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1.462" calcext:value-type="float">
            <text:p>1.462</text:p>
          </table:table-cell>
          <table:table-cell office:value-type="float" office:value="7.269" calcext:value-type="float">
            <text:p>7.269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1.462" calcext:value-type="float">
            <text:p>1.462</text:p>
          </table:table-cell>
          <table:table-cell office:value-type="float" office:value="7.269" calcext:value-type="float">
            <text:p>7.269</text:p>
          </table:table-cell>
        </table:table-row>
        <table:table-row table:style-name="ro1">
          <table:table-cell office:value-type="float" office:value="2.743" calcext:value-type="float">
            <text:p>2.743</text:p>
          </table:table-cell>
          <table:table-cell office:value-type="float" office:value="1.454" calcext:value-type="float">
            <text:p>1.454</text:p>
          </table:table-cell>
          <table:table-cell office:value-type="float" office:value="7.375" calcext:value-type="float">
            <text:p>7.37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41" calcext:value-type="float">
            <text:p>1.41</text:p>
          </table:table-cell>
          <table:table-cell office:value-type="float" office:value="7.474" calcext:value-type="float">
            <text:p>7.47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41" calcext:value-type="float">
            <text:p>1.41</text:p>
          </table:table-cell>
          <table:table-cell office:value-type="float" office:value="7.474" calcext:value-type="float">
            <text:p>7.474</text:p>
          </table:table-cell>
        </table:table-row>
        <table:table-row table:style-name="ro1">
          <table:table-cell office:value-type="float" office:value="2.716" calcext:value-type="float">
            <text:p>2.716</text:p>
          </table:table-cell>
          <table:table-cell office:value-type="float" office:value="1.346" calcext:value-type="float">
            <text:p>1.346</text:p>
          </table:table-cell>
          <table:table-cell office:value-type="float" office:value="7.562" calcext:value-type="float">
            <text:p>7.562</text:p>
          </table:table-cell>
        </table:table-row>
        <table:table-row table:style-name="ro1">
          <table:table-cell office:value-type="float" office:value="2.716" calcext:value-type="float">
            <text:p>2.716</text:p>
          </table:table-cell>
          <table:table-cell office:value-type="float" office:value="1.346" calcext:value-type="float">
            <text:p>1.346</text:p>
          </table:table-cell>
          <table:table-cell office:value-type="float" office:value="7.562" calcext:value-type="float">
            <text:p>7.562</text:p>
          </table:table-cell>
        </table:table-row>
        <table:table-row table:style-name="ro1">
          <table:table-cell office:value-type="float" office:value="2.673" calcext:value-type="float">
            <text:p>2.673</text:p>
          </table:table-cell>
          <table:table-cell office:value-type="float" office:value="1.27" calcext:value-type="float">
            <text:p>1.27</text:p>
          </table:table-cell>
          <table:table-cell office:value-type="float" office:value="7.614" calcext:value-type="float">
            <text:p>7.614</text:p>
          </table:table-cell>
        </table:table-row>
        <table:table-row table:style-name="ro1">
          <table:table-cell office:value-type="float" office:value="2.667" calcext:value-type="float">
            <text:p>2.667</text:p>
          </table:table-cell>
          <table:table-cell office:value-type="float" office:value="1.206" calcext:value-type="float">
            <text:p>1.206</text:p>
          </table:table-cell>
          <table:table-cell office:value-type="float" office:value="7.657" calcext:value-type="float">
            <text:p>7.657</text:p>
          </table:table-cell>
        </table:table-row>
        <table:table-row table:style-name="ro1">
          <table:table-cell office:value-type="float" office:value="2.667" calcext:value-type="float">
            <text:p>2.667</text:p>
          </table:table-cell>
          <table:table-cell office:value-type="float" office:value="1.206" calcext:value-type="float">
            <text:p>1.206</text:p>
          </table:table-cell>
          <table:table-cell office:value-type="float" office:value="7.657" calcext:value-type="float">
            <text:p>7.657</text:p>
          </table:table-cell>
        </table:table-row>
        <table:table-row table:style-name="ro1">
          <table:table-cell office:value-type="float" office:value="2.707" calcext:value-type="float">
            <text:p>2.707</text:p>
          </table:table-cell>
          <table:table-cell office:value-type="float" office:value="1.16" calcext:value-type="float">
            <text:p>1.16</text:p>
          </table:table-cell>
          <table:table-cell office:value-type="float" office:value="7.714" calcext:value-type="float">
            <text:p>7.714</text:p>
          </table:table-cell>
        </table:table-row>
        <table:table-row table:style-name="ro1">
          <table:table-cell office:value-type="float" office:value="2.707" calcext:value-type="float">
            <text:p>2.707</text:p>
          </table:table-cell>
          <table:table-cell office:value-type="float" office:value="1.16" calcext:value-type="float">
            <text:p>1.16</text:p>
          </table:table-cell>
          <table:table-cell office:value-type="float" office:value="7.714" calcext:value-type="float">
            <text:p>7.714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1.139" calcext:value-type="float">
            <text:p>1.139</text:p>
          </table:table-cell>
          <table:table-cell office:value-type="float" office:value="7.793" calcext:value-type="float">
            <text:p>7.793</text:p>
          </table:table-cell>
        </table:table-row>
        <table:table-row table:style-name="ro1">
          <table:table-cell office:value-type="float" office:value="2.932" calcext:value-type="float">
            <text:p>2.932</text:p>
          </table:table-cell>
          <table:table-cell office:value-type="float" office:value="1.147" calcext:value-type="float">
            <text:p>1.147</text:p>
          </table:table-cell>
          <table:table-cell office:value-type="float" office:value="7.919" calcext:value-type="float">
            <text:p>7.919</text:p>
          </table:table-cell>
        </table:table-row>
        <table:table-row table:style-name="ro1">
          <table:table-cell office:value-type="float" office:value="2.932" calcext:value-type="float">
            <text:p>2.932</text:p>
          </table:table-cell>
          <table:table-cell office:value-type="float" office:value="1.147" calcext:value-type="float">
            <text:p>1.147</text:p>
          </table:table-cell>
          <table:table-cell office:value-type="float" office:value="7.919" calcext:value-type="float">
            <text:p>7.919</text:p>
          </table:table-cell>
        </table:table-row>
        <table:table-row table:style-name="ro1">
          <table:table-cell office:value-type="float" office:value="3.062" calcext:value-type="float">
            <text:p>3.062</text:p>
          </table:table-cell>
          <table:table-cell office:value-type="float" office:value="1.167" calcext:value-type="float">
            <text:p>1.16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3.062" calcext:value-type="float">
            <text:p>3.062</text:p>
          </table:table-cell>
          <table:table-cell office:value-type="float" office:value="1.167" calcext:value-type="float">
            <text:p>1.16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3.183" calcext:value-type="float">
            <text:p>3.183</text:p>
          </table:table-cell>
          <table:table-cell office:value-type="float" office:value="1.192" calcext:value-type="float">
            <text:p>1.192</text:p>
          </table:table-cell>
          <table:table-cell office:value-type="float" office:value="8.262" calcext:value-type="float">
            <text:p>8.262</text:p>
          </table:table-cell>
        </table:table-row>
        <table:table-row table:style-name="ro1">
          <table:table-cell office:value-type="float" office:value="3.292" calcext:value-type="float">
            <text:p>3.292</text:p>
          </table:table-cell>
          <table:table-cell office:value-type="float" office:value="1.212" calcext:value-type="float">
            <text:p>1.212</text:p>
          </table:table-cell>
          <table:table-cell office:value-type="float" office:value="8.454" calcext:value-type="float">
            <text:p>8.454</text:p>
          </table:table-cell>
        </table:table-row>
        <table:table-row table:style-name="ro1">
          <table:table-cell office:value-type="float" office:value="3.292" calcext:value-type="float">
            <text:p>3.292</text:p>
          </table:table-cell>
          <table:table-cell office:value-type="float" office:value="1.212" calcext:value-type="float">
            <text:p>1.212</text:p>
          </table:table-cell>
          <table:table-cell office:value-type="float" office:value="8.454" calcext:value-type="float">
            <text:p>8.454</text:p>
          </table:table-cell>
        </table:table-row>
        <table:table-row table:style-name="ro1">
          <table:table-cell office:value-type="float" office:value="3.392" calcext:value-type="float">
            <text:p>3.392</text:p>
          </table:table-cell>
          <table:table-cell office:value-type="float" office:value="1.214" calcext:value-type="float">
            <text:p>1.214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3.392" calcext:value-type="float">
            <text:p>3.392</text:p>
          </table:table-cell>
          <table:table-cell office:value-type="float" office:value="1.214" calcext:value-type="float">
            <text:p>1.214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3.449" calcext:value-type="float">
            <text:p>3.449</text:p>
          </table:table-cell>
          <table:table-cell office:value-type="float" office:value="1.215" calcext:value-type="float">
            <text:p>1.215</text:p>
          </table:table-cell>
          <table:table-cell office:value-type="float" office:value="8.757" calcext:value-type="float">
            <text:p>8.757</text:p>
          </table:table-cell>
        </table:table-row>
        <table:table-row table:style-name="ro1">
          <table:table-cell office:value-type="float" office:value="3.486" calcext:value-type="float">
            <text:p>3.486</text:p>
          </table:table-cell>
          <table:table-cell office:value-type="float" office:value="1.203" calcext:value-type="float">
            <text:p>1.203</text:p>
          </table:table-cell>
          <table:table-cell office:value-type="float" office:value="8.855" calcext:value-type="float">
            <text:p>8.855</text:p>
          </table:table-cell>
        </table:table-row>
        <table:table-row table:style-name="ro1">
          <table:table-cell office:value-type="float" office:value="3.486" calcext:value-type="float">
            <text:p>3.486</text:p>
          </table:table-cell>
          <table:table-cell office:value-type="float" office:value="1.203" calcext:value-type="float">
            <text:p>1.203</text:p>
          </table:table-cell>
          <table:table-cell office:value-type="float" office:value="8.855" calcext:value-type="float">
            <text:p>8.855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.194" calcext:value-type="float">
            <text:p>1.194</text:p>
          </table:table-cell>
          <table:table-cell office:value-type="float" office:value="8.949" calcext:value-type="float">
            <text:p>8.949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.194" calcext:value-type="float">
            <text:p>1.194</text:p>
          </table:table-cell>
          <table:table-cell office:value-type="float" office:value="8.949" calcext:value-type="float">
            <text:p>8.949</text:p>
          </table:table-cell>
        </table:table-row>
        <table:table-row table:style-name="ro1">
          <table:table-cell office:value-type="float" office:value="3.422" calcext:value-type="float">
            <text:p>3.422</text:p>
          </table:table-cell>
          <table:table-cell office:value-type="float" office:value="1.187" calcext:value-type="float">
            <text:p>1.187</text:p>
          </table:table-cell>
          <table:table-cell office:value-type="float" office:value="9.033" calcext:value-type="float">
            <text:p>9.033</text:p>
          </table:table-cell>
        </table:table-row>
        <table:table-row table:style-name="ro1">
          <table:table-cell office:value-type="float" office:value="3.367" calcext:value-type="float">
            <text:p>3.367</text:p>
          </table:table-cell>
          <table:table-cell office:value-type="float" office:value="1.173" calcext:value-type="float">
            <text:p>1.17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.367" calcext:value-type="float">
            <text:p>3.367</text:p>
          </table:table-cell>
          <table:table-cell office:value-type="float" office:value="1.173" calcext:value-type="float">
            <text:p>1.17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.163" calcext:value-type="float">
            <text:p>1.163</text:p>
          </table:table-cell>
          <table:table-cell office:value-type="float" office:value="9.152" calcext:value-type="float">
            <text:p>9.152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.163" calcext:value-type="float">
            <text:p>1.163</text:p>
          </table:table-cell>
          <table:table-cell office:value-type="float" office:value="9.152" calcext:value-type="float">
            <text:p>9.152</text:p>
          </table:table-cell>
        </table:table-row>
        <table:table-row table:style-name="ro1">
          <table:table-cell office:value-type="float" office:value="3.259" calcext:value-type="float">
            <text:p>3.259</text:p>
          </table:table-cell>
          <table:table-cell office:value-type="float" office:value="1.154" calcext:value-type="float">
            <text:p>1.154</text:p>
          </table:table-cell>
          <table:table-cell office:value-type="float" office:value="9.206" calcext:value-type="float">
            <text:p>9.206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1.147" calcext:value-type="float">
            <text:p>1.147</text:p>
          </table:table-cell>
          <table:table-cell office:value-type="float" office:value="9.262" calcext:value-type="float">
            <text:p>9.262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1.147" calcext:value-type="float">
            <text:p>1.147</text:p>
          </table:table-cell>
          <table:table-cell office:value-type="float" office:value="9.262" calcext:value-type="float">
            <text:p>9.262</text:p>
          </table:table-cell>
        </table:table-row>
        <table:table-row table:style-name="ro1">
          <table:table-cell office:value-type="float" office:value="3.257" calcext:value-type="float">
            <text:p>3.257</text:p>
          </table:table-cell>
          <table:table-cell office:value-type="float" office:value="1.157" calcext:value-type="float">
            <text:p>1.157</text:p>
          </table:table-cell>
          <table:table-cell office:value-type="float" office:value="9.357" calcext:value-type="float">
            <text:p>9.357</text:p>
          </table:table-cell>
        </table:table-row>
        <table:table-row table:style-name="ro1">
          <table:table-cell office:value-type="float" office:value="3.257" calcext:value-type="float">
            <text:p>3.257</text:p>
          </table:table-cell>
          <table:table-cell office:value-type="float" office:value="1.157" calcext:value-type="float">
            <text:p>1.157</text:p>
          </table:table-cell>
          <table:table-cell office:value-type="float" office:value="9.357" calcext:value-type="float">
            <text:p>9.35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148" calcext:value-type="float">
            <text:p>1.148</text:p>
          </table:table-cell>
          <table:table-cell office:value-type="float" office:value="9.435" calcext:value-type="float">
            <text:p>9.435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148" calcext:value-type="float">
            <text:p>1.148</text:p>
          </table:table-cell>
          <table:table-cell office:value-type="float" office:value="9.435" calcext:value-type="float">
            <text:p>9.43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.135" calcext:value-type="float">
            <text:p>1.135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1.111" calcext:value-type="float">
            <text:p>1.111</text:p>
          </table:table-cell>
          <table:table-cell office:value-type="float" office:value="9.538" calcext:value-type="float">
            <text:p>9.538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1.111" calcext:value-type="float">
            <text:p>1.111</text:p>
          </table:table-cell>
          <table:table-cell office:value-type="float" office:value="9.538" calcext:value-type="float">
            <text:p>9.538</text:p>
          </table:table-cell>
        </table:table-row>
        <table:table-row table:style-name="ro1">
          <table:table-cell office:value-type="float" office:value="3.346" calcext:value-type="float">
            <text:p>3.346</text:p>
          </table:table-cell>
          <table:table-cell office:value-type="float" office:value="1.092" calcext:value-type="float">
            <text:p>1.092</text:p>
          </table:table-cell>
          <table:table-cell office:value-type="float" office:value="9.542" calcext:value-type="float">
            <text:p>9.542</text:p>
          </table:table-cell>
        </table:table-row>
        <table:table-row table:style-name="ro1">
          <table:table-cell office:value-type="float" office:value="3.346" calcext:value-type="float">
            <text:p>3.346</text:p>
          </table:table-cell>
          <table:table-cell office:value-type="float" office:value="1.092" calcext:value-type="float">
            <text:p>1.092</text:p>
          </table:table-cell>
          <table:table-cell office:value-type="float" office:value="9.542" calcext:value-type="float">
            <text:p>9.542</text:p>
          </table:table-cell>
        </table:table-row>
        <table:table-row table:style-name="ro1">
          <table:table-cell office:value-type="float" office:value="3.314" calcext:value-type="float">
            <text:p>3.314</text:p>
          </table:table-cell>
          <table:table-cell office:value-type="float" office:value="1.103" calcext:value-type="float">
            <text:p>1.103</text:p>
          </table:table-cell>
          <table:table-cell office:value-type="float" office:value="9.527" calcext:value-type="float">
            <text:p>9.527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1.139" calcext:value-type="float">
            <text:p>1.139</text:p>
          </table:table-cell>
          <table:table-cell office:value-type="float" office:value="9.509" calcext:value-type="float">
            <text:p>9.509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1.139" calcext:value-type="float">
            <text:p>1.139</text:p>
          </table:table-cell>
          <table:table-cell office:value-type="float" office:value="9.509" calcext:value-type="float">
            <text:p>9.509</text:p>
          </table:table-cell>
        </table:table-row>
        <table:table-row table:style-name="ro1">
          <table:table-cell office:value-type="float" office:value="3.152" calcext:value-type="float">
            <text:p>3.152</text:p>
          </table:table-cell>
          <table:table-cell office:value-type="float" office:value="1.175" calcext:value-type="float">
            <text:p>1.175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3.152" calcext:value-type="float">
            <text:p>3.152</text:p>
          </table:table-cell>
          <table:table-cell office:value-type="float" office:value="1.175" calcext:value-type="float">
            <text:p>1.175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1.209" calcext:value-type="float">
            <text:p>1.209</text:p>
          </table:table-cell>
          <table:table-cell office:value-type="float" office:value="9.402" calcext:value-type="float">
            <text:p>9.402</text:p>
          </table:table-cell>
        </table:table-row>
        <table:table-row table:style-name="ro1">
          <table:table-cell office:value-type="float" office:value="2.966" calcext:value-type="float">
            <text:p>2.966</text:p>
          </table:table-cell>
          <table:table-cell office:value-type="float" office:value="1.236" calcext:value-type="float">
            <text:p>1.236</text:p>
          </table:table-cell>
          <table:table-cell office:value-type="float" office:value="9.355" calcext:value-type="float">
            <text:p>9.355</text:p>
          </table:table-cell>
        </table:table-row>
        <table:table-row table:style-name="ro1">
          <table:table-cell office:value-type="float" office:value="2.966" calcext:value-type="float">
            <text:p>2.966</text:p>
          </table:table-cell>
          <table:table-cell office:value-type="float" office:value="1.236" calcext:value-type="float">
            <text:p>1.236</text:p>
          </table:table-cell>
          <table:table-cell office:value-type="float" office:value="9.355" calcext:value-type="float">
            <text:p>9.355</text:p>
          </table:table-cell>
        </table:table-row>
        <table:table-row table:style-name="ro1">
          <table:table-cell office:value-type="float" office:value="2.912" calcext:value-type="float">
            <text:p>2.912</text:p>
          </table:table-cell>
          <table:table-cell office:value-type="float" office:value="1.263" calcext:value-type="float">
            <text:p>1.263</text:p>
          </table:table-cell>
          <table:table-cell office:value-type="float" office:value="9.327" calcext:value-type="float">
            <text:p>9.327</text:p>
          </table:table-cell>
        </table:table-row>
        <table:table-row table:style-name="ro1">
          <table:table-cell office:value-type="float" office:value="2.912" calcext:value-type="float">
            <text:p>2.912</text:p>
          </table:table-cell>
          <table:table-cell office:value-type="float" office:value="1.263" calcext:value-type="float">
            <text:p>1.263</text:p>
          </table:table-cell>
          <table:table-cell office:value-type="float" office:value="9.327" calcext:value-type="float">
            <text:p>9.327</text:p>
          </table:table-cell>
        </table:table-row>
        <table:table-row table:style-name="ro1">
          <table:table-cell office:value-type="float" office:value="2.903" calcext:value-type="float">
            <text:p>2.903</text:p>
          </table:table-cell>
          <table:table-cell office:value-type="float" office:value="1.314" calcext:value-type="float">
            <text:p>1.314</text:p>
          </table:table-cell>
          <table:table-cell office:value-type="float" office:value="9.354" calcext:value-type="float">
            <text:p>9.354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1.368" calcext:value-type="float">
            <text:p>1.368</text:p>
          </table:table-cell>
          <table:table-cell office:value-type="float" office:value="9.413" calcext:value-type="float">
            <text:p>9.413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1.368" calcext:value-type="float">
            <text:p>1.368</text:p>
          </table:table-cell>
          <table:table-cell office:value-type="float" office:value="9.413" calcext:value-type="float">
            <text:p>9.413</text:p>
          </table:table-cell>
        </table:table-row>
        <table:table-row table:style-name="ro1">
          <table:table-cell office:value-type="float" office:value="2.952" calcext:value-type="float">
            <text:p>2.952</text:p>
          </table:table-cell>
          <table:table-cell office:value-type="float" office:value="1.424" calcext:value-type="float">
            <text:p>1.424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>
          <table:table-cell office:value-type="float" office:value="2.952" calcext:value-type="float">
            <text:p>2.952</text:p>
          </table:table-cell>
          <table:table-cell office:value-type="float" office:value="1.424" calcext:value-type="float">
            <text:p>1.424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1.473" calcext:value-type="float">
            <text:p>1.473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1.493" calcext:value-type="float">
            <text:p>1.493</text:p>
          </table:table-cell>
          <table:table-cell office:value-type="float" office:value="9.389" calcext:value-type="float">
            <text:p>9.389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1.493" calcext:value-type="float">
            <text:p>1.493</text:p>
          </table:table-cell>
          <table:table-cell office:value-type="float" office:value="9.389" calcext:value-type="float">
            <text:p>9.38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521" calcext:value-type="float">
            <text:p>1.521</text:p>
          </table:table-cell>
          <table:table-cell office:value-type="float" office:value="9.194" calcext:value-type="float">
            <text:p>9.19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521" calcext:value-type="float">
            <text:p>1.521</text:p>
          </table:table-cell>
          <table:table-cell office:value-type="float" office:value="9.194" calcext:value-type="float">
            <text:p>9.194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.508" calcext:value-type="float">
            <text:p>1.508</text:p>
          </table:table-cell>
          <table:table-cell office:value-type="float" office:value="8.824" calcext:value-type="float">
            <text:p>8.82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.483" calcext:value-type="float">
            <text:p>1.483</text:p>
          </table:table-cell>
          <table:table-cell office:value-type="float" office:value="8.239" calcext:value-type="float">
            <text:p>8.23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.483" calcext:value-type="float">
            <text:p>1.483</text:p>
          </table:table-cell>
          <table:table-cell office:value-type="float" office:value="8.239" calcext:value-type="float">
            <text:p>8.239</text:p>
          </table:table-cell>
        </table:table-row>
        <table:table-row table:style-name="ro1">
          <table:table-cell office:value-type="float" office:value="3.452" calcext:value-type="float">
            <text:p>3.452</text:p>
          </table:table-cell>
          <table:table-cell office:value-type="float" office:value="1.452" calcext:value-type="float">
            <text:p>1.452</text:p>
          </table:table-cell>
          <table:table-cell office:value-type="float" office:value="7.507" calcext:value-type="float">
            <text:p>7.507</text:p>
          </table:table-cell>
        </table:table-row>
        <table:table-row table:style-name="ro1">
          <table:table-cell office:value-type="float" office:value="3.452" calcext:value-type="float">
            <text:p>3.452</text:p>
          </table:table-cell>
          <table:table-cell office:value-type="float" office:value="1.452" calcext:value-type="float">
            <text:p>1.452</text:p>
          </table:table-cell>
          <table:table-cell office:value-type="float" office:value="7.507" calcext:value-type="float">
            <text:p>7.507</text:p>
          </table:table-cell>
        </table:table-row>
        <table:table-row table:style-name="ro1">
          <table:table-cell office:value-type="float" office:value="3.651" calcext:value-type="float">
            <text:p>3.651</text:p>
          </table:table-cell>
          <table:table-cell office:value-type="float" office:value="1.346" calcext:value-type="float">
            <text:p>1.346</text:p>
          </table:table-cell>
          <table:table-cell office:value-type="float" office:value="6.612" calcext:value-type="float">
            <text:p>6.612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1.203" calcext:value-type="float">
            <text:p>1.203</text:p>
          </table:table-cell>
          <table:table-cell office:value-type="float" office:value="5.782" calcext:value-type="float">
            <text:p>5.782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1.203" calcext:value-type="float">
            <text:p>1.203</text:p>
          </table:table-cell>
          <table:table-cell office:value-type="float" office:value="5.782" calcext:value-type="float">
            <text:p>5.782</text:p>
          </table:table-cell>
        </table:table-row>
        <table:table-row table:style-name="ro1">
          <table:table-cell office:value-type="float" office:value="3.878" calcext:value-type="float">
            <text:p>3.878</text:p>
          </table:table-cell>
          <table:table-cell office:value-type="float" office:value="0.933" calcext:value-type="float">
            <text:p>0.933</text:p>
          </table:table-cell>
          <table:table-cell office:value-type="float" office:value="5.021" calcext:value-type="float">
            <text:p>5.021</text:p>
          </table:table-cell>
        </table:table-row>
        <table:table-row table:style-name="ro1">
          <table:table-cell office:value-type="float" office:value="3.878" calcext:value-type="float">
            <text:p>3.878</text:p>
          </table:table-cell>
          <table:table-cell office:value-type="float" office:value="0.933" calcext:value-type="float">
            <text:p>0.933</text:p>
          </table:table-cell>
          <table:table-cell office:value-type="float" office:value="5.021" calcext:value-type="float">
            <text:p>5.021</text:p>
          </table:table-cell>
        </table:table-row>
        <table:table-row table:style-name="ro1">
          <table:table-cell office:value-type="float" office:value="3.854" calcext:value-type="float">
            <text:p>3.854</text:p>
          </table:table-cell>
          <table:table-cell office:value-type="float" office:value="0.67" calcext:value-type="float">
            <text:p>0.67</text:p>
          </table:table-cell>
          <table:table-cell office:value-type="float" office:value="4.344" calcext:value-type="float">
            <text:p>4.344</text:p>
          </table:table-cell>
        </table:table-row>
        <table:table-row table:style-name="ro1">
          <table:table-cell office:value-type="float" office:value="3.854" calcext:value-type="float">
            <text:p>3.854</text:p>
          </table:table-cell>
          <table:table-cell office:value-type="float" office:value="0.67" calcext:value-type="float">
            <text:p>0.67</text:p>
          </table:table-cell>
          <table:table-cell office:value-type="float" office:value="4.344" calcext:value-type="float">
            <text:p>4.344</text:p>
          </table:table-cell>
        </table:table-row>
        <table:table-row table:style-name="ro1">
          <table:table-cell office:value-type="float" office:value="3.594" calcext:value-type="float">
            <text:p>3.594</text:p>
          </table:table-cell>
          <table:table-cell office:value-type="float" office:value="0.631" calcext:value-type="float">
            <text:p>0.631</text:p>
          </table:table-cell>
          <table:table-cell office:value-type="float" office:value="3.659" calcext:value-type="float">
            <text:p>3.659</text:p>
          </table:table-cell>
        </table:table-row>
        <table:table-row table:style-name="ro1">
          <table:table-cell office:value-type="float" office:value="3.147" calcext:value-type="float">
            <text:p>3.147</text:p>
          </table:table-cell>
          <table:table-cell office:value-type="float" office:value="0.676" calcext:value-type="float">
            <text:p>0.67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.147" calcext:value-type="float">
            <text:p>3.147</text:p>
          </table:table-cell>
          <table:table-cell office:value-type="float" office:value="0.676" calcext:value-type="float">
            <text:p>0.67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868" calcext:value-type="float">
            <text:p>0.868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868" calcext:value-type="float">
            <text:p>0.868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1.058" calcext:value-type="float">
            <text:p>1.058</text:p>
          </table:table-cell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1.09" calcext:value-type="float">
            <text:p>1.09</text:p>
          </table:table-cell>
          <table:table-cell office:value-type="float" office:value="-0.642" calcext:value-type="float">
            <text:p>-0.642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1.09" calcext:value-type="float">
            <text:p>1.09</text:p>
          </table:table-cell>
          <table:table-cell office:value-type="float" office:value="-0.642" calcext:value-type="float">
            <text:p>-0.64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.093" calcext:value-type="float">
            <text:p>1.093</text:p>
          </table:table-cell>
          <table:table-cell office:value-type="float" office:value="-0.557" calcext:value-type="float">
            <text:p>-0.55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.093" calcext:value-type="float">
            <text:p>1.093</text:p>
          </table:table-cell>
          <table:table-cell office:value-type="float" office:value="-0.557" calcext:value-type="float">
            <text:p>-0.557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1.066" calcext:value-type="float">
            <text:p>1.06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1.066" calcext:value-type="float">
            <text:p>1.06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.014" calcext:value-type="float">
            <text:p>1.014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.014" calcext:value-type="float">
            <text:p>1.014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764" calcext:value-type="float">
            <text:p>0.764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764" calcext:value-type="float">
            <text:p>0.764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99" calcext:value-type="float">
            <text:p>0.599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99" calcext:value-type="float">
            <text:p>0.599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441" calcext:value-type="float">
            <text:p>0.441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319" calcext:value-type="float">
            <text:p>0.319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319" calcext:value-type="float">
            <text:p>0.319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241" calcext:value-type="float">
            <text:p>0.241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241" calcext:value-type="float">
            <text:p>0.241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66" calcext:value-type="float">
            <text:p>-0.066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66" calcext:value-type="float">
            <text:p>-0.066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203" calcext:value-type="float">
            <text:p>0.203</text:p>
          </table:table-cell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203" calcext:value-type="float">
            <text:p>0.203</text:p>
          </table:table-cell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71" calcext:value-type="float">
            <text:p>0.07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71" calcext:value-type="float">
            <text:p>0.07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691" calcext:value-type="float">
            <text:p>0.691</text:p>
          </table:table-cell>
          <table:table-cell office:value-type="float" office:value="-0.726" calcext:value-type="float">
            <text:p>-0.726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25" calcext:value-type="float">
            <text:p>0.725</text:p>
          </table:table-cell>
          <table:table-cell office:value-type="float" office:value="-0.622" calcext:value-type="float">
            <text:p>-0.622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25" calcext:value-type="float">
            <text:p>0.725</text:p>
          </table:table-cell>
          <table:table-cell office:value-type="float" office:value="-0.622" calcext:value-type="float">
            <text:p>-0.62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43" calcext:value-type="float">
            <text:p>0.843</text:p>
          </table:table-cell>
          <table:table-cell office:value-type="float" office:value="-0.961" calcext:value-type="float">
            <text:p>-0.96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43" calcext:value-type="float">
            <text:p>0.843</text:p>
          </table:table-cell>
          <table:table-cell office:value-type="float" office:value="-0.961" calcext:value-type="float">
            <text:p>-0.961</text:p>
          </table:table-cell>
        </table:table-row>
        <table:table-row table:style-name="ro1">
          <table:table-cell office:value-type="float" office:value="-0.514" calcext:value-type="float">
            <text:p>-0.514</text:p>
          </table:table-cell>
          <table:table-cell office:value-type="float" office:value="0.401" calcext:value-type="float">
            <text:p>0.401</text:p>
          </table:table-cell>
          <table:table-cell office:value-type="float" office:value="-0.329" calcext:value-type="float">
            <text:p>-0.329</text:p>
          </table:table-cell>
        </table:table-row>
        <table:table-row table:style-name="ro1">
          <table:table-cell office:value-type="float" office:value="-1.626" calcext:value-type="float">
            <text:p>-1.626</text:p>
          </table:table-cell>
          <table:table-cell office:value-type="float" office:value="-0.44" calcext:value-type="float">
            <text:p>-0.4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-1.626" calcext:value-type="float">
            <text:p>-1.626</text:p>
          </table:table-cell>
          <table:table-cell office:value-type="float" office:value="-0.44" calcext:value-type="float">
            <text:p>-0.4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-2.949" calcext:value-type="float">
            <text:p>-2.949</text:p>
          </table:table-cell>
          <table:table-cell office:value-type="float" office:value="-1.599" calcext:value-type="float">
            <text:p>-1.599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-2.949" calcext:value-type="float">
            <text:p>-2.949</text:p>
          </table:table-cell>
          <table:table-cell office:value-type="float" office:value="-1.599" calcext:value-type="float">
            <text:p>-1.599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-4.383" calcext:value-type="float">
            <text:p>-4.383</text:p>
          </table:table-cell>
          <table:table-cell office:value-type="float" office:value="-2.641" calcext:value-type="float">
            <text:p>-2.641</text:p>
          </table:table-cell>
          <table:table-cell office:value-type="float" office:value="5.859" calcext:value-type="float">
            <text:p>5.859</text:p>
          </table:table-cell>
        </table:table-row>
        <table:table-row table:style-name="ro1">
          <table:table-cell office:value-type="float" office:value="-4.986" calcext:value-type="float">
            <text:p>-4.986</text:p>
          </table:table-cell>
          <table:table-cell office:value-type="float" office:value="-3.737" calcext:value-type="float">
            <text:p>-3.737</text:p>
          </table:table-cell>
          <table:table-cell office:value-type="float" office:value="9.974" calcext:value-type="float">
            <text:p>9.974</text:p>
          </table:table-cell>
        </table:table-row>
        <table:table-row table:style-name="ro1">
          <table:table-cell office:value-type="float" office:value="-4.986" calcext:value-type="float">
            <text:p>-4.986</text:p>
          </table:table-cell>
          <table:table-cell office:value-type="float" office:value="-3.737" calcext:value-type="float">
            <text:p>-3.737</text:p>
          </table:table-cell>
          <table:table-cell office:value-type="float" office:value="9.974" calcext:value-type="float">
            <text:p>9.974</text:p>
          </table:table-cell>
        </table:table-row>
        <table:table-row table:style-name="ro1">
          <table:table-cell office:value-type="float" office:value="-2.787" calcext:value-type="float">
            <text:p>-2.787</text:p>
          </table:table-cell>
          <table:table-cell office:value-type="float" office:value="-6.364" calcext:value-type="float">
            <text:p>-6.364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float" office:value="-2.787" calcext:value-type="float">
            <text:p>-2.787</text:p>
          </table:table-cell>
          <table:table-cell office:value-type="float" office:value="-6.364" calcext:value-type="float">
            <text:p>-6.364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float" office:value="-2.579" calcext:value-type="float">
            <text:p>-2.579</text:p>
          </table:table-cell>
          <table:table-cell office:value-type="float" office:value="-7.246" calcext:value-type="float">
            <text:p>-7.246</text:p>
          </table:table-cell>
          <table:table-cell office:value-type="float" office:value="15.359" calcext:value-type="float">
            <text:p>15.359</text:p>
          </table:table-cell>
        </table:table-row>
        <table:table-row table:style-name="ro1">
          <table:table-cell office:value-type="float" office:value="-0.069" calcext:value-type="float">
            <text:p>-0.069</text:p>
          </table:table-cell>
          <table:table-cell office:value-type="float" office:value="-9.018" calcext:value-type="float">
            <text:p>-9.018</text:p>
          </table:table-cell>
          <table:table-cell office:value-type="float" office:value="14.106" calcext:value-type="float">
            <text:p>14.106</text:p>
          </table:table-cell>
        </table:table-row>
        <table:table-row table:style-name="ro1">
          <table:table-cell office:value-type="float" office:value="-0.069" calcext:value-type="float">
            <text:p>-0.069</text:p>
          </table:table-cell>
          <table:table-cell office:value-type="float" office:value="-9.018" calcext:value-type="float">
            <text:p>-9.018</text:p>
          </table:table-cell>
          <table:table-cell office:value-type="float" office:value="14.106" calcext:value-type="float">
            <text:p>14.106</text:p>
          </table:table-cell>
        </table:table-row>
        <table:table-row table:style-name="ro1">
          <table:table-cell office:value-type="float" office:value="-0.148" calcext:value-type="float">
            <text:p>-0.148</text:p>
          </table:table-cell>
          <table:table-cell office:value-type="float" office:value="-8.872" calcext:value-type="float">
            <text:p>-8.872</text:p>
          </table:table-cell>
          <table:table-cell office:value-type="float" office:value="9.016" calcext:value-type="float">
            <text:p>9.016</text:p>
          </table:table-cell>
        </table:table-row>
        <table:table-row table:style-name="ro1">
          <table:table-cell office:value-type="float" office:value="-0.148" calcext:value-type="float">
            <text:p>-0.148</text:p>
          </table:table-cell>
          <table:table-cell office:value-type="float" office:value="-8.872" calcext:value-type="float">
            <text:p>-8.872</text:p>
          </table:table-cell>
          <table:table-cell office:value-type="float" office:value="9.016" calcext:value-type="float">
            <text:p>9.01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7.96" calcext:value-type="float">
            <text:p>-7.96</text:p>
          </table:table-cell>
          <table:table-cell office:value-type="float" office:value="3.248" calcext:value-type="float">
            <text:p>3.248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-6.406" calcext:value-type="float">
            <text:p>-6.406</text:p>
          </table:table-cell>
          <table:table-cell office:value-type="float" office:value="-2.283" calcext:value-type="float">
            <text:p>-2.283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-6.406" calcext:value-type="float">
            <text:p>-6.406</text:p>
          </table:table-cell>
          <table:table-cell office:value-type="float" office:value="-2.283" calcext:value-type="float">
            <text:p>-2.283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-4.746" calcext:value-type="float">
            <text:p>-4.746</text:p>
          </table:table-cell>
          <table:table-cell office:value-type="float" office:value="-6.021" calcext:value-type="float">
            <text:p>-6.02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-4.746" calcext:value-type="float">
            <text:p>-4.746</text:p>
          </table:table-cell>
          <table:table-cell office:value-type="float" office:value="-6.021" calcext:value-type="float">
            <text:p>-6.021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2.79" calcext:value-type="float">
            <text:p>-2.79</text:p>
          </table:table-cell>
          <table:table-cell office:value-type="float" office:value="-7.34" calcext:value-type="float">
            <text:p>-7.34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-1.409" calcext:value-type="float">
            <text:p>-1.409</text:p>
          </table:table-cell>
          <table:table-cell office:value-type="float" office:value="-6.858" calcext:value-type="float">
            <text:p>-6.858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-1.409" calcext:value-type="float">
            <text:p>-1.409</text:p>
          </table:table-cell>
          <table:table-cell office:value-type="float" office:value="-6.858" calcext:value-type="float">
            <text:p>-6.858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68" calcext:value-type="float">
            <text:p>0.068</text:p>
          </table:table-cell>
          <table:table-cell office:value-type="float" office:value="-4.182" calcext:value-type="float">
            <text:p>-4.182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68" calcext:value-type="float">
            <text:p>0.068</text:p>
          </table:table-cell>
          <table:table-cell office:value-type="float" office:value="-4.182" calcext:value-type="float">
            <text:p>-4.182</text:p>
          </table:table-cell>
        </table:table-row>
        <table:table-row table:style-name="ro1">
          <table:table-cell office:value-type="float" office:value="-0.175" calcext:value-type="float">
            <text:p>-0.175</text:p>
          </table:table-cell>
          <table:table-cell office:value-type="float" office:value="1.163" calcext:value-type="float">
            <text:p>1.163</text:p>
          </table:table-cell>
          <table:table-cell office:value-type="float" office:value="-0.992" calcext:value-type="float">
            <text:p>-0.992</text:p>
          </table:table-cell>
        </table:table-row>
        <table:table-row table:style-name="ro1">
          <table:table-cell office:value-type="float" office:value="-1.038" calcext:value-type="float">
            <text:p>-1.038</text:p>
          </table:table-cell>
          <table:table-cell office:value-type="float" office:value="2.512" calcext:value-type="float">
            <text:p>2.512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-1.038" calcext:value-type="float">
            <text:p>-1.038</text:p>
          </table:table-cell>
          <table:table-cell office:value-type="float" office:value="2.512" calcext:value-type="float">
            <text:p>2.512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-1.613" calcext:value-type="float">
            <text:p>-1.613</text:p>
          </table:table-cell>
          <table:table-cell office:value-type="float" office:value="3.748" calcext:value-type="float">
            <text:p>3.748</text:p>
          </table:table-cell>
          <table:table-cell office:value-type="float" office:value="4.485" calcext:value-type="float">
            <text:p>4.485</text:p>
          </table:table-cell>
        </table:table-row>
        <table:table-row table:style-name="ro1">
          <table:table-cell office:value-type="float" office:value="-1.613" calcext:value-type="float">
            <text:p>-1.613</text:p>
          </table:table-cell>
          <table:table-cell office:value-type="float" office:value="3.748" calcext:value-type="float">
            <text:p>3.748</text:p>
          </table:table-cell>
          <table:table-cell office:value-type="float" office:value="4.485" calcext:value-type="float">
            <text:p>4.485</text:p>
          </table:table-cell>
        </table:table-row>
        <table:table-row table:style-name="ro1">
          <table:table-cell office:value-type="float" office:value="-1.696" calcext:value-type="float">
            <text:p>-1.696</text:p>
          </table:table-cell>
          <table:table-cell office:value-type="float" office:value="4.641" calcext:value-type="float">
            <text:p>4.641</text:p>
          </table:table-cell>
          <table:table-cell office:value-type="float" office:value="5.313" calcext:value-type="float">
            <text:p>5.313</text:p>
          </table:table-cell>
        </table:table-row>
        <table:table-row table:style-name="ro1">
          <table:table-cell office:value-type="float" office:value="-1.696" calcext:value-type="float">
            <text:p>-1.696</text:p>
          </table:table-cell>
          <table:table-cell office:value-type="float" office:value="4.641" calcext:value-type="float">
            <text:p>4.641</text:p>
          </table:table-cell>
          <table:table-cell office:value-type="float" office:value="5.313" calcext:value-type="float">
            <text:p>5.313</text:p>
          </table:table-cell>
        </table:table-row>
        <table:table-row table:style-name="ro1">
          <table:table-cell office:value-type="float" office:value="-1.334" calcext:value-type="float">
            <text:p>-1.334</text:p>
          </table:table-cell>
          <table:table-cell office:value-type="float" office:value="4.89" calcext:value-type="float">
            <text:p>4.89</text:p>
          </table:table-cell>
          <table:table-cell office:value-type="float" office:value="4.695" calcext:value-type="float">
            <text:p>4.695</text:p>
          </table:table-cell>
        </table:table-row>
        <table:table-row table:style-name="ro1">
          <table:table-cell office:value-type="float" office:value="-0.673" calcext:value-type="float">
            <text:p>-0.673</text:p>
          </table:table-cell>
          <table:table-cell office:value-type="float" office:value="4.456" calcext:value-type="float">
            <text:p>4.456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float" office:value="-0.673" calcext:value-type="float">
            <text:p>-0.673</text:p>
          </table:table-cell>
          <table:table-cell office:value-type="float" office:value="4.456" calcext:value-type="float">
            <text:p>4.456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3.598" calcext:value-type="float">
            <text:p>3.598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3.598" calcext:value-type="float">
            <text:p>3.598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767" calcext:value-type="float">
            <text:p>2.767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3.329" calcext:value-type="float">
            <text:p>3.32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3.329" calcext:value-type="float">
            <text:p>3.32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.317" calcext:value-type="float">
            <text:p>3.317</text:p>
          </table:table-cell>
          <table:table-cell office:value-type="float" office:value="5.576" calcext:value-type="float">
            <text:p>5.576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3.317" calcext:value-type="float">
            <text:p>3.317</text:p>
          </table:table-cell>
          <table:table-cell office:value-type="float" office:value="5.576" calcext:value-type="float">
            <text:p>5.576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4.313" calcext:value-type="float">
            <text:p>4.313</text:p>
          </table:table-cell>
          <table:table-cell office:value-type="float" office:value="6.985" calcext:value-type="float">
            <text:p>6.985</text:p>
          </table:table-cell>
          <table:table-cell office:value-type="float" office:value="3.077" calcext:value-type="float">
            <text:p>3.077</text:p>
          </table:table-cell>
        </table:table-row>
        <table:table-row table:style-name="ro1">
          <table:table-cell office:value-type="float" office:value="6.202" calcext:value-type="float">
            <text:p>6.202</text:p>
          </table:table-cell>
          <table:table-cell office:value-type="float" office:value="8.182" calcext:value-type="float">
            <text:p>8.182</text:p>
          </table:table-cell>
          <table:table-cell office:value-type="float" office:value="3.412" calcext:value-type="float">
            <text:p>3.412</text:p>
          </table:table-cell>
        </table:table-row>
        <table:table-row table:style-name="ro1">
          <table:table-cell office:value-type="float" office:value="6.202" calcext:value-type="float">
            <text:p>6.202</text:p>
          </table:table-cell>
          <table:table-cell office:value-type="float" office:value="8.182" calcext:value-type="float">
            <text:p>8.182</text:p>
          </table:table-cell>
          <table:table-cell office:value-type="float" office:value="3.412" calcext:value-type="float">
            <text:p>3.412</text:p>
          </table:table-cell>
        </table:table-row>
        <table:table-row table:style-name="ro1">
          <table:table-cell office:value-type="float" office:value="5.916" calcext:value-type="float">
            <text:p>5.916</text:p>
          </table:table-cell>
          <table:table-cell office:value-type="float" office:value="6.956" calcext:value-type="float">
            <text:p>6.956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float" office:value="5.916" calcext:value-type="float">
            <text:p>5.916</text:p>
          </table:table-cell>
          <table:table-cell office:value-type="float" office:value="6.956" calcext:value-type="float">
            <text:p>6.956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504" calcext:value-type="float">
            <text:p>4.504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2.408" calcext:value-type="float">
            <text:p>2.408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2.408" calcext:value-type="float">
            <text:p>2.408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.147" calcext:value-type="float">
            <text:p>1.147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.147" calcext:value-type="float">
            <text:p>1.147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float" office:value="-0.281" calcext:value-type="float">
            <text:p>-0.281</text:p>
          </table:table-cell>
          <table:table-cell office:value-type="float" office:value="0.617" calcext:value-type="float">
            <text:p>0.617</text:p>
          </table:table-cell>
          <table:table-cell office:value-type="float" office:value="3.905" calcext:value-type="float">
            <text:p>3.905</text:p>
          </table:table-cell>
        </table:table-row>
        <table:table-row table:style-name="ro1">
          <table:table-cell office:value-type="float" office:value="-0.505" calcext:value-type="float">
            <text:p>-0.505</text:p>
          </table:table-cell>
          <table:table-cell office:value-type="float" office:value="0.412" calcext:value-type="float">
            <text:p>0.412</text:p>
          </table:table-cell>
          <table:table-cell office:value-type="float" office:value="4.112" calcext:value-type="float">
            <text:p>4.112</text:p>
          </table:table-cell>
        </table:table-row>
        <table:table-row table:style-name="ro1">
          <table:table-cell office:value-type="float" office:value="-0.505" calcext:value-type="float">
            <text:p>-0.505</text:p>
          </table:table-cell>
          <table:table-cell office:value-type="float" office:value="0.412" calcext:value-type="float">
            <text:p>0.412</text:p>
          </table:table-cell>
          <table:table-cell office:value-type="float" office:value="4.112" calcext:value-type="float">
            <text:p>4.11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-1.362" calcext:value-type="float">
            <text:p>-1.362</text:p>
          </table:table-cell>
          <table:table-cell office:value-type="float" office:value="4.986" calcext:value-type="float">
            <text:p>4.986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-1.362" calcext:value-type="float">
            <text:p>-1.362</text:p>
          </table:table-cell>
          <table:table-cell office:value-type="float" office:value="4.986" calcext:value-type="float">
            <text:p>4.986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-1.504" calcext:value-type="float">
            <text:p>-1.504</text:p>
          </table:table-cell>
          <table:table-cell office:value-type="float" office:value="6.294" calcext:value-type="float">
            <text:p>6.29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2.591" calcext:value-type="float">
            <text:p>-2.591</text:p>
          </table:table-cell>
          <table:table-cell office:value-type="float" office:value="8.898" calcext:value-type="float">
            <text:p>8.89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2.591" calcext:value-type="float">
            <text:p>-2.591</text:p>
          </table:table-cell>
          <table:table-cell office:value-type="float" office:value="8.898" calcext:value-type="float">
            <text:p>8.898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2.016" calcext:value-type="float">
            <text:p>-2.016</text:p>
          </table:table-cell>
          <table:table-cell office:value-type="float" office:value="10.264" calcext:value-type="float">
            <text:p>10.26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2.016" calcext:value-type="float">
            <text:p>-2.016</text:p>
          </table:table-cell>
          <table:table-cell office:value-type="float" office:value="10.264" calcext:value-type="float">
            <text:p>10.26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971" calcext:value-type="float">
            <text:p>-0.97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-0.066" calcext:value-type="float">
            <text:p>-0.066</text:p>
          </table:table-cell>
          <table:table-cell office:value-type="float" office:value="8.043" calcext:value-type="float">
            <text:p>8.043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-0.066" calcext:value-type="float">
            <text:p>-0.066</text:p>
          </table:table-cell>
          <table:table-cell office:value-type="float" office:value="8.043" calcext:value-type="float">
            <text:p>8.043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894" calcext:value-type="float">
            <text:p>0.894</text:p>
          </table:table-cell>
          <table:table-cell office:value-type="float" office:value="5.803" calcext:value-type="float">
            <text:p>5.803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894" calcext:value-type="float">
            <text:p>0.894</text:p>
          </table:table-cell>
          <table:table-cell office:value-type="float" office:value="5.803" calcext:value-type="float">
            <text:p>5.80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.84" calcext:value-type="float">
            <text:p>1.84</text:p>
          </table:table-cell>
          <table:table-cell office:value-type="float" office:value="4.593" calcext:value-type="float">
            <text:p>4.59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.84" calcext:value-type="float">
            <text:p>1.84</text:p>
          </table:table-cell>
          <table:table-cell office:value-type="float" office:value="4.593" calcext:value-type="float">
            <text:p>4.593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2.91" calcext:value-type="float">
            <text:p>2.91</text:p>
          </table:table-cell>
          <table:table-cell office:value-type="float" office:value="4.716" calcext:value-type="float">
            <text:p>4.71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3.82" calcext:value-type="float">
            <text:p>3.82</text:p>
          </table:table-cell>
          <table:table-cell office:value-type="float" office:value="5.456" calcext:value-type="float">
            <text:p>5.4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3.82" calcext:value-type="float">
            <text:p>3.82</text:p>
          </table:table-cell>
          <table:table-cell office:value-type="float" office:value="5.456" calcext:value-type="float">
            <text:p>5.45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4.429" calcext:value-type="float">
            <text:p>4.429</text:p>
          </table:table-cell>
          <table:table-cell office:value-type="float" office:value="6.254" calcext:value-type="float">
            <text:p>6.25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4.429" calcext:value-type="float">
            <text:p>4.429</text:p>
          </table:table-cell>
          <table:table-cell office:value-type="float" office:value="6.254" calcext:value-type="float">
            <text:p>6.25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4.639" calcext:value-type="float">
            <text:p>4.639</text:p>
          </table:table-cell>
          <table:table-cell office:value-type="float" office:value="6.708" calcext:value-type="float">
            <text:p>6.708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4.433" calcext:value-type="float">
            <text:p>4.433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4.433" calcext:value-type="float">
            <text:p>4.433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2.661" calcext:value-type="float">
            <text:p>2.661</text:p>
          </table:table-cell>
          <table:table-cell office:value-type="float" office:value="8.034" calcext:value-type="float">
            <text:p>8.034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2.661" calcext:value-type="float">
            <text:p>2.661</text:p>
          </table:table-cell>
          <table:table-cell office:value-type="float" office:value="8.034" calcext:value-type="float">
            <text:p>8.034</text:p>
          </table:table-cell>
        </table:table-row>
        <table:table-row table:style-name="ro1">
          <table:table-cell office:value-type="float" office:value="4.485" calcext:value-type="float">
            <text:p>4.485</text:p>
          </table:table-cell>
          <table:table-cell office:value-type="float" office:value="-1.119" calcext:value-type="float">
            <text:p>-1.119</text:p>
          </table:table-cell>
          <table:table-cell office:value-type="float" office:value="10.014" calcext:value-type="float">
            <text:p>10.014</text:p>
          </table:table-cell>
        </table:table-row>
        <table:table-row table:style-name="ro1">
          <table:table-cell office:value-type="float" office:value="6.373" calcext:value-type="float">
            <text:p>6.373</text:p>
          </table:table-cell>
          <table:table-cell office:value-type="float" office:value="-5.171" calcext:value-type="float">
            <text:p>-5.171</text:p>
          </table:table-cell>
          <table:table-cell office:value-type="float" office:value="11.618" calcext:value-type="float">
            <text:p>11.618</text:p>
          </table:table-cell>
        </table:table-row>
        <table:table-row table:style-name="ro1">
          <table:table-cell office:value-type="float" office:value="6.373" calcext:value-type="float">
            <text:p>6.373</text:p>
          </table:table-cell>
          <table:table-cell office:value-type="float" office:value="-5.171" calcext:value-type="float">
            <text:p>-5.171</text:p>
          </table:table-cell>
          <table:table-cell office:value-type="float" office:value="11.618" calcext:value-type="float">
            <text:p>11.618</text:p>
          </table:table-cell>
        </table:table-row>
        <table:table-row table:style-name="ro1">
          <table:table-cell office:value-type="float" office:value="7.901" calcext:value-type="float">
            <text:p>7.901</text:p>
          </table:table-cell>
          <table:table-cell office:value-type="float" office:value="-8.687" calcext:value-type="float">
            <text:p>-8.687</text:p>
          </table:table-cell>
          <table:table-cell office:value-type="float" office:value="12.862" calcext:value-type="float">
            <text:p>12.862</text:p>
          </table:table-cell>
        </table:table-row>
        <table:table-row table:style-name="ro1">
          <table:table-cell office:value-type="float" office:value="7.901" calcext:value-type="float">
            <text:p>7.901</text:p>
          </table:table-cell>
          <table:table-cell office:value-type="float" office:value="-8.687" calcext:value-type="float">
            <text:p>-8.687</text:p>
          </table:table-cell>
          <table:table-cell office:value-type="float" office:value="12.862" calcext:value-type="float">
            <text:p>12.862</text:p>
          </table:table-cell>
        </table:table-row>
        <table:table-row table:style-name="ro1">
          <table:table-cell office:value-type="float" office:value="7.096" calcext:value-type="float">
            <text:p>7.096</text:p>
          </table:table-cell>
          <table:table-cell office:value-type="float" office:value="-9.305" calcext:value-type="float">
            <text:p>-9.305</text:p>
          </table:table-cell>
          <table:table-cell office:value-type="float" office:value="12.483" calcext:value-type="float">
            <text:p>12.483</text:p>
          </table:table-cell>
        </table:table-row>
        <table:table-row table:style-name="ro1">
          <table:table-cell office:value-type="float" office:value="3.972" calcext:value-type="float">
            <text:p>3.972</text:p>
          </table:table-cell>
          <table:table-cell office:value-type="float" office:value="-8.003" calcext:value-type="float">
            <text:p>-8.003</text:p>
          </table:table-cell>
          <table:table-cell office:value-type="float" office:value="11.537" calcext:value-type="float">
            <text:p>11.537</text:p>
          </table:table-cell>
        </table:table-row>
        <table:table-row table:style-name="ro1">
          <table:table-cell office:value-type="float" office:value="3.972" calcext:value-type="float">
            <text:p>3.972</text:p>
          </table:table-cell>
          <table:table-cell office:value-type="float" office:value="-8.003" calcext:value-type="float">
            <text:p>-8.003</text:p>
          </table:table-cell>
          <table:table-cell office:value-type="float" office:value="11.537" calcext:value-type="float">
            <text:p>11.537</text:p>
          </table:table-cell>
        </table:table-row>
        <table:table-row table:style-name="ro1">
          <table:table-cell office:value-type="float" office:value="-1.041" calcext:value-type="float">
            <text:p>-1.041</text:p>
          </table:table-cell>
          <table:table-cell office:value-type="float" office:value="-4.95" calcext:value-type="float">
            <text:p>-4.95</text:p>
          </table:table-cell>
          <table:table-cell office:value-type="float" office:value="10.382" calcext:value-type="float">
            <text:p>10.382</text:p>
          </table:table-cell>
        </table:table-row>
        <table:table-row table:style-name="ro1">
          <table:table-cell office:value-type="float" office:value="-1.041" calcext:value-type="float">
            <text:p>-1.041</text:p>
          </table:table-cell>
          <table:table-cell office:value-type="float" office:value="-4.95" calcext:value-type="float">
            <text:p>-4.95</text:p>
          </table:table-cell>
          <table:table-cell office:value-type="float" office:value="10.382" calcext:value-type="float">
            <text:p>10.382</text:p>
          </table:table-cell>
        </table:table-row>
        <table:table-row table:style-name="ro1">
          <table:table-cell office:value-type="float" office:value="-4.462" calcext:value-type="float">
            <text:p>-4.462</text:p>
          </table:table-cell>
          <table:table-cell office:value-type="float" office:value="-2.565" calcext:value-type="float">
            <text:p>-2.565</text:p>
          </table:table-cell>
          <table:table-cell office:value-type="float" office:value="10.559" calcext:value-type="float">
            <text:p>10.559</text:p>
          </table:table-cell>
        </table:table-row>
        <table:table-row table:style-name="ro1">
          <table:table-cell office:value-type="float" office:value="-7.589" calcext:value-type="float">
            <text:p>-7.589</text:p>
          </table:table-cell>
          <table:table-cell office:value-type="float" office:value="-0.553" calcext:value-type="float">
            <text:p>-0.55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-7.589" calcext:value-type="float">
            <text:p>-7.589</text:p>
          </table:table-cell>
          <table:table-cell office:value-type="float" office:value="-0.553" calcext:value-type="float">
            <text:p>-0.55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-7.973" calcext:value-type="float">
            <text:p>-7.973</text:p>
          </table:table-cell>
          <table:table-cell office:value-type="float" office:value="0.979" calcext:value-type="float">
            <text:p>0.979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-7.973" calcext:value-type="float">
            <text:p>-7.973</text:p>
          </table:table-cell>
          <table:table-cell office:value-type="float" office:value="0.979" calcext:value-type="float">
            <text:p>0.979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-7.067" calcext:value-type="float">
            <text:p>-7.067</text:p>
          </table:table-cell>
          <table:table-cell office:value-type="float" office:value="1.801" calcext:value-type="float">
            <text:p>1.801</text:p>
          </table:table-cell>
          <table:table-cell office:value-type="float" office:value="8.134" calcext:value-type="float">
            <text:p>8.134</text:p>
          </table:table-cell>
        </table:table-row>
        <table:table-row table:style-name="ro1">
          <table:table-cell office:value-type="float" office:value="-5.615" calcext:value-type="float">
            <text:p>-5.615</text:p>
          </table:table-cell>
          <table:table-cell office:value-type="float" office:value="2.72" calcext:value-type="float">
            <text:p>2.72</text:p>
          </table:table-cell>
          <table:table-cell office:value-type="float" office:value="7.127" calcext:value-type="float">
            <text:p>7.127</text:p>
          </table:table-cell>
        </table:table-row>
        <table:table-row table:style-name="ro1">
          <table:table-cell office:value-type="float" office:value="-5.615" calcext:value-type="float">
            <text:p>-5.615</text:p>
          </table:table-cell>
          <table:table-cell office:value-type="float" office:value="2.72" calcext:value-type="float">
            <text:p>2.72</text:p>
          </table:table-cell>
          <table:table-cell office:value-type="float" office:value="7.127" calcext:value-type="float">
            <text:p>7.127</text:p>
          </table:table-cell>
        </table:table-row>
        <table:table-row table:style-name="ro1">
          <table:table-cell office:value-type="float" office:value="-3.283" calcext:value-type="float">
            <text:p>-3.283</text:p>
          </table:table-cell>
          <table:table-cell office:value-type="float" office:value="2.391" calcext:value-type="float">
            <text:p>2.391</text:p>
          </table:table-cell>
          <table:table-cell office:value-type="float" office:value="7.215" calcext:value-type="float">
            <text:p>7.215</text:p>
          </table:table-cell>
        </table:table-row>
        <table:table-row table:style-name="ro1">
          <table:table-cell office:value-type="float" office:value="-3.283" calcext:value-type="float">
            <text:p>-3.283</text:p>
          </table:table-cell>
          <table:table-cell office:value-type="float" office:value="2.391" calcext:value-type="float">
            <text:p>2.391</text:p>
          </table:table-cell>
          <table:table-cell office:value-type="float" office:value="7.215" calcext:value-type="float">
            <text:p>7.215</text:p>
          </table:table-cell>
        </table:table-row>
        <table:table-row table:style-name="ro1">
          <table:table-cell office:value-type="float" office:value="-0.938" calcext:value-type="float">
            <text:p>-0.938</text:p>
          </table:table-cell>
          <table:table-cell office:value-type="float" office:value="1.854" calcext:value-type="float">
            <text:p>1.854</text:p>
          </table:table-cell>
          <table:table-cell office:value-type="float" office:value="7.686" calcext:value-type="float">
            <text:p>7.686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201" calcext:value-type="float">
            <text:p>0.201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201" calcext:value-type="float">
            <text:p>0.201</text:p>
          </table:table-cell>
          <table:table-cell office:value-type="float" office:value="9.726" calcext:value-type="float">
            <text:p>9.726</text:p>
          </table:table-cell>
        </table:table-row>
        <table:table-row table:style-name="ro1">
          <table:table-cell office:value-type="float" office:value="3.573" calcext:value-type="float">
            <text:p>3.573</text:p>
          </table:table-cell>
          <table:table-cell office:value-type="float" office:value="-0.699" calcext:value-type="float">
            <text:p>-0.699</text:p>
          </table:table-cell>
          <table:table-cell office:value-type="float" office:value="10.989" calcext:value-type="float">
            <text:p>10.989</text:p>
          </table:table-cell>
        </table:table-row>
        <table:table-row table:style-name="ro1">
          <table:table-cell office:value-type="float" office:value="3.573" calcext:value-type="float">
            <text:p>3.573</text:p>
          </table:table-cell>
          <table:table-cell office:value-type="float" office:value="-0.699" calcext:value-type="float">
            <text:p>-0.699</text:p>
          </table:table-cell>
          <table:table-cell office:value-type="float" office:value="10.989" calcext:value-type="float">
            <text:p>10.98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0.967" calcext:value-type="float">
            <text:p>-0.967</text:p>
          </table:table-cell>
          <table:table-cell office:value-type="float" office:value="11.894" calcext:value-type="float">
            <text:p>11.89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0.967" calcext:value-type="float">
            <text:p>-0.967</text:p>
          </table:table-cell>
          <table:table-cell office:value-type="float" office:value="11.894" calcext:value-type="float">
            <text:p>11.894</text:p>
          </table:table-cell>
        </table:table-row>
        <table:table-row table:style-name="ro1">
          <table:table-cell office:value-type="float" office:value="2.534" calcext:value-type="float">
            <text:p>2.534</text:p>
          </table:table-cell>
          <table:table-cell office:value-type="float" office:value="-0.006" calcext:value-type="float">
            <text:p>-0.006</text:p>
          </table:table-cell>
          <table:table-cell office:value-type="float" office:value="11.665" calcext:value-type="float">
            <text:p>11.665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  <table:table-cell office:value-type="float" office:value="1.818" calcext:value-type="float">
            <text:p>1.818</text:p>
          </table:table-cell>
          <table:table-cell office:value-type="float" office:value="10.556" calcext:value-type="float">
            <text:p>10.556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  <table:table-cell office:value-type="float" office:value="1.818" calcext:value-type="float">
            <text:p>1.818</text:p>
          </table:table-cell>
          <table:table-cell office:value-type="float" office:value="10.556" calcext:value-type="float">
            <text:p>10.556</text:p>
          </table:table-cell>
        </table:table-row>
        <table:table-row table:style-name="ro1">
          <table:table-cell office:value-type="float" office:value="-2.434" calcext:value-type="float">
            <text:p>-2.434</text:p>
          </table:table-cell>
          <table:table-cell office:value-type="float" office:value="3.262" calcext:value-type="float">
            <text:p>3.262</text:p>
          </table:table-cell>
          <table:table-cell office:value-type="float" office:value="9.128" calcext:value-type="float">
            <text:p>9.128</text:p>
          </table:table-cell>
        </table:table-row>
        <table:table-row table:style-name="ro1">
          <table:table-cell office:value-type="float" office:value="-2.434" calcext:value-type="float">
            <text:p>-2.434</text:p>
          </table:table-cell>
          <table:table-cell office:value-type="float" office:value="3.262" calcext:value-type="float">
            <text:p>3.262</text:p>
          </table:table-cell>
          <table:table-cell office:value-type="float" office:value="9.128" calcext:value-type="float">
            <text:p>9.128</text:p>
          </table:table-cell>
        </table:table-row>
        <table:table-row table:style-name="ro1">
          <table:table-cell office:value-type="float" office:value="-3.848" calcext:value-type="float">
            <text:p>-3.848</text:p>
          </table:table-cell>
          <table:table-cell office:value-type="float" office:value="3.964" calcext:value-type="float">
            <text:p>3.964</text:p>
          </table:table-cell>
          <table:table-cell office:value-type="float" office:value="7.637" calcext:value-type="float">
            <text:p>7.637</text:p>
          </table:table-cell>
        </table:table-row>
        <table:table-row table:style-name="ro1">
          <table:table-cell office:value-type="float" office:value="-4.056" calcext:value-type="float">
            <text:p>-4.056</text:p>
          </table:table-cell>
          <table:table-cell office:value-type="float" office:value="3.329" calcext:value-type="float">
            <text:p>3.329</text:p>
          </table:table-cell>
          <table:table-cell office:value-type="float" office:value="7.024" calcext:value-type="float">
            <text:p>7.024</text:p>
          </table:table-cell>
        </table:table-row>
        <table:table-row table:style-name="ro1">
          <table:table-cell office:value-type="float" office:value="-4.056" calcext:value-type="float">
            <text:p>-4.056</text:p>
          </table:table-cell>
          <table:table-cell office:value-type="float" office:value="3.329" calcext:value-type="float">
            <text:p>3.329</text:p>
          </table:table-cell>
          <table:table-cell office:value-type="float" office:value="7.024" calcext:value-type="float">
            <text:p>7.024</text:p>
          </table:table-cell>
        </table:table-row>
        <table:table-row table:style-name="ro1">
          <table:table-cell office:value-type="float" office:value="-3.533" calcext:value-type="float">
            <text:p>-3.533</text:p>
          </table:table-cell>
          <table:table-cell office:value-type="float" office:value="2.363" calcext:value-type="float">
            <text:p>2.363</text:p>
          </table:table-cell>
          <table:table-cell office:value-type="float" office:value="7.411" calcext:value-type="float">
            <text:p>7.411</text:p>
          </table:table-cell>
        </table:table-row>
        <table:table-row table:style-name="ro1">
          <table:table-cell office:value-type="float" office:value="-3.533" calcext:value-type="float">
            <text:p>-3.533</text:p>
          </table:table-cell>
          <table:table-cell office:value-type="float" office:value="2.363" calcext:value-type="float">
            <text:p>2.363</text:p>
          </table:table-cell>
          <table:table-cell office:value-type="float" office:value="7.411" calcext:value-type="float">
            <text:p>7.411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979" calcext:value-type="float">
            <text:p>0.979</text:p>
          </table:table-cell>
          <table:table-cell office:value-type="float" office:value="8.434" calcext:value-type="float">
            <text:p>8.434</text:p>
          </table:table-cell>
        </table:table-row>
        <table:table-row table:style-name="ro1">
          <table:table-cell office:value-type="float" office:value="-1.101" calcext:value-type="float">
            <text:p>-1.101</text:p>
          </table:table-cell>
          <table:table-cell office:value-type="float" office:value="-0.149" calcext:value-type="float">
            <text:p>-0.149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-1.101" calcext:value-type="float">
            <text:p>-1.101</text:p>
          </table:table-cell>
          <table:table-cell office:value-type="float" office:value="-0.149" calcext:value-type="float">
            <text:p>-0.149</text:p>
          </table:table-cell>
          <table:table-cell office:value-type="float" office:value="9.746" calcext:value-type="float">
            <text:p>9.746</text:p>
          </table:table-cell>
        </table:table-row>
        <table:table-row table:style-name="ro1">
          <table:table-cell office:value-type="float" office:value="-0.219" calcext:value-type="float">
            <text:p>-0.219</text:p>
          </table:table-cell>
          <table:table-cell office:value-type="float" office:value="-0.566" calcext:value-type="float">
            <text:p>-0.566</text:p>
          </table:table-cell>
          <table:table-cell office:value-type="float" office:value="10.311" calcext:value-type="float">
            <text:p>10.311</text:p>
          </table:table-cell>
        </table:table-row>
        <table:table-row table:style-name="ro1">
          <table:table-cell office:value-type="float" office:value="-0.219" calcext:value-type="float">
            <text:p>-0.219</text:p>
          </table:table-cell>
          <table:table-cell office:value-type="float" office:value="-0.566" calcext:value-type="float">
            <text:p>-0.566</text:p>
          </table:table-cell>
          <table:table-cell office:value-type="float" office:value="10.311" calcext:value-type="float">
            <text:p>10.311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-1.095" calcext:value-type="float">
            <text:p>-1.095</text:p>
          </table:table-cell>
          <table:table-cell office:value-type="float" office:value="10.165" calcext:value-type="float">
            <text:p>10.165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-1.461" calcext:value-type="float">
            <text:p>-1.461</text:p>
          </table:table-cell>
          <table:table-cell office:value-type="float" office:value="9.549" calcext:value-type="float">
            <text:p>9.549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-1.461" calcext:value-type="float">
            <text:p>-1.461</text:p>
          </table:table-cell>
          <table:table-cell office:value-type="float" office:value="9.549" calcext:value-type="float">
            <text:p>9.549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-1.849" calcext:value-type="float">
            <text:p>-1.849</text:p>
          </table:table-cell>
          <table:table-cell office:value-type="float" office:value="8.951" calcext:value-type="float">
            <text:p>8.951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-1.849" calcext:value-type="float">
            <text:p>-1.849</text:p>
          </table:table-cell>
          <table:table-cell office:value-type="float" office:value="8.951" calcext:value-type="float">
            <text:p>8.95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2.318" calcext:value-type="float">
            <text:p>-2.318</text:p>
          </table:table-cell>
          <table:table-cell office:value-type="float" office:value="8.975" calcext:value-type="float">
            <text:p>8.975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-2.626" calcext:value-type="float">
            <text:p>-2.626</text:p>
          </table:table-cell>
          <table:table-cell office:value-type="float" office:value="9.405" calcext:value-type="float">
            <text:p>9.405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-2.626" calcext:value-type="float">
            <text:p>-2.626</text:p>
          </table:table-cell>
          <table:table-cell office:value-type="float" office:value="9.405" calcext:value-type="float">
            <text:p>9.405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2.759" calcext:value-type="float">
            <text:p>-2.759</text:p>
          </table:table-cell>
          <table:table-cell office:value-type="float" office:value="9.912" calcext:value-type="float">
            <text:p>9.912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2.759" calcext:value-type="float">
            <text:p>-2.759</text:p>
          </table:table-cell>
          <table:table-cell office:value-type="float" office:value="9.912" calcext:value-type="float">
            <text:p>9.912</text:p>
          </table:table-cell>
        </table:table-row>
        <table:table-row table:style-name="ro1">
          <table:table-cell office:value-type="float" office:value="1.153" calcext:value-type="float">
            <text:p>1.153</text:p>
          </table:table-cell>
          <table:table-cell office:value-type="float" office:value="-2.552" calcext:value-type="float">
            <text:p>-2.552</text:p>
          </table:table-cell>
          <table:table-cell office:value-type="float" office:value="10.198" calcext:value-type="float">
            <text:p>10.198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2.208" calcext:value-type="float">
            <text:p>-2.208</text:p>
          </table:table-cell>
          <table:table-cell office:value-type="float" office:value="10.107" calcext:value-type="float">
            <text:p>10.107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2.208" calcext:value-type="float">
            <text:p>-2.208</text:p>
          </table:table-cell>
          <table:table-cell office:value-type="float" office:value="10.107" calcext:value-type="float">
            <text:p>10.107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1.937" calcext:value-type="float">
            <text:p>-1.937</text:p>
          </table:table-cell>
          <table:table-cell office:value-type="float" office:value="9.771" calcext:value-type="float">
            <text:p>9.771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1.937" calcext:value-type="float">
            <text:p>-1.937</text:p>
          </table:table-cell>
          <table:table-cell office:value-type="float" office:value="9.771" calcext:value-type="float">
            <text:p>9.771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-1.809" calcext:value-type="float">
            <text:p>-1.809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-1.809" calcext:value-type="float">
            <text:p>-1.809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-1.762" calcext:value-type="float">
            <text:p>-1.762</text:p>
          </table:table-cell>
          <table:table-cell office:value-type="float" office:value="9.265" calcext:value-type="float">
            <text:p>9.265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-1.797" calcext:value-type="float">
            <text:p>-1.797</text:p>
          </table:table-cell>
          <table:table-cell office:value-type="float" office:value="9.255" calcext:value-type="float">
            <text:p>9.255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-1.797" calcext:value-type="float">
            <text:p>-1.797</text:p>
          </table:table-cell>
          <table:table-cell office:value-type="float" office:value="9.255" calcext:value-type="float">
            <text:p>9.255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-1.819" calcext:value-type="float">
            <text:p>-1.819</text:p>
          </table:table-cell>
          <table:table-cell office:value-type="float" office:value="9.255" calcext:value-type="float">
            <text:p>9.255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-1.819" calcext:value-type="float">
            <text:p>-1.819</text:p>
          </table:table-cell>
          <table:table-cell office:value-type="float" office:value="9.255" calcext:value-type="float">
            <text:p>9.255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-1.835" calcext:value-type="float">
            <text:p>-1.835</text:p>
          </table:table-cell>
          <table:table-cell office:value-type="float" office:value="9.281" calcext:value-type="float">
            <text:p>9.281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-1.87" calcext:value-type="float">
            <text:p>-1.87</text:p>
          </table:table-cell>
          <table:table-cell office:value-type="float" office:value="9.438" calcext:value-type="float">
            <text:p>9.438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-1.87" calcext:value-type="float">
            <text:p>-1.87</text:p>
          </table:table-cell>
          <table:table-cell office:value-type="float" office:value="9.438" calcext:value-type="float">
            <text:p>9.438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-1.874" calcext:value-type="float">
            <text:p>-1.874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-1.874" calcext:value-type="float">
            <text:p>-1.874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-1.818" calcext:value-type="float">
            <text:p>-1.818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-1.803" calcext:value-type="float">
            <text:p>-1.803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-1.803" calcext:value-type="float">
            <text:p>-1.803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-1.83" calcext:value-type="float">
            <text:p>-1.83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-1.83" calcext:value-type="float">
            <text:p>-1.83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1.899" calcext:value-type="float">
            <text:p>-1.899</text:p>
          </table:table-cell>
          <table:table-cell office:value-type="float" office:value="9.483" calcext:value-type="float">
            <text:p>9.483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1.993" calcext:value-type="float">
            <text:p>-1.993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1.993" calcext:value-type="float">
            <text:p>-1.993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-2.012" calcext:value-type="float">
            <text:p>-2.012</text:p>
          </table:table-cell>
          <table:table-cell office:value-type="float" office:value="9.596" calcext:value-type="float">
            <text:p>9.596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-2.012" calcext:value-type="float">
            <text:p>-2.012</text:p>
          </table:table-cell>
          <table:table-cell office:value-type="float" office:value="9.596" calcext:value-type="float">
            <text:p>9.596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-2.004" calcext:value-type="float">
            <text:p>-2.004</text:p>
          </table:table-cell>
          <table:table-cell office:value-type="float" office:value="9.631" calcext:value-type="float">
            <text:p>9.631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-1.935" calcext:value-type="float">
            <text:p>-1.935</text:p>
          </table:table-cell>
          <table:table-cell office:value-type="float" office:value="9.539" calcext:value-type="float">
            <text:p>9.539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-1.935" calcext:value-type="float">
            <text:p>-1.935</text:p>
          </table:table-cell>
          <table:table-cell office:value-type="float" office:value="9.539" calcext:value-type="float">
            <text:p>9.539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-1.891" calcext:value-type="float">
            <text:p>-1.891</text:p>
          </table:table-cell>
          <table:table-cell office:value-type="float" office:value="9.385" calcext:value-type="float">
            <text:p>9.38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-1.891" calcext:value-type="float">
            <text:p>-1.891</text:p>
          </table:table-cell>
          <table:table-cell office:value-type="float" office:value="9.385" calcext:value-type="float">
            <text:p>9.385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263" calcext:value-type="float">
            <text:p>9.263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1.923" calcext:value-type="float">
            <text:p>-1.923</text:p>
          </table:table-cell>
          <table:table-cell office:value-type="float" office:value="9.264" calcext:value-type="float">
            <text:p>9.26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1.923" calcext:value-type="float">
            <text:p>-1.923</text:p>
          </table:table-cell>
          <table:table-cell office:value-type="float" office:value="9.264" calcext:value-type="float">
            <text:p>9.264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1.95" calcext:value-type="float">
            <text:p>-1.9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1.95" calcext:value-type="float">
            <text:p>-1.9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-1.929" calcext:value-type="float">
            <text:p>-1.929</text:p>
          </table:table-cell>
          <table:table-cell office:value-type="float" office:value="9.513" calcext:value-type="float">
            <text:p>9.513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-1.905" calcext:value-type="float">
            <text:p>-1.905</text:p>
          </table:table-cell>
          <table:table-cell office:value-type="float" office:value="9.564" calcext:value-type="float">
            <text:p>9.564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-1.905" calcext:value-type="float">
            <text:p>-1.905</text:p>
          </table:table-cell>
          <table:table-cell office:value-type="float" office:value="9.564" calcext:value-type="float">
            <text:p>9.564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-1.88" calcext:value-type="float">
            <text:p>-1.88</text:p>
          </table:table-cell>
          <table:table-cell office:value-type="float" office:value="9.518" calcext:value-type="float">
            <text:p>9.518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-1.88" calcext:value-type="float">
            <text:p>-1.88</text:p>
          </table:table-cell>
          <table:table-cell office:value-type="float" office:value="9.518" calcext:value-type="float">
            <text:p>9.518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1.888" calcext:value-type="float">
            <text:p>-1.888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1.888" calcext:value-type="float">
            <text:p>-1.888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-1.907" calcext:value-type="float">
            <text:p>-1.907</text:p>
          </table:table-cell>
          <table:table-cell office:value-type="float" office:value="9.506" calcext:value-type="float">
            <text:p>9.506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-1.893" calcext:value-type="float">
            <text:p>-1.893</text:p>
          </table:table-cell>
          <table:table-cell office:value-type="float" office:value="9.568" calcext:value-type="float">
            <text:p>9.568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-1.893" calcext:value-type="float">
            <text:p>-1.893</text:p>
          </table:table-cell>
          <table:table-cell office:value-type="float" office:value="9.568" calcext:value-type="float">
            <text:p>9.568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1.869" calcext:value-type="float">
            <text:p>-1.869</text:p>
          </table:table-cell>
          <table:table-cell office:value-type="float" office:value="9.577" calcext:value-type="float">
            <text:p>9.577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1.869" calcext:value-type="float">
            <text:p>-1.869</text:p>
          </table:table-cell>
          <table:table-cell office:value-type="float" office:value="9.577" calcext:value-type="float">
            <text:p>9.577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-1.854" calcext:value-type="float">
            <text:p>-1.854</text:p>
          </table:table-cell>
          <table:table-cell office:value-type="float" office:value="9.516" calcext:value-type="float">
            <text:p>9.516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9.425" calcext:value-type="float">
            <text:p>9.425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9.425" calcext:value-type="float">
            <text:p>9.425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-1.888" calcext:value-type="float">
            <text:p>-1.888</text:p>
          </table:table-cell>
          <table:table-cell office:value-type="float" office:value="9.418" calcext:value-type="float">
            <text:p>9.418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-1.888" calcext:value-type="float">
            <text:p>-1.888</text:p>
          </table:table-cell>
          <table:table-cell office:value-type="float" office:value="9.418" calcext:value-type="float">
            <text:p>9.418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-1.904" calcext:value-type="float">
            <text:p>-1.904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-1.901" calcext:value-type="float">
            <text:p>-1.901</text:p>
          </table:table-cell>
          <table:table-cell office:value-type="float" office:value="9.497" calcext:value-type="float">
            <text:p>9.497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-1.901" calcext:value-type="float">
            <text:p>-1.901</text:p>
          </table:table-cell>
          <table:table-cell office:value-type="float" office:value="9.497" calcext:value-type="float">
            <text:p>9.497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1.909" calcext:value-type="float">
            <text:p>-1.909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1.909" calcext:value-type="float">
            <text:p>-1.909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1.901" calcext:value-type="float">
            <text:p>-1.901</text:p>
          </table:table-cell>
          <table:table-cell office:value-type="float" office:value="9.488" calcext:value-type="float">
            <text:p>9.488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1.901" calcext:value-type="float">
            <text:p>-1.901</text:p>
          </table:table-cell>
          <table:table-cell office:value-type="float" office:value="9.488" calcext:value-type="float">
            <text:p>9.488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537" calcext:value-type="float">
            <text:p>9.537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-1.866" calcext:value-type="float">
            <text:p>-1.866</text:p>
          </table:table-cell>
          <table:table-cell office:value-type="float" office:value="9.528" calcext:value-type="float">
            <text:p>9.528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-1.866" calcext:value-type="float">
            <text:p>-1.866</text:p>
          </table:table-cell>
          <table:table-cell office:value-type="float" office:value="9.528" calcext:value-type="float">
            <text:p>9.528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-1.86" calcext:value-type="float">
            <text:p>-1.86</text:p>
          </table:table-cell>
          <table:table-cell office:value-type="float" office:value="9.489" calcext:value-type="float">
            <text:p>9.489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-1.86" calcext:value-type="float">
            <text:p>-1.86</text:p>
          </table:table-cell>
          <table:table-cell office:value-type="float" office:value="9.489" calcext:value-type="float">
            <text:p>9.489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-1.868" calcext:value-type="float">
            <text:p>-1.868</text:p>
          </table:table-cell>
          <table:table-cell office:value-type="float" office:value="9.464" calcext:value-type="float">
            <text:p>9.464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484" calcext:value-type="float">
            <text:p>9.484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484" calcext:value-type="float">
            <text:p>9.484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-1.835" calcext:value-type="float">
            <text:p>-1.835</text:p>
          </table:table-cell>
          <table:table-cell office:value-type="float" office:value="9.474" calcext:value-type="float">
            <text:p>9.474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-1.867" calcext:value-type="float">
            <text:p>-1.867</text:p>
          </table:table-cell>
          <table:table-cell office:value-type="float" office:value="9.387" calcext:value-type="float">
            <text:p>9.387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-1.867" calcext:value-type="float">
            <text:p>-1.867</text:p>
          </table:table-cell>
          <table:table-cell office:value-type="float" office:value="9.387" calcext:value-type="float">
            <text:p>9.387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-1.887" calcext:value-type="float">
            <text:p>-1.887</text:p>
          </table:table-cell>
          <table:table-cell office:value-type="float" office:value="9.245" calcext:value-type="float">
            <text:p>9.245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-1.887" calcext:value-type="float">
            <text:p>-1.887</text:p>
          </table:table-cell>
          <table:table-cell office:value-type="float" office:value="9.245" calcext:value-type="float">
            <text:p>9.245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1.965" calcext:value-type="float">
            <text:p>-1.965</text:p>
          </table:table-cell>
          <table:table-cell office:value-type="float" office:value="9.267" calcext:value-type="float">
            <text:p>9.267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-1.965" calcext:value-type="float">
            <text:p>-1.965</text:p>
          </table:table-cell>
          <table:table-cell office:value-type="float" office:value="9.267" calcext:value-type="float">
            <text:p>9.267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-2.004" calcext:value-type="float">
            <text:p>-2.004</text:p>
          </table:table-cell>
          <table:table-cell office:value-type="float" office:value="9.365" calcext:value-type="float">
            <text:p>9.365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-2.014" calcext:value-type="float">
            <text:p>-2.014</text:p>
          </table:table-cell>
          <table:table-cell office:value-type="float" office:value="9.566" calcext:value-type="float">
            <text:p>9.566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-2.014" calcext:value-type="float">
            <text:p>-2.014</text:p>
          </table:table-cell>
          <table:table-cell office:value-type="float" office:value="9.566" calcext:value-type="float">
            <text:p>9.566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-2" calcext:value-type="float">
            <text:p>-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-2" calcext:value-type="float">
            <text:p>-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-1.942" calcext:value-type="float">
            <text:p>-1.942</text:p>
          </table:table-cell>
          <table:table-cell office:value-type="float" office:value="9.707" calcext:value-type="float">
            <text:p>9.707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1.922" calcext:value-type="float">
            <text:p>-1.922</text:p>
          </table:table-cell>
          <table:table-cell office:value-type="float" office:value="9.609" calcext:value-type="float">
            <text:p>9.609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1.922" calcext:value-type="float">
            <text:p>-1.922</text:p>
          </table:table-cell>
          <table:table-cell office:value-type="float" office:value="9.609" calcext:value-type="float">
            <text:p>9.60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-1.912" calcext:value-type="float">
            <text:p>-1.912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-1.912" calcext:value-type="float">
            <text:p>-1.912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-1.9" calcext:value-type="float">
            <text:p>-1.9</text:p>
          </table:table-cell>
          <table:table-cell office:value-type="float" office:value="9.471" calcext:value-type="float">
            <text:p>9.471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1.898" calcext:value-type="float">
            <text:p>-1.898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1.898" calcext:value-type="float">
            <text:p>-1.898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-1.896" calcext:value-type="float">
            <text:p>-1.896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1.911" calcext:value-type="float">
            <text:p>-1.911</text:p>
          </table:table-cell>
          <table:table-cell office:value-type="float" office:value="9.479" calcext:value-type="float">
            <text:p>9.479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1.911" calcext:value-type="float">
            <text:p>-1.911</text:p>
          </table:table-cell>
          <table:table-cell office:value-type="float" office:value="9.479" calcext:value-type="float">
            <text:p>9.479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63" calcext:value-type="float">
            <text:p>9.463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63" calcext:value-type="float">
            <text:p>9.46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1.955" calcext:value-type="float">
            <text:p>-1.955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-1.97" calcext:value-type="float">
            <text:p>-1.97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-1.97" calcext:value-type="float">
            <text:p>-1.97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-1.976" calcext:value-type="float">
            <text:p>-1.976</text:p>
          </table:table-cell>
          <table:table-cell office:value-type="float" office:value="9.479" calcext:value-type="float">
            <text:p>9.479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-1.976" calcext:value-type="float">
            <text:p>-1.976</text:p>
          </table:table-cell>
          <table:table-cell office:value-type="float" office:value="9.479" calcext:value-type="float">
            <text:p>9.479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-1.976" calcext:value-type="float">
            <text:p>-1.976</text:p>
          </table:table-cell>
          <table:table-cell office:value-type="float" office:value="9.461" calcext:value-type="float">
            <text:p>9.46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1.965" calcext:value-type="float">
            <text:p>-1.965</text:p>
          </table:table-cell>
          <table:table-cell office:value-type="float" office:value="9.463" calcext:value-type="float">
            <text:p>9.46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1.965" calcext:value-type="float">
            <text:p>-1.965</text:p>
          </table:table-cell>
          <table:table-cell office:value-type="float" office:value="9.463" calcext:value-type="float">
            <text:p>9.463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-1.947" calcext:value-type="float">
            <text:p>-1.947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-1.947" calcext:value-type="float">
            <text:p>-1.947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-1.934" calcext:value-type="float">
            <text:p>-1.934</text:p>
          </table:table-cell>
          <table:table-cell office:value-type="float" office:value="9.489" calcext:value-type="float">
            <text:p>9.489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-1.91" calcext:value-type="float">
            <text:p>-1.91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-1.91" calcext:value-type="float">
            <text:p>-1.91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1.903" calcext:value-type="float">
            <text:p>-1.903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1.903" calcext:value-type="float">
            <text:p>-1.903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-1.9" calcext:value-type="float">
            <text:p>-1.9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-1.9" calcext:value-type="float">
            <text:p>-1.9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-1.849" calcext:value-type="float">
            <text:p>-1.849</text:p>
          </table:table-cell>
          <table:table-cell office:value-type="float" office:value="9.527" calcext:value-type="float">
            <text:p>9.527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1.879" calcext:value-type="float">
            <text:p>-1.879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1.879" calcext:value-type="float">
            <text:p>-1.879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1.88" calcext:value-type="float">
            <text:p>-1.88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1.88" calcext:value-type="float">
            <text:p>-1.88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471" calcext:value-type="float">
            <text:p>9.471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-1.97" calcext:value-type="float">
            <text:p>-1.97</text:p>
          </table:table-cell>
          <table:table-cell office:value-type="float" office:value="9.509" calcext:value-type="float">
            <text:p>9.509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-1.97" calcext:value-type="float">
            <text:p>-1.97</text:p>
          </table:table-cell>
          <table:table-cell office:value-type="float" office:value="9.509" calcext:value-type="float">
            <text:p>9.509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-1.958" calcext:value-type="float">
            <text:p>-1.958</text:p>
          </table:table-cell>
          <table:table-cell office:value-type="float" office:value="9.524" calcext:value-type="float">
            <text:p>9.524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-1.958" calcext:value-type="float">
            <text:p>-1.958</text:p>
          </table:table-cell>
          <table:table-cell office:value-type="float" office:value="9.524" calcext:value-type="float">
            <text:p>9.524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-1.875" calcext:value-type="float">
            <text:p>-1.875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-1.762" calcext:value-type="float">
            <text:p>-1.762</text:p>
          </table:table-cell>
          <table:table-cell office:value-type="float" office:value="9.268" calcext:value-type="float">
            <text:p>9.268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-1.762" calcext:value-type="float">
            <text:p>-1.762</text:p>
          </table:table-cell>
          <table:table-cell office:value-type="float" office:value="9.268" calcext:value-type="float">
            <text:p>9.268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-1.72" calcext:value-type="float">
            <text:p>-1.72</text:p>
          </table:table-cell>
          <table:table-cell office:value-type="float" office:value="8.902" calcext:value-type="float">
            <text:p>8.902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-1.72" calcext:value-type="float">
            <text:p>-1.72</text:p>
          </table:table-cell>
          <table:table-cell office:value-type="float" office:value="8.902" calcext:value-type="float">
            <text:p>8.902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968" calcext:value-type="float">
            <text:p>-1.968</text:p>
          </table:table-cell>
          <table:table-cell office:value-type="float" office:value="8.758" calcext:value-type="float">
            <text:p>8.758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2.448" calcext:value-type="float">
            <text:p>-2.448</text:p>
          </table:table-cell>
          <table:table-cell office:value-type="float" office:value="9.251" calcext:value-type="float">
            <text:p>9.25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2.448" calcext:value-type="float">
            <text:p>-2.448</text:p>
          </table:table-cell>
          <table:table-cell office:value-type="float" office:value="9.251" calcext:value-type="float">
            <text:p>9.251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-2.537" calcext:value-type="float">
            <text:p>-2.537</text:p>
          </table:table-cell>
          <table:table-cell office:value-type="float" office:value="10.006" calcext:value-type="float">
            <text:p>10.006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-2.537" calcext:value-type="float">
            <text:p>-2.537</text:p>
          </table:table-cell>
          <table:table-cell office:value-type="float" office:value="10.006" calcext:value-type="float">
            <text:p>10.006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-2.733" calcext:value-type="float">
            <text:p>-2.733</text:p>
          </table:table-cell>
          <table:table-cell office:value-type="float" office:value="10.865" calcext:value-type="float">
            <text:p>10.865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-2.056" calcext:value-type="float">
            <text:p>-2.056</text:p>
          </table:table-cell>
          <table:table-cell office:value-type="float" office:value="10.703" calcext:value-type="float">
            <text:p>10.703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-2.056" calcext:value-type="float">
            <text:p>-2.056</text:p>
          </table:table-cell>
          <table:table-cell office:value-type="float" office:value="10.703" calcext:value-type="float">
            <text:p>10.703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-1.592" calcext:value-type="float">
            <text:p>-1.592</text:p>
          </table:table-cell>
          <table:table-cell office:value-type="float" office:value="10.081" calcext:value-type="float">
            <text:p>10.081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-1.592" calcext:value-type="float">
            <text:p>-1.592</text:p>
          </table:table-cell>
          <table:table-cell office:value-type="float" office:value="10.081" calcext:value-type="float">
            <text:p>10.081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-1.142" calcext:value-type="float">
            <text:p>-1.142</text:p>
          </table:table-cell>
          <table:table-cell office:value-type="float" office:value="9.016" calcext:value-type="float">
            <text:p>9.016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1.129" calcext:value-type="float">
            <text:p>-1.129</text:p>
          </table:table-cell>
          <table:table-cell office:value-type="float" office:value="8.353" calcext:value-type="float">
            <text:p>8.353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1.129" calcext:value-type="float">
            <text:p>-1.129</text:p>
          </table:table-cell>
          <table:table-cell office:value-type="float" office:value="8.353" calcext:value-type="float">
            <text:p>8.353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-1.401" calcext:value-type="float">
            <text:p>-1.401</text:p>
          </table:table-cell>
          <table:table-cell office:value-type="float" office:value="8.439" calcext:value-type="float">
            <text:p>8.439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-2.062" calcext:value-type="float">
            <text:p>-2.062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1.952" calcext:value-type="float">
            <text:p>-1.952</text:p>
          </table:table-cell>
          <table:table-cell office:value-type="float" office:value="9.988" calcext:value-type="float">
            <text:p>9.988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1.952" calcext:value-type="float">
            <text:p>-1.952</text:p>
          </table:table-cell>
          <table:table-cell office:value-type="float" office:value="9.988" calcext:value-type="float">
            <text:p>9.988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-1.881" calcext:value-type="float">
            <text:p>-1.881</text:p>
          </table:table-cell>
          <table:table-cell office:value-type="float" office:value="9.113" calcext:value-type="float">
            <text:p>9.113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-2.038" calcext:value-type="float">
            <text:p>-2.038</text:p>
          </table:table-cell>
          <table:table-cell office:value-type="float" office:value="9.684" calcext:value-type="float">
            <text:p>9.684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-1.999" calcext:value-type="float">
            <text:p>-1.999</text:p>
          </table:table-cell>
          <table:table-cell office:value-type="float" office:value="9.909" calcext:value-type="float">
            <text:p>9.909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-1.999" calcext:value-type="float">
            <text:p>-1.999</text:p>
          </table:table-cell>
          <table:table-cell office:value-type="float" office:value="9.909" calcext:value-type="float">
            <text:p>9.909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.868" calcext:value-type="float">
            <text:p>-1.868</text:p>
          </table:table-cell>
          <table:table-cell office:value-type="float" office:value="9.593" calcext:value-type="float">
            <text:p>9.593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.868" calcext:value-type="float">
            <text:p>-1.868</text:p>
          </table:table-cell>
          <table:table-cell office:value-type="float" office:value="9.593" calcext:value-type="float">
            <text:p>9.593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363" calcext:value-type="float">
            <text:p>9.363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363" calcext:value-type="float">
            <text:p>9.363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-1.889" calcext:value-type="float">
            <text:p>-1.889</text:p>
          </table:table-cell>
          <table:table-cell office:value-type="float" office:value="9.317" calcext:value-type="float">
            <text:p>9.317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392" calcext:value-type="float">
            <text:p>9.392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885" calcext:value-type="float">
            <text:p>-1.885</text:p>
          </table:table-cell>
          <table:table-cell office:value-type="float" office:value="9.392" calcext:value-type="float">
            <text:p>9.392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91" calcext:value-type="float">
            <text:p>-1.91</text:p>
          </table:table-cell>
          <table:table-cell office:value-type="float" office:value="9.485" calcext:value-type="float">
            <text:p>9.485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91" calcext:value-type="float">
            <text:p>-1.91</text:p>
          </table:table-cell>
          <table:table-cell office:value-type="float" office:value="9.485" calcext:value-type="float">
            <text:p>9.485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-1.921" calcext:value-type="float">
            <text:p>-1.921</text:p>
          </table:table-cell>
          <table:table-cell office:value-type="float" office:value="9.506" calcext:value-type="float">
            <text:p>9.506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92" calcext:value-type="float">
            <text:p>9.492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92" calcext:value-type="float">
            <text:p>9.492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1.942" calcext:value-type="float">
            <text:p>-1.942</text:p>
          </table:table-cell>
          <table:table-cell office:value-type="float" office:value="9.474" calcext:value-type="float">
            <text:p>9.474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1.942" calcext:value-type="float">
            <text:p>-1.942</text:p>
          </table:table-cell>
          <table:table-cell office:value-type="float" office:value="9.474" calcext:value-type="float">
            <text:p>9.47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1.954" calcext:value-type="float">
            <text:p>-1.954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.952" calcext:value-type="float">
            <text:p>-1.952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.952" calcext:value-type="float">
            <text:p>-1.952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.94" calcext:value-type="float">
            <text:p>-1.94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.94" calcext:value-type="float">
            <text:p>-1.94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-1.921" calcext:value-type="float">
            <text:p>-1.921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-1.921" calcext:value-type="float">
            <text:p>-1.921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-1.915" calcext:value-type="float">
            <text:p>-1.915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918" calcext:value-type="float">
            <text:p>-1.918</text:p>
          </table:table-cell>
          <table:table-cell office:value-type="float" office:value="9.491" calcext:value-type="float">
            <text:p>9.491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918" calcext:value-type="float">
            <text:p>-1.918</text:p>
          </table:table-cell>
          <table:table-cell office:value-type="float" office:value="9.491" calcext:value-type="float">
            <text:p>9.491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-1.928" calcext:value-type="float">
            <text:p>-1.928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-1.928" calcext:value-type="float">
            <text:p>-1.928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-1.938" calcext:value-type="float">
            <text:p>-1.938</text:p>
          </table:table-cell>
          <table:table-cell office:value-type="float" office:value="9.495" calcext:value-type="float">
            <text:p>9.495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945" calcext:value-type="float">
            <text:p>-1.945</text:p>
          </table:table-cell>
          <table:table-cell office:value-type="float" office:value="9.479" calcext:value-type="float">
            <text:p>9.47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1.944" calcext:value-type="float">
            <text:p>-1.944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1.944" calcext:value-type="float">
            <text:p>-1.944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-1.948" calcext:value-type="float">
            <text:p>-1.948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.948" calcext:value-type="float">
            <text:p>-1.948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.948" calcext:value-type="float">
            <text:p>-1.948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1.943" calcext:value-type="float">
            <text:p>-1.943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1.943" calcext:value-type="float">
            <text:p>-1.943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1.949" calcext:value-type="float">
            <text:p>-1.949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-1.931" calcext:value-type="float">
            <text:p>-1.931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-1.931" calcext:value-type="float">
            <text:p>-1.931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-1.925" calcext:value-type="float">
            <text:p>-1.925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-1.925" calcext:value-type="float">
            <text:p>-1.925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-1.918" calcext:value-type="float">
            <text:p>-1.918</text:p>
          </table:table-cell>
          <table:table-cell office:value-type="float" office:value="9.501" calcext:value-type="float">
            <text:p>9.501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-1.915" calcext:value-type="float">
            <text:p>-1.915</text:p>
          </table:table-cell>
          <table:table-cell office:value-type="float" office:value="9.499" calcext:value-type="float">
            <text:p>9.499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-1.915" calcext:value-type="float">
            <text:p>-1.915</text:p>
          </table:table-cell>
          <table:table-cell office:value-type="float" office:value="9.499" calcext:value-type="float">
            <text:p>9.499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-1.912" calcext:value-type="float">
            <text:p>-1.912</text:p>
          </table:table-cell>
          <table:table-cell office:value-type="float" office:value="9.492" calcext:value-type="float">
            <text:p>9.49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-1.912" calcext:value-type="float">
            <text:p>-1.912</text:p>
          </table:table-cell>
          <table:table-cell office:value-type="float" office:value="9.492" calcext:value-type="float">
            <text:p>9.49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-1.915" calcext:value-type="float">
            <text:p>-1.915</text:p>
          </table:table-cell>
          <table:table-cell office:value-type="float" office:value="9.487" calcext:value-type="float">
            <text:p>9.487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23" calcext:value-type="float">
            <text:p>-1.923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23" calcext:value-type="float">
            <text:p>-1.923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26" calcext:value-type="float">
            <text:p>-1.926</text:p>
          </table:table-cell>
          <table:table-cell office:value-type="float" office:value="9.491" calcext:value-type="float">
            <text:p>9.491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26" calcext:value-type="float">
            <text:p>-1.926</text:p>
          </table:table-cell>
          <table:table-cell office:value-type="float" office:value="9.491" calcext:value-type="float">
            <text:p>9.491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93" calcext:value-type="float">
            <text:p>-1.93</text:p>
          </table:table-cell>
          <table:table-cell office:value-type="float" office:value="9.483" calcext:value-type="float">
            <text:p>9.483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933" calcext:value-type="float">
            <text:p>-1.933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933" calcext:value-type="float">
            <text:p>-1.933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-1.933" calcext:value-type="float">
            <text:p>-1.933</text:p>
          </table:table-cell>
          <table:table-cell office:value-type="float" office:value="9.453" calcext:value-type="float">
            <text:p>9.453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-1.933" calcext:value-type="float">
            <text:p>-1.933</text:p>
          </table:table-cell>
          <table:table-cell office:value-type="float" office:value="9.453" calcext:value-type="float">
            <text:p>9.453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35" calcext:value-type="float">
            <text:p>-1.935</text:p>
          </table:table-cell>
          <table:table-cell office:value-type="float" office:value="9.445" calcext:value-type="float">
            <text:p>9.445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94" calcext:value-type="float">
            <text:p>-1.94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94" calcext:value-type="float">
            <text:p>-1.94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1.928" calcext:value-type="float">
            <text:p>-1.928</text:p>
          </table:table-cell>
          <table:table-cell office:value-type="float" office:value="9.513" calcext:value-type="float">
            <text:p>9.513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25" calcext:value-type="float">
            <text:p>-1.925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-1.925" calcext:value-type="float">
            <text:p>-1.925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-1.922" calcext:value-type="float">
            <text:p>-1.922</text:p>
          </table:table-cell>
          <table:table-cell office:value-type="float" office:value="9.485" calcext:value-type="float">
            <text:p>9.485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-1.922" calcext:value-type="float">
            <text:p>-1.922</text:p>
          </table:table-cell>
          <table:table-cell office:value-type="float" office:value="9.485" calcext:value-type="float">
            <text:p>9.485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-1.924" calcext:value-type="float">
            <text:p>-1.92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-1.93" calcext:value-type="float">
            <text:p>-1.93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93" calcext:value-type="float">
            <text:p>-1.93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93" calcext:value-type="float">
            <text:p>-1.93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1.934" calcext:value-type="float">
            <text:p>-1.93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1.934" calcext:value-type="float">
            <text:p>-1.93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1.87" calcext:value-type="float">
            <text:p>-1.87</text:p>
          </table:table-cell>
          <table:table-cell office:value-type="float" office:value="9.424" calcext:value-type="float">
            <text:p>9.424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855" calcext:value-type="float">
            <text:p>-1.855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855" calcext:value-type="float">
            <text:p>-1.855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211" calcext:value-type="float">
            <text:p>9.211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864" calcext:value-type="float">
            <text:p>-1.864</text:p>
          </table:table-cell>
          <table:table-cell office:value-type="float" office:value="9.211" calcext:value-type="float">
            <text:p>9.211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-1.991" calcext:value-type="float">
            <text:p>-1.991</text:p>
          </table:table-cell>
          <table:table-cell office:value-type="float" office:value="9.274" calcext:value-type="float">
            <text:p>9.274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-2.029" calcext:value-type="float">
            <text:p>-2.029</text:p>
          </table:table-cell>
          <table:table-cell office:value-type="float" office:value="9.418" calcext:value-type="float">
            <text:p>9.418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-2.029" calcext:value-type="float">
            <text:p>-2.029</text:p>
          </table:table-cell>
          <table:table-cell office:value-type="float" office:value="9.418" calcext:value-type="float">
            <text:p>9.418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-2.089" calcext:value-type="float">
            <text:p>-2.08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-2.089" calcext:value-type="float">
            <text:p>-2.08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-2.035" calcext:value-type="float">
            <text:p>-2.035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-1.976" calcext:value-type="float">
            <text:p>-1.97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-1.976" calcext:value-type="float">
            <text:p>-1.97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536" calcext:value-type="float">
            <text:p>9.536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536" calcext:value-type="float">
            <text:p>9.536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-1.948" calcext:value-type="float">
            <text:p>-1.948</text:p>
          </table:table-cell>
          <table:table-cell office:value-type="float" office:value="9.446" calcext:value-type="float">
            <text:p>9.446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-1.929" calcext:value-type="float">
            <text:p>-1.929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-1.929" calcext:value-type="float">
            <text:p>-1.929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-1.929" calcext:value-type="float">
            <text:p>-1.929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-1.929" calcext:value-type="float">
            <text:p>-1.929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-1.942" calcext:value-type="float">
            <text:p>-1.942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-1.947" calcext:value-type="float">
            <text:p>-1.947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-1.947" calcext:value-type="float">
            <text:p>-1.947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79" calcext:value-type="float">
            <text:p>9.479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-1.952" calcext:value-type="float">
            <text:p>-1.952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-1.952" calcext:value-type="float">
            <text:p>-1.952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-1.966" calcext:value-type="float">
            <text:p>-1.966</text:p>
          </table:table-cell>
          <table:table-cell office:value-type="float" office:value="9.467" calcext:value-type="float">
            <text:p>9.467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-1.966" calcext:value-type="float">
            <text:p>-1.966</text:p>
          </table:table-cell>
          <table:table-cell office:value-type="float" office:value="9.467" calcext:value-type="float">
            <text:p>9.467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-1.971" calcext:value-type="float">
            <text:p>-1.971</text:p>
          </table:table-cell>
          <table:table-cell office:value-type="float" office:value="9.463" calcext:value-type="float">
            <text:p>9.463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-1.971" calcext:value-type="float">
            <text:p>-1.971</text:p>
          </table:table-cell>
          <table:table-cell office:value-type="float" office:value="9.463" calcext:value-type="float">
            <text:p>9.463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-1.974" calcext:value-type="float">
            <text:p>-1.974</text:p>
          </table:table-cell>
          <table:table-cell office:value-type="float" office:value="9.477" calcext:value-type="float">
            <text:p>9.477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1.971" calcext:value-type="float">
            <text:p>-1.971</text:p>
          </table:table-cell>
          <table:table-cell office:value-type="float" office:value="9.482" calcext:value-type="float">
            <text:p>9.482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1.971" calcext:value-type="float">
            <text:p>-1.971</text:p>
          </table:table-cell>
          <table:table-cell office:value-type="float" office:value="9.482" calcext:value-type="float">
            <text:p>9.482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-1.968" calcext:value-type="float">
            <text:p>-1.968</text:p>
          </table:table-cell>
          <table:table-cell office:value-type="float" office:value="9.465" calcext:value-type="float">
            <text:p>9.465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-1.968" calcext:value-type="float">
            <text:p>-1.968</text:p>
          </table:table-cell>
          <table:table-cell office:value-type="float" office:value="9.465" calcext:value-type="float">
            <text:p>9.465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-2.064" calcext:value-type="float">
            <text:p>-2.064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-2.08" calcext:value-type="float">
            <text:p>-2.08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-2.08" calcext:value-type="float">
            <text:p>-2.08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-2.191" calcext:value-type="float">
            <text:p>-2.191</text:p>
          </table:table-cell>
          <table:table-cell office:value-type="float" office:value="9.816" calcext:value-type="float">
            <text:p>9.816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-2.191" calcext:value-type="float">
            <text:p>-2.191</text:p>
          </table:table-cell>
          <table:table-cell office:value-type="float" office:value="9.816" calcext:value-type="float">
            <text:p>9.816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-2.169" calcext:value-type="float">
            <text:p>-2.169</text:p>
          </table:table-cell>
          <table:table-cell office:value-type="float" office:value="10.028" calcext:value-type="float">
            <text:p>10.028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-2.046" calcext:value-type="float">
            <text:p>-2.046</text:p>
          </table:table-cell>
          <table:table-cell office:value-type="float" office:value="10.072" calcext:value-type="float">
            <text:p>10.072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-2.046" calcext:value-type="float">
            <text:p>-2.046</text:p>
          </table:table-cell>
          <table:table-cell office:value-type="float" office:value="10.072" calcext:value-type="float">
            <text:p>10.0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-1.823" calcext:value-type="float">
            <text:p>-1.823</text:p>
          </table:table-cell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-1.823" calcext:value-type="float">
            <text:p>-1.823</text:p>
          </table:table-cell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-1.605" calcext:value-type="float">
            <text:p>-1.605</text:p>
          </table:table-cell>
          <table:table-cell office:value-type="float" office:value="9.268" calcext:value-type="float">
            <text:p>9.268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-1.47" calcext:value-type="float">
            <text:p>-1.47</text:p>
          </table:table-cell>
          <table:table-cell office:value-type="float" office:value="8.856" calcext:value-type="float">
            <text:p>8.856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-1.47" calcext:value-type="float">
            <text:p>-1.47</text:p>
          </table:table-cell>
          <table:table-cell office:value-type="float" office:value="8.856" calcext:value-type="float">
            <text:p>8.856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-1.439" calcext:value-type="float">
            <text:p>-1.439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-1.439" calcext:value-type="float">
            <text:p>-1.439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-1.593" calcext:value-type="float">
            <text:p>-1.593</text:p>
          </table:table-cell>
          <table:table-cell office:value-type="float" office:value="8.806" calcext:value-type="float">
            <text:p>8.806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1.683" calcext:value-type="float">
            <text:p>-1.683</text:p>
          </table:table-cell>
          <table:table-cell office:value-type="float" office:value="9.207" calcext:value-type="float">
            <text:p>9.207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1.683" calcext:value-type="float">
            <text:p>-1.683</text:p>
          </table:table-cell>
          <table:table-cell office:value-type="float" office:value="9.207" calcext:value-type="float">
            <text:p>9.207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-1.615" calcext:value-type="float">
            <text:p>-1.615</text:p>
          </table:table-cell>
          <table:table-cell office:value-type="float" office:value="9.494" calcext:value-type="float">
            <text:p>9.494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-1.615" calcext:value-type="float">
            <text:p>-1.615</text:p>
          </table:table-cell>
          <table:table-cell office:value-type="float" office:value="9.494" calcext:value-type="float">
            <text:p>9.494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-1.621" calcext:value-type="float">
            <text:p>-1.621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1.634" calcext:value-type="float">
            <text:p>-1.634</text:p>
          </table:table-cell>
          <table:table-cell office:value-type="float" office:value="9.122" calcext:value-type="float">
            <text:p>9.122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1.634" calcext:value-type="float">
            <text:p>-1.634</text:p>
          </table:table-cell>
          <table:table-cell office:value-type="float" office:value="9.122" calcext:value-type="float">
            <text:p>9.122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-1.915" calcext:value-type="float">
            <text:p>-1.915</text:p>
          </table:table-cell>
          <table:table-cell office:value-type="float" office:value="8.783" calcext:value-type="float">
            <text:p>8.783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-1.915" calcext:value-type="float">
            <text:p>-1.915</text:p>
          </table:table-cell>
          <table:table-cell office:value-type="float" office:value="8.783" calcext:value-type="float">
            <text:p>8.783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-2.181" calcext:value-type="float">
            <text:p>-2.181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39" calcext:value-type="float">
            <text:p>-2.39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39" calcext:value-type="float">
            <text:p>-2.39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-2.389" calcext:value-type="float">
            <text:p>-2.389</text:p>
          </table:table-cell>
          <table:table-cell office:value-type="float" office:value="10.051" calcext:value-type="float">
            <text:p>10.051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-2.389" calcext:value-type="float">
            <text:p>-2.389</text:p>
          </table:table-cell>
          <table:table-cell office:value-type="float" office:value="10.051" calcext:value-type="float">
            <text:p>10.051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-2.251" calcext:value-type="float">
            <text:p>-2.251</text:p>
          </table:table-cell>
          <table:table-cell office:value-type="float" office:value="10.475" calcext:value-type="float">
            <text:p>10.475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-2.251" calcext:value-type="float">
            <text:p>-2.251</text:p>
          </table:table-cell>
          <table:table-cell office:value-type="float" office:value="10.475" calcext:value-type="float">
            <text:p>10.475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-2.133" calcext:value-type="float">
            <text:p>-2.133</text:p>
          </table:table-cell>
          <table:table-cell office:value-type="float" office:value="10.356" calcext:value-type="float">
            <text:p>10.356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-2.066" calcext:value-type="float">
            <text:p>-2.066</text:p>
          </table:table-cell>
          <table:table-cell office:value-type="float" office:value="9.899" calcext:value-type="float">
            <text:p>9.899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-2.066" calcext:value-type="float">
            <text:p>-2.066</text:p>
          </table:table-cell>
          <table:table-cell office:value-type="float" office:value="9.899" calcext:value-type="float">
            <text:p>9.899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-2.034" calcext:value-type="float">
            <text:p>-2.034</text:p>
          </table:table-cell>
          <table:table-cell office:value-type="float" office:value="9.528" calcext:value-type="float">
            <text:p>9.528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-2.034" calcext:value-type="float">
            <text:p>-2.034</text:p>
          </table:table-cell>
          <table:table-cell office:value-type="float" office:value="9.528" calcext:value-type="float">
            <text:p>9.52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-1.974" calcext:value-type="float">
            <text:p>-1.974</text:p>
          </table:table-cell>
          <table:table-cell office:value-type="float" office:value="9.378" calcext:value-type="float">
            <text:p>9.378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1.969" calcext:value-type="float">
            <text:p>-1.969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1.969" calcext:value-type="float">
            <text:p>-1.969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-1.974" calcext:value-type="float">
            <text:p>-1.974</text:p>
          </table:table-cell>
          <table:table-cell office:value-type="float" office:value="9.429" calcext:value-type="float">
            <text:p>9.429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-1.974" calcext:value-type="float">
            <text:p>-1.974</text:p>
          </table:table-cell>
          <table:table-cell office:value-type="float" office:value="9.429" calcext:value-type="float">
            <text:p>9.42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1.96" calcext:value-type="float">
            <text:p>-1.96</text:p>
          </table:table-cell>
          <table:table-cell office:value-type="float" office:value="9.477" calcext:value-type="float">
            <text:p>9.477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-1.974" calcext:value-type="float">
            <text:p>-1.974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-1.974" calcext:value-type="float">
            <text:p>-1.974</text:p>
          </table:table-cell>
          <table:table-cell office:value-type="float" office:value="9.472" calcext:value-type="float">
            <text:p>9.472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-1.977" calcext:value-type="float">
            <text:p>-1.977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-1.977" calcext:value-type="float">
            <text:p>-1.977</text:p>
          </table:table-cell>
          <table:table-cell office:value-type="float" office:value="9.473" calcext:value-type="float">
            <text:p>9.473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-1.98" calcext:value-type="float">
            <text:p>-1.98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-1.993" calcext:value-type="float">
            <text:p>-1.993</text:p>
          </table:table-cell>
          <table:table-cell office:value-type="float" office:value="9.434" calcext:value-type="float">
            <text:p>9.434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-1.993" calcext:value-type="float">
            <text:p>-1.993</text:p>
          </table:table-cell>
          <table:table-cell office:value-type="float" office:value="9.434" calcext:value-type="float">
            <text:p>9.434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-2.013" calcext:value-type="float">
            <text:p>-2.013</text:p>
          </table:table-cell>
          <table:table-cell office:value-type="float" office:value="9.408" calcext:value-type="float">
            <text:p>9.408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-2.013" calcext:value-type="float">
            <text:p>-2.013</text:p>
          </table:table-cell>
          <table:table-cell office:value-type="float" office:value="9.408" calcext:value-type="float">
            <text:p>9.408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-2.034" calcext:value-type="float">
            <text:p>-2.034</text:p>
          </table:table-cell>
          <table:table-cell office:value-type="float" office:value="9.426" calcext:value-type="float">
            <text:p>9.426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-2.046" calcext:value-type="float">
            <text:p>-2.046</text:p>
          </table:table-cell>
          <table:table-cell office:value-type="float" office:value="9.449" calcext:value-type="float">
            <text:p>9.449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-2.046" calcext:value-type="float">
            <text:p>-2.046</text:p>
          </table:table-cell>
          <table:table-cell office:value-type="float" office:value="9.449" calcext:value-type="float">
            <text:p>9.449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-2.075" calcext:value-type="float">
            <text:p>-2.075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-2.075" calcext:value-type="float">
            <text:p>-2.075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-2.104" calcext:value-type="float">
            <text:p>-2.104</text:p>
          </table:table-cell>
          <table:table-cell office:value-type="float" office:value="9.487" calcext:value-type="float">
            <text:p>9.487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2.139" calcext:value-type="float">
            <text:p>-2.139</text:p>
          </table:table-cell>
          <table:table-cell office:value-type="float" office:value="9.481" calcext:value-type="float">
            <text:p>9.481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2.139" calcext:value-type="float">
            <text:p>-2.139</text:p>
          </table:table-cell>
          <table:table-cell office:value-type="float" office:value="9.481" calcext:value-type="float">
            <text:p>9.481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-2.208" calcext:value-type="float">
            <text:p>-2.208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-2.208" calcext:value-type="float">
            <text:p>-2.208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-2.333" calcext:value-type="float">
            <text:p>-2.333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-2.333" calcext:value-type="float">
            <text:p>-2.333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-2.509" calcext:value-type="float">
            <text:p>-2.509</text:p>
          </table:table-cell>
          <table:table-cell office:value-type="float" office:value="9.642" calcext:value-type="float">
            <text:p>9.642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-2.908" calcext:value-type="float">
            <text:p>-2.908</text:p>
          </table:table-cell>
          <table:table-cell office:value-type="float" office:value="9.919" calcext:value-type="float">
            <text:p>9.919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-2.908" calcext:value-type="float">
            <text:p>-2.908</text:p>
          </table:table-cell>
          <table:table-cell office:value-type="float" office:value="9.919" calcext:value-type="float">
            <text:p>9.91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3.537" calcext:value-type="float">
            <text:p>-3.537</text:p>
          </table:table-cell>
          <table:table-cell office:value-type="float" office:value="10.042" calcext:value-type="float">
            <text:p>10.042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3.537" calcext:value-type="float">
            <text:p>-3.537</text:p>
          </table:table-cell>
          <table:table-cell office:value-type="float" office:value="10.042" calcext:value-type="float">
            <text:p>10.042</text:p>
          </table:table-cell>
        </table:table-row>
        <table:table-row table:style-name="ro1">
          <table:table-cell office:value-type="float" office:value="3.266" calcext:value-type="float">
            <text:p>3.266</text:p>
          </table:table-cell>
          <table:table-cell office:value-type="float" office:value="-4.092" calcext:value-type="float">
            <text:p>-4.092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3.722" calcext:value-type="float">
            <text:p>3.722</text:p>
          </table:table-cell>
          <table:table-cell office:value-type="float" office:value="-4.383" calcext:value-type="float">
            <text:p>-4.383</text:p>
          </table:table-cell>
          <table:table-cell office:value-type="float" office:value="9.271" calcext:value-type="float">
            <text:p>9.271</text:p>
          </table:table-cell>
        </table:table-row>
        <table:table-row table:style-name="ro1">
          <table:table-cell office:value-type="float" office:value="3.722" calcext:value-type="float">
            <text:p>3.722</text:p>
          </table:table-cell>
          <table:table-cell office:value-type="float" office:value="-4.383" calcext:value-type="float">
            <text:p>-4.383</text:p>
          </table:table-cell>
          <table:table-cell office:value-type="float" office:value="9.271" calcext:value-type="float">
            <text:p>9.271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-3.353" calcext:value-type="float">
            <text:p>-3.353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-3.353" calcext:value-type="float">
            <text:p>-3.353</text:p>
          </table:table-cell>
          <table:table-cell office:value-type="float" office:value="8.544" calcext:value-type="float">
            <text:p>8.544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-2.059" calcext:value-type="float">
            <text:p>-2.059</text:p>
          </table:table-cell>
          <table:table-cell office:value-type="float" office:value="8.248" calcext:value-type="float">
            <text:p>8.248</text:p>
          </table:table-cell>
        </table:table-row>
        <table:table-row table:style-name="ro1">
          <table:table-cell office:value-type="float" office:value="-0.233" calcext:value-type="float">
            <text:p>-0.233</text:p>
          </table:table-cell>
          <table:table-cell office:value-type="float" office:value="0.182" calcext:value-type="float">
            <text:p>0.182</text:p>
          </table:table-cell>
          <table:table-cell office:value-type="float" office:value="8.457" calcext:value-type="float">
            <text:p>8.457</text:p>
          </table:table-cell>
        </table:table-row>
        <table:table-row table:style-name="ro1">
          <table:table-cell office:value-type="float" office:value="-0.233" calcext:value-type="float">
            <text:p>-0.233</text:p>
          </table:table-cell>
          <table:table-cell office:value-type="float" office:value="0.182" calcext:value-type="float">
            <text:p>0.182</text:p>
          </table:table-cell>
          <table:table-cell office:value-type="float" office:value="8.457" calcext:value-type="float">
            <text:p>8.457</text:p>
          </table:table-cell>
        </table:table-row>
        <table:table-row table:style-name="ro1">
          <table:table-cell office:value-type="float" office:value="-1.069" calcext:value-type="float">
            <text:p>-1.069</text:p>
          </table:table-cell>
          <table:table-cell office:value-type="float" office:value="1.315" calcext:value-type="float">
            <text:p>1.315</text:p>
          </table:table-cell>
          <table:table-cell office:value-type="float" office:value="9.366" calcext:value-type="float">
            <text:p>9.366</text:p>
          </table:table-cell>
        </table:table-row>
        <table:table-row table:style-name="ro1">
          <table:table-cell office:value-type="float" office:value="-1.069" calcext:value-type="float">
            <text:p>-1.069</text:p>
          </table:table-cell>
          <table:table-cell office:value-type="float" office:value="1.315" calcext:value-type="float">
            <text:p>1.315</text:p>
          </table:table-cell>
          <table:table-cell office:value-type="float" office:value="9.366" calcext:value-type="float">
            <text:p>9.366</text:p>
          </table:table-cell>
        </table:table-row>
        <table:table-row table:style-name="ro1">
          <table:table-cell office:value-type="float" office:value="-1.227" calcext:value-type="float">
            <text:p>-1.227</text:p>
          </table:table-cell>
          <table:table-cell office:value-type="float" office:value="1.78" calcext:value-type="float">
            <text:p>1.78</text:p>
          </table:table-cell>
          <table:table-cell office:value-type="float" office:value="10.126" calcext:value-type="float">
            <text:p>10.126</text:p>
          </table:table-cell>
        </table:table-row>
        <table:table-row table:style-name="ro1">
          <table:table-cell office:value-type="float" office:value="-0.531" calcext:value-type="float">
            <text:p>-0.531</text:p>
          </table:table-cell>
          <table:table-cell office:value-type="float" office:value="1.154" calcext:value-type="float">
            <text:p>1.154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-0.531" calcext:value-type="float">
            <text:p>-0.531</text:p>
          </table:table-cell>
          <table:table-cell office:value-type="float" office:value="1.154" calcext:value-type="float">
            <text:p>1.154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157" calcext:value-type="float">
            <text:p>0.157</text:p>
          </table:table-cell>
          <table:table-cell office:value-type="float" office:value="11.005" calcext:value-type="float">
            <text:p>11.00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157" calcext:value-type="float">
            <text:p>0.157</text:p>
          </table:table-cell>
          <table:table-cell office:value-type="float" office:value="11.005" calcext:value-type="float">
            <text:p>11.005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-0.8" calcext:value-type="float">
            <text:p>-0.8</text:p>
          </table:table-cell>
          <table:table-cell office:value-type="float" office:value="10.746" calcext:value-type="float">
            <text:p>10.746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-1.623" calcext:value-type="float">
            <text:p>-1.623</text:p>
          </table:table-cell>
          <table:table-cell office:value-type="float" office:value="10.207" calcext:value-type="float">
            <text:p>10.20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-1.623" calcext:value-type="float">
            <text:p>-1.623</text:p>
          </table:table-cell>
          <table:table-cell office:value-type="float" office:value="10.207" calcext:value-type="float">
            <text:p>10.207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-2.235" calcext:value-type="float">
            <text:p>-2.235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-2.235" calcext:value-type="float">
            <text:p>-2.235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-2.83" calcext:value-type="float">
            <text:p>-2.83</text:p>
          </table:table-cell>
          <table:table-cell office:value-type="float" office:value="8.802" calcext:value-type="float">
            <text:p>8.80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-3.347" calcext:value-type="float">
            <text:p>-3.347</text:p>
          </table:table-cell>
          <table:table-cell office:value-type="float" office:value="8.475" calcext:value-type="float">
            <text:p>8.47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-3.347" calcext:value-type="float">
            <text:p>-3.347</text:p>
          </table:table-cell>
          <table:table-cell office:value-type="float" office:value="8.475" calcext:value-type="float">
            <text:p>8.475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-3.649" calcext:value-type="float">
            <text:p>-3.649</text:p>
          </table:table-cell>
          <table:table-cell office:value-type="float" office:value="8.516" calcext:value-type="float">
            <text:p>8.516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-3.649" calcext:value-type="float">
            <text:p>-3.649</text:p>
          </table:table-cell>
          <table:table-cell office:value-type="float" office:value="8.516" calcext:value-type="float">
            <text:p>8.516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-3.667" calcext:value-type="float">
            <text:p>-3.667</text:p>
          </table:table-cell>
          <table:table-cell office:value-type="float" office:value="8.797" calcext:value-type="float">
            <text:p>8.797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-3.372" calcext:value-type="float">
            <text:p>-3.372</text:p>
          </table:table-cell>
          <table:table-cell office:value-type="float" office:value="9.069" calcext:value-type="float">
            <text:p>9.069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-3.372" calcext:value-type="float">
            <text:p>-3.372</text:p>
          </table:table-cell>
          <table:table-cell office:value-type="float" office:value="9.069" calcext:value-type="float">
            <text:p>9.06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2.886" calcext:value-type="float">
            <text:p>-2.886</text:p>
          </table:table-cell>
          <table:table-cell office:value-type="float" office:value="9.323" calcext:value-type="float">
            <text:p>9.32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2.886" calcext:value-type="float">
            <text:p>-2.886</text:p>
          </table:table-cell>
          <table:table-cell office:value-type="float" office:value="9.323" calcext:value-type="float">
            <text:p>9.323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2.316" calcext:value-type="float">
            <text:p>-2.316</text:p>
          </table:table-cell>
          <table:table-cell office:value-type="float" office:value="9.458" calcext:value-type="float">
            <text:p>9.458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2.316" calcext:value-type="float">
            <text:p>-2.316</text:p>
          </table:table-cell>
          <table:table-cell office:value-type="float" office:value="9.458" calcext:value-type="float">
            <text:p>9.458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-1.873" calcext:value-type="float">
            <text:p>-1.873</text:p>
          </table:table-cell>
          <table:table-cell office:value-type="float" office:value="9.488" calcext:value-type="float">
            <text:p>9.488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673" calcext:value-type="float">
            <text:p>-1.673</text:p>
          </table:table-cell>
          <table:table-cell office:value-type="float" office:value="9.411" calcext:value-type="float">
            <text:p>9.411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1.673" calcext:value-type="float">
            <text:p>-1.673</text:p>
          </table:table-cell>
          <table:table-cell office:value-type="float" office:value="9.411" calcext:value-type="float">
            <text:p>9.411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-1.714" calcext:value-type="float">
            <text:p>-1.714</text:p>
          </table:table-cell>
          <table:table-cell office:value-type="float" office:value="9.253" calcext:value-type="float">
            <text:p>9.253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-1.714" calcext:value-type="float">
            <text:p>-1.714</text:p>
          </table:table-cell>
          <table:table-cell office:value-type="float" office:value="9.253" calcext:value-type="float">
            <text:p>9.253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-1.914" calcext:value-type="float">
            <text:p>-1.914</text:p>
          </table:table-cell>
          <table:table-cell office:value-type="float" office:value="9.163" calcext:value-type="float">
            <text:p>9.163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-2.111" calcext:value-type="float">
            <text:p>-2.111</text:p>
          </table:table-cell>
          <table:table-cell office:value-type="float" office:value="9.166" calcext:value-type="float">
            <text:p>9.166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-2.111" calcext:value-type="float">
            <text:p>-2.111</text:p>
          </table:table-cell>
          <table:table-cell office:value-type="float" office:value="9.166" calcext:value-type="float">
            <text:p>9.166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-2.219" calcext:value-type="float">
            <text:p>-2.219</text:p>
          </table:table-cell>
          <table:table-cell office:value-type="float" office:value="9.257" calcext:value-type="float">
            <text:p>9.257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-2.219" calcext:value-type="float">
            <text:p>-2.219</text:p>
          </table:table-cell>
          <table:table-cell office:value-type="float" office:value="9.257" calcext:value-type="float">
            <text:p>9.257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-2.187" calcext:value-type="float">
            <text:p>-2.187</text:p>
          </table:table-cell>
          <table:table-cell office:value-type="float" office:value="9.279" calcext:value-type="float">
            <text:p>9.279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-2.116" calcext:value-type="float">
            <text:p>-2.116</text:p>
          </table:table-cell>
          <table:table-cell office:value-type="float" office:value="9.263" calcext:value-type="float">
            <text:p>9.263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-2.116" calcext:value-type="float">
            <text:p>-2.116</text:p>
          </table:table-cell>
          <table:table-cell office:value-type="float" office:value="9.263" calcext:value-type="float">
            <text:p>9.263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-2.05" calcext:value-type="float">
            <text:p>-2.05</text:p>
          </table:table-cell>
          <table:table-cell office:value-type="float" office:value="9.241" calcext:value-type="float">
            <text:p>9.241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-2.05" calcext:value-type="float">
            <text:p>-2.05</text:p>
          </table:table-cell>
          <table:table-cell office:value-type="float" office:value="9.241" calcext:value-type="float">
            <text:p>9.241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-2.022" calcext:value-type="float">
            <text:p>-2.022</text:p>
          </table:table-cell>
          <table:table-cell office:value-type="float" office:value="9.304" calcext:value-type="float">
            <text:p>9.304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-2.025" calcext:value-type="float">
            <text:p>-2.025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-2.025" calcext:value-type="float">
            <text:p>-2.025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-2.049" calcext:value-type="float">
            <text:p>-2.04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-2.049" calcext:value-type="float">
            <text:p>-2.049</text:p>
          </table:table-cell>
          <table:table-cell office:value-type="float" office:value="9.747" calcext:value-type="float">
            <text:p>9.747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-2.063" calcext:value-type="float">
            <text:p>-2.063</text:p>
          </table:table-cell>
          <table:table-cell office:value-type="float" office:value="9.935" calcext:value-type="float">
            <text:p>9.935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-2.102" calcext:value-type="float">
            <text:p>-2.102</text:p>
          </table:table-cell>
          <table:table-cell office:value-type="float" office:value="9.966" calcext:value-type="float">
            <text:p>9.966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-2.102" calcext:value-type="float">
            <text:p>-2.102</text:p>
          </table:table-cell>
          <table:table-cell office:value-type="float" office:value="9.966" calcext:value-type="float">
            <text:p>9.966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-2.128" calcext:value-type="float">
            <text:p>-2.128</text:p>
          </table:table-cell>
          <table:table-cell office:value-type="float" office:value="9.845" calcext:value-type="float">
            <text:p>9.845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-2.128" calcext:value-type="float">
            <text:p>-2.128</text:p>
          </table:table-cell>
          <table:table-cell office:value-type="float" office:value="9.845" calcext:value-type="float">
            <text:p>9.845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-2.134" calcext:value-type="float">
            <text:p>-2.13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-2.129" calcext:value-type="float">
            <text:p>-2.129</text:p>
          </table:table-cell>
          <table:table-cell office:value-type="float" office:value="9.551" calcext:value-type="float">
            <text:p>9.551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-2.129" calcext:value-type="float">
            <text:p>-2.129</text:p>
          </table:table-cell>
          <table:table-cell office:value-type="float" office:value="9.551" calcext:value-type="float">
            <text:p>9.55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2.099" calcext:value-type="float">
            <text:p>-2.099</text:p>
          </table:table-cell>
          <table:table-cell office:value-type="float" office:value="9.549" calcext:value-type="float">
            <text:p>9.54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2.099" calcext:value-type="float">
            <text:p>-2.099</text:p>
          </table:table-cell>
          <table:table-cell office:value-type="float" office:value="9.549" calcext:value-type="float">
            <text:p>9.54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2.073" calcext:value-type="float">
            <text:p>-2.073</text:p>
          </table:table-cell>
          <table:table-cell office:value-type="float" office:value="9.586" calcext:value-type="float">
            <text:p>9.586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-2.062" calcext:value-type="float">
            <text:p>-2.062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-2.062" calcext:value-type="float">
            <text:p>-2.062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-2.11" calcext:value-type="float">
            <text:p>-2.11</text:p>
          </table:table-cell>
          <table:table-cell office:value-type="float" office:value="9.412" calcext:value-type="float">
            <text:p>9.412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-2.11" calcext:value-type="float">
            <text:p>-2.11</text:p>
          </table:table-cell>
          <table:table-cell office:value-type="float" office:value="9.412" calcext:value-type="float">
            <text:p>9.412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-2.155" calcext:value-type="float">
            <text:p>-2.155</text:p>
          </table:table-cell>
          <table:table-cell office:value-type="float" office:value="9.287" calcext:value-type="float">
            <text:p>9.287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-2.155" calcext:value-type="float">
            <text:p>-2.155</text:p>
          </table:table-cell>
          <table:table-cell office:value-type="float" office:value="9.287" calcext:value-type="float">
            <text:p>9.287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-2.193" calcext:value-type="float">
            <text:p>-2.193</text:p>
          </table:table-cell>
          <table:table-cell office:value-type="float" office:value="9.256" calcext:value-type="float">
            <text:p>9.256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-2.19" calcext:value-type="float">
            <text:p>-2.19</text:p>
          </table:table-cell>
          <table:table-cell office:value-type="float" office:value="9.241" calcext:value-type="float">
            <text:p>9.241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-2.19" calcext:value-type="float">
            <text:p>-2.19</text:p>
          </table:table-cell>
          <table:table-cell office:value-type="float" office:value="9.241" calcext:value-type="float">
            <text:p>9.241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-2.19" calcext:value-type="float">
            <text:p>-2.19</text:p>
          </table:table-cell>
          <table:table-cell office:value-type="float" office:value="9.222" calcext:value-type="float">
            <text:p>9.222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-2.19" calcext:value-type="float">
            <text:p>-2.19</text:p>
          </table:table-cell>
          <table:table-cell office:value-type="float" office:value="9.222" calcext:value-type="float">
            <text:p>9.22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-2.175" calcext:value-type="float">
            <text:p>-2.175</text:p>
          </table:table-cell>
          <table:table-cell office:value-type="float" office:value="9.134" calcext:value-type="float">
            <text:p>9.134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-2.143" calcext:value-type="float">
            <text:p>-2.143</text:p>
          </table:table-cell>
          <table:table-cell office:value-type="float" office:value="9.058" calcext:value-type="float">
            <text:p>9.058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-2.143" calcext:value-type="float">
            <text:p>-2.143</text:p>
          </table:table-cell>
          <table:table-cell office:value-type="float" office:value="9.058" calcext:value-type="float">
            <text:p>9.058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-2.146" calcext:value-type="float">
            <text:p>-2.146</text:p>
          </table:table-cell>
          <table:table-cell office:value-type="float" office:value="9.118" calcext:value-type="float">
            <text:p>9.118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-2.146" calcext:value-type="float">
            <text:p>-2.146</text:p>
          </table:table-cell>
          <table:table-cell office:value-type="float" office:value="9.118" calcext:value-type="float">
            <text:p>9.118</text:p>
          </table:table-cell>
        </table:table-row>
        <table:table-row table:style-name="ro1">
          <table:table-cell office:value-type="float" office:value="1.382" calcext:value-type="float">
            <text:p>1.382</text:p>
          </table:table-cell>
          <table:table-cell office:value-type="float" office:value="-2.091" calcext:value-type="float">
            <text:p>-2.091</text:p>
          </table:table-cell>
          <table:table-cell office:value-type="float" office:value="9.355" calcext:value-type="float">
            <text:p>9.355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-2.067" calcext:value-type="float">
            <text:p>-2.067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-2.067" calcext:value-type="float">
            <text:p>-2.067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-2.044" calcext:value-type="float">
            <text:p>-2.044</text:p>
          </table:table-cell>
          <table:table-cell office:value-type="float" office:value="9.818" calcext:value-type="float">
            <text:p>9.818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-2.044" calcext:value-type="float">
            <text:p>-2.044</text:p>
          </table:table-cell>
          <table:table-cell office:value-type="float" office:value="9.818" calcext:value-type="float">
            <text:p>9.818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-2.053" calcext:value-type="float">
            <text:p>-2.053</text:p>
          </table:table-cell>
          <table:table-cell office:value-type="float" office:value="9.859" calcext:value-type="float">
            <text:p>9.859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-2.071" calcext:value-type="float">
            <text:p>-2.071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-2.071" calcext:value-type="float">
            <text:p>-2.071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-2.107" calcext:value-type="float">
            <text:p>-2.107</text:p>
          </table:table-cell>
          <table:table-cell office:value-type="float" office:value="9.584" calcext:value-type="float">
            <text:p>9.584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-2.107" calcext:value-type="float">
            <text:p>-2.107</text:p>
          </table:table-cell>
          <table:table-cell office:value-type="float" office:value="9.584" calcext:value-type="float">
            <text:p>9.584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-2.138" calcext:value-type="float">
            <text:p>-2.138</text:p>
          </table:table-cell>
          <table:table-cell office:value-type="float" office:value="9.481" calcext:value-type="float">
            <text:p>9.481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-2.153" calcext:value-type="float">
            <text:p>-2.153</text:p>
          </table:table-cell>
          <table:table-cell office:value-type="float" office:value="9.418" calcext:value-type="float">
            <text:p>9.418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-2.153" calcext:value-type="float">
            <text:p>-2.153</text:p>
          </table:table-cell>
          <table:table-cell office:value-type="float" office:value="9.418" calcext:value-type="float">
            <text:p>9.418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-2.164" calcext:value-type="float">
            <text:p>-2.164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-2.164" calcext:value-type="float">
            <text:p>-2.164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2.162" calcext:value-type="float">
            <text:p>-2.162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-2.161" calcext:value-type="float">
            <text:p>-2.161</text:p>
          </table:table-cell>
          <table:table-cell office:value-type="float" office:value="9.376" calcext:value-type="float">
            <text:p>9.376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-2.161" calcext:value-type="float">
            <text:p>-2.161</text:p>
          </table:table-cell>
          <table:table-cell office:value-type="float" office:value="9.376" calcext:value-type="float">
            <text:p>9.376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2.149" calcext:value-type="float">
            <text:p>-2.149</text:p>
          </table:table-cell>
          <table:table-cell office:value-type="float" office:value="9.403" calcext:value-type="float">
            <text:p>9.403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2.149" calcext:value-type="float">
            <text:p>-2.149</text:p>
          </table:table-cell>
          <table:table-cell office:value-type="float" office:value="9.403" calcext:value-type="float">
            <text:p>9.403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-2.13" calcext:value-type="float">
            <text:p>-2.13</text:p>
          </table:table-cell>
          <table:table-cell office:value-type="float" office:value="9.435" calcext:value-type="float">
            <text:p>9.435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12" calcext:value-type="float">
            <text:p>-2.12</text:p>
          </table:table-cell>
          <table:table-cell office:value-type="float" office:value="9.448" calcext:value-type="float">
            <text:p>9.448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12" calcext:value-type="float">
            <text:p>-2.12</text:p>
          </table:table-cell>
          <table:table-cell office:value-type="float" office:value="9.448" calcext:value-type="float">
            <text:p>9.448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-2.106" calcext:value-type="float">
            <text:p>-2.106</text:p>
          </table:table-cell>
          <table:table-cell office:value-type="float" office:value="9.458" calcext:value-type="float">
            <text:p>9.458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-2.106" calcext:value-type="float">
            <text:p>-2.106</text:p>
          </table:table-cell>
          <table:table-cell office:value-type="float" office:value="9.458" calcext:value-type="float">
            <text:p>9.458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098" calcext:value-type="float">
            <text:p>-2.098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098" calcext:value-type="float">
            <text:p>-2.098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-2.088" calcext:value-type="float">
            <text:p>-2.088</text:p>
          </table:table-cell>
          <table:table-cell office:value-type="float" office:value="9.503" calcext:value-type="float">
            <text:p>9.503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-2.089" calcext:value-type="float">
            <text:p>-2.089</text:p>
          </table:table-cell>
          <table:table-cell office:value-type="float" office:value="9.508" calcext:value-type="float">
            <text:p>9.508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-2.089" calcext:value-type="float">
            <text:p>-2.089</text:p>
          </table:table-cell>
          <table:table-cell office:value-type="float" office:value="9.508" calcext:value-type="float">
            <text:p>9.50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2.098" calcext:value-type="float">
            <text:p>-2.098</text:p>
          </table:table-cell>
          <table:table-cell office:value-type="float" office:value="9.502" calcext:value-type="float">
            <text:p>9.50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2.098" calcext:value-type="float">
            <text:p>-2.098</text:p>
          </table:table-cell>
          <table:table-cell office:value-type="float" office:value="9.502" calcext:value-type="float">
            <text:p>9.502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-2.112" calcext:value-type="float">
            <text:p>-2.112</text:p>
          </table:table-cell>
          <table:table-cell office:value-type="float" office:value="9.487" calcext:value-type="float">
            <text:p>9.487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123" calcext:value-type="float">
            <text:p>-2.123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123" calcext:value-type="float">
            <text:p>-2.123</text:p>
          </table:table-cell>
          <table:table-cell office:value-type="float" office:value="9.468" calcext:value-type="float">
            <text:p>9.468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135" calcext:value-type="float">
            <text:p>-2.135</text:p>
          </table:table-cell>
          <table:table-cell office:value-type="float" office:value="9.448" calcext:value-type="float">
            <text:p>9.448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-2.135" calcext:value-type="float">
            <text:p>-2.135</text:p>
          </table:table-cell>
          <table:table-cell office:value-type="float" office:value="9.448" calcext:value-type="float">
            <text:p>9.448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-2.144" calcext:value-type="float">
            <text:p>-2.144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-2.158" calcext:value-type="float">
            <text:p>-2.158</text:p>
          </table:table-cell>
          <table:table-cell office:value-type="float" office:value="9.405" calcext:value-type="float">
            <text:p>9.405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-2.158" calcext:value-type="float">
            <text:p>-2.158</text:p>
          </table:table-cell>
          <table:table-cell office:value-type="float" office:value="9.405" calcext:value-type="float">
            <text:p>9.405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-2.17" calcext:value-type="float">
            <text:p>-2.17</text:p>
          </table:table-cell>
          <table:table-cell office:value-type="float" office:value="9.409" calcext:value-type="float">
            <text:p>9.409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-2.17" calcext:value-type="float">
            <text:p>-2.17</text:p>
          </table:table-cell>
          <table:table-cell office:value-type="float" office:value="9.409" calcext:value-type="float">
            <text:p>9.409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-2.167" calcext:value-type="float">
            <text:p>-2.167</text:p>
          </table:table-cell>
          <table:table-cell office:value-type="float" office:value="9.417" calcext:value-type="float">
            <text:p>9.417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-2.16" calcext:value-type="float">
            <text:p>-2.16</text:p>
          </table:table-cell>
          <table:table-cell office:value-type="float" office:value="9.438" calcext:value-type="float">
            <text:p>9.438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-2.16" calcext:value-type="float">
            <text:p>-2.16</text:p>
          </table:table-cell>
          <table:table-cell office:value-type="float" office:value="9.438" calcext:value-type="float">
            <text:p>9.438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-2.141" calcext:value-type="float">
            <text:p>-2.141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-2.141" calcext:value-type="float">
            <text:p>-2.141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-2.113" calcext:value-type="float">
            <text:p>-2.113</text:p>
          </table:table-cell>
          <table:table-cell office:value-type="float" office:value="9.503" calcext:value-type="float">
            <text:p>9.503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-2.09" calcext:value-type="float">
            <text:p>-2.09</text:p>
          </table:table-cell>
          <table:table-cell office:value-type="float" office:value="9.556" calcext:value-type="float">
            <text:p>9.556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-2.09" calcext:value-type="float">
            <text:p>-2.09</text:p>
          </table:table-cell>
          <table:table-cell office:value-type="float" office:value="9.556" calcext:value-type="float">
            <text:p>9.556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-2.062" calcext:value-type="float">
            <text:p>-2.062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-2.062" calcext:value-type="float">
            <text:p>-2.062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2.014" calcext:value-type="float">
            <text:p>-2.014</text:p>
          </table:table-cell>
          <table:table-cell office:value-type="float" office:value="9.609" calcext:value-type="float">
            <text:p>9.609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1.904" calcext:value-type="float">
            <text:p>-1.904</text:p>
          </table:table-cell>
          <table:table-cell office:value-type="float" office:value="9.603" calcext:value-type="float">
            <text:p>9.603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1.904" calcext:value-type="float">
            <text:p>-1.904</text:p>
          </table:table-cell>
          <table:table-cell office:value-type="float" office:value="9.603" calcext:value-type="float">
            <text:p>9.603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1.757" calcext:value-type="float">
            <text:p>-1.757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1.757" calcext:value-type="float">
            <text:p>-1.757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1.58" calcext:value-type="float">
            <text:p>-1.58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1.58" calcext:value-type="float">
            <text:p>-1.58</text:p>
          </table:table-cell>
          <table:table-cell office:value-type="float" office:value="9.493" calcext:value-type="float">
            <text:p>9.493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-1.423" calcext:value-type="float">
            <text:p>-1.423</text:p>
          </table:table-cell>
          <table:table-cell office:value-type="float" office:value="9.364" calcext:value-type="float">
            <text:p>9.364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-1.198" calcext:value-type="float">
            <text:p>-1.198</text:p>
          </table:table-cell>
          <table:table-cell office:value-type="float" office:value="9.219" calcext:value-type="float">
            <text:p>9.219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-1.198" calcext:value-type="float">
            <text:p>-1.198</text:p>
          </table:table-cell>
          <table:table-cell office:value-type="float" office:value="9.219" calcext:value-type="float">
            <text:p>9.219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  <table:table-cell office:value-type="float" office:value="-1.017" calcext:value-type="float">
            <text:p>-1.017</text:p>
          </table:table-cell>
          <table:table-cell office:value-type="float" office:value="9.034" calcext:value-type="float">
            <text:p>9.034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  <table:table-cell office:value-type="float" office:value="-1.017" calcext:value-type="float">
            <text:p>-1.017</text:p>
          </table:table-cell>
          <table:table-cell office:value-type="float" office:value="9.034" calcext:value-type="float">
            <text:p>9.034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  <table:table-cell office:value-type="float" office:value="-0.746" calcext:value-type="float">
            <text:p>-0.746</text:p>
          </table:table-cell>
          <table:table-cell office:value-type="float" office:value="8.829" calcext:value-type="float">
            <text:p>8.829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-0.467" calcext:value-type="float">
            <text:p>-0.467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-0.467" calcext:value-type="float">
            <text:p>-0.467</text:p>
          </table:table-cell>
          <table:table-cell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636" calcext:value-type="float">
            <text:p>-0.636</text:p>
          </table:table-cell>
          <table:table-cell office:value-type="float" office:value="8.867" calcext:value-type="float">
            <text:p>8.86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636" calcext:value-type="float">
            <text:p>-0.636</text:p>
          </table:table-cell>
          <table:table-cell office:value-type="float" office:value="8.867" calcext:value-type="float">
            <text:p>8.867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0.927" calcext:value-type="float">
            <text:p>-0.927</text:p>
          </table:table-cell>
          <table:table-cell office:value-type="float" office:value="9.293" calcext:value-type="float">
            <text:p>9.293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-1.715" calcext:value-type="float">
            <text:p>-1.71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-1.715" calcext:value-type="float">
            <text:p>-1.71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.239" calcext:value-type="float">
            <text:p>2.239</text:p>
          </table:table-cell>
          <table:table-cell office:value-type="float" office:value="-2.494" calcext:value-type="float">
            <text:p>-2.494</text:p>
          </table:table-cell>
          <table:table-cell office:value-type="float" office:value="10.493" calcext:value-type="float">
            <text:p>10.493</text:p>
          </table:table-cell>
        </table:table-row>
        <table:table-row table:style-name="ro1">
          <table:table-cell office:value-type="float" office:value="2.239" calcext:value-type="float">
            <text:p>2.239</text:p>
          </table:table-cell>
          <table:table-cell office:value-type="float" office:value="-2.494" calcext:value-type="float">
            <text:p>-2.494</text:p>
          </table:table-cell>
          <table:table-cell office:value-type="float" office:value="10.493" calcext:value-type="float">
            <text:p>10.493</text:p>
          </table:table-cell>
        </table:table-row>
        <table:table-row table:style-name="ro1">
          <table:table-cell office:value-type="float" office:value="2.882" calcext:value-type="float">
            <text:p>2.882</text:p>
          </table:table-cell>
          <table:table-cell office:value-type="float" office:value="-3.123" calcext:value-type="float">
            <text:p>-3.123</text:p>
          </table:table-cell>
          <table:table-cell office:value-type="float" office:value="10.439" calcext:value-type="float">
            <text:p>10.439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3.636" calcext:value-type="float">
            <text:p>-3.636</text:p>
          </table:table-cell>
          <table:table-cell office:value-type="float" office:value="10.002" calcext:value-type="float">
            <text:p>10.002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3.636" calcext:value-type="float">
            <text:p>-3.636</text:p>
          </table:table-cell>
          <table:table-cell office:value-type="float" office:value="10.002" calcext:value-type="float">
            <text:p>10.002</text:p>
          </table:table-cell>
        </table:table-row>
        <table:table-row table:style-name="ro1">
          <table:table-cell office:value-type="float" office:value="3.437" calcext:value-type="float">
            <text:p>3.437</text:p>
          </table:table-cell>
          <table:table-cell office:value-type="float" office:value="-3.865" calcext:value-type="float">
            <text:p>-3.865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3.437" calcext:value-type="float">
            <text:p>3.437</text:p>
          </table:table-cell>
          <table:table-cell office:value-type="float" office:value="-3.865" calcext:value-type="float">
            <text:p>-3.865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-3.783" calcext:value-type="float">
            <text:p>-3.783</text:p>
          </table:table-cell>
          <table:table-cell office:value-type="float" office:value="9.195" calcext:value-type="float">
            <text:p>9.195</text:p>
          </table:table-cell>
        </table:table-row>
        <table:table-row table:style-name="ro1">
          <table:table-cell office:value-type="float" office:value="2.714" calcext:value-type="float">
            <text:p>2.714</text:p>
          </table:table-cell>
          <table:table-cell office:value-type="float" office:value="-3.511" calcext:value-type="float">
            <text:p>-3.511</text:p>
          </table:table-cell>
          <table:table-cell office:value-type="float" office:value="9.112" calcext:value-type="float">
            <text:p>9.112</text:p>
          </table:table-cell>
        </table:table-row>
        <table:table-row table:style-name="ro1">
          <table:table-cell office:value-type="float" office:value="2.714" calcext:value-type="float">
            <text:p>2.714</text:p>
          </table:table-cell>
          <table:table-cell office:value-type="float" office:value="-3.511" calcext:value-type="float">
            <text:p>-3.511</text:p>
          </table:table-cell>
          <table:table-cell office:value-type="float" office:value="9.112" calcext:value-type="float">
            <text:p>9.112</text:p>
          </table:table-cell>
        </table:table-row>
        <table:table-row table:style-name="ro1">
          <table:table-cell office:value-type="float" office:value="2.192" calcext:value-type="float">
            <text:p>2.192</text:p>
          </table:table-cell>
          <table:table-cell office:value-type="float" office:value="-2.958" calcext:value-type="float">
            <text:p>-2.958</text:p>
          </table:table-cell>
          <table:table-cell office:value-type="float" office:value="9.311" calcext:value-type="float">
            <text:p>9.311</text:p>
          </table:table-cell>
        </table:table-row>
        <table:table-row table:style-name="ro1">
          <table:table-cell office:value-type="float" office:value="2.192" calcext:value-type="float">
            <text:p>2.192</text:p>
          </table:table-cell>
          <table:table-cell office:value-type="float" office:value="-2.958" calcext:value-type="float">
            <text:p>-2.958</text:p>
          </table:table-cell>
          <table:table-cell office:value-type="float" office:value="9.311" calcext:value-type="float">
            <text:p>9.311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-2.39" calcext:value-type="float">
            <text:p>-2.39</text:p>
          </table:table-cell>
          <table:table-cell office:value-type="float" office:value="9.451" calcext:value-type="float">
            <text:p>9.45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-1.96" calcext:value-type="float">
            <text:p>-1.96</text:p>
          </table:table-cell>
          <table:table-cell office:value-type="float" office:value="9.489" calcext:value-type="float">
            <text:p>9.48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-1.96" calcext:value-type="float">
            <text:p>-1.96</text:p>
          </table:table-cell>
          <table:table-cell office:value-type="float" office:value="9.489" calcext:value-type="float">
            <text:p>9.48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-1.727" calcext:value-type="float">
            <text:p>-1.727</text:p>
          </table:table-cell>
          <table:table-cell office:value-type="float" office:value="9.553" calcext:value-type="float">
            <text:p>9.553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-1.727" calcext:value-type="float">
            <text:p>-1.727</text:p>
          </table:table-cell>
          <table:table-cell office:value-type="float" office:value="9.553" calcext:value-type="float">
            <text:p>9.55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1.668" calcext:value-type="float">
            <text:p>-1.668</text:p>
          </table:table-cell>
          <table:table-cell office:value-type="float" office:value="9.552" calcext:value-type="float">
            <text:p>9.5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1.659" calcext:value-type="float">
            <text:p>-1.65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1.659" calcext:value-type="float">
            <text:p>-1.65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-1.741" calcext:value-type="float">
            <text:p>-1.741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-1.741" calcext:value-type="float">
            <text:p>-1.741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-1.833" calcext:value-type="float">
            <text:p>-1.833</text:p>
          </table:table-cell>
          <table:table-cell office:value-type="float" office:value="9.487" calcext:value-type="float">
            <text:p>9.487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-1.833" calcext:value-type="float">
            <text:p>-1.833</text:p>
          </table:table-cell>
          <table:table-cell office:value-type="float" office:value="9.487" calcext:value-type="float">
            <text:p>9.487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-1.927" calcext:value-type="float">
            <text:p>-1.927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-1.986" calcext:value-type="float">
            <text:p>-1.986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-1.986" calcext:value-type="float">
            <text:p>-1.986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-2.07" calcext:value-type="float">
            <text:p>-2.07</text:p>
          </table:table-cell>
          <table:table-cell office:value-type="float" office:value="9.324" calcext:value-type="float">
            <text:p>9.324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-2.07" calcext:value-type="float">
            <text:p>-2.07</text:p>
          </table:table-cell>
          <table:table-cell office:value-type="float" office:value="9.324" calcext:value-type="float">
            <text:p>9.324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-2.069" calcext:value-type="float">
            <text:p>-2.069</text:p>
          </table:table-cell>
          <table:table-cell office:value-type="float" office:value="9.421" calcext:value-type="float">
            <text:p>9.421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-2.034" calcext:value-type="float">
            <text:p>-2.034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-2.034" calcext:value-type="float">
            <text:p>-2.034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-2.022" calcext:value-type="float">
            <text:p>-2.022</text:p>
          </table:table-cell>
          <table:table-cell office:value-type="float" office:value="9.449" calcext:value-type="float">
            <text:p>9.449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-2.022" calcext:value-type="float">
            <text:p>-2.022</text:p>
          </table:table-cell>
          <table:table-cell office:value-type="float" office:value="9.449" calcext:value-type="float">
            <text:p>9.449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-1.976" calcext:value-type="float">
            <text:p>-1.976</text:p>
          </table:table-cell>
          <table:table-cell office:value-type="float" office:value="9.474" calcext:value-type="float">
            <text:p>9.474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-1.959" calcext:value-type="float">
            <text:p>-1.959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-1.959" calcext:value-type="float">
            <text:p>-1.959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-1.931" calcext:value-type="float">
            <text:p>-1.931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-1.931" calcext:value-type="float">
            <text:p>-1.931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-1.922" calcext:value-type="float">
            <text:p>-1.922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-1.918" calcext:value-type="float">
            <text:p>-1.918</text:p>
          </table:table-cell>
          <table:table-cell office:value-type="float" office:value="9.543" calcext:value-type="float">
            <text:p>9.543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-1.918" calcext:value-type="float">
            <text:p>-1.918</text:p>
          </table:table-cell>
          <table:table-cell office:value-type="float" office:value="9.543" calcext:value-type="float">
            <text:p>9.543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1.903" calcext:value-type="float">
            <text:p>-1.903</text:p>
          </table:table-cell>
          <table:table-cell office:value-type="float" office:value="9.539" calcext:value-type="float">
            <text:p>9.539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1.903" calcext:value-type="float">
            <text:p>-1.903</text:p>
          </table:table-cell>
          <table:table-cell office:value-type="float" office:value="9.539" calcext:value-type="float">
            <text:p>9.539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-1.922" calcext:value-type="float">
            <text:p>-1.922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-1.933" calcext:value-type="float">
            <text:p>-1.933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-1.933" calcext:value-type="float">
            <text:p>-1.933</text:p>
          </table:table-cell>
          <table:table-cell office:value-type="float" office:value="9.454" calcext:value-type="float">
            <text:p>9.454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-1.957" calcext:value-type="float">
            <text:p>-1.957</text:p>
          </table:table-cell>
          <table:table-cell office:value-type="float" office:value="9.459" calcext:value-type="float">
            <text:p>9.459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-1.957" calcext:value-type="float">
            <text:p>-1.957</text:p>
          </table:table-cell>
          <table:table-cell office:value-type="float" office:value="9.459" calcext:value-type="float">
            <text:p>9.459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82" calcext:value-type="float">
            <text:p>9.482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-1.95" calcext:value-type="float">
            <text:p>-1.95</text:p>
          </table:table-cell>
          <table:table-cell office:value-type="float" office:value="9.465" calcext:value-type="float">
            <text:p>9.465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-1.95" calcext:value-type="float">
            <text:p>-1.95</text:p>
          </table:table-cell>
          <table:table-cell office:value-type="float" office:value="9.465" calcext:value-type="float">
            <text:p>9.465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1.939" calcext:value-type="float">
            <text:p>-1.939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1.939" calcext:value-type="float">
            <text:p>-1.939</text:p>
          </table:table-cell>
          <table:table-cell office:value-type="float" office:value="9.507" calcext:value-type="float">
            <text:p>9.507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-1.936" calcext:value-type="float">
            <text:p>-1.936</text:p>
          </table:table-cell>
          <table:table-cell office:value-type="float" office:value="9.495" calcext:value-type="float">
            <text:p>9.495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-1.93" calcext:value-type="float">
            <text:p>-1.93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-1.93" calcext:value-type="float">
            <text:p>-1.93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-1.949" calcext:value-type="float">
            <text:p>-1.949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-1.949" calcext:value-type="float">
            <text:p>-1.949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83" calcext:value-type="float">
            <text:p>9.483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-1.951" calcext:value-type="float">
            <text:p>-1.951</text:p>
          </table:table-cell>
          <table:table-cell office:value-type="float" office:value="9.483" calcext:value-type="float">
            <text:p>9.483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-1.994" calcext:value-type="float">
            <text:p>-1.994</text:p>
          </table:table-cell>
          <table:table-cell office:value-type="float" office:value="9.426" calcext:value-type="float">
            <text:p>9.426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-2.05" calcext:value-type="float">
            <text:p>-2.05</text:p>
          </table:table-cell>
          <table:table-cell office:value-type="float" office:value="9.286" calcext:value-type="float">
            <text:p>9.286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-2.05" calcext:value-type="float">
            <text:p>-2.05</text:p>
          </table:table-cell>
          <table:table-cell office:value-type="float" office:value="9.286" calcext:value-type="float">
            <text:p>9.286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-2.131" calcext:value-type="float">
            <text:p>-2.131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-2.131" calcext:value-type="float">
            <text:p>-2.131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-2.184" calcext:value-type="float">
            <text:p>-2.184</text:p>
          </table:table-cell>
          <table:table-cell office:value-type="float" office:value="9.212" calcext:value-type="float">
            <text:p>9.212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2.274" calcext:value-type="float">
            <text:p>-2.274</text:p>
          </table:table-cell>
          <table:table-cell office:value-type="float" office:value="9.177" calcext:value-type="float">
            <text:p>9.177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-2.274" calcext:value-type="float">
            <text:p>-2.274</text:p>
          </table:table-cell>
          <table:table-cell office:value-type="float" office:value="9.177" calcext:value-type="float">
            <text:p>9.177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-2.294" calcext:value-type="float">
            <text:p>-2.294</text:p>
          </table:table-cell>
          <table:table-cell office:value-type="float" office:value="9.149" calcext:value-type="float">
            <text:p>9.149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-2.294" calcext:value-type="float">
            <text:p>-2.294</text:p>
          </table:table-cell>
          <table:table-cell office:value-type="float" office:value="9.149" calcext:value-type="float">
            <text:p>9.149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-2.269" calcext:value-type="float">
            <text:p>-2.269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-2.174" calcext:value-type="float">
            <text:p>-2.174</text:p>
          </table:table-cell>
          <table:table-cell office:value-type="float" office:value="9.295" calcext:value-type="float">
            <text:p>9.29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-2.174" calcext:value-type="float">
            <text:p>-2.174</text:p>
          </table:table-cell>
          <table:table-cell office:value-type="float" office:value="9.295" calcext:value-type="float">
            <text:p>9.295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-1.978" calcext:value-type="float">
            <text:p>-1.978</text:p>
          </table:table-cell>
          <table:table-cell office:value-type="float" office:value="9.514" calcext:value-type="float">
            <text:p>9.51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-1.978" calcext:value-type="float">
            <text:p>-1.978</text:p>
          </table:table-cell>
          <table:table-cell office:value-type="float" office:value="9.514" calcext:value-type="float">
            <text:p>9.514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-1.749" calcext:value-type="float">
            <text:p>-1.749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-1.488" calcext:value-type="float">
            <text:p>-1.488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-1.488" calcext:value-type="float">
            <text:p>-1.488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-1.325" calcext:value-type="float">
            <text:p>-1.325</text:p>
          </table:table-cell>
          <table:table-cell office:value-type="float" office:value="9.902" calcext:value-type="float">
            <text:p>9.90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-1.325" calcext:value-type="float">
            <text:p>-1.325</text:p>
          </table:table-cell>
          <table:table-cell office:value-type="float" office:value="9.902" calcext:value-type="float">
            <text:p>9.902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1.254" calcext:value-type="float">
            <text:p>-1.254</text:p>
          </table:table-cell>
          <table:table-cell office:value-type="float" office:value="10.004" calcext:value-type="float">
            <text:p>10.004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-1.354" calcext:value-type="float">
            <text:p>-1.354</text:p>
          </table:table-cell>
          <table:table-cell office:value-type="float" office:value="9.843" calcext:value-type="float">
            <text:p>9.843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-1.354" calcext:value-type="float">
            <text:p>-1.354</text:p>
          </table:table-cell>
          <table:table-cell office:value-type="float" office:value="9.843" calcext:value-type="float">
            <text:p>9.84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1.58" calcext:value-type="float">
            <text:p>-1.58</text:p>
          </table:table-cell>
          <table:table-cell office:value-type="float" office:value="9.718" calcext:value-type="float">
            <text:p>9.71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1.58" calcext:value-type="float">
            <text:p>-1.58</text:p>
          </table:table-cell>
          <table:table-cell office:value-type="float" office:value="9.718" calcext:value-type="float">
            <text:p>9.718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-1.83" calcext:value-type="float">
            <text:p>-1.83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-2.083" calcext:value-type="float">
            <text:p>-2.083</text:p>
          </table:table-cell>
          <table:table-cell office:value-type="float" office:value="9.388" calcext:value-type="float">
            <text:p>9.388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-2.083" calcext:value-type="float">
            <text:p>-2.083</text:p>
          </table:table-cell>
          <table:table-cell office:value-type="float" office:value="9.388" calcext:value-type="float">
            <text:p>9.388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-2.234" calcext:value-type="float">
            <text:p>-2.234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-2.234" calcext:value-type="float">
            <text:p>-2.234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-2.293" calcext:value-type="float">
            <text:p>-2.293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-2.277" calcext:value-type="float">
            <text:p>-2.277</text:p>
          </table:table-cell>
          <table:table-cell office:value-type="float" office:value="9.221" calcext:value-type="float">
            <text:p>9.221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-2.277" calcext:value-type="float">
            <text:p>-2.277</text:p>
          </table:table-cell>
          <table:table-cell office:value-type="float" office:value="9.221" calcext:value-type="float">
            <text:p>9.221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-2.181" calcext:value-type="float">
            <text:p>-2.181</text:p>
          </table:table-cell>
          <table:table-cell office:value-type="float" office:value="9.308" calcext:value-type="float">
            <text:p>9.308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-2.181" calcext:value-type="float">
            <text:p>-2.181</text:p>
          </table:table-cell>
          <table:table-cell office:value-type="float" office:value="9.308" calcext:value-type="float">
            <text:p>9.30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2.048" calcext:value-type="float">
            <text:p>-2.048</text:p>
          </table:table-cell>
          <table:table-cell office:value-type="float" office:value="9.369" calcext:value-type="float">
            <text:p>9.36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2.048" calcext:value-type="float">
            <text:p>-2.048</text:p>
          </table:table-cell>
          <table:table-cell office:value-type="float" office:value="9.369" calcext:value-type="float">
            <text:p>9.369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1.915" calcext:value-type="float">
            <text:p>-1.915</text:p>
          </table:table-cell>
          <table:table-cell office:value-type="float" office:value="9.488" calcext:value-type="float">
            <text:p>9.488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-1.772" calcext:value-type="float">
            <text:p>-1.772</text:p>
          </table:table-cell>
          <table:table-cell office:value-type="float" office:value="9.635" calcext:value-type="float">
            <text:p>9.635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-1.772" calcext:value-type="float">
            <text:p>-1.772</text:p>
          </table:table-cell>
          <table:table-cell office:value-type="float" office:value="9.635" calcext:value-type="float">
            <text:p>9.635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-1.653" calcext:value-type="float">
            <text:p>-1.653</text:p>
          </table:table-cell>
          <table:table-cell office:value-type="float" office:value="9.708" calcext:value-type="float">
            <text:p>9.708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-1.653" calcext:value-type="float">
            <text:p>-1.653</text:p>
          </table:table-cell>
          <table:table-cell office:value-type="float" office:value="9.708" calcext:value-type="float">
            <text:p>9.708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-1.596" calcext:value-type="float">
            <text:p>-1.596</text:p>
          </table:table-cell>
          <table:table-cell office:value-type="float" office:value="9.733" calcext:value-type="float">
            <text:p>9.733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-1.565" calcext:value-type="float">
            <text:p>-1.565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-1.565" calcext:value-type="float">
            <text:p>-1.565</text:p>
          </table:table-cell>
          <table:table-cell office:value-type="float" office:value="9.469" calcext:value-type="float">
            <text:p>9.469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1.607" calcext:value-type="float">
            <text:p>-1.607</text:p>
          </table:table-cell>
          <table:table-cell office:value-type="float" office:value="9.057" calcext:value-type="float">
            <text:p>9.057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1.607" calcext:value-type="float">
            <text:p>-1.607</text:p>
          </table:table-cell>
          <table:table-cell office:value-type="float" office:value="9.057" calcext:value-type="float">
            <text:p>9.057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-1.657" calcext:value-type="float">
            <text:p>-1.657</text:p>
          </table:table-cell>
          <table:table-cell office:value-type="float" office:value="8.791" calcext:value-type="float">
            <text:p>8.791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-1.74" calcext:value-type="float">
            <text:p>-1.74</text:p>
          </table:table-cell>
          <table:table-cell office:value-type="float" office:value="8.713" calcext:value-type="float">
            <text:p>8.713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-1.74" calcext:value-type="float">
            <text:p>-1.74</text:p>
          </table:table-cell>
          <table:table-cell office:value-type="float" office:value="8.713" calcext:value-type="float">
            <text:p>8.713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764" calcext:value-type="float">
            <text:p>-1.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.764" calcext:value-type="float">
            <text:p>-1.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-1.818" calcext:value-type="float">
            <text:p>-1.818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-1.73" calcext:value-type="float">
            <text:p>-1.73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-1.73" calcext:value-type="float">
            <text:p>-1.73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-1.636" calcext:value-type="float">
            <text:p>-1.636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-1.636" calcext:value-type="float">
            <text:p>-1.636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1.699" calcext:value-type="float">
            <text:p>-1.699</text:p>
          </table:table-cell>
          <table:table-cell office:value-type="float" office:value="9.881" calcext:value-type="float">
            <text:p>9.881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-1.634" calcext:value-type="float">
            <text:p>-1.634</text:p>
          </table:table-cell>
          <table:table-cell office:value-type="float" office:value="9.948" calcext:value-type="float">
            <text:p>9.948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-1.634" calcext:value-type="float">
            <text:p>-1.634</text:p>
          </table:table-cell>
          <table:table-cell office:value-type="float" office:value="9.948" calcext:value-type="float">
            <text:p>9.948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-1.741" calcext:value-type="float">
            <text:p>-1.741</text:p>
          </table:table-cell>
          <table:table-cell office:value-type="float" office:value="10.222" calcext:value-type="float">
            <text:p>10.222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-1.741" calcext:value-type="float">
            <text:p>-1.741</text:p>
          </table:table-cell>
          <table:table-cell office:value-type="float" office:value="10.222" calcext:value-type="float">
            <text:p>10.222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-1.64" calcext:value-type="float">
            <text:p>-1.64</text:p>
          </table:table-cell>
          <table:table-cell office:value-type="float" office:value="10.596" calcext:value-type="float">
            <text:p>10.596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-1.532" calcext:value-type="float">
            <text:p>-1.532</text:p>
          </table:table-cell>
          <table:table-cell office:value-type="float" office:value="10.835" calcext:value-type="float">
            <text:p>10.835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-1.532" calcext:value-type="float">
            <text:p>-1.532</text:p>
          </table:table-cell>
          <table:table-cell office:value-type="float" office:value="10.835" calcext:value-type="float">
            <text:p>10.83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-1.386" calcext:value-type="float">
            <text:p>-1.386</text:p>
          </table:table-cell>
          <table:table-cell office:value-type="float" office:value="10.764" calcext:value-type="float">
            <text:p>10.76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-1.386" calcext:value-type="float">
            <text:p>-1.386</text:p>
          </table:table-cell>
          <table:table-cell office:value-type="float" office:value="10.764" calcext:value-type="float">
            <text:p>10.764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-1.385" calcext:value-type="float">
            <text:p>-1.385</text:p>
          </table:table-cell>
          <table:table-cell office:value-type="float" office:value="10.359" calcext:value-type="float">
            <text:p>10.359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-1.483" calcext:value-type="float">
            <text:p>-1.483</text:p>
          </table:table-cell>
          <table:table-cell office:value-type="float" office:value="9.629" calcext:value-type="float">
            <text:p>9.629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-1.483" calcext:value-type="float">
            <text:p>-1.483</text:p>
          </table:table-cell>
          <table:table-cell office:value-type="float" office:value="9.629" calcext:value-type="float">
            <text:p>9.629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-1.662" calcext:value-type="float">
            <text:p>-1.662</text:p>
          </table:table-cell>
          <table:table-cell office:value-type="float" office:value="8.951" calcext:value-type="float">
            <text:p>8.951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-1.662" calcext:value-type="float">
            <text:p>-1.662</text:p>
          </table:table-cell>
          <table:table-cell office:value-type="float" office:value="8.951" calcext:value-type="float">
            <text:p>8.951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-1.811" calcext:value-type="float">
            <text:p>-1.811</text:p>
          </table:table-cell>
          <table:table-cell office:value-type="float" office:value="8.525" calcext:value-type="float">
            <text:p>8.525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-1.811" calcext:value-type="float">
            <text:p>-1.811</text:p>
          </table:table-cell>
          <table:table-cell office:value-type="float" office:value="8.525" calcext:value-type="float">
            <text:p>8.5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.948" calcext:value-type="float">
            <text:p>-1.948</text:p>
          </table:table-cell>
          <table:table-cell office:value-type="float" office:value="8.493" calcext:value-type="float">
            <text:p>8.493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-2.018" calcext:value-type="float">
            <text:p>-2.018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-2.018" calcext:value-type="float">
            <text:p>-2.018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-2.017" calcext:value-type="float">
            <text:p>-2.017</text:p>
          </table:table-cell>
          <table:table-cell office:value-type="float" office:value="8.933" calcext:value-type="float">
            <text:p>8.933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-2.017" calcext:value-type="float">
            <text:p>-2.017</text:p>
          </table:table-cell>
          <table:table-cell office:value-type="float" office:value="8.933" calcext:value-type="float">
            <text:p>8.933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-1.964" calcext:value-type="float">
            <text:p>-1.964</text:p>
          </table:table-cell>
          <table:table-cell office:value-type="float" office:value="9.077" calcext:value-type="float">
            <text:p>9.07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1.855" calcext:value-type="float">
            <text:p>-1.855</text:p>
          </table:table-cell>
          <table:table-cell office:value-type="float" office:value="9.439" calcext:value-type="float">
            <text:p>9.43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1.855" calcext:value-type="float">
            <text:p>-1.855</text:p>
          </table:table-cell>
          <table:table-cell office:value-type="float" office:value="9.439" calcext:value-type="float">
            <text:p>9.439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-1.716" calcext:value-type="float">
            <text:p>-1.71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-1.716" calcext:value-type="float">
            <text:p>-1.716</text:p>
          </table:table-cell>
          <table:table-cell office:value-type="float" office:value="9.743" calcext:value-type="float">
            <text:p>9.743</text:p>
          </table:table-cell>
        </table:table-row>
        <table:table-row table:style-name="ro1">
          <table:table-cell office:value-type="float" office:value="1.373" calcext:value-type="float">
            <text:p>1.373</text:p>
          </table:table-cell>
          <table:table-cell office:value-type="float" office:value="-1.593" calcext:value-type="float">
            <text:p>-1.593</text:p>
          </table:table-cell>
          <table:table-cell office:value-type="float" office:value="10.111" calcext:value-type="float">
            <text:p>10.111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-1.525" calcext:value-type="float">
            <text:p>-1.525</text:p>
          </table:table-cell>
          <table:table-cell office:value-type="float" office:value="10.288" calcext:value-type="float">
            <text:p>10.288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-1.525" calcext:value-type="float">
            <text:p>-1.525</text:p>
          </table:table-cell>
          <table:table-cell office:value-type="float" office:value="10.288" calcext:value-type="float">
            <text:p>10.288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-1.479" calcext:value-type="float">
            <text:p>-1.479</text:p>
          </table:table-cell>
          <table:table-cell office:value-type="float" office:value="10.379" calcext:value-type="float">
            <text:p>10.379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-1.479" calcext:value-type="float">
            <text:p>-1.479</text:p>
          </table:table-cell>
          <table:table-cell office:value-type="float" office:value="10.379" calcext:value-type="float">
            <text:p>10.379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-1.476" calcext:value-type="float">
            <text:p>-1.476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-1.559" calcext:value-type="float">
            <text:p>-1.559</text:p>
          </table:table-cell>
          <table:table-cell office:value-type="float" office:value="10.111" calcext:value-type="float">
            <text:p>10.111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-1.559" calcext:value-type="float">
            <text:p>-1.559</text:p>
          </table:table-cell>
          <table:table-cell office:value-type="float" office:value="10.111" calcext:value-type="float">
            <text:p>10.111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-1.617" calcext:value-type="float">
            <text:p>-1.617</text:p>
          </table:table-cell>
          <table:table-cell office:value-type="float" office:value="9.846" calcext:value-type="float">
            <text:p>9.846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-1.617" calcext:value-type="float">
            <text:p>-1.617</text:p>
          </table:table-cell>
          <table:table-cell office:value-type="float" office:value="9.846" calcext:value-type="float">
            <text:p>9.846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-1.729" calcext:value-type="float">
            <text:p>-1.729</text:p>
          </table:table-cell>
          <table:table-cell office:value-type="float" office:value="9.536" calcext:value-type="float">
            <text:p>9.536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-1.768" calcext:value-type="float">
            <text:p>-1.768</text:p>
          </table:table-cell>
          <table:table-cell office:value-type="float" office:value="9.085" calcext:value-type="float">
            <text:p>9.085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-1.768" calcext:value-type="float">
            <text:p>-1.768</text:p>
          </table:table-cell>
          <table:table-cell office:value-type="float" office:value="9.085" calcext:value-type="float">
            <text:p>9.085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-1.658" calcext:value-type="float">
            <text:p>-1.658</text:p>
          </table:table-cell>
          <table:table-cell office:value-type="float" office:value="8.901" calcext:value-type="float">
            <text:p>8.901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-1.658" calcext:value-type="float">
            <text:p>-1.658</text:p>
          </table:table-cell>
          <table:table-cell office:value-type="float" office:value="8.901" calcext:value-type="float">
            <text:p>8.901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-1.716" calcext:value-type="float">
            <text:p>-1.716</text:p>
          </table:table-cell>
          <table:table-cell office:value-type="float" office:value="8.741" calcext:value-type="float">
            <text:p>8.741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-1.733" calcext:value-type="float">
            <text:p>-1.733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-1.733" calcext:value-type="float">
            <text:p>-1.733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.987" calcext:value-type="float">
            <text:p>-1.987</text:p>
          </table:table-cell>
          <table:table-cell office:value-type="float" office:value="8.832" calcext:value-type="float">
            <text:p>8.832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.987" calcext:value-type="float">
            <text:p>-1.987</text:p>
          </table:table-cell>
          <table:table-cell office:value-type="float" office:value="8.832" calcext:value-type="float">
            <text:p>8.832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2.115" calcext:value-type="float">
            <text:p>-2.115</text:p>
          </table:table-cell>
          <table:table-cell office:value-type="float" office:value="9.134" calcext:value-type="float">
            <text:p>9.13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2.115" calcext:value-type="float">
            <text:p>-2.115</text:p>
          </table:table-cell>
          <table:table-cell office:value-type="float" office:value="9.134" calcext:value-type="float">
            <text:p>9.13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2.052" calcext:value-type="float">
            <text:p>-2.052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1.899" calcext:value-type="float">
            <text:p>-1.899</text:p>
          </table:table-cell>
          <table:table-cell office:value-type="float" office:value="9.628" calcext:value-type="float">
            <text:p>9.628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1.899" calcext:value-type="float">
            <text:p>-1.899</text:p>
          </table:table-cell>
          <table:table-cell office:value-type="float" office:value="9.628" calcext:value-type="float">
            <text:p>9.628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.58" calcext:value-type="float">
            <text:p>-1.58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.58" calcext:value-type="float">
            <text:p>-1.58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-1.47" calcext:value-type="float">
            <text:p>-1.47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-1.758" calcext:value-type="float">
            <text:p>-1.758</text:p>
          </table:table-cell>
          <table:table-cell office:value-type="float" office:value="9.403" calcext:value-type="float">
            <text:p>9.403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-1.758" calcext:value-type="float">
            <text:p>-1.758</text:p>
          </table:table-cell>
          <table:table-cell office:value-type="float" office:value="9.403" calcext:value-type="float">
            <text:p>9.403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-2.262" calcext:value-type="float">
            <text:p>-2.262</text:p>
          </table:table-cell>
          <table:table-cell office:value-type="float" office:value="9.153" calcext:value-type="float">
            <text:p>9.153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-2.262" calcext:value-type="float">
            <text:p>-2.262</text:p>
          </table:table-cell>
          <table:table-cell office:value-type="float" office:value="9.153" calcext:value-type="float">
            <text:p>9.153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-2.636" calcext:value-type="float">
            <text:p>-2.636</text:p>
          </table:table-cell>
          <table:table-cell office:value-type="float" office:value="9.275" calcext:value-type="float">
            <text:p>9.275</text:p>
          </table:table-cell>
        </table:table-row>
        <table:table-row table:style-name="ro1">
          <table:table-cell office:value-type="float" office:value="2.791" calcext:value-type="float">
            <text:p>2.791</text:p>
          </table:table-cell>
          <table:table-cell office:value-type="float" office:value="-3.182" calcext:value-type="float">
            <text:p>-3.182</text:p>
          </table:table-cell>
          <table:table-cell office:value-type="float" office:value="8.873" calcext:value-type="float">
            <text:p>8.873</text:p>
          </table:table-cell>
        </table:table-row>
        <table:table-row table:style-name="ro1">
          <table:table-cell office:value-type="float" office:value="2.791" calcext:value-type="float">
            <text:p>2.791</text:p>
          </table:table-cell>
          <table:table-cell office:value-type="float" office:value="-3.182" calcext:value-type="float">
            <text:p>-3.182</text:p>
          </table:table-cell>
          <table:table-cell office:value-type="float" office:value="8.873" calcext:value-type="float">
            <text:p>8.873</text:p>
          </table:table-cell>
        </table:table-row>
        <table:table-row table:style-name="ro1">
          <table:table-cell office:value-type="float" office:value="2.917" calcext:value-type="float">
            <text:p>2.917</text:p>
          </table:table-cell>
          <table:table-cell office:value-type="float" office:value="-3.201" calcext:value-type="float">
            <text:p>-3.201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2.917" calcext:value-type="float">
            <text:p>2.917</text:p>
          </table:table-cell>
          <table:table-cell office:value-type="float" office:value="-3.201" calcext:value-type="float">
            <text:p>-3.201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3.324" calcext:value-type="float">
            <text:p>3.324</text:p>
          </table:table-cell>
          <table:table-cell office:value-type="float" office:value="-3.04" calcext:value-type="float">
            <text:p>-3.04</text:p>
          </table:table-cell>
          <table:table-cell office:value-type="float" office:value="9.131" calcext:value-type="float">
            <text:p>9.131</text:p>
          </table:table-cell>
        </table:table-row>
        <table:table-row table:style-name="ro1">
          <table:table-cell office:value-type="float" office:value="3.712" calcext:value-type="float">
            <text:p>3.712</text:p>
          </table:table-cell>
          <table:table-cell office:value-type="float" office:value="-2.527" calcext:value-type="float">
            <text:p>-2.527</text:p>
          </table:table-cell>
          <table:table-cell office:value-type="float" office:value="9.378" calcext:value-type="float">
            <text:p>9.378</text:p>
          </table:table-cell>
        </table:table-row>
        <table:table-row table:style-name="ro1">
          <table:table-cell office:value-type="float" office:value="3.712" calcext:value-type="float">
            <text:p>3.712</text:p>
          </table:table-cell>
          <table:table-cell office:value-type="float" office:value="-2.527" calcext:value-type="float">
            <text:p>-2.527</text:p>
          </table:table-cell>
          <table:table-cell office:value-type="float" office:value="9.378" calcext:value-type="float">
            <text:p>9.378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-1.784" calcext:value-type="float">
            <text:p>-1.784</text:p>
          </table:table-cell>
          <table:table-cell office:value-type="float" office:value="9.889" calcext:value-type="float">
            <text:p>9.889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-1.784" calcext:value-type="float">
            <text:p>-1.784</text:p>
          </table:table-cell>
          <table:table-cell office:value-type="float" office:value="9.889" calcext:value-type="float">
            <text:p>9.889</text:p>
          </table:table-cell>
        </table:table-row>
        <table:table-row table:style-name="ro1">
          <table:table-cell office:value-type="float" office:value="3.877" calcext:value-type="float">
            <text:p>3.877</text:p>
          </table:table-cell>
          <table:table-cell office:value-type="float" office:value="-0.897" calcext:value-type="float">
            <text:p>-0.897</text:p>
          </table:table-cell>
          <table:table-cell office:value-type="float" office:value="10.359" calcext:value-type="float">
            <text:p>10.359</text:p>
          </table:table-cell>
        </table:table-row>
        <table:table-row table:style-name="ro1">
          <table:table-cell office:value-type="float" office:value="3.521" calcext:value-type="float">
            <text:p>3.521</text:p>
          </table:table-cell>
          <table:table-cell office:value-type="float" office:value="-0.474" calcext:value-type="float">
            <text:p>-0.474</text:p>
          </table:table-cell>
          <table:table-cell office:value-type="float" office:value="10.839" calcext:value-type="float">
            <text:p>10.839</text:p>
          </table:table-cell>
        </table:table-row>
        <table:table-row table:style-name="ro1">
          <table:table-cell office:value-type="float" office:value="3.521" calcext:value-type="float">
            <text:p>3.521</text:p>
          </table:table-cell>
          <table:table-cell office:value-type="float" office:value="-0.474" calcext:value-type="float">
            <text:p>-0.474</text:p>
          </table:table-cell>
          <table:table-cell office:value-type="float" office:value="10.839" calcext:value-type="float">
            <text:p>10.83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25" calcext:value-type="float">
            <text:p>0.025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25" calcext:value-type="float">
            <text:p>0.025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144" calcext:value-type="float">
            <text:p>-0.144</text:p>
          </table:table-cell>
          <table:table-cell office:value-type="float" office:value="10.941" calcext:value-type="float">
            <text:p>10.941</text:p>
          </table:table-cell>
        </table:table-row>
        <table:table-row table:style-name="ro1">
          <table:table-cell office:value-type="float" office:value="-1.132" calcext:value-type="float">
            <text:p>-1.132</text:p>
          </table:table-cell>
          <table:table-cell office:value-type="float" office:value="-0.63" calcext:value-type="float">
            <text:p>-0.63</text:p>
          </table:table-cell>
          <table:table-cell office:value-type="float" office:value="10.381" calcext:value-type="float">
            <text:p>10.381</text:p>
          </table:table-cell>
        </table:table-row>
        <table:table-row table:style-name="ro1">
          <table:table-cell office:value-type="float" office:value="-1.132" calcext:value-type="float">
            <text:p>-1.132</text:p>
          </table:table-cell>
          <table:table-cell office:value-type="float" office:value="-0.63" calcext:value-type="float">
            <text:p>-0.63</text:p>
          </table:table-cell>
          <table:table-cell office:value-type="float" office:value="10.381" calcext:value-type="float">
            <text:p>10.381</text:p>
          </table:table-cell>
        </table:table-row>
        <table:table-row table:style-name="ro1">
          <table:table-cell office:value-type="float" office:value="-2.758" calcext:value-type="float">
            <text:p>-2.758</text:p>
          </table:table-cell>
          <table:table-cell office:value-type="float" office:value="-1.346" calcext:value-type="float">
            <text:p>-1.346</text:p>
          </table:table-cell>
          <table:table-cell office:value-type="float" office:value="9.848" calcext:value-type="float">
            <text:p>9.848</text:p>
          </table:table-cell>
        </table:table-row>
        <table:table-row table:style-name="ro1">
          <table:table-cell office:value-type="float" office:value="-2.758" calcext:value-type="float">
            <text:p>-2.758</text:p>
          </table:table-cell>
          <table:table-cell office:value-type="float" office:value="-1.346" calcext:value-type="float">
            <text:p>-1.346</text:p>
          </table:table-cell>
          <table:table-cell office:value-type="float" office:value="9.848" calcext:value-type="float">
            <text:p>9.848</text:p>
          </table:table-cell>
        </table:table-row>
        <table:table-row table:style-name="ro1">
          <table:table-cell office:value-type="float" office:value="-2.948" calcext:value-type="float">
            <text:p>-2.948</text:p>
          </table:table-cell>
          <table:table-cell office:value-type="float" office:value="-2.415" calcext:value-type="float">
            <text:p>-2.415</text:p>
          </table:table-cell>
          <table:table-cell office:value-type="float" office:value="9.042" calcext:value-type="float">
            <text:p>9.042</text:p>
          </table:table-cell>
        </table:table-row>
        <table:table-row table:style-name="ro1">
          <table:table-cell office:value-type="float" office:value="-1.814" calcext:value-type="float">
            <text:p>-1.814</text:p>
          </table:table-cell>
          <table:table-cell office:value-type="float" office:value="-3.118" calcext:value-type="float">
            <text:p>-3.118</text:p>
          </table:table-cell>
          <table:table-cell office:value-type="float" office:value="8.709" calcext:value-type="float">
            <text:p>8.709</text:p>
          </table:table-cell>
        </table:table-row>
        <table:table-row table:style-name="ro1">
          <table:table-cell office:value-type="float" office:value="-1.814" calcext:value-type="float">
            <text:p>-1.814</text:p>
          </table:table-cell>
          <table:table-cell office:value-type="float" office:value="-3.118" calcext:value-type="float">
            <text:p>-3.118</text:p>
          </table:table-cell>
          <table:table-cell office:value-type="float" office:value="8.709" calcext:value-type="float">
            <text:p>8.709</text:p>
          </table:table-cell>
        </table:table-row>
        <table:table-row table:style-name="ro1">
          <table:table-cell office:value-type="float" office:value="-0.428" calcext:value-type="float">
            <text:p>-0.428</text:p>
          </table:table-cell>
          <table:table-cell office:value-type="float" office:value="-3.453" calcext:value-type="float">
            <text:p>-3.453</text:p>
          </table:table-cell>
          <table:table-cell office:value-type="float" office:value="8.549" calcext:value-type="float">
            <text:p>8.549</text:p>
          </table:table-cell>
        </table:table-row>
        <table:table-row table:style-name="ro1">
          <table:table-cell office:value-type="float" office:value="-0.428" calcext:value-type="float">
            <text:p>-0.428</text:p>
          </table:table-cell>
          <table:table-cell office:value-type="float" office:value="-3.453" calcext:value-type="float">
            <text:p>-3.453</text:p>
          </table:table-cell>
          <table:table-cell office:value-type="float" office:value="8.549" calcext:value-type="float">
            <text:p>8.549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-3.403" calcext:value-type="float">
            <text:p>-3.403</text:p>
          </table:table-cell>
          <table:table-cell office:value-type="float" office:value="8.586" calcext:value-type="float">
            <text:p>8.586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-3.403" calcext:value-type="float">
            <text:p>-3.403</text:p>
          </table:table-cell>
          <table:table-cell office:value-type="float" office:value="8.586" calcext:value-type="float">
            <text:p>8.586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-3.173" calcext:value-type="float">
            <text:p>-3.173</text:p>
          </table:table-cell>
          <table:table-cell office:value-type="float" office:value="8.884" calcext:value-type="float">
            <text:p>8.884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-2.902" calcext:value-type="float">
            <text:p>-2.902</text:p>
          </table:table-cell>
          <table:table-cell office:value-type="float" office:value="9.257" calcext:value-type="float">
            <text:p>9.257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-2.902" calcext:value-type="float">
            <text:p>-2.902</text:p>
          </table:table-cell>
          <table:table-cell office:value-type="float" office:value="9.257" calcext:value-type="float">
            <text:p>9.257</text:p>
          </table:table-cell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-2.561" calcext:value-type="float">
            <text:p>-2.56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-2.561" calcext:value-type="float">
            <text:p>-2.56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-2.18" calcext:value-type="float">
            <text:p>-2.18</text:p>
          </table:table-cell>
          <table:table-cell office:value-type="float" office:value="10.028" calcext:value-type="float">
            <text:p>10.028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-1.822" calcext:value-type="float">
            <text:p>-1.822</text:p>
          </table:table-cell>
          <table:table-cell office:value-type="float" office:value="10.379" calcext:value-type="float">
            <text:p>10.379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-1.822" calcext:value-type="float">
            <text:p>-1.822</text:p>
          </table:table-cell>
          <table:table-cell office:value-type="float" office:value="10.379" calcext:value-type="float">
            <text:p>10.37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-1.553" calcext:value-type="float">
            <text:p>-1.553</text:p>
          </table:table-cell>
          <table:table-cell office:value-type="float" office:value="10.713" calcext:value-type="float">
            <text:p>10.713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-1.553" calcext:value-type="float">
            <text:p>-1.553</text:p>
          </table:table-cell>
          <table:table-cell office:value-type="float" office:value="10.713" calcext:value-type="float">
            <text:p>10.713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-1.328" calcext:value-type="float">
            <text:p>-1.328</text:p>
          </table:table-cell>
          <table:table-cell office:value-type="float" office:value="11.042" calcext:value-type="float">
            <text:p>11.04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0.981" calcext:value-type="float">
            <text:p>-0.981</text:p>
          </table:table-cell>
          <table:table-cell office:value-type="float" office:value="11.329" calcext:value-type="float">
            <text:p>11.329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0.981" calcext:value-type="float">
            <text:p>-0.981</text:p>
          </table:table-cell>
          <table:table-cell office:value-type="float" office:value="11.329" calcext:value-type="float">
            <text:p>11.329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475" calcext:value-type="float">
            <text:p>-0.475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475" calcext:value-type="float">
            <text:p>-0.475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-0.278" calcext:value-type="float">
            <text:p>-0.27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1.984" calcext:value-type="float">
            <text:p>11.984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  <table:table-cell office:value-type="float" office:value="-0.094" calcext:value-type="float">
            <text:p>-0.094</text:p>
          </table:table-cell>
          <table:table-cell office:value-type="float" office:value="12.216" calcext:value-type="float">
            <text:p>12.216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  <table:table-cell office:value-type="float" office:value="-0.094" calcext:value-type="float">
            <text:p>-0.094</text:p>
          </table:table-cell>
          <table:table-cell office:value-type="float" office:value="12.216" calcext:value-type="float">
            <text:p>12.216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-1.02" calcext:value-type="float">
            <text:p>-1.0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-1.02" calcext:value-type="float">
            <text:p>-1.0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-2.488" calcext:value-type="float">
            <text:p>-2.488</text:p>
          </table:table-cell>
          <table:table-cell office:value-type="float" office:value="11.806" calcext:value-type="float">
            <text:p>11.806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4.074" calcext:value-type="float">
            <text:p>-4.074</text:p>
          </table:table-cell>
          <table:table-cell office:value-type="float" office:value="11.006" calcext:value-type="float">
            <text:p>11.006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4.074" calcext:value-type="float">
            <text:p>-4.074</text:p>
          </table:table-cell>
          <table:table-cell office:value-type="float" office:value="11.006" calcext:value-type="float">
            <text:p>11.006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5.127" calcext:value-type="float">
            <text:p>-5.127</text:p>
          </table:table-cell>
          <table:table-cell office:value-type="float" office:value="10.052" calcext:value-type="float">
            <text:p>10.05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5.127" calcext:value-type="float">
            <text:p>-5.127</text:p>
          </table:table-cell>
          <table:table-cell office:value-type="float" office:value="10.052" calcext:value-type="float">
            <text:p>10.05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5.364" calcext:value-type="float">
            <text:p>-5.364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4.972" calcext:value-type="float">
            <text:p>-4.972</text:p>
          </table:table-cell>
          <table:table-cell office:value-type="float" office:value="8.725" calcext:value-type="float">
            <text:p>8.725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4.972" calcext:value-type="float">
            <text:p>-4.972</text:p>
          </table:table-cell>
          <table:table-cell office:value-type="float" office:value="8.725" calcext:value-type="float">
            <text:p>8.72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-4.143" calcext:value-type="float">
            <text:p>-4.143</text:p>
          </table:table-cell>
          <table:table-cell office:value-type="float" office:value="8.729" calcext:value-type="float">
            <text:p>8.729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-4.143" calcext:value-type="float">
            <text:p>-4.143</text:p>
          </table:table-cell>
          <table:table-cell office:value-type="float" office:value="8.729" calcext:value-type="float">
            <text:p>8.729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-3.197" calcext:value-type="float">
            <text:p>-3.197</text:p>
          </table:table-cell>
          <table:table-cell office:value-type="float" office:value="9.193" calcext:value-type="float">
            <text:p>9.19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2.233" calcext:value-type="float">
            <text:p>-2.233</text:p>
          </table:table-cell>
          <table:table-cell office:value-type="float" office:value="9.956" calcext:value-type="float">
            <text:p>9.9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2.233" calcext:value-type="float">
            <text:p>-2.233</text:p>
          </table:table-cell>
          <table:table-cell office:value-type="float" office:value="9.956" calcext:value-type="float">
            <text:p>9.956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-1.4" calcext:value-type="float">
            <text:p>-1.4</text:p>
          </table:table-cell>
          <table:table-cell office:value-type="float" office:value="10.825" calcext:value-type="float">
            <text:p>10.825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-1.4" calcext:value-type="float">
            <text:p>-1.4</text:p>
          </table:table-cell>
          <table:table-cell office:value-type="float" office:value="10.825" calcext:value-type="float">
            <text:p>10.82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-0.839" calcext:value-type="float">
            <text:p>-0.839</text:p>
          </table:table-cell>
          <table:table-cell office:value-type="float" office:value="11.592" calcext:value-type="float">
            <text:p>11.59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-0.839" calcext:value-type="float">
            <text:p>-0.839</text:p>
          </table:table-cell>
          <table:table-cell office:value-type="float" office:value="11.592" calcext:value-type="float">
            <text:p>11.59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-0.534" calcext:value-type="float">
            <text:p>-0.534</text:p>
          </table:table-cell>
          <table:table-cell office:value-type="float" office:value="12.108" calcext:value-type="float">
            <text:p>12.108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-0.605" calcext:value-type="float">
            <text:p>-0.605</text:p>
          </table:table-cell>
          <table:table-cell office:value-type="float" office:value="12.338" calcext:value-type="float">
            <text:p>12.338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-0.605" calcext:value-type="float">
            <text:p>-0.605</text:p>
          </table:table-cell>
          <table:table-cell office:value-type="float" office:value="12.338" calcext:value-type="float">
            <text:p>12.338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-0.861" calcext:value-type="float">
            <text:p>-0.861</text:p>
          </table:table-cell>
          <table:table-cell office:value-type="float" office:value="12.313" calcext:value-type="float">
            <text:p>12.313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-0.861" calcext:value-type="float">
            <text:p>-0.861</text:p>
          </table:table-cell>
          <table:table-cell office:value-type="float" office:value="12.313" calcext:value-type="float">
            <text:p>12.313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-1.257" calcext:value-type="float">
            <text:p>-1.257</text:p>
          </table:table-cell>
          <table:table-cell office:value-type="float" office:value="12.118" calcext:value-type="float">
            <text:p>12.118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-1.602" calcext:value-type="float">
            <text:p>-1.602</text:p>
          </table:table-cell>
          <table:table-cell office:value-type="float" office:value="11.901" calcext:value-type="float">
            <text:p>11.901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-1.602" calcext:value-type="float">
            <text:p>-1.602</text:p>
          </table:table-cell>
          <table:table-cell office:value-type="float" office:value="11.901" calcext:value-type="float">
            <text:p>11.901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-1.769" calcext:value-type="float">
            <text:p>-1.769</text:p>
          </table:table-cell>
          <table:table-cell office:value-type="float" office:value="11.746" calcext:value-type="float">
            <text:p>11.746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-1.769" calcext:value-type="float">
            <text:p>-1.769</text:p>
          </table:table-cell>
          <table:table-cell office:value-type="float" office:value="11.746" calcext:value-type="float">
            <text:p>11.746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-1.788" calcext:value-type="float">
            <text:p>-1.788</text:p>
          </table:table-cell>
          <table:table-cell office:value-type="float" office:value="11.684" calcext:value-type="float">
            <text:p>11.684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-1.718" calcext:value-type="float">
            <text:p>-1.718</text:p>
          </table:table-cell>
          <table:table-cell office:value-type="float" office:value="11.692" calcext:value-type="float">
            <text:p>11.692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-1.718" calcext:value-type="float">
            <text:p>-1.718</text:p>
          </table:table-cell>
          <table:table-cell office:value-type="float" office:value="11.692" calcext:value-type="float">
            <text:p>11.692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-1.667" calcext:value-type="float">
            <text:p>-1.667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-1.667" calcext:value-type="float">
            <text:p>-1.667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-1.642" calcext:value-type="float">
            <text:p>-1.642</text:p>
          </table:table-cell>
          <table:table-cell office:value-type="float" office:value="11.722" calcext:value-type="float">
            <text:p>11.722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-1.671" calcext:value-type="float">
            <text:p>-1.671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-1.671" calcext:value-type="float">
            <text:p>-1.671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-1.701" calcext:value-type="float">
            <text:p>-1.701</text:p>
          </table:table-cell>
          <table:table-cell office:value-type="float" office:value="11.621" calcext:value-type="float">
            <text:p>11.621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-1.701" calcext:value-type="float">
            <text:p>-1.701</text:p>
          </table:table-cell>
          <table:table-cell office:value-type="float" office:value="11.621" calcext:value-type="float">
            <text:p>11.621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-1.634" calcext:value-type="float">
            <text:p>-1.634</text:p>
          </table:table-cell>
          <table:table-cell office:value-type="float" office:value="11.521" calcext:value-type="float">
            <text:p>11.521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-1.55" calcext:value-type="float">
            <text:p>-1.55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-1.55" calcext:value-type="float">
            <text:p>-1.55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-1.421" calcext:value-type="float">
            <text:p>-1.421</text:p>
          </table:table-cell>
          <table:table-cell office:value-type="float" office:value="11.291" calcext:value-type="float">
            <text:p>11.291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-1.421" calcext:value-type="float">
            <text:p>-1.421</text:p>
          </table:table-cell>
          <table:table-cell office:value-type="float" office:value="11.291" calcext:value-type="float">
            <text:p>11.2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.305" calcext:value-type="float">
            <text:p>-1.305</text:p>
          </table:table-cell>
          <table:table-cell office:value-type="float" office:value="11.175" calcext:value-type="float">
            <text:p>11.175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1.17" calcext:value-type="float">
            <text:p>-1.17</text:p>
          </table:table-cell>
          <table:table-cell office:value-type="float" office:value="11.072" calcext:value-type="float">
            <text:p>11.07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1.17" calcext:value-type="float">
            <text:p>-1.17</text:p>
          </table:table-cell>
          <table:table-cell office:value-type="float" office:value="11.072" calcext:value-type="float">
            <text:p>11.072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-1.014" calcext:value-type="float">
            <text:p>-1.014</text:p>
          </table:table-cell>
          <table:table-cell office:value-type="float" office:value="10.967" calcext:value-type="float">
            <text:p>10.967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-1.014" calcext:value-type="float">
            <text:p>-1.014</text:p>
          </table:table-cell>
          <table:table-cell office:value-type="float" office:value="10.967" calcext:value-type="float">
            <text:p>10.967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-0.812" calcext:value-type="float">
            <text:p>-0.812</text:p>
          </table:table-cell>
          <table:table-cell office:value-type="float" office:value="10.873" calcext:value-type="float">
            <text:p>10.87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527" calcext:value-type="float">
            <text:p>-0.527</text:p>
          </table:table-cell>
          <table:table-cell office:value-type="float" office:value="10.789" calcext:value-type="float">
            <text:p>10.78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527" calcext:value-type="float">
            <text:p>-0.527</text:p>
          </table:table-cell>
          <table:table-cell office:value-type="float" office:value="10.789" calcext:value-type="float">
            <text:p>10.789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-0.182" calcext:value-type="float">
            <text:p>-0.182</text:p>
          </table:table-cell>
          <table:table-cell office:value-type="float" office:value="10.721" calcext:value-type="float">
            <text:p>10.721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-0.182" calcext:value-type="float">
            <text:p>-0.182</text:p>
          </table:table-cell>
          <table:table-cell office:value-type="float" office:value="10.721" calcext:value-type="float">
            <text:p>10.721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0.156" calcext:value-type="float">
            <text:p>0.156</text:p>
          </table:table-cell>
          <table:table-cell office:value-type="float" office:value="10.684" calcext:value-type="float">
            <text:p>10.684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0.156" calcext:value-type="float">
            <text:p>0.156</text:p>
          </table:table-cell>
          <table:table-cell office:value-type="float" office:value="10.684" calcext:value-type="float">
            <text:p>10.684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0.427" calcext:value-type="float">
            <text:p>0.427</text:p>
          </table:table-cell>
          <table:table-cell office:value-type="float" office:value="10.668" calcext:value-type="float">
            <text:p>10.668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531" calcext:value-type="float">
            <text:p>0.531</text:p>
          </table:table-cell>
          <table:table-cell office:value-type="float" office:value="10.634" calcext:value-type="float">
            <text:p>10.634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531" calcext:value-type="float">
            <text:p>0.531</text:p>
          </table:table-cell>
          <table:table-cell office:value-type="float" office:value="10.634" calcext:value-type="float">
            <text:p>10.634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453" calcext:value-type="float">
            <text:p>0.453</text:p>
          </table:table-cell>
          <table:table-cell office:value-type="float" office:value="10.552" calcext:value-type="float">
            <text:p>10.552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453" calcext:value-type="float">
            <text:p>0.453</text:p>
          </table:table-cell>
          <table:table-cell office:value-type="float" office:value="10.552" calcext:value-type="float">
            <text:p>10.552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0.348" calcext:value-type="float">
            <text:p>0.348</text:p>
          </table:table-cell>
          <table:table-cell office:value-type="float" office:value="10.439" calcext:value-type="float">
            <text:p>10.439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0.356" calcext:value-type="float">
            <text:p>0.356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0.356" calcext:value-type="float">
            <text:p>0.356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2.344" calcext:value-type="float">
            <text:p>2.344</text:p>
          </table:table-cell>
          <table:table-cell office:value-type="float" office:value="0.5" calcext:value-type="float">
            <text:p>0.5</text:p>
          </table:table-cell>
          <table:table-cell office:value-type="float" office:value="10.233" calcext:value-type="float">
            <text:p>10.233</text:p>
          </table:table-cell>
        </table:table-row>
        <table:table-row table:style-name="ro1">
          <table:table-cell office:value-type="float" office:value="2.344" calcext:value-type="float">
            <text:p>2.344</text:p>
          </table:table-cell>
          <table:table-cell office:value-type="float" office:value="0.5" calcext:value-type="float">
            <text:p>0.5</text:p>
          </table:table-cell>
          <table:table-cell office:value-type="float" office:value="10.233" calcext:value-type="float">
            <text:p>10.233</text:p>
          </table:table-cell>
        </table:table-row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0.73" calcext:value-type="float">
            <text:p>0.73</text:p>
          </table:table-cell>
          <table:table-cell office:value-type="float" office:value="10.232" calcext:value-type="float">
            <text:p>10.232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0.888" calcext:value-type="float">
            <text:p>0.888</text:p>
          </table:table-cell>
          <table:table-cell office:value-type="float" office:value="10.277" calcext:value-type="float">
            <text:p>10.277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0.888" calcext:value-type="float">
            <text:p>0.888</text:p>
          </table:table-cell>
          <table:table-cell office:value-type="float" office:value="10.277" calcext:value-type="float">
            <text:p>10.277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934" calcext:value-type="float">
            <text:p>0.934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934" calcext:value-type="float">
            <text:p>0.934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0.906" calcext:value-type="float">
            <text:p>0.906</text:p>
          </table:table-cell>
          <table:table-cell office:value-type="float" office:value="10.212" calcext:value-type="float">
            <text:p>10.21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863" calcext:value-type="float">
            <text:p>0.86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863" calcext:value-type="float">
            <text:p>0.86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882" calcext:value-type="float">
            <text:p>0.882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882" calcext:value-type="float">
            <text:p>0.882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0.956" calcext:value-type="float">
            <text:p>0.956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1.055" calcext:value-type="float">
            <text:p>1.055</text:p>
          </table:table-cell>
          <table:table-cell office:value-type="float" office:value="9.578" calcext:value-type="float">
            <text:p>9.578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1.055" calcext:value-type="float">
            <text:p>1.055</text:p>
          </table:table-cell>
          <table:table-cell office:value-type="float" office:value="9.578" calcext:value-type="float">
            <text:p>9.578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1.17" calcext:value-type="float">
            <text:p>1.17</text:p>
          </table:table-cell>
          <table:table-cell office:value-type="float" office:value="9.566" calcext:value-type="float">
            <text:p>9.566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1.17" calcext:value-type="float">
            <text:p>1.17</text:p>
          </table:table-cell>
          <table:table-cell office:value-type="float" office:value="9.566" calcext:value-type="float">
            <text:p>9.566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221" calcext:value-type="float">
            <text:p>1.221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1.245" calcext:value-type="float">
            <text:p>1.245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1.245" calcext:value-type="float">
            <text:p>1.245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1.267" calcext:value-type="float">
            <text:p>1.267</text:p>
          </table:table-cell>
          <table:table-cell office:value-type="float" office:value="9.451" calcext:value-type="float">
            <text:p>9.451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1.267" calcext:value-type="float">
            <text:p>1.267</text:p>
          </table:table-cell>
          <table:table-cell office:value-type="float" office:value="9.451" calcext:value-type="float">
            <text:p>9.451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1.32" calcext:value-type="float">
            <text:p>1.32</text:p>
          </table:table-cell>
          <table:table-cell office:value-type="float" office:value="9.385" calcext:value-type="float">
            <text:p>9.385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1.32" calcext:value-type="float">
            <text:p>1.32</text:p>
          </table:table-cell>
          <table:table-cell office:value-type="float" office:value="9.385" calcext:value-type="float">
            <text:p>9.385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1.389" calcext:value-type="float">
            <text:p>1.389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1.485" calcext:value-type="float">
            <text:p>1.485</text:p>
          </table:table-cell>
          <table:table-cell office:value-type="float" office:value="9.374" calcext:value-type="float">
            <text:p>9.374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1.485" calcext:value-type="float">
            <text:p>1.485</text:p>
          </table:table-cell>
          <table:table-cell office:value-type="float" office:value="9.374" calcext:value-type="float">
            <text:p>9.374</text:p>
          </table:table-cell>
        </table:table-row>
        <table:table-row table:style-name="ro1">
          <table:table-cell office:value-type="float" office:value="2.077" calcext:value-type="float">
            <text:p>2.077</text:p>
          </table:table-cell>
          <table:table-cell office:value-type="float" office:value="1.556" calcext:value-type="float">
            <text:p>1.556</text:p>
          </table:table-cell>
          <table:table-cell office:value-type="float" office:value="9.408" calcext:value-type="float">
            <text:p>9.408</text:p>
          </table:table-cell>
        </table:table-row>
        <table:table-row table:style-name="ro1">
          <table:table-cell office:value-type="float" office:value="2.077" calcext:value-type="float">
            <text:p>2.077</text:p>
          </table:table-cell>
          <table:table-cell office:value-type="float" office:value="1.556" calcext:value-type="float">
            <text:p>1.556</text:p>
          </table:table-cell>
          <table:table-cell office:value-type="float" office:value="9.408" calcext:value-type="float">
            <text:p>9.408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1.584" calcext:value-type="float">
            <text:p>1.584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1.546" calcext:value-type="float">
            <text:p>1.546</text:p>
          </table:table-cell>
          <table:table-cell office:value-type="float" office:value="9.373" calcext:value-type="float">
            <text:p>9.373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1.546" calcext:value-type="float">
            <text:p>1.546</text:p>
          </table:table-cell>
          <table:table-cell office:value-type="float" office:value="9.373" calcext:value-type="float">
            <text:p>9.373</text:p>
          </table:table-cell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1.458" calcext:value-type="float">
            <text:p>1.458</text:p>
          </table:table-cell>
          <table:table-cell office:value-type="float" office:value="9.268" calcext:value-type="float">
            <text:p>9.268</text:p>
          </table:table-cell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1.458" calcext:value-type="float">
            <text:p>1.458</text:p>
          </table:table-cell>
          <table:table-cell office:value-type="float" office:value="9.268" calcext:value-type="float">
            <text:p>9.268</text:p>
          </table:table-cell>
        </table:table-row>
        <table:table-row table:style-name="ro1">
          <table:table-cell office:value-type="float" office:value="2.427" calcext:value-type="float">
            <text:p>2.427</text:p>
          </table:table-cell>
          <table:table-cell office:value-type="float" office:value="1.396" calcext:value-type="float">
            <text:p>1.396</text:p>
          </table:table-cell>
          <table:table-cell office:value-type="float" office:value="9.134" calcext:value-type="float">
            <text:p>9.13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1.431" calcext:value-type="float">
            <text:p>1.431</text:p>
          </table:table-cell>
          <table:table-cell office:value-type="float" office:value="8.988" calcext:value-type="float">
            <text:p>8.98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1.431" calcext:value-type="float">
            <text:p>1.431</text:p>
          </table:table-cell>
          <table:table-cell office:value-type="float" office:value="8.988" calcext:value-type="float">
            <text:p>8.988</text:p>
          </table:table-cell>
        </table:table-row>
        <table:table-row table:style-name="ro1">
          <table:table-cell office:value-type="float" office:value="2.593" calcext:value-type="float">
            <text:p>2.593</text:p>
          </table:table-cell>
          <table:table-cell office:value-type="float" office:value="1.574" calcext:value-type="float">
            <text:p>1.574</text:p>
          </table:table-cell>
          <table:table-cell office:value-type="float" office:value="8.878" calcext:value-type="float">
            <text:p>8.878</text:p>
          </table:table-cell>
        </table:table-row>
        <table:table-row table:style-name="ro1">
          <table:table-cell office:value-type="float" office:value="2.593" calcext:value-type="float">
            <text:p>2.593</text:p>
          </table:table-cell>
          <table:table-cell office:value-type="float" office:value="1.574" calcext:value-type="float">
            <text:p>1.574</text:p>
          </table:table-cell>
          <table:table-cell office:value-type="float" office:value="8.878" calcext:value-type="float">
            <text:p>8.878</text:p>
          </table:table-cell>
        </table:table-row>
        <table:table-row table:style-name="ro1">
          <table:table-cell office:value-type="float" office:value="2.656" calcext:value-type="float">
            <text:p>2.656</text:p>
          </table:table-cell>
          <table:table-cell office:value-type="float" office:value="1.762" calcext:value-type="float">
            <text:p>1.762</text:p>
          </table:table-cell>
          <table:table-cell office:value-type="float" office:value="8.769" calcext:value-type="float">
            <text:p>8.76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883" calcext:value-type="float">
            <text:p>1.883</text:p>
          </table:table-cell>
          <table:table-cell office:value-type="float" office:value="8.681" calcext:value-type="float">
            <text:p>8.681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883" calcext:value-type="float">
            <text:p>1.883</text:p>
          </table:table-cell>
          <table:table-cell office:value-type="float" office:value="8.681" calcext:value-type="float">
            <text:p>8.681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1.858" calcext:value-type="float">
            <text:p>1.858</text:p>
          </table:table-cell>
          <table:table-cell office:value-type="float" office:value="8.534" calcext:value-type="float">
            <text:p>8.534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1.858" calcext:value-type="float">
            <text:p>1.858</text:p>
          </table:table-cell>
          <table:table-cell office:value-type="float" office:value="8.534" calcext:value-type="float">
            <text:p>8.534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1.708" calcext:value-type="float">
            <text:p>1.708</text:p>
          </table:table-cell>
          <table:table-cell office:value-type="float" office:value="8.355" calcext:value-type="float">
            <text:p>8.355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1.506" calcext:value-type="float">
            <text:p>1.506</text:p>
          </table:table-cell>
          <table:table-cell office:value-type="float" office:value="8.151" calcext:value-type="float">
            <text:p>8.151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1.506" calcext:value-type="float">
            <text:p>1.506</text:p>
          </table:table-cell>
          <table:table-cell office:value-type="float" office:value="8.151" calcext:value-type="float">
            <text:p>8.151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1.337" calcext:value-type="float">
            <text:p>1.337</text:p>
          </table:table-cell>
          <table:table-cell office:value-type="float" office:value="7.976" calcext:value-type="float">
            <text:p>7.976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1.337" calcext:value-type="float">
            <text:p>1.337</text:p>
          </table:table-cell>
          <table:table-cell office:value-type="float" office:value="7.976" calcext:value-type="float">
            <text:p>7.976</text:p>
          </table:table-cell>
        </table:table-row>
        <table:table-row table:style-name="ro1">
          <table:table-cell office:value-type="float" office:value="2.838" calcext:value-type="float">
            <text:p>2.838</text:p>
          </table:table-cell>
          <table:table-cell office:value-type="float" office:value="1.258" calcext:value-type="float">
            <text:p>1.258</text:p>
          </table:table-cell>
          <table:table-cell office:value-type="float" office:value="7.854" calcext:value-type="float">
            <text:p>7.854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1.3" calcext:value-type="float">
            <text:p>1.3</text:p>
          </table:table-cell>
          <table:table-cell office:value-type="float" office:value="7.794" calcext:value-type="float">
            <text:p>7.794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1.3" calcext:value-type="float">
            <text:p>1.3</text:p>
          </table:table-cell>
          <table:table-cell office:value-type="float" office:value="7.794" calcext:value-type="float">
            <text:p>7.794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1.429" calcext:value-type="float">
            <text:p>1.429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1.429" calcext:value-type="float">
            <text:p>1.429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float" office:value="3.213" calcext:value-type="float">
            <text:p>3.213</text:p>
          </table:table-cell>
          <table:table-cell office:value-type="float" office:value="1.586" calcext:value-type="float">
            <text:p>1.586</text:p>
          </table:table-cell>
          <table:table-cell office:value-type="float" office:value="7.764" calcext:value-type="float">
            <text:p>7.764</text:p>
          </table:table-cell>
        </table:table-row>
        <table:table-row table:style-name="ro1">
          <table:table-cell office:value-type="float" office:value="3.313" calcext:value-type="float">
            <text:p>3.313</text:p>
          </table:table-cell>
          <table:table-cell office:value-type="float" office:value="1.778" calcext:value-type="float">
            <text:p>1.778</text:p>
          </table:table-cell>
          <table:table-cell office:value-type="float" office:value="7.764" calcext:value-type="float">
            <text:p>7.764</text:p>
          </table:table-cell>
        </table:table-row>
        <table:table-row table:style-name="ro1">
          <table:table-cell office:value-type="float" office:value="3.313" calcext:value-type="float">
            <text:p>3.313</text:p>
          </table:table-cell>
          <table:table-cell office:value-type="float" office:value="1.778" calcext:value-type="float">
            <text:p>1.778</text:p>
          </table:table-cell>
          <table:table-cell office:value-type="float" office:value="7.764" calcext:value-type="float">
            <text:p>7.764</text:p>
          </table:table-cell>
        </table:table-row>
        <table:table-row table:style-name="ro1">
          <table:table-cell office:value-type="float" office:value="3.388" calcext:value-type="float">
            <text:p>3.388</text:p>
          </table:table-cell>
          <table:table-cell office:value-type="float" office:value="1.924" calcext:value-type="float">
            <text:p>1.924</text:p>
          </table:table-cell>
          <table:table-cell office:value-type="float" office:value="7.779" calcext:value-type="float">
            <text:p>7.779</text:p>
          </table:table-cell>
        </table:table-row>
        <table:table-row table:style-name="ro1">
          <table:table-cell office:value-type="float" office:value="3.388" calcext:value-type="float">
            <text:p>3.388</text:p>
          </table:table-cell>
          <table:table-cell office:value-type="float" office:value="1.924" calcext:value-type="float">
            <text:p>1.924</text:p>
          </table:table-cell>
          <table:table-cell office:value-type="float" office:value="7.779" calcext:value-type="float">
            <text:p>7.779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.027" calcext:value-type="float">
            <text:p>2.027</text:p>
          </table:table-cell>
          <table:table-cell office:value-type="float" office:value="7.808" calcext:value-type="float">
            <text:p>7.80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.027" calcext:value-type="float">
            <text:p>2.027</text:p>
          </table:table-cell>
          <table:table-cell office:value-type="float" office:value="7.808" calcext:value-type="float">
            <text:p>7.808</text:p>
          </table:table-cell>
        </table:table-row>
        <table:table-row table:style-name="ro1">
          <table:table-cell office:value-type="float" office:value="3.407" calcext:value-type="float">
            <text:p>3.407</text:p>
          </table:table-cell>
          <table:table-cell office:value-type="float" office:value="2.062" calcext:value-type="float">
            <text:p>2.062</text:p>
          </table:table-cell>
          <table:table-cell office:value-type="float" office:value="7.859" calcext:value-type="float">
            <text:p>7.859</text:p>
          </table:table-cell>
        </table:table-row>
        <table:table-row table:style-name="ro1">
          <table:table-cell office:value-type="float" office:value="3.341" calcext:value-type="float">
            <text:p>3.341</text:p>
          </table:table-cell>
          <table:table-cell office:value-type="float" office:value="2.047" calcext:value-type="float">
            <text:p>2.047</text:p>
          </table:table-cell>
          <table:table-cell office:value-type="float" office:value="7.906" calcext:value-type="float">
            <text:p>7.906</text:p>
          </table:table-cell>
        </table:table-row>
        <table:table-row table:style-name="ro1">
          <table:table-cell office:value-type="float" office:value="3.341" calcext:value-type="float">
            <text:p>3.341</text:p>
          </table:table-cell>
          <table:table-cell office:value-type="float" office:value="2.047" calcext:value-type="float">
            <text:p>2.047</text:p>
          </table:table-cell>
          <table:table-cell office:value-type="float" office:value="7.906" calcext:value-type="float">
            <text:p>7.906</text:p>
          </table:table-cell>
        </table:table-row>
        <table:table-row table:style-name="ro1">
          <table:table-cell office:value-type="float" office:value="3.221" calcext:value-type="float">
            <text:p>3.221</text:p>
          </table:table-cell>
          <table:table-cell office:value-type="float" office:value="2.028" calcext:value-type="float">
            <text:p>2.028</text:p>
          </table:table-cell>
          <table:table-cell office:value-type="float" office:value="7.939" calcext:value-type="float">
            <text:p>7.939</text:p>
          </table:table-cell>
        </table:table-row>
        <table:table-row table:style-name="ro1">
          <table:table-cell office:value-type="float" office:value="3.221" calcext:value-type="float">
            <text:p>3.221</text:p>
          </table:table-cell>
          <table:table-cell office:value-type="float" office:value="2.028" calcext:value-type="float">
            <text:p>2.028</text:p>
          </table:table-cell>
          <table:table-cell office:value-type="float" office:value="7.939" calcext:value-type="float">
            <text:p>7.939</text:p>
          </table:table-cell>
        </table:table-row>
        <table:table-row table:style-name="ro1">
          <table:table-cell office:value-type="float" office:value="3.098" calcext:value-type="float">
            <text:p>3.098</text:p>
          </table:table-cell>
          <table:table-cell office:value-type="float" office:value="2.036" calcext:value-type="float">
            <text:p>2.036</text:p>
          </table:table-cell>
          <table:table-cell office:value-type="float" office:value="7.972" calcext:value-type="float">
            <text:p>7.972</text:p>
          </table:table-cell>
        </table:table-row>
        <table:table-row table:style-name="ro1">
          <table:table-cell office:value-type="float" office:value="2.994" calcext:value-type="float">
            <text:p>2.994</text:p>
          </table:table-cell>
          <table:table-cell office:value-type="float" office:value="2.042" calcext:value-type="float">
            <text:p>2.042</text:p>
          </table:table-cell>
          <table:table-cell office:value-type="float" office:value="8.001" calcext:value-type="float">
            <text:p>8.001</text:p>
          </table:table-cell>
        </table:table-row>
        <table:table-row table:style-name="ro1">
          <table:table-cell office:value-type="float" office:value="2.994" calcext:value-type="float">
            <text:p>2.994</text:p>
          </table:table-cell>
          <table:table-cell office:value-type="float" office:value="2.042" calcext:value-type="float">
            <text:p>2.042</text:p>
          </table:table-cell>
          <table:table-cell office:value-type="float" office:value="8.001" calcext:value-type="float">
            <text:p>8.001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2.003" calcext:value-type="float">
            <text:p>2.003</text:p>
          </table:table-cell>
          <table:table-cell office:value-type="float" office:value="8.031" calcext:value-type="float">
            <text:p>8.031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2.003" calcext:value-type="float">
            <text:p>2.003</text:p>
          </table:table-cell>
          <table:table-cell office:value-type="float" office:value="8.031" calcext:value-type="float">
            <text:p>8.031</text:p>
          </table:table-cell>
        </table:table-row>
        <table:table-row table:style-name="ro1">
          <table:table-cell office:value-type="float" office:value="2.917" calcext:value-type="float">
            <text:p>2.917</text:p>
          </table:table-cell>
          <table:table-cell office:value-type="float" office:value="1.932" calcext:value-type="float">
            <text:p>1.932</text:p>
          </table:table-cell>
          <table:table-cell office:value-type="float" office:value="8.067" calcext:value-type="float">
            <text:p>8.067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1.86" calcext:value-type="float">
            <text:p>1.86</text:p>
          </table:table-cell>
          <table:table-cell office:value-type="float" office:value="8.105" calcext:value-type="float">
            <text:p>8.105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1.86" calcext:value-type="float">
            <text:p>1.86</text:p>
          </table:table-cell>
          <table:table-cell office:value-type="float" office:value="8.105" calcext:value-type="float">
            <text:p>8.105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1.852" calcext:value-type="float">
            <text:p>1.852</text:p>
          </table:table-cell>
          <table:table-cell office:value-type="float" office:value="8.165" calcext:value-type="float">
            <text:p>8.165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1.852" calcext:value-type="float">
            <text:p>1.852</text:p>
          </table:table-cell>
          <table:table-cell office:value-type="float" office:value="8.165" calcext:value-type="float">
            <text:p>8.165</text:p>
          </table:table-cell>
        </table:table-row>
        <table:table-row table:style-name="ro1">
          <table:table-cell office:value-type="float" office:value="3.177" calcext:value-type="float">
            <text:p>3.177</text:p>
          </table:table-cell>
          <table:table-cell office:value-type="float" office:value="1.895" calcext:value-type="float">
            <text:p>1.895</text:p>
          </table:table-cell>
          <table:table-cell office:value-type="float" office:value="8.242" calcext:value-type="float">
            <text:p>8.242</text:p>
          </table:table-cell>
        </table:table-row>
        <table:table-row table:style-name="ro1">
          <table:table-cell office:value-type="float" office:value="3.331" calcext:value-type="float">
            <text:p>3.331</text:p>
          </table:table-cell>
          <table:table-cell office:value-type="float" office:value="1.982" calcext:value-type="float">
            <text:p>1.982</text:p>
          </table:table-cell>
          <table:table-cell office:value-type="float" office:value="8.341" calcext:value-type="float">
            <text:p>8.341</text:p>
          </table:table-cell>
        </table:table-row>
        <table:table-row table:style-name="ro1">
          <table:table-cell office:value-type="float" office:value="3.331" calcext:value-type="float">
            <text:p>3.331</text:p>
          </table:table-cell>
          <table:table-cell office:value-type="float" office:value="1.982" calcext:value-type="float">
            <text:p>1.982</text:p>
          </table:table-cell>
          <table:table-cell office:value-type="float" office:value="8.341" calcext:value-type="float">
            <text:p>8.341</text:p>
          </table:table-cell>
        </table:table-row>
        <table:table-row table:style-name="ro1">
          <table:table-cell office:value-type="float" office:value="3.506" calcext:value-type="float">
            <text:p>3.506</text:p>
          </table:table-cell>
          <table:table-cell office:value-type="float" office:value="2.081" calcext:value-type="float">
            <text:p>2.081</text:p>
          </table:table-cell>
          <table:table-cell office:value-type="float" office:value="8.446" calcext:value-type="float">
            <text:p>8.446</text:p>
          </table:table-cell>
        </table:table-row>
        <table:table-row table:style-name="ro1">
          <table:table-cell office:value-type="float" office:value="3.506" calcext:value-type="float">
            <text:p>3.506</text:p>
          </table:table-cell>
          <table:table-cell office:value-type="float" office:value="2.081" calcext:value-type="float">
            <text:p>2.081</text:p>
          </table:table-cell>
          <table:table-cell office:value-type="float" office:value="8.446" calcext:value-type="float">
            <text:p>8.446</text:p>
          </table:table-cell>
        </table:table-row>
        <table:table-row table:style-name="ro1">
          <table:table-cell office:value-type="float" office:value="3.653" calcext:value-type="float">
            <text:p>3.653</text:p>
          </table:table-cell>
          <table:table-cell office:value-type="float" office:value="2.202" calcext:value-type="float">
            <text:p>2.202</text:p>
          </table:table-cell>
          <table:table-cell office:value-type="float" office:value="8.543" calcext:value-type="float">
            <text:p>8.543</text:p>
          </table:table-cell>
        </table:table-row>
        <table:table-row table:style-name="ro1">
          <table:table-cell office:value-type="float" office:value="3.771" calcext:value-type="float">
            <text:p>3.771</text:p>
          </table:table-cell>
          <table:table-cell office:value-type="float" office:value="2.339" calcext:value-type="float">
            <text:p>2.339</text:p>
          </table:table-cell>
          <table:table-cell office:value-type="float" office:value="8.636" calcext:value-type="float">
            <text:p>8.636</text:p>
          </table:table-cell>
        </table:table-row>
        <table:table-row table:style-name="ro1">
          <table:table-cell office:value-type="float" office:value="3.771" calcext:value-type="float">
            <text:p>3.771</text:p>
          </table:table-cell>
          <table:table-cell office:value-type="float" office:value="2.339" calcext:value-type="float">
            <text:p>2.339</text:p>
          </table:table-cell>
          <table:table-cell office:value-type="float" office:value="8.636" calcext:value-type="float">
            <text:p>8.636</text:p>
          </table:table-cell>
        </table:table-row>
        <table:table-row table:style-name="ro1">
          <table:table-cell office:value-type="float" office:value="3.868" calcext:value-type="float">
            <text:p>3.868</text:p>
          </table:table-cell>
          <table:table-cell office:value-type="float" office:value="2.446" calcext:value-type="float">
            <text:p>2.446</text:p>
          </table:table-cell>
          <table:table-cell office:value-type="float" office:value="8.726" calcext:value-type="float">
            <text:p>8.726</text:p>
          </table:table-cell>
        </table:table-row>
        <table:table-row table:style-name="ro1">
          <table:table-cell office:value-type="float" office:value="3.868" calcext:value-type="float">
            <text:p>3.868</text:p>
          </table:table-cell>
          <table:table-cell office:value-type="float" office:value="2.446" calcext:value-type="float">
            <text:p>2.446</text:p>
          </table:table-cell>
          <table:table-cell office:value-type="float" office:value="8.726" calcext:value-type="float">
            <text:p>8.726</text:p>
          </table:table-cell>
        </table:table-row>
        <table:table-row table:style-name="ro1">
          <table:table-cell office:value-type="float" office:value="3.908" calcext:value-type="float">
            <text:p>3.908</text:p>
          </table:table-cell>
          <table:table-cell office:value-type="float" office:value="2.475" calcext:value-type="float">
            <text:p>2.475</text:p>
          </table:table-cell>
          <table:table-cell office:value-type="float" office:value="8.763" calcext:value-type="float">
            <text:p>8.763</text:p>
          </table:table-cell>
        </table:table-row>
        <table:table-row table:style-name="ro1">
          <table:table-cell office:value-type="float" office:value="3.949" calcext:value-type="float">
            <text:p>3.949</text:p>
          </table:table-cell>
          <table:table-cell office:value-type="float" office:value="2.375" calcext:value-type="float">
            <text:p>2.375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3.949" calcext:value-type="float">
            <text:p>3.949</text:p>
          </table:table-cell>
          <table:table-cell office:value-type="float" office:value="2.375" calcext:value-type="float">
            <text:p>2.375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3.963" calcext:value-type="float">
            <text:p>3.963</text:p>
          </table:table-cell>
          <table:table-cell office:value-type="float" office:value="2.17" calcext:value-type="float">
            <text:p>2.17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3.963" calcext:value-type="float">
            <text:p>3.963</text:p>
          </table:table-cell>
          <table:table-cell office:value-type="float" office:value="2.17" calcext:value-type="float">
            <text:p>2.17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3.953" calcext:value-type="float">
            <text:p>3.953</text:p>
          </table:table-cell>
          <table:table-cell office:value-type="float" office:value="1.952" calcext:value-type="float">
            <text:p>1.952</text:p>
          </table:table-cell>
          <table:table-cell office:value-type="float" office:value="8.312" calcext:value-type="float">
            <text:p>8.312</text:p>
          </table:table-cell>
        </table:table-row>
        <table:table-row table:style-name="ro1">
          <table:table-cell office:value-type="float" office:value="3.944" calcext:value-type="float">
            <text:p>3.944</text:p>
          </table:table-cell>
          <table:table-cell office:value-type="float" office:value="1.8" calcext:value-type="float">
            <text:p>1.8</text:p>
          </table:table-cell>
          <table:table-cell office:value-type="float" office:value="8.065" calcext:value-type="float">
            <text:p>8.065</text:p>
          </table:table-cell>
        </table:table-row>
        <table:table-row table:style-name="ro1">
          <table:table-cell office:value-type="float" office:value="3.944" calcext:value-type="float">
            <text:p>3.944</text:p>
          </table:table-cell>
          <table:table-cell office:value-type="float" office:value="1.8" calcext:value-type="float">
            <text:p>1.8</text:p>
          </table:table-cell>
          <table:table-cell office:value-type="float" office:value="8.065" calcext:value-type="float">
            <text:p>8.065</text:p>
          </table:table-cell>
        </table:table-row>
        <table:table-row table:style-name="ro1">
          <table:table-cell office:value-type="float" office:value="3.927" calcext:value-type="float">
            <text:p>3.927</text:p>
          </table:table-cell>
          <table:table-cell office:value-type="float" office:value="1.785" calcext:value-type="float">
            <text:p>1.785</text:p>
          </table:table-cell>
          <table:table-cell office:value-type="float" office:value="7.916" calcext:value-type="float">
            <text:p>7.916</text:p>
          </table:table-cell>
        </table:table-row>
        <table:table-row table:style-name="ro1">
          <table:table-cell office:value-type="float" office:value="3.927" calcext:value-type="float">
            <text:p>3.927</text:p>
          </table:table-cell>
          <table:table-cell office:value-type="float" office:value="1.785" calcext:value-type="float">
            <text:p>1.785</text:p>
          </table:table-cell>
          <table:table-cell office:value-type="float" office:value="7.916" calcext:value-type="float">
            <text:p>7.916</text:p>
          </table:table-cell>
        </table:table-row>
        <table:table-row table:style-name="ro1">
          <table:table-cell office:value-type="float" office:value="3.918" calcext:value-type="float">
            <text:p>3.918</text:p>
          </table:table-cell>
          <table:table-cell office:value-type="float" office:value="1.87" calcext:value-type="float">
            <text:p>1.87</text:p>
          </table:table-cell>
          <table:table-cell office:value-type="float" office:value="7.896" calcext:value-type="float">
            <text:p>7.896</text:p>
          </table:table-cell>
        </table:table-row>
        <table:table-row table:style-name="ro1">
          <table:table-cell office:value-type="float" office:value="3.918" calcext:value-type="float">
            <text:p>3.918</text:p>
          </table:table-cell>
          <table:table-cell office:value-type="float" office:value="1.87" calcext:value-type="float">
            <text:p>1.87</text:p>
          </table:table-cell>
          <table:table-cell office:value-type="float" office:value="7.896" calcext:value-type="float">
            <text:p>7.896</text:p>
          </table:table-cell>
        </table:table-row>
        <table:table-row table:style-name="ro1">
          <table:table-cell office:value-type="float" office:value="3.918" calcext:value-type="float">
            <text:p>3.918</text:p>
          </table:table-cell>
          <table:table-cell office:value-type="float" office:value="1.965" calcext:value-type="float">
            <text:p>1.965</text:p>
          </table:table-cell>
          <table:table-cell office:value-type="float" office:value="7.962" calcext:value-type="float">
            <text:p>7.962</text:p>
          </table:table-cell>
        </table:table-row>
        <table:table-row table:style-name="ro1">
          <table:table-cell office:value-type="float" office:value="3.926" calcext:value-type="float">
            <text:p>3.926</text:p>
          </table:table-cell>
          <table:table-cell office:value-type="float" office:value="2.013" calcext:value-type="float">
            <text:p>2.013</text:p>
          </table:table-cell>
          <table:table-cell office:value-type="float" office:value="8.052" calcext:value-type="float">
            <text:p>8.052</text:p>
          </table:table-cell>
        </table:table-row>
        <table:table-row table:style-name="ro1">
          <table:table-cell office:value-type="float" office:value="3.926" calcext:value-type="float">
            <text:p>3.926</text:p>
          </table:table-cell>
          <table:table-cell office:value-type="float" office:value="2.013" calcext:value-type="float">
            <text:p>2.013</text:p>
          </table:table-cell>
          <table:table-cell office:value-type="float" office:value="8.052" calcext:value-type="float">
            <text:p>8.052</text:p>
          </table:table-cell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1.993" calcext:value-type="float">
            <text:p>1.993</text:p>
          </table:table-cell>
          <table:table-cell office:value-type="float" office:value="8.108" calcext:value-type="float">
            <text:p>8.108</text:p>
          </table:table-cell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1.993" calcext:value-type="float">
            <text:p>1.993</text:p>
          </table:table-cell>
          <table:table-cell office:value-type="float" office:value="8.108" calcext:value-type="float">
            <text:p>8.108</text:p>
          </table:table-cell>
        </table:table-row>
        <table:table-row table:style-name="ro1">
          <table:table-cell office:value-type="float" office:value="3.977" calcext:value-type="float">
            <text:p>3.977</text:p>
          </table:table-cell>
          <table:table-cell office:value-type="float" office:value="1.958" calcext:value-type="float">
            <text:p>1.958</text:p>
          </table:table-cell>
          <table:table-cell office:value-type="float" office:value="8.143" calcext:value-type="float">
            <text:p>8.143</text:p>
          </table:table-cell>
        </table:table-row>
        <table:table-row table:style-name="ro1">
          <table:table-cell office:value-type="float" office:value="4.018" calcext:value-type="float">
            <text:p>4.018</text:p>
          </table:table-cell>
          <table:table-cell office:value-type="float" office:value="1.968" calcext:value-type="float">
            <text:p>1.968</text:p>
          </table:table-cell>
          <table:table-cell office:value-type="float" office:value="8.192" calcext:value-type="float">
            <text:p>8.192</text:p>
          </table:table-cell>
        </table:table-row>
        <table:table-row table:style-name="ro1">
          <table:table-cell office:value-type="float" office:value="4.018" calcext:value-type="float">
            <text:p>4.018</text:p>
          </table:table-cell>
          <table:table-cell office:value-type="float" office:value="1.968" calcext:value-type="float">
            <text:p>1.968</text:p>
          </table:table-cell>
          <table:table-cell office:value-type="float" office:value="8.192" calcext:value-type="float">
            <text:p>8.192</text:p>
          </table:table-cell>
        </table:table-row>
        <table:table-row table:style-name="ro1">
          <table:table-cell office:value-type="float" office:value="4.057" calcext:value-type="float">
            <text:p>4.057</text:p>
          </table:table-cell>
          <table:table-cell office:value-type="float" office:value="1.994" calcext:value-type="float">
            <text:p>1.994</text:p>
          </table:table-cell>
          <table:table-cell office:value-type="float" office:value="8.278" calcext:value-type="float">
            <text:p>8.278</text:p>
          </table:table-cell>
        </table:table-row>
        <table:table-row table:style-name="ro1">
          <table:table-cell office:value-type="float" office:value="4.057" calcext:value-type="float">
            <text:p>4.057</text:p>
          </table:table-cell>
          <table:table-cell office:value-type="float" office:value="1.994" calcext:value-type="float">
            <text:p>1.994</text:p>
          </table:table-cell>
          <table:table-cell office:value-type="float" office:value="8.278" calcext:value-type="float">
            <text:p>8.278</text:p>
          </table:table-cell>
        </table:table-row>
        <table:table-row table:style-name="ro1">
          <table:table-cell office:value-type="float" office:value="4.101" calcext:value-type="float">
            <text:p>4.101</text:p>
          </table:table-cell>
          <table:table-cell office:value-type="float" office:value="1.986" calcext:value-type="float">
            <text:p>1.986</text:p>
          </table:table-cell>
          <table:table-cell office:value-type="float" office:value="8.409" calcext:value-type="float">
            <text:p>8.409</text:p>
          </table:table-cell>
        </table:table-row>
        <table:table-row table:style-name="ro1">
          <table:table-cell office:value-type="float" office:value="4.094" calcext:value-type="float">
            <text:p>4.094</text:p>
          </table:table-cell>
          <table:table-cell office:value-type="float" office:value="1.921" calcext:value-type="float">
            <text:p>1.921</text:p>
          </table:table-cell>
          <table:table-cell office:value-type="float" office:value="8.539" calcext:value-type="float">
            <text:p>8.539</text:p>
          </table:table-cell>
        </table:table-row>
        <table:table-row table:style-name="ro1">
          <table:table-cell office:value-type="float" office:value="4.094" calcext:value-type="float">
            <text:p>4.094</text:p>
          </table:table-cell>
          <table:table-cell office:value-type="float" office:value="1.921" calcext:value-type="float">
            <text:p>1.921</text:p>
          </table:table-cell>
          <table:table-cell office:value-type="float" office:value="8.539" calcext:value-type="float">
            <text:p>8.539</text:p>
          </table:table-cell>
        </table:table-row>
        <table:table-row table:style-name="ro1">
          <table:table-cell office:value-type="float" office:value="4.061" calcext:value-type="float">
            <text:p>4.061</text:p>
          </table:table-cell>
          <table:table-cell office:value-type="float" office:value="1.835" calcext:value-type="float">
            <text:p>1.835</text:p>
          </table:table-cell>
          <table:table-cell office:value-type="float" office:value="8.653" calcext:value-type="float">
            <text:p>8.653</text:p>
          </table:table-cell>
        </table:table-row>
        <table:table-row table:style-name="ro1">
          <table:table-cell office:value-type="float" office:value="4.061" calcext:value-type="float">
            <text:p>4.061</text:p>
          </table:table-cell>
          <table:table-cell office:value-type="float" office:value="1.835" calcext:value-type="float">
            <text:p>1.835</text:p>
          </table:table-cell>
          <table:table-cell office:value-type="float" office:value="8.653" calcext:value-type="float">
            <text:p>8.653</text:p>
          </table:table-cell>
        </table:table-row>
        <table:table-row table:style-name="ro1">
          <table:table-cell office:value-type="float" office:value="3.989" calcext:value-type="float">
            <text:p>3.989</text:p>
          </table:table-cell>
          <table:table-cell office:value-type="float" office:value="1.818" calcext:value-type="float">
            <text:p>1.818</text:p>
          </table:table-cell>
          <table:table-cell office:value-type="float" office:value="8.744" calcext:value-type="float">
            <text:p>8.74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934" calcext:value-type="float">
            <text:p>1.934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934" calcext:value-type="float">
            <text:p>1.934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3.911" calcext:value-type="float">
            <text:p>3.911</text:p>
          </table:table-cell>
          <table:table-cell office:value-type="float" office:value="2.162" calcext:value-type="float">
            <text:p>2.162</text:p>
          </table:table-cell>
          <table:table-cell office:value-type="float" office:value="8.986" calcext:value-type="float">
            <text:p>8.986</text:p>
          </table:table-cell>
        </table:table-row>
        <table:table-row table:style-name="ro1">
          <table:table-cell office:value-type="float" office:value="3.911" calcext:value-type="float">
            <text:p>3.911</text:p>
          </table:table-cell>
          <table:table-cell office:value-type="float" office:value="2.162" calcext:value-type="float">
            <text:p>2.162</text:p>
          </table:table-cell>
          <table:table-cell office:value-type="float" office:value="8.986" calcext:value-type="float">
            <text:p>8.986</text:p>
          </table:table-cell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2.393" calcext:value-type="float">
            <text:p>2.393</text:p>
          </table:table-cell>
          <table:table-cell office:value-type="float" office:value="9.155" calcext:value-type="float">
            <text:p>9.155</text:p>
          </table:table-cell>
        </table:table-row>
        <table:table-row table:style-name="ro1">
          <table:table-cell office:value-type="float" office:value="4.135" calcext:value-type="float">
            <text:p>4.135</text:p>
          </table:table-cell>
          <table:table-cell office:value-type="float" office:value="2.518" calcext:value-type="float">
            <text:p>2.518</text:p>
          </table:table-cell>
          <table:table-cell office:value-type="float" office:value="9.311" calcext:value-type="float">
            <text:p>9.311</text:p>
          </table:table-cell>
        </table:table-row>
        <table:table-row table:style-name="ro1">
          <table:table-cell office:value-type="float" office:value="4.135" calcext:value-type="float">
            <text:p>4.135</text:p>
          </table:table-cell>
          <table:table-cell office:value-type="float" office:value="2.518" calcext:value-type="float">
            <text:p>2.518</text:p>
          </table:table-cell>
          <table:table-cell office:value-type="float" office:value="9.311" calcext:value-type="float">
            <text:p>9.311</text:p>
          </table:table-cell>
        </table:table-row>
        <table:table-row table:style-name="ro1">
          <table:table-cell office:value-type="float" office:value="4.308" calcext:value-type="float">
            <text:p>4.308</text:p>
          </table:table-cell>
          <table:table-cell office:value-type="float" office:value="2.482" calcext:value-type="float">
            <text:p>2.482</text:p>
          </table:table-cell>
          <table:table-cell office:value-type="float" office:value="9.379" calcext:value-type="float">
            <text:p>9.379</text:p>
          </table:table-cell>
        </table:table-row>
        <table:table-row table:style-name="ro1">
          <table:table-cell office:value-type="float" office:value="4.308" calcext:value-type="float">
            <text:p>4.308</text:p>
          </table:table-cell>
          <table:table-cell office:value-type="float" office:value="2.482" calcext:value-type="float">
            <text:p>2.482</text:p>
          </table:table-cell>
          <table:table-cell office:value-type="float" office:value="9.379" calcext:value-type="float">
            <text:p>9.379</text:p>
          </table:table-cell>
        </table:table-row>
        <table:table-row table:style-name="ro1">
          <table:table-cell office:value-type="float" office:value="4.469" calcext:value-type="float">
            <text:p>4.469</text:p>
          </table:table-cell>
          <table:table-cell office:value-type="float" office:value="2.351" calcext:value-type="float">
            <text:p>2.351</text:p>
          </table:table-cell>
          <table:table-cell office:value-type="float" office:value="9.354" calcext:value-type="float">
            <text:p>9.354</text:p>
          </table:table-cell>
        </table:table-row>
        <table:table-row table:style-name="ro1">
          <table:table-cell office:value-type="float" office:value="4.573" calcext:value-type="float">
            <text:p>4.573</text:p>
          </table:table-cell>
          <table:table-cell office:value-type="float" office:value="2.22" calcext:value-type="float">
            <text:p>2.22</text:p>
          </table:table-cell>
          <table:table-cell office:value-type="float" office:value="9.258" calcext:value-type="float">
            <text:p>9.258</text:p>
          </table:table-cell>
        </table:table-row>
        <table:table-row table:style-name="ro1">
          <table:table-cell office:value-type="float" office:value="4.573" calcext:value-type="float">
            <text:p>4.573</text:p>
          </table:table-cell>
          <table:table-cell office:value-type="float" office:value="2.22" calcext:value-type="float">
            <text:p>2.22</text:p>
          </table:table-cell>
          <table:table-cell office:value-type="float" office:value="9.258" calcext:value-type="float">
            <text:p>9.258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2.192" calcext:value-type="float">
            <text:p>2.192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2.192" calcext:value-type="float">
            <text:p>2.192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2.256" calcext:value-type="float">
            <text:p>2.256</text:p>
          </table:table-cell>
          <table:table-cell office:value-type="float" office:value="9.141" calcext:value-type="float">
            <text:p>9.141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2.256" calcext:value-type="float">
            <text:p>2.256</text:p>
          </table:table-cell>
          <table:table-cell office:value-type="float" office:value="9.141" calcext:value-type="float">
            <text:p>9.141</text:p>
          </table:table-cell>
        </table:table-row>
        <table:table-row table:style-name="ro1">
          <table:table-cell office:value-type="float" office:value="4.667" calcext:value-type="float">
            <text:p>4.667</text:p>
          </table:table-cell>
          <table:table-cell office:value-type="float" office:value="2.341" calcext:value-type="float">
            <text:p>2.341</text:p>
          </table:table-cell>
          <table:table-cell office:value-type="float" office:value="9.177" calcext:value-type="float">
            <text:p>9.177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2.366" calcext:value-type="float">
            <text:p>2.366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2.366" calcext:value-type="float">
            <text:p>2.366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4.677" calcext:value-type="float">
            <text:p>4.677</text:p>
          </table:table-cell>
          <table:table-cell office:value-type="float" office:value="2.301" calcext:value-type="float">
            <text:p>2.301</text:p>
          </table:table-cell>
          <table:table-cell office:value-type="float" office:value="9.182" calcext:value-type="float">
            <text:p>9.182</text:p>
          </table:table-cell>
        </table:table-row>
        <table:table-row table:style-name="ro1">
          <table:table-cell office:value-type="float" office:value="4.677" calcext:value-type="float">
            <text:p>4.677</text:p>
          </table:table-cell>
          <table:table-cell office:value-type="float" office:value="2.301" calcext:value-type="float">
            <text:p>2.301</text:p>
          </table:table-cell>
          <table:table-cell office:value-type="float" office:value="9.182" calcext:value-type="float">
            <text:p>9.182</text:p>
          </table:table-cell>
        </table:table-row>
        <table:table-row table:style-name="ro1">
          <table:table-cell office:value-type="float" office:value="4.683" calcext:value-type="float">
            <text:p>4.683</text:p>
          </table:table-cell>
          <table:table-cell office:value-type="float" office:value="2.186" calcext:value-type="float">
            <text:p>2.186</text:p>
          </table:table-cell>
          <table:table-cell office:value-type="float" office:value="9.075" calcext:value-type="float">
            <text:p>9.075</text:p>
          </table:table-cell>
        </table:table-row>
        <table:table-row table:style-name="ro1">
          <table:table-cell office:value-type="float" office:value="4.677" calcext:value-type="float">
            <text:p>4.677</text:p>
          </table:table-cell>
          <table:table-cell office:value-type="float" office:value="2.106" calcext:value-type="float">
            <text:p>2.106</text:p>
          </table:table-cell>
          <table:table-cell office:value-type="float" office:value="8.931" calcext:value-type="float">
            <text:p>8.931</text:p>
          </table:table-cell>
        </table:table-row>
        <table:table-row table:style-name="ro1">
          <table:table-cell office:value-type="float" office:value="4.677" calcext:value-type="float">
            <text:p>4.677</text:p>
          </table:table-cell>
          <table:table-cell office:value-type="float" office:value="2.106" calcext:value-type="float">
            <text:p>2.106</text:p>
          </table:table-cell>
          <table:table-cell office:value-type="float" office:value="8.931" calcext:value-type="float">
            <text:p>8.931</text:p>
          </table:table-cell>
        </table:table-row>
        <table:table-row table:style-name="ro1">
          <table:table-cell office:value-type="float" office:value="4.689" calcext:value-type="float">
            <text:p>4.689</text:p>
          </table:table-cell>
          <table:table-cell office:value-type="float" office:value="2.128" calcext:value-type="float">
            <text:p>2.128</text:p>
          </table:table-cell>
          <table:table-cell office:value-type="float" office:value="8.829" calcext:value-type="float">
            <text:p>8.829</text:p>
          </table:table-cell>
        </table:table-row>
        <table:table-row table:style-name="ro1">
          <table:table-cell office:value-type="float" office:value="4.689" calcext:value-type="float">
            <text:p>4.689</text:p>
          </table:table-cell>
          <table:table-cell office:value-type="float" office:value="2.128" calcext:value-type="float">
            <text:p>2.128</text:p>
          </table:table-cell>
          <table:table-cell office:value-type="float" office:value="8.829" calcext:value-type="float">
            <text:p>8.829</text:p>
          </table:table-cell>
        </table:table-row>
        <table:table-row table:style-name="ro1">
          <table:table-cell office:value-type="float" office:value="4.727" calcext:value-type="float">
            <text:p>4.727</text:p>
          </table:table-cell>
          <table:table-cell office:value-type="float" office:value="2.245" calcext:value-type="float">
            <text:p>2.245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4.764" calcext:value-type="float">
            <text:p>4.764</text:p>
          </table:table-cell>
          <table:table-cell office:value-type="float" office:value="2.415" calcext:value-type="float">
            <text:p>2.415</text:p>
          </table:table-cell>
          <table:table-cell office:value-type="float" office:value="8.856" calcext:value-type="float">
            <text:p>8.856</text:p>
          </table:table-cell>
        </table:table-row>
        <table:table-row table:style-name="ro1">
          <table:table-cell office:value-type="float" office:value="4.764" calcext:value-type="float">
            <text:p>4.764</text:p>
          </table:table-cell>
          <table:table-cell office:value-type="float" office:value="2.415" calcext:value-type="float">
            <text:p>2.415</text:p>
          </table:table-cell>
          <table:table-cell office:value-type="float" office:value="8.856" calcext:value-type="float">
            <text:p>8.856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2.558" calcext:value-type="float">
            <text:p>2.558</text:p>
          </table:table-cell>
          <table:table-cell office:value-type="float" office:value="8.903" calcext:value-type="float">
            <text:p>8.903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2.558" calcext:value-type="float">
            <text:p>2.558</text:p>
          </table:table-cell>
          <table:table-cell office:value-type="float" office:value="8.903" calcext:value-type="float">
            <text:p>8.903</text:p>
          </table:table-cell>
        </table:table-row>
        <table:table-row table:style-name="ro1">
          <table:table-cell office:value-type="float" office:value="4.833" calcext:value-type="float">
            <text:p>4.833</text:p>
          </table:table-cell>
          <table:table-cell office:value-type="float" office:value="2.625" calcext:value-type="float">
            <text:p>2.625</text:p>
          </table:table-cell>
          <table:table-cell office:value-type="float" office:value="8.885" calcext:value-type="float">
            <text:p>8.885</text:p>
          </table:table-cell>
        </table:table-row>
        <table:table-row table:style-name="ro1">
          <table:table-cell office:value-type="float" office:value="4.823" calcext:value-type="float">
            <text:p>4.823</text:p>
          </table:table-cell>
          <table:table-cell office:value-type="float" office:value="2.637" calcext:value-type="float">
            <text:p>2.637</text:p>
          </table:table-cell>
          <table:table-cell office:value-type="float" office:value="8.789" calcext:value-type="float">
            <text:p>8.789</text:p>
          </table:table-cell>
        </table:table-row>
        <table:table-row table:style-name="ro1">
          <table:table-cell office:value-type="float" office:value="4.823" calcext:value-type="float">
            <text:p>4.823</text:p>
          </table:table-cell>
          <table:table-cell office:value-type="float" office:value="2.637" calcext:value-type="float">
            <text:p>2.637</text:p>
          </table:table-cell>
          <table:table-cell office:value-type="float" office:value="8.789" calcext:value-type="float">
            <text:p>8.789</text:p>
          </table:table-cell>
        </table:table-row>
        <table:table-row table:style-name="ro1">
          <table:table-cell office:value-type="float" office:value="4.796" calcext:value-type="float">
            <text:p>4.796</text:p>
          </table:table-cell>
          <table:table-cell office:value-type="float" office:value="2.645" calcext:value-type="float">
            <text:p>2.645</text:p>
          </table:table-cell>
          <table:table-cell office:value-type="float" office:value="8.658" calcext:value-type="float">
            <text:p>8.658</text:p>
          </table:table-cell>
        </table:table-row>
        <table:table-row table:style-name="ro1">
          <table:table-cell office:value-type="float" office:value="4.796" calcext:value-type="float">
            <text:p>4.796</text:p>
          </table:table-cell>
          <table:table-cell office:value-type="float" office:value="2.645" calcext:value-type="float">
            <text:p>2.645</text:p>
          </table:table-cell>
          <table:table-cell office:value-type="float" office:value="8.658" calcext:value-type="float">
            <text:p>8.65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.69" calcext:value-type="float">
            <text:p>2.69</text:p>
          </table:table-cell>
          <table:table-cell office:value-type="float" office:value="8.553" calcext:value-type="float">
            <text:p>8.553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2.728" calcext:value-type="float">
            <text:p>2.728</text:p>
          </table:table-cell>
          <table:table-cell office:value-type="float" office:value="8.505" calcext:value-type="float">
            <text:p>8.505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2.728" calcext:value-type="float">
            <text:p>2.728</text:p>
          </table:table-cell>
          <table:table-cell office:value-type="float" office:value="8.505" calcext:value-type="float">
            <text:p>8.505</text:p>
          </table:table-cell>
        </table:table-row>
        <table:table-row table:style-name="ro1">
          <table:table-cell office:value-type="float" office:value="4.642" calcext:value-type="float">
            <text:p>4.642</text:p>
          </table:table-cell>
          <table:table-cell office:value-type="float" office:value="2.695" calcext:value-type="float">
            <text:p>2.695</text:p>
          </table:table-cell>
          <table:table-cell office:value-type="float" office:value="8.469" calcext:value-type="float">
            <text:p>8.469</text:p>
          </table:table-cell>
        </table:table-row>
        <table:table-row table:style-name="ro1">
          <table:table-cell office:value-type="float" office:value="4.642" calcext:value-type="float">
            <text:p>4.642</text:p>
          </table:table-cell>
          <table:table-cell office:value-type="float" office:value="2.695" calcext:value-type="float">
            <text:p>2.695</text:p>
          </table:table-cell>
          <table:table-cell office:value-type="float" office:value="8.469" calcext:value-type="float">
            <text:p>8.469</text:p>
          </table:table-cell>
        </table:table-row>
        <table:table-row table:style-name="ro1">
          <table:table-cell office:value-type="float" office:value="4.568" calcext:value-type="float">
            <text:p>4.568</text:p>
          </table:table-cell>
          <table:table-cell office:value-type="float" office:value="2.597" calcext:value-type="float">
            <text:p>2.597</text:p>
          </table:table-cell>
          <table:table-cell office:value-type="float" office:value="8.422" calcext:value-type="float">
            <text:p>8.422</text:p>
          </table:table-cell>
        </table:table-row>
        <table:table-row table:style-name="ro1">
          <table:table-cell office:value-type="float" office:value="4.411" calcext:value-type="float">
            <text:p>4.411</text:p>
          </table:table-cell>
          <table:table-cell office:value-type="float" office:value="2.472" calcext:value-type="float">
            <text:p>2.472</text:p>
          </table:table-cell>
          <table:table-cell office:value-type="float" office:value="8.327" calcext:value-type="float">
            <text:p>8.327</text:p>
          </table:table-cell>
        </table:table-row>
        <table:table-row table:style-name="ro1">
          <table:table-cell office:value-type="float" office:value="4.411" calcext:value-type="float">
            <text:p>4.411</text:p>
          </table:table-cell>
          <table:table-cell office:value-type="float" office:value="2.472" calcext:value-type="float">
            <text:p>2.472</text:p>
          </table:table-cell>
          <table:table-cell office:value-type="float" office:value="8.327" calcext:value-type="float">
            <text:p>8.327</text:p>
          </table:table-cell>
        </table:table-row>
        <table:table-row table:style-name="ro1">
          <table:table-cell office:value-type="float" office:value="4.216" calcext:value-type="float">
            <text:p>4.216</text:p>
          </table:table-cell>
          <table:table-cell office:value-type="float" office:value="2.473" calcext:value-type="float">
            <text:p>2.473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>
          <table:table-cell office:value-type="float" office:value="4.216" calcext:value-type="float">
            <text:p>4.216</text:p>
          </table:table-cell>
          <table:table-cell office:value-type="float" office:value="2.473" calcext:value-type="float">
            <text:p>2.473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>
          <table:table-cell office:value-type="float" office:value="3.997" calcext:value-type="float">
            <text:p>3.997</text:p>
          </table:table-cell>
          <table:table-cell office:value-type="float" office:value="2.586" calcext:value-type="float">
            <text:p>2.586</text:p>
          </table:table-cell>
          <table:table-cell office:value-type="float" office:value="8.226" calcext:value-type="float">
            <text:p>8.226</text:p>
          </table:table-cell>
        </table:table-row>
        <table:table-row table:style-name="ro1">
          <table:table-cell office:value-type="float" office:value="3.751" calcext:value-type="float">
            <text:p>3.751</text:p>
          </table:table-cell>
          <table:table-cell office:value-type="float" office:value="2.815" calcext:value-type="float">
            <text:p>2.81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.751" calcext:value-type="float">
            <text:p>3.751</text:p>
          </table:table-cell>
          <table:table-cell office:value-type="float" office:value="2.815" calcext:value-type="float">
            <text:p>2.81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.546" calcext:value-type="float">
            <text:p>3.546</text:p>
          </table:table-cell>
          <table:table-cell office:value-type="float" office:value="3.049" calcext:value-type="float">
            <text:p>3.049</text:p>
          </table:table-cell>
          <table:table-cell office:value-type="float" office:value="8.451" calcext:value-type="float">
            <text:p>8.451</text:p>
          </table:table-cell>
        </table:table-row>
        <table:table-row table:style-name="ro1">
          <table:table-cell office:value-type="float" office:value="3.546" calcext:value-type="float">
            <text:p>3.546</text:p>
          </table:table-cell>
          <table:table-cell office:value-type="float" office:value="3.049" calcext:value-type="float">
            <text:p>3.049</text:p>
          </table:table-cell>
          <table:table-cell office:value-type="float" office:value="8.451" calcext:value-type="float">
            <text:p>8.451</text:p>
          </table:table-cell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3.189" calcext:value-type="float">
            <text:p>3.189</text:p>
          </table:table-cell>
          <table:table-cell office:value-type="float" office:value="8.598" calcext:value-type="float">
            <text:p>8.598</text:p>
          </table:table-cell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3.189" calcext:value-type="float">
            <text:p>3.189</text:p>
          </table:table-cell>
          <table:table-cell office:value-type="float" office:value="8.598" calcext:value-type="float">
            <text:p>8.598</text:p>
          </table:table-cell>
        </table:table-row>
        <table:table-row table:style-name="ro1">
          <table:table-cell office:value-type="float" office:value="3.346" calcext:value-type="float">
            <text:p>3.346</text:p>
          </table:table-cell>
          <table:table-cell office:value-type="float" office:value="3.209" calcext:value-type="float">
            <text:p>3.209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3.331" calcext:value-type="float">
            <text:p>3.331</text:p>
          </table:table-cell>
          <table:table-cell office:value-type="float" office:value="3.07" calcext:value-type="float">
            <text:p>3.07</text:p>
          </table:table-cell>
          <table:table-cell office:value-type="float" office:value="8.637" calcext:value-type="float">
            <text:p>8.637</text:p>
          </table:table-cell>
        </table:table-row>
        <table:table-row table:style-name="ro1">
          <table:table-cell office:value-type="float" office:value="3.331" calcext:value-type="float">
            <text:p>3.331</text:p>
          </table:table-cell>
          <table:table-cell office:value-type="float" office:value="3.07" calcext:value-type="float">
            <text:p>3.07</text:p>
          </table:table-cell>
          <table:table-cell office:value-type="float" office:value="8.637" calcext:value-type="float">
            <text:p>8.637</text:p>
          </table:table-cell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2.82" calcext:value-type="float">
            <text:p>2.82</text:p>
          </table:table-cell>
          <table:table-cell office:value-type="float" office:value="8.548" calcext:value-type="float">
            <text:p>8.548</text:p>
          </table:table-cell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2.82" calcext:value-type="float">
            <text:p>2.82</text:p>
          </table:table-cell>
          <table:table-cell office:value-type="float" office:value="8.548" calcext:value-type="float">
            <text:p>8.548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.565" calcext:value-type="float">
            <text:p>2.565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3.378" calcext:value-type="float">
            <text:p>3.378</text:p>
          </table:table-cell>
          <table:table-cell office:value-type="float" office:value="2.389" calcext:value-type="float">
            <text:p>2.389</text:p>
          </table:table-cell>
          <table:table-cell office:value-type="float" office:value="8.427" calcext:value-type="float">
            <text:p>8.427</text:p>
          </table:table-cell>
        </table:table-row>
        <table:table-row table:style-name="ro1">
          <table:table-cell office:value-type="float" office:value="3.378" calcext:value-type="float">
            <text:p>3.378</text:p>
          </table:table-cell>
          <table:table-cell office:value-type="float" office:value="2.389" calcext:value-type="float">
            <text:p>2.389</text:p>
          </table:table-cell>
          <table:table-cell office:value-type="float" office:value="8.427" calcext:value-type="float">
            <text:p>8.427</text:p>
          </table:table-cell>
        </table:table-row>
        <table:table-row table:style-name="ro1">
          <table:table-cell office:value-type="float" office:value="3.455" calcext:value-type="float">
            <text:p>3.455</text:p>
          </table:table-cell>
          <table:table-cell office:value-type="float" office:value="2.327" calcext:value-type="float">
            <text:p>2.327</text:p>
          </table:table-cell>
          <table:table-cell office:value-type="float" office:value="8.454" calcext:value-type="float">
            <text:p>8.454</text:p>
          </table:table-cell>
        </table:table-row>
        <table:table-row table:style-name="ro1">
          <table:table-cell office:value-type="float" office:value="3.455" calcext:value-type="float">
            <text:p>3.455</text:p>
          </table:table-cell>
          <table:table-cell office:value-type="float" office:value="2.327" calcext:value-type="float">
            <text:p>2.327</text:p>
          </table:table-cell>
          <table:table-cell office:value-type="float" office:value="8.454" calcext:value-type="float">
            <text:p>8.454</text:p>
          </table:table-cell>
        </table:table-row>
        <table:table-row table:style-name="ro1">
          <table:table-cell office:value-type="float" office:value="3.531" calcext:value-type="float">
            <text:p>3.531</text:p>
          </table:table-cell>
          <table:table-cell office:value-type="float" office:value="2.359" calcext:value-type="float">
            <text:p>2.359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2.447" calcext:value-type="float">
            <text:p>2.447</text:p>
          </table:table-cell>
          <table:table-cell office:value-type="float" office:value="8.585" calcext:value-type="float">
            <text:p>8.585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2.447" calcext:value-type="float">
            <text:p>2.447</text:p>
          </table:table-cell>
          <table:table-cell office:value-type="float" office:value="8.585" calcext:value-type="float">
            <text:p>8.585</text:p>
          </table:table-cell>
        </table:table-row>
        <table:table-row table:style-name="ro1">
          <table:table-cell office:value-type="float" office:value="3.602" calcext:value-type="float">
            <text:p>3.602</text:p>
          </table:table-cell>
          <table:table-cell office:value-type="float" office:value="2.592" calcext:value-type="float">
            <text:p>2.592</text:p>
          </table:table-cell>
          <table:table-cell office:value-type="float" office:value="8.674" calcext:value-type="float">
            <text:p>8.674</text:p>
          </table:table-cell>
        </table:table-row>
        <table:table-row table:style-name="ro1">
          <table:table-cell office:value-type="float" office:value="3.602" calcext:value-type="float">
            <text:p>3.602</text:p>
          </table:table-cell>
          <table:table-cell office:value-type="float" office:value="2.592" calcext:value-type="float">
            <text:p>2.592</text:p>
          </table:table-cell>
          <table:table-cell office:value-type="float" office:value="8.674" calcext:value-type="float">
            <text:p>8.674</text:p>
          </table:table-cell>
        </table:table-row>
        <table:table-row table:style-name="ro1">
          <table:table-cell office:value-type="float" office:value="3.592" calcext:value-type="float">
            <text:p>3.592</text:p>
          </table:table-cell>
          <table:table-cell office:value-type="float" office:value="2.78" calcext:value-type="float">
            <text:p>2.78</text:p>
          </table:table-cell>
          <table:table-cell office:value-type="float" office:value="8.778" calcext:value-type="float">
            <text:p>8.778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.942" calcext:value-type="float">
            <text:p>2.942</text:p>
          </table:table-cell>
          <table:table-cell office:value-type="float" office:value="8.907" calcext:value-type="float">
            <text:p>8.90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.942" calcext:value-type="float">
            <text:p>2.942</text:p>
          </table:table-cell>
          <table:table-cell office:value-type="float" office:value="8.907" calcext:value-type="float">
            <text:p>8.907</text:p>
          </table:table-cell>
        </table:table-row>
        <table:table-row table:style-name="ro1">
          <table:table-cell office:value-type="float" office:value="3.551" calcext:value-type="float">
            <text:p>3.551</text:p>
          </table:table-cell>
          <table:table-cell office:value-type="float" office:value="3.003" calcext:value-type="float">
            <text:p>3.003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.551" calcext:value-type="float">
            <text:p>3.551</text:p>
          </table:table-cell>
          <table:table-cell office:value-type="float" office:value="3.003" calcext:value-type="float">
            <text:p>3.003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.522" calcext:value-type="float">
            <text:p>3.522</text:p>
          </table:table-cell>
          <table:table-cell office:value-type="float" office:value="2.905" calcext:value-type="float">
            <text:p>2.905</text:p>
          </table:table-cell>
          <table:table-cell office:value-type="float" office:value="9.076" calcext:value-type="float">
            <text:p>9.076</text:p>
          </table:table-cell>
        </table:table-row>
        <table:table-row table:style-name="ro1">
          <table:table-cell office:value-type="float" office:value="3.483" calcext:value-type="float">
            <text:p>3.483</text:p>
          </table:table-cell>
          <table:table-cell office:value-type="float" office:value="2.695" calcext:value-type="float">
            <text:p>2.695</text:p>
          </table:table-cell>
          <table:table-cell office:value-type="float" office:value="9.075" calcext:value-type="float">
            <text:p>9.075</text:p>
          </table:table-cell>
        </table:table-row>
        <table:table-row table:style-name="ro1">
          <table:table-cell office:value-type="float" office:value="3.483" calcext:value-type="float">
            <text:p>3.483</text:p>
          </table:table-cell>
          <table:table-cell office:value-type="float" office:value="2.695" calcext:value-type="float">
            <text:p>2.695</text:p>
          </table:table-cell>
          <table:table-cell office:value-type="float" office:value="9.075" calcext:value-type="float">
            <text:p>9.075</text:p>
          </table:table-cell>
        </table:table-row>
        <table:table-row table:style-name="ro1">
          <table:table-cell office:value-type="float" office:value="3.444" calcext:value-type="float">
            <text:p>3.444</text:p>
          </table:table-cell>
          <table:table-cell office:value-type="float" office:value="2.451" calcext:value-type="float">
            <text:p>2.451</text:p>
          </table:table-cell>
          <table:table-cell office:value-type="float" office:value="9.032" calcext:value-type="float">
            <text:p>9.032</text:p>
          </table:table-cell>
        </table:table-row>
        <table:table-row table:style-name="ro1">
          <table:table-cell office:value-type="float" office:value="3.444" calcext:value-type="float">
            <text:p>3.444</text:p>
          </table:table-cell>
          <table:table-cell office:value-type="float" office:value="2.451" calcext:value-type="float">
            <text:p>2.451</text:p>
          </table:table-cell>
          <table:table-cell office:value-type="float" office:value="9.032" calcext:value-type="float">
            <text:p>9.032</text:p>
          </table:table-cell>
        </table:table-row>
        <table:table-row table:style-name="ro1">
          <table:table-cell office:value-type="float" office:value="3.417" calcext:value-type="float">
            <text:p>3.417</text:p>
          </table:table-cell>
          <table:table-cell office:value-type="float" office:value="2.271" calcext:value-type="float">
            <text:p>2.271</text:p>
          </table:table-cell>
          <table:table-cell office:value-type="float" office:value="8.995" calcext:value-type="float">
            <text:p>8.995</text:p>
          </table:table-cell>
        </table:table-row>
        <table:table-row table:style-name="ro1">
          <table:table-cell office:value-type="float" office:value="3.416" calcext:value-type="float">
            <text:p>3.416</text:p>
          </table:table-cell>
          <table:table-cell office:value-type="float" office:value="2.22" calcext:value-type="float">
            <text:p>2.22</text:p>
          </table:table-cell>
          <table:table-cell office:value-type="float" office:value="9.007" calcext:value-type="float">
            <text:p>9.007</text:p>
          </table:table-cell>
        </table:table-row>
        <table:table-row table:style-name="ro1">
          <table:table-cell office:value-type="float" office:value="3.416" calcext:value-type="float">
            <text:p>3.416</text:p>
          </table:table-cell>
          <table:table-cell office:value-type="float" office:value="2.22" calcext:value-type="float">
            <text:p>2.22</text:p>
          </table:table-cell>
          <table:table-cell office:value-type="float" office:value="9.007" calcext:value-type="float">
            <text:p>9.007</text:p>
          </table:table-cell>
        </table:table-row>
        <table:table-row table:style-name="ro1">
          <table:table-cell office:value-type="float" office:value="3.453" calcext:value-type="float">
            <text:p>3.453</text:p>
          </table:table-cell>
          <table:table-cell office:value-type="float" office:value="2.294" calcext:value-type="float">
            <text:p>2.294</text:p>
          </table:table-cell>
          <table:table-cell office:value-type="float" office:value="9.097" calcext:value-type="float">
            <text:p>9.097</text:p>
          </table:table-cell>
        </table:table-row>
        <table:table-row table:style-name="ro1">
          <table:table-cell office:value-type="float" office:value="3.453" calcext:value-type="float">
            <text:p>3.453</text:p>
          </table:table-cell>
          <table:table-cell office:value-type="float" office:value="2.294" calcext:value-type="float">
            <text:p>2.294</text:p>
          </table:table-cell>
          <table:table-cell office:value-type="float" office:value="9.097" calcext:value-type="float">
            <text:p>9.097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.445" calcext:value-type="float">
            <text:p>2.445</text:p>
          </table:table-cell>
          <table:table-cell office:value-type="float" office:value="9.243" calcext:value-type="float">
            <text:p>9.243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2.585" calcext:value-type="float">
            <text:p>2.58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2.585" calcext:value-type="float">
            <text:p>2.58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666" calcext:value-type="float">
            <text:p>2.666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666" calcext:value-type="float">
            <text:p>2.666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3.511" calcext:value-type="float">
            <text:p>3.511</text:p>
          </table:table-cell>
          <table:table-cell office:value-type="float" office:value="2.694" calcext:value-type="float">
            <text:p>2.694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3.511" calcext:value-type="float">
            <text:p>3.511</text:p>
          </table:table-cell>
          <table:table-cell office:value-type="float" office:value="2.694" calcext:value-type="float">
            <text:p>2.694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2.718" calcext:value-type="float">
            <text:p>2.718</text:p>
          </table:table-cell>
          <table:table-cell office:value-type="float" office:value="9.595" calcext:value-type="float">
            <text:p>9.595</text:p>
          </table:table-cell>
        </table:table-row>
        <table:table-row table:style-name="ro1">
          <table:table-cell office:value-type="float" office:value="3.372" calcext:value-type="float">
            <text:p>3.372</text:p>
          </table:table-cell>
          <table:table-cell office:value-type="float" office:value="2.742" calcext:value-type="float">
            <text:p>2.742</text:p>
          </table:table-cell>
          <table:table-cell office:value-type="float" office:value="9.631" calcext:value-type="float">
            <text:p>9.631</text:p>
          </table:table-cell>
        </table:table-row>
        <table:table-row table:style-name="ro1">
          <table:table-cell office:value-type="float" office:value="3.372" calcext:value-type="float">
            <text:p>3.372</text:p>
          </table:table-cell>
          <table:table-cell office:value-type="float" office:value="2.742" calcext:value-type="float">
            <text:p>2.742</text:p>
          </table:table-cell>
          <table:table-cell office:value-type="float" office:value="9.631" calcext:value-type="float">
            <text:p>9.631</text:p>
          </table:table-cell>
        </table:table-row>
        <table:table-row table:style-name="ro1">
          <table:table-cell office:value-type="float" office:value="3.323" calcext:value-type="float">
            <text:p>3.323</text:p>
          </table:table-cell>
          <table:table-cell office:value-type="float" office:value="2.723" calcext:value-type="float">
            <text:p>2.723</text:p>
          </table:table-cell>
          <table:table-cell office:value-type="float" office:value="9.689" calcext:value-type="float">
            <text:p>9.689</text:p>
          </table:table-cell>
        </table:table-row>
        <table:table-row table:style-name="ro1">
          <table:table-cell office:value-type="float" office:value="3.323" calcext:value-type="float">
            <text:p>3.323</text:p>
          </table:table-cell>
          <table:table-cell office:value-type="float" office:value="2.723" calcext:value-type="float">
            <text:p>2.723</text:p>
          </table:table-cell>
          <table:table-cell office:value-type="float" office:value="9.689" calcext:value-type="float">
            <text:p>9.689</text:p>
          </table:table-cell>
        </table:table-row>
        <table:table-row table:style-name="ro1">
          <table:table-cell office:value-type="float" office:value="3.277" calcext:value-type="float">
            <text:p>3.277</text:p>
          </table:table-cell>
          <table:table-cell office:value-type="float" office:value="2.608" calcext:value-type="float">
            <text:p>2.608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401" calcext:value-type="float">
            <text:p>2.401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401" calcext:value-type="float">
            <text:p>2.401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17" calcext:value-type="float">
            <text:p>2.17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17" calcext:value-type="float">
            <text:p>2.17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997" calcext:value-type="float">
            <text:p>1.997</text:p>
          </table:table-cell>
          <table:table-cell office:value-type="float" office:value="9.497" calcext:value-type="float">
            <text:p>9.497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1.949" calcext:value-type="float">
            <text:p>1.949</text:p>
          </table:table-cell>
          <table:table-cell office:value-type="float" office:value="9.389" calcext:value-type="float">
            <text:p>9.389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1.949" calcext:value-type="float">
            <text:p>1.949</text:p>
          </table:table-cell>
          <table:table-cell office:value-type="float" office:value="9.389" calcext:value-type="float">
            <text:p>9.389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2.028" calcext:value-type="float">
            <text:p>2.028</text:p>
          </table:table-cell>
          <table:table-cell office:value-type="float" office:value="9.359" calcext:value-type="float">
            <text:p>9.359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2.028" calcext:value-type="float">
            <text:p>2.028</text:p>
          </table:table-cell>
          <table:table-cell office:value-type="float" office:value="9.359" calcext:value-type="float">
            <text:p>9.359</text:p>
          </table:table-cell>
        </table:table-row>
        <table:table-row table:style-name="ro1">
          <table:table-cell office:value-type="float" office:value="3.177" calcext:value-type="float">
            <text:p>3.177</text:p>
          </table:table-cell>
          <table:table-cell office:value-type="float" office:value="2.198" calcext:value-type="float">
            <text:p>2.198</text:p>
          </table:table-cell>
          <table:table-cell office:value-type="float" office:value="9.424" calcext:value-type="float">
            <text:p>9.424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2.396" calcext:value-type="float">
            <text:p>2.396</text:p>
          </table:table-cell>
          <table:table-cell office:value-type="float" office:value="9.528" calcext:value-type="float">
            <text:p>9.528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2.396" calcext:value-type="float">
            <text:p>2.396</text:p>
          </table:table-cell>
          <table:table-cell office:value-type="float" office:value="9.528" calcext:value-type="float">
            <text:p>9.528</text:p>
          </table:table-cell>
        </table:table-row>
        <table:table-row table:style-name="ro1">
          <table:table-cell office:value-type="float" office:value="3.171" calcext:value-type="float">
            <text:p>3.171</text:p>
          </table:table-cell>
          <table:table-cell office:value-type="float" office:value="2.548" calcext:value-type="float">
            <text:p>2.548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3.171" calcext:value-type="float">
            <text:p>3.171</text:p>
          </table:table-cell>
          <table:table-cell office:value-type="float" office:value="2.548" calcext:value-type="float">
            <text:p>2.548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3.071" calcext:value-type="float">
            <text:p>3.071</text:p>
          </table:table-cell>
          <table:table-cell office:value-type="float" office:value="2.606" calcext:value-type="float">
            <text:p>2.606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579" calcext:value-type="float">
            <text:p>2.579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579" calcext:value-type="float">
            <text:p>2.579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2.504" calcext:value-type="float">
            <text:p>2.504</text:p>
          </table:table-cell>
          <table:table-cell office:value-type="float" office:value="9.553" calcext:value-type="float">
            <text:p>9.553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2.504" calcext:value-type="float">
            <text:p>2.504</text:p>
          </table:table-cell>
          <table:table-cell office:value-type="float" office:value="9.553" calcext:value-type="float">
            <text:p>9.553</text:p>
          </table:table-cell>
        </table:table-row>
        <table:table-row table:style-name="ro1">
          <table:table-cell office:value-type="float" office:value="2.713" calcext:value-type="float">
            <text:p>2.713</text:p>
          </table:table-cell>
          <table:table-cell office:value-type="float" office:value="2.433" calcext:value-type="float">
            <text:p>2.433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2.689" calcext:value-type="float">
            <text:p>2.689</text:p>
          </table:table-cell>
          <table:table-cell office:value-type="float" office:value="2.414" calcext:value-type="float">
            <text:p>2.414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float" office:value="2.689" calcext:value-type="float">
            <text:p>2.689</text:p>
          </table:table-cell>
          <table:table-cell office:value-type="float" office:value="2.414" calcext:value-type="float">
            <text:p>2.414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float" office:value="2.698" calcext:value-type="float">
            <text:p>2.698</text:p>
          </table:table-cell>
          <table:table-cell office:value-type="float" office:value="2.44" calcext:value-type="float">
            <text:p>2.44</text:p>
          </table:table-cell>
          <table:table-cell office:value-type="float" office:value="9.552" calcext:value-type="float">
            <text:p>9.552</text:p>
          </table:table-cell>
        </table:table-row>
        <table:table-row table:style-name="ro1">
          <table:table-cell office:value-type="float" office:value="2.698" calcext:value-type="float">
            <text:p>2.698</text:p>
          </table:table-cell>
          <table:table-cell office:value-type="float" office:value="2.44" calcext:value-type="float">
            <text:p>2.44</text:p>
          </table:table-cell>
          <table:table-cell office:value-type="float" office:value="9.552" calcext:value-type="float">
            <text:p>9.552</text:p>
          </table:table-cell>
        </table:table-row>
        <table:table-row table:style-name="ro1">
          <table:table-cell office:value-type="float" office:value="2.729" calcext:value-type="float">
            <text:p>2.729</text:p>
          </table:table-cell>
          <table:table-cell office:value-type="float" office:value="2.515" calcext:value-type="float">
            <text:p>2.515</text:p>
          </table:table-cell>
          <table:table-cell office:value-type="float" office:value="9.609" calcext:value-type="float">
            <text:p>9.609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2.601" calcext:value-type="float">
            <text:p>2.60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2.601" calcext:value-type="float">
            <text:p>2.60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.668" calcext:value-type="float">
            <text:p>2.668</text:p>
          </table:table-cell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.668" calcext:value-type="float">
            <text:p>2.668</text:p>
          </table:table-cell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2.692" calcext:value-type="float">
            <text:p>2.692</text:p>
          </table:table-cell>
          <table:table-cell office:value-type="float" office:value="9.695" calcext:value-type="float">
            <text:p>9.695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2.692" calcext:value-type="float">
            <text:p>2.692</text:p>
          </table:table-cell>
          <table:table-cell office:value-type="float" office:value="9.695" calcext:value-type="float">
            <text:p>9.69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.675" calcext:value-type="float">
            <text:p>2.675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2.801" calcext:value-type="float">
            <text:p>2.801</text:p>
          </table:table-cell>
          <table:table-cell office:value-type="float" office:value="2.635" calcext:value-type="float">
            <text:p>2.635</text:p>
          </table:table-cell>
          <table:table-cell office:value-type="float" office:value="9.589" calcext:value-type="float">
            <text:p>9.589</text:p>
          </table:table-cell>
        </table:table-row>
        <table:table-row table:style-name="ro1">
          <table:table-cell office:value-type="float" office:value="2.801" calcext:value-type="float">
            <text:p>2.801</text:p>
          </table:table-cell>
          <table:table-cell office:value-type="float" office:value="2.635" calcext:value-type="float">
            <text:p>2.635</text:p>
          </table:table-cell>
          <table:table-cell office:value-type="float" office:value="9.589" calcext:value-type="float">
            <text:p>9.589</text:p>
          </table:table-cell>
        </table:table-row>
        <table:table-row table:style-name="ro1">
          <table:table-cell office:value-type="float" office:value="2.744" calcext:value-type="float">
            <text:p>2.744</text:p>
          </table:table-cell>
          <table:table-cell office:value-type="float" office:value="2.606" calcext:value-type="float">
            <text:p>2.606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1">
          <table:table-cell office:value-type="float" office:value="2.698" calcext:value-type="float">
            <text:p>2.698</text:p>
          </table:table-cell>
          <table:table-cell office:value-type="float" office:value="2.597" calcext:value-type="float">
            <text:p>2.597</text:p>
          </table:table-cell>
          <table:table-cell office:value-type="float" office:value="9.451" calcext:value-type="float">
            <text:p>9.451</text:p>
          </table:table-cell>
        </table:table-row>
        <table:table-row table:style-name="ro1">
          <table:table-cell office:value-type="float" office:value="2.673" calcext:value-type="float">
            <text:p>2.673</text:p>
          </table:table-cell>
          <table:table-cell office:value-type="float" office:value="2.628" calcext:value-type="float">
            <text:p>2.628</text:p>
          </table:table-cell>
          <table:table-cell office:value-type="float" office:value="9.417" calcext:value-type="float">
            <text:p>9.417</text:p>
          </table:table-cell>
        </table:table-row>
        <table:table-row table:style-name="ro1">
          <table:table-cell office:value-type="float" office:value="2.684" calcext:value-type="float">
            <text:p>2.684</text:p>
          </table:table-cell>
          <table:table-cell office:value-type="float" office:value="2.678" calcext:value-type="float">
            <text:p>2.6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.684" calcext:value-type="float">
            <text:p>2.684</text:p>
          </table:table-cell>
          <table:table-cell office:value-type="float" office:value="2.678" calcext:value-type="float">
            <text:p>2.6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.713" calcext:value-type="float">
            <text:p>2.713</text:p>
          </table:table-cell>
          <table:table-cell office:value-type="float" office:value="2.747" calcext:value-type="float">
            <text:p>2.747</text:p>
          </table:table-cell>
          <table:table-cell office:value-type="float" office:value="9.403" calcext:value-type="float">
            <text:p>9.403</text:p>
          </table:table-cell>
        </table:table-row>
        <table:table-row table:style-name="ro1">
          <table:table-cell office:value-type="float" office:value="2.713" calcext:value-type="float">
            <text:p>2.713</text:p>
          </table:table-cell>
          <table:table-cell office:value-type="float" office:value="2.747" calcext:value-type="float">
            <text:p>2.747</text:p>
          </table:table-cell>
          <table:table-cell office:value-type="float" office:value="9.403" calcext:value-type="float">
            <text:p>9.403</text:p>
          </table:table-cell>
        </table:table-row>
        <table:table-row table:style-name="ro1">
          <table:table-cell office:value-type="float" office:value="2.729" calcext:value-type="float">
            <text:p>2.729</text:p>
          </table:table-cell>
          <table:table-cell office:value-type="float" office:value="2.788" calcext:value-type="float">
            <text:p>2.788</text:p>
          </table:table-cell>
          <table:table-cell office:value-type="float" office:value="9.396" calcext:value-type="float">
            <text:p>9.396</text:p>
          </table:table-cell>
        </table:table-row>
        <table:table-row table:style-name="ro1">
          <table:table-cell office:value-type="float" office:value="2.702" calcext:value-type="float">
            <text:p>2.702</text:p>
          </table:table-cell>
          <table:table-cell office:value-type="float" office:value="2.805" calcext:value-type="float">
            <text:p>2.805</text:p>
          </table:table-cell>
          <table:table-cell office:value-type="float" office:value="9.368" calcext:value-type="float">
            <text:p>9.368</text:p>
          </table:table-cell>
        </table:table-row>
        <table:table-row table:style-name="ro1">
          <table:table-cell office:value-type="float" office:value="2.702" calcext:value-type="float">
            <text:p>2.702</text:p>
          </table:table-cell>
          <table:table-cell office:value-type="float" office:value="2.805" calcext:value-type="float">
            <text:p>2.805</text:p>
          </table:table-cell>
          <table:table-cell office:value-type="float" office:value="9.368" calcext:value-type="float">
            <text:p>9.368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2.773" calcext:value-type="float">
            <text:p>2.773</text:p>
          </table:table-cell>
          <table:table-cell office:value-type="float" office:value="9.302" calcext:value-type="float">
            <text:p>9.302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2.72" calcext:value-type="float">
            <text:p>2.72</text:p>
          </table:table-cell>
          <table:table-cell office:value-type="float" office:value="9.213" calcext:value-type="float">
            <text:p>9.213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2.72" calcext:value-type="float">
            <text:p>2.72</text:p>
          </table:table-cell>
          <table:table-cell office:value-type="float" office:value="9.213" calcext:value-type="float">
            <text:p>9.213</text:p>
          </table:table-cell>
        </table:table-row>
        <table:table-row table:style-name="ro1">
          <table:table-cell office:value-type="float" office:value="2.378" calcext:value-type="float">
            <text:p>2.378</text:p>
          </table:table-cell>
          <table:table-cell office:value-type="float" office:value="2.692" calcext:value-type="float">
            <text:p>2.692</text:p>
          </table:table-cell>
          <table:table-cell office:value-type="float" office:value="9.129" calcext:value-type="float">
            <text:p>9.129</text:p>
          </table:table-cell>
        </table:table-row>
        <table:table-row table:style-name="ro1">
          <table:table-cell office:value-type="float" office:value="2.272" calcext:value-type="float">
            <text:p>2.272</text:p>
          </table:table-cell>
          <table:table-cell office:value-type="float" office:value="2.712" calcext:value-type="float">
            <text:p>2.712</text:p>
          </table:table-cell>
          <table:table-cell office:value-type="float" office:value="9.087" calcext:value-type="float">
            <text:p>9.087</text:p>
          </table:table-cell>
        </table:table-row>
        <table:table-row table:style-name="ro1">
          <table:table-cell office:value-type="float" office:value="2.272" calcext:value-type="float">
            <text:p>2.272</text:p>
          </table:table-cell>
          <table:table-cell office:value-type="float" office:value="2.712" calcext:value-type="float">
            <text:p>2.712</text:p>
          </table:table-cell>
          <table:table-cell office:value-type="float" office:value="9.087" calcext:value-type="float">
            <text:p>9.087</text:p>
          </table:table-cell>
        </table:table-row>
        <table:table-row table:style-name="ro1">
          <table:table-cell office:value-type="float" office:value="2.216" calcext:value-type="float">
            <text:p>2.216</text:p>
          </table:table-cell>
          <table:table-cell office:value-type="float" office:value="2.803" calcext:value-type="float">
            <text:p>2.803</text:p>
          </table:table-cell>
          <table:table-cell office:value-type="float" office:value="9.103" calcext:value-type="float">
            <text:p>9.103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2.92" calcext:value-type="float">
            <text:p>2.92</text:p>
          </table:table-cell>
          <table:table-cell office:value-type="float" office:value="9.143" calcext:value-type="float">
            <text:p>9.143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2.92" calcext:value-type="float">
            <text:p>2.92</text:p>
          </table:table-cell>
          <table:table-cell office:value-type="float" office:value="9.143" calcext:value-type="float">
            <text:p>9.143</text:p>
          </table:table-cell>
        </table:table-row>
        <table:table-row table:style-name="ro1">
          <table:table-cell office:value-type="float" office:value="2.286" calcext:value-type="float">
            <text:p>2.286</text:p>
          </table:table-cell>
          <table:table-cell office:value-type="float" office:value="3.033" calcext:value-type="float">
            <text:p>3.033</text:p>
          </table:table-cell>
          <table:table-cell office:value-type="float" office:value="9.157" calcext:value-type="float">
            <text:p>9.157</text:p>
          </table:table-cell>
        </table:table-row>
        <table:table-row table:style-name="ro1">
          <table:table-cell office:value-type="float" office:value="2.286" calcext:value-type="float">
            <text:p>2.286</text:p>
          </table:table-cell>
          <table:table-cell office:value-type="float" office:value="3.033" calcext:value-type="float">
            <text:p>3.033</text:p>
          </table:table-cell>
          <table:table-cell office:value-type="float" office:value="9.157" calcext:value-type="float">
            <text:p>9.157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3.08" calcext:value-type="float">
            <text:p>3.08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office:value-type="float" office:value="2.481" calcext:value-type="float">
            <text:p>2.481</text:p>
          </table:table-cell>
          <table:table-cell office:value-type="float" office:value="3.041" calcext:value-type="float">
            <text:p>3.041</text:p>
          </table:table-cell>
          <table:table-cell office:value-type="float" office:value="8.928" calcext:value-type="float">
            <text:p>8.928</text:p>
          </table:table-cell>
        </table:table-row>
        <table:table-row table:style-name="ro1">
          <table:table-cell office:value-type="float" office:value="2.481" calcext:value-type="float">
            <text:p>2.481</text:p>
          </table:table-cell>
          <table:table-cell office:value-type="float" office:value="3.041" calcext:value-type="float">
            <text:p>3.041</text:p>
          </table:table-cell>
          <table:table-cell office:value-type="float" office:value="8.928" calcext:value-type="float">
            <text:p>8.92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2.919" calcext:value-type="float">
            <text:p>2.919</text:p>
          </table:table-cell>
          <table:table-cell office:value-type="float" office:value="8.682" calcext:value-type="float">
            <text:p>8.68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2.919" calcext:value-type="float">
            <text:p>2.919</text:p>
          </table:table-cell>
          <table:table-cell office:value-type="float" office:value="8.682" calcext:value-type="float">
            <text:p>8.682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2.764" calcext:value-type="float">
            <text:p>2.764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2.764" calcext:value-type="float">
            <text:p>2.764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2.478" calcext:value-type="float">
            <text:p>2.478</text:p>
          </table:table-cell>
          <table:table-cell office:value-type="float" office:value="2.655" calcext:value-type="float">
            <text:p>2.655</text:p>
          </table:table-cell>
          <table:table-cell office:value-type="float" office:value="8.166" calcext:value-type="float">
            <text:p>8.166</text:p>
          </table:table-cell>
        </table:table-row>
        <table:table-row table:style-name="ro1">
          <table:table-cell office:value-type="float" office:value="2.417" calcext:value-type="float">
            <text:p>2.417</text:p>
          </table:table-cell>
          <table:table-cell office:value-type="float" office:value="2.632" calcext:value-type="float">
            <text:p>2.632</text:p>
          </table:table-cell>
          <table:table-cell office:value-type="float" office:value="7.994" calcext:value-type="float">
            <text:p>7.994</text:p>
          </table:table-cell>
        </table:table-row>
        <table:table-row table:style-name="ro1">
          <table:table-cell office:value-type="float" office:value="2.417" calcext:value-type="float">
            <text:p>2.417</text:p>
          </table:table-cell>
          <table:table-cell office:value-type="float" office:value="2.632" calcext:value-type="float">
            <text:p>2.632</text:p>
          </table:table-cell>
          <table:table-cell office:value-type="float" office:value="7.994" calcext:value-type="float">
            <text:p>7.99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713" calcext:value-type="float">
            <text:p>2.713</text:p>
          </table:table-cell>
          <table:table-cell office:value-type="float" office:value="7.899" calcext:value-type="float">
            <text:p>7.899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713" calcext:value-type="float">
            <text:p>2.713</text:p>
          </table:table-cell>
          <table:table-cell office:value-type="float" office:value="7.899" calcext:value-type="float">
            <text:p>7.899</text:p>
          </table:table-cell>
        </table:table-row>
        <table:table-row table:style-name="ro1">
          <table:table-cell office:value-type="float" office:value="2.378" calcext:value-type="float">
            <text:p>2.378</text:p>
          </table:table-cell>
          <table:table-cell office:value-type="float" office:value="2.858" calcext:value-type="float">
            <text:p>2.858</text:p>
          </table:table-cell>
          <table:table-cell office:value-type="float" office:value="7.869" calcext:value-type="float">
            <text:p>7.869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3.013" calcext:value-type="float">
            <text:p>3.013</text:p>
          </table:table-cell>
          <table:table-cell office:value-type="float" office:value="7.842" calcext:value-type="float">
            <text:p>7.84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3.013" calcext:value-type="float">
            <text:p>3.013</text:p>
          </table:table-cell>
          <table:table-cell office:value-type="float" office:value="7.842" calcext:value-type="float">
            <text:p>7.84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3.117" calcext:value-type="float">
            <text:p>3.117</text:p>
          </table:table-cell>
          <table:table-cell office:value-type="float" office:value="7.695" calcext:value-type="float">
            <text:p>7.69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3.117" calcext:value-type="float">
            <text:p>3.117</text:p>
          </table:table-cell>
          <table:table-cell office:value-type="float" office:value="7.695" calcext:value-type="float">
            <text:p>7.695</text:p>
          </table:table-cell>
        </table:table-row>
        <table:table-row table:style-name="ro1">
          <table:table-cell office:value-type="float" office:value="2.567" calcext:value-type="float">
            <text:p>2.567</text:p>
          </table:table-cell>
          <table:table-cell office:value-type="float" office:value="3.158" calcext:value-type="float">
            <text:p>3.158</text:p>
          </table:table-cell>
          <table:table-cell office:value-type="float" office:value="7.483" calcext:value-type="float">
            <text:p>7.483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3.122" calcext:value-type="float">
            <text:p>3.122</text:p>
          </table:table-cell>
          <table:table-cell office:value-type="float" office:value="7.127" calcext:value-type="float">
            <text:p>7.127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3.122" calcext:value-type="float">
            <text:p>3.122</text:p>
          </table:table-cell>
          <table:table-cell office:value-type="float" office:value="7.127" calcext:value-type="float">
            <text:p>7.127</text:p>
          </table:table-cell>
        </table:table-row>
        <table:table-row table:style-name="ro1">
          <table:table-cell office:value-type="float" office:value="2.714" calcext:value-type="float">
            <text:p>2.714</text:p>
          </table:table-cell>
          <table:table-cell office:value-type="float" office:value="2.461" calcext:value-type="float">
            <text:p>2.461</text:p>
          </table:table-cell>
          <table:table-cell office:value-type="float" office:value="6.485" calcext:value-type="float">
            <text:p>6.485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1.658" calcext:value-type="float">
            <text:p>1.658</text:p>
          </table:table-cell>
          <table:table-cell office:value-type="float" office:value="6.245" calcext:value-type="float">
            <text:p>6.245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1.658" calcext:value-type="float">
            <text:p>1.658</text:p>
          </table:table-cell>
          <table:table-cell office:value-type="float" office:value="6.245" calcext:value-type="float">
            <text:p>6.245</text:p>
          </table:table-cell>
        </table:table-row>
        <table:table-row table:style-name="ro1">
          <table:table-cell office:value-type="float" office:value="2.792" calcext:value-type="float">
            <text:p>2.792</text:p>
          </table:table-cell>
          <table:table-cell office:value-type="float" office:value="0.488" calcext:value-type="float">
            <text:p>0.488</text:p>
          </table:table-cell>
          <table:table-cell office:value-type="float" office:value="5.848" calcext:value-type="float">
            <text:p>5.848</text:p>
          </table:table-cell>
        </table:table-row>
        <table:table-row table:style-name="ro1">
          <table:table-cell office:value-type="float" office:value="2.593" calcext:value-type="float">
            <text:p>2.593</text:p>
          </table:table-cell>
          <table:table-cell office:value-type="float" office:value="-0.5" calcext:value-type="float">
            <text:p>-0.5</text:p>
          </table:table-cell>
          <table:table-cell office:value-type="float" office:value="4.643" calcext:value-type="float">
            <text:p>4.643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-1.211" calcext:value-type="float">
            <text:p>-1.211</text:p>
          </table:table-cell>
          <table:table-cell office:value-type="float" office:value="3.002" calcext:value-type="float">
            <text:p>3.002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-1.211" calcext:value-type="float">
            <text:p>-1.211</text:p>
          </table:table-cell>
          <table:table-cell office:value-type="float" office:value="3.002" calcext:value-type="float">
            <text:p>3.002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-1.267" calcext:value-type="float">
            <text:p>-1.267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-1.267" calcext:value-type="float">
            <text:p>-1.267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-0.764" calcext:value-type="float">
            <text:p>-0.764</text:p>
          </table:table-cell>
          <table:table-cell office:value-type="float" office:value="-0.293" calcext:value-type="float">
            <text:p>-0.293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775" calcext:value-type="float">
            <text:p>-0.775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775" calcext:value-type="float">
            <text:p>-0.775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741" calcext:value-type="float">
            <text:p>0.741</text:p>
          </table:table-cell>
          <table:table-cell office:value-type="float" office:value="-0.614" calcext:value-type="float">
            <text:p>-0.614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741" calcext:value-type="float">
            <text:p>0.741</text:p>
          </table:table-cell>
          <table:table-cell office:value-type="float" office:value="-0.614" calcext:value-type="float">
            <text:p>-0.61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.366" calcext:value-type="float">
            <text:p>1.366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.761" calcext:value-type="float">
            <text:p>1.761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.761" calcext:value-type="float">
            <text:p>1.761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  <table:table-cell office:value-type="float" office:value="1.9" calcext:value-type="float">
            <text:p>1.9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  <table:table-cell office:value-type="float" office:value="1.9" calcext:value-type="float">
            <text:p>1.9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1.806" calcext:value-type="float">
            <text:p>1.80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1.552" calcext:value-type="float">
            <text:p>1.55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1.552" calcext:value-type="float">
            <text:p>1.55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.219" calcext:value-type="float">
            <text:p>1.219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.219" calcext:value-type="float">
            <text:p>1.219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611" calcext:value-type="float">
            <text:p>0.611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611" calcext:value-type="float">
            <text:p>0.611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416" calcext:value-type="float">
            <text:p>0.416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416" calcext:value-type="float">
            <text:p>0.416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303" calcext:value-type="float">
            <text:p>0.303</text:p>
          </table:table-cell>
          <table:table-cell office:value-type="float" office:value="-0.343" calcext:value-type="float">
            <text:p>-0.343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264" calcext:value-type="float">
            <text:p>0.264</text:p>
          </table:table-cell>
          <table:table-cell office:value-type="float" office:value="-0.383" calcext:value-type="float">
            <text:p>-0.383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264" calcext:value-type="float">
            <text:p>0.264</text:p>
          </table:table-cell>
          <table:table-cell office:value-type="float" office:value="-0.383" calcext:value-type="float">
            <text:p>-0.383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333" calcext:value-type="float">
            <text:p>0.333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333" calcext:value-type="float">
            <text:p>0.333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615" calcext:value-type="float">
            <text:p>0.615</text:p>
          </table:table-cell>
          <table:table-cell office:value-type="float" office:value="-0.665" calcext:value-type="float">
            <text:p>-0.66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9" calcext:value-type="float">
            <text:p>0.9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9" calcext:value-type="float">
            <text:p>0.9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19" calcext:value-type="float">
            <text:p>1.19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19" calcext:value-type="float">
            <text:p>1.19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931" calcext:value-type="float">
            <text:p>0.931</text:p>
          </table:table-cell>
          <table:table-cell office:value-type="float" office:value="-0.507" calcext:value-type="float">
            <text:p>-0.507</text:p>
          </table:table-cell>
        </table:table-row>
        <table:table-row table:style-name="ro1">
          <table:table-cell office:value-type="float" office:value="-0.404" calcext:value-type="float">
            <text:p>-0.40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-0.404" calcext:value-type="float">
            <text:p>-0.40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-0.994" calcext:value-type="float">
            <text:p>-0.994</text:p>
          </table:table-cell>
          <table:table-cell office:value-type="float" office:value="-0.306" calcext:value-type="float">
            <text:p>-0.306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-0.994" calcext:value-type="float">
            <text:p>-0.994</text:p>
          </table:table-cell>
          <table:table-cell office:value-type="float" office:value="-0.306" calcext:value-type="float">
            <text:p>-0.306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-1.906" calcext:value-type="float">
            <text:p>-1.906</text:p>
          </table:table-cell>
          <table:table-cell office:value-type="float" office:value="-0.995" calcext:value-type="float">
            <text:p>-0.995</text:p>
          </table:table-cell>
          <table:table-cell office:value-type="float" office:value="2.544" calcext:value-type="float">
            <text:p>2.544</text:p>
          </table:table-cell>
        </table:table-row>
        <table:table-row table:style-name="ro1">
          <table:table-cell office:value-type="float" office:value="-3.003" calcext:value-type="float">
            <text:p>-3.003</text:p>
          </table:table-cell>
          <table:table-cell office:value-type="float" office:value="-1.698" calcext:value-type="float">
            <text:p>-1.698</text:p>
          </table:table-cell>
          <table:table-cell office:value-type="float" office:value="4.504" calcext:value-type="float">
            <text:p>4.504</text:p>
          </table:table-cell>
        </table:table-row>
        <table:table-row table:style-name="ro1">
          <table:table-cell office:value-type="float" office:value="-3.003" calcext:value-type="float">
            <text:p>-3.003</text:p>
          </table:table-cell>
          <table:table-cell office:value-type="float" office:value="-1.698" calcext:value-type="float">
            <text:p>-1.698</text:p>
          </table:table-cell>
          <table:table-cell office:value-type="float" office:value="4.504" calcext:value-type="float">
            <text:p>4.504</text:p>
          </table:table-cell>
        </table:table-row>
        <table:table-row table:style-name="ro1">
          <table:table-cell office:value-type="float" office:value="-4.023" calcext:value-type="float">
            <text:p>-4.023</text:p>
          </table:table-cell>
          <table:table-cell office:value-type="float" office:value="-2.683" calcext:value-type="float">
            <text:p>-2.683</text:p>
          </table:table-cell>
          <table:table-cell office:value-type="float" office:value="7.294" calcext:value-type="float">
            <text:p>7.294</text:p>
          </table:table-cell>
        </table:table-row>
        <table:table-row table:style-name="ro1">
          <table:table-cell office:value-type="float" office:value="-4.023" calcext:value-type="float">
            <text:p>-4.023</text:p>
          </table:table-cell>
          <table:table-cell office:value-type="float" office:value="-2.683" calcext:value-type="float">
            <text:p>-2.683</text:p>
          </table:table-cell>
          <table:table-cell office:value-type="float" office:value="7.294" calcext:value-type="float">
            <text:p>7.294</text:p>
          </table:table-cell>
        </table:table-row>
        <table:table-row table:style-name="ro1">
          <table:table-cell office:value-type="float" office:value="-3.375" calcext:value-type="float">
            <text:p>-3.375</text:p>
          </table:table-cell>
          <table:table-cell office:value-type="float" office:value="-4.261" calcext:value-type="float">
            <text:p>-4.261</text:p>
          </table:table-cell>
          <table:table-cell office:value-type="float" office:value="11.338" calcext:value-type="float">
            <text:p>11.338</text:p>
          </table:table-cell>
        </table:table-row>
        <table:table-row table:style-name="ro1">
          <table:table-cell office:value-type="float" office:value="-2.427" calcext:value-type="float">
            <text:p>-2.427</text:p>
          </table:table-cell>
          <table:table-cell office:value-type="float" office:value="-5.347" calcext:value-type="float">
            <text:p>-5.347</text:p>
          </table:table-cell>
          <table:table-cell office:value-type="float" office:value="14.951" calcext:value-type="float">
            <text:p>14.951</text:p>
          </table:table-cell>
        </table:table-row>
        <table:table-row table:style-name="ro1">
          <table:table-cell office:value-type="float" office:value="-2.427" calcext:value-type="float">
            <text:p>-2.427</text:p>
          </table:table-cell>
          <table:table-cell office:value-type="float" office:value="-5.347" calcext:value-type="float">
            <text:p>-5.347</text:p>
          </table:table-cell>
          <table:table-cell office:value-type="float" office:value="14.951" calcext:value-type="float">
            <text:p>14.951</text:p>
          </table:table-cell>
        </table:table-row>
        <table:table-row table:style-name="ro1">
          <table:table-cell office:value-type="float" office:value="-0.724" calcext:value-type="float">
            <text:p>-0.724</text:p>
          </table:table-cell>
          <table:table-cell office:value-type="float" office:value="-6.51" calcext:value-type="float">
            <text:p>-6.5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-0.724" calcext:value-type="float">
            <text:p>-0.724</text:p>
          </table:table-cell>
          <table:table-cell office:value-type="float" office:value="-6.51" calcext:value-type="float">
            <text:p>-6.5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  <table:table-cell office:value-type="float" office:value="-5.958" calcext:value-type="float">
            <text:p>-5.958</text:p>
          </table:table-cell>
          <table:table-cell office:value-type="float" office:value="16.507" calcext:value-type="float">
            <text:p>16.507</text:p>
          </table:table-cell>
        </table:table-row>
        <table:table-row table:style-name="ro1">
          <table:table-cell office:value-type="float" office:value="-0.224" calcext:value-type="float">
            <text:p>-0.224</text:p>
          </table:table-cell>
          <table:table-cell office:value-type="float" office:value="-4.68" calcext:value-type="float">
            <text:p>-4.68</text:p>
          </table:table-cell>
          <table:table-cell office:value-type="float" office:value="13.933" calcext:value-type="float">
            <text:p>13.933</text:p>
          </table:table-cell>
        </table:table-row>
        <table:table-row table:style-name="ro1">
          <table:table-cell office:value-type="float" office:value="-0.224" calcext:value-type="float">
            <text:p>-0.224</text:p>
          </table:table-cell>
          <table:table-cell office:value-type="float" office:value="-4.68" calcext:value-type="float">
            <text:p>-4.68</text:p>
          </table:table-cell>
          <table:table-cell office:value-type="float" office:value="13.933" calcext:value-type="float">
            <text:p>13.933</text:p>
          </table:table-cell>
        </table:table-row>
        <table:table-row table:style-name="ro1">
          <table:table-cell office:value-type="float" office:value="-1.196" calcext:value-type="float">
            <text:p>-1.196</text:p>
          </table:table-cell>
          <table:table-cell office:value-type="float" office:value="-2.434" calcext:value-type="float">
            <text:p>-2.434</text:p>
          </table:table-cell>
          <table:table-cell office:value-type="float" office:value="9.077" calcext:value-type="float">
            <text:p>9.077</text:p>
          </table:table-cell>
        </table:table-row>
        <table:table-row table:style-name="ro1">
          <table:table-cell office:value-type="float" office:value="-1.196" calcext:value-type="float">
            <text:p>-1.196</text:p>
          </table:table-cell>
          <table:table-cell office:value-type="float" office:value="-2.434" calcext:value-type="float">
            <text:p>-2.434</text:p>
          </table:table-cell>
          <table:table-cell office:value-type="float" office:value="9.077" calcext:value-type="float">
            <text:p>9.077</text:p>
          </table:table-cell>
        </table:table-row>
        <table:table-row table:style-name="ro1">
          <table:table-cell office:value-type="float" office:value="-1.872" calcext:value-type="float">
            <text:p>-1.872</text:p>
          </table:table-cell>
          <table:table-cell office:value-type="float" office:value="0.074" calcext:value-type="float">
            <text:p>0.074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-2.008" calcext:value-type="float">
            <text:p>-2.008</text:p>
          </table:table-cell>
          <table:table-cell office:value-type="float" office:value="2.02" calcext:value-type="float">
            <text:p>2.02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2.008" calcext:value-type="float">
            <text:p>-2.008</text:p>
          </table:table-cell>
          <table:table-cell office:value-type="float" office:value="2.02" calcext:value-type="float">
            <text:p>2.02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1.753" calcext:value-type="float">
            <text:p>-1.753</text:p>
          </table:table-cell>
          <table:table-cell office:value-type="float" office:value="3.187" calcext:value-type="float">
            <text:p>3.187</text:p>
          </table:table-cell>
          <table:table-cell office:value-type="float" office:value="-5.527" calcext:value-type="float">
            <text:p>-5.527</text:p>
          </table:table-cell>
        </table:table-row>
        <table:table-row table:style-name="ro1">
          <table:table-cell office:value-type="float" office:value="-1.753" calcext:value-type="float">
            <text:p>-1.753</text:p>
          </table:table-cell>
          <table:table-cell office:value-type="float" office:value="3.187" calcext:value-type="float">
            <text:p>3.187</text:p>
          </table:table-cell>
          <table:table-cell office:value-type="float" office:value="-5.527" calcext:value-type="float">
            <text:p>-5.527</text:p>
          </table:table-cell>
        </table:table-row>
        <table:table-row table:style-name="ro1">
          <table:table-cell office:value-type="float" office:value="-1.084" calcext:value-type="float">
            <text:p>-1.084</text:p>
          </table:table-cell>
          <table:table-cell office:value-type="float" office:value="3.412" calcext:value-type="float">
            <text:p>3.412</text:p>
          </table:table-cell>
          <table:table-cell office:value-type="float" office:value="-7.444" calcext:value-type="float">
            <text:p>-7.444</text:p>
          </table:table-cell>
        </table:table-row>
        <table:table-row table:style-name="ro1">
          <table:table-cell office:value-type="float" office:value="-0.267" calcext:value-type="float">
            <text:p>-0.267</text:p>
          </table:table-cell>
          <table:table-cell office:value-type="float" office:value="3.028" calcext:value-type="float">
            <text:p>3.028</text:p>
          </table:table-cell>
          <table:table-cell office:value-type="float" office:value="-7.45" calcext:value-type="float">
            <text:p>-7.45</text:p>
          </table:table-cell>
        </table:table-row>
        <table:table-row table:style-name="ro1">
          <table:table-cell office:value-type="float" office:value="-0.267" calcext:value-type="float">
            <text:p>-0.267</text:p>
          </table:table-cell>
          <table:table-cell office:value-type="float" office:value="3.028" calcext:value-type="float">
            <text:p>3.028</text:p>
          </table:table-cell>
          <table:table-cell office:value-type="float" office:value="-7.45" calcext:value-type="float">
            <text:p>-7.45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2.43" calcext:value-type="float">
            <text:p>2.43</text:p>
          </table:table-cell>
          <table:table-cell office:value-type="float" office:value="-6.016" calcext:value-type="float">
            <text:p>-6.016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2.43" calcext:value-type="float">
            <text:p>2.43</text:p>
          </table:table-cell>
          <table:table-cell office:value-type="float" office:value="-6.016" calcext:value-type="float">
            <text:p>-6.016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.95" calcext:value-type="float">
            <text:p>1.95</text:p>
          </table:table-cell>
          <table:table-cell office:value-type="float" office:value="-3.636" calcext:value-type="float">
            <text:p>-3.636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.95" calcext:value-type="float">
            <text:p>1.95</text:p>
          </table:table-cell>
          <table:table-cell office:value-type="float" office:value="-3.636" calcext:value-type="float">
            <text:p>-3.636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1.686" calcext:value-type="float">
            <text:p>1.686</text:p>
          </table:table-cell>
          <table:table-cell office:value-type="float" office:value="-1.055" calcext:value-type="float">
            <text:p>-1.05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604" calcext:value-type="float">
            <text:p>1.604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604" calcext:value-type="float">
            <text:p>1.604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.413" calcext:value-type="float">
            <text:p>1.413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.413" calcext:value-type="float">
            <text:p>1.413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.192" calcext:value-type="float">
            <text:p>1.192</text:p>
          </table:table-cell>
          <table:table-cell office:value-type="float" office:value="3.742" calcext:value-type="float">
            <text:p>3.74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637" calcext:value-type="float">
            <text:p>0.637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637" calcext:value-type="float">
            <text:p>0.637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1" calcext:value-type="float">
            <text:p>0.01</text:p>
          </table:table-cell>
          <table:table-cell office:value-type="float" office:value="3.854" calcext:value-type="float">
            <text:p>3.85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1" calcext:value-type="float">
            <text:p>0.01</text:p>
          </table:table-cell>
          <table:table-cell office:value-type="float" office:value="3.854" calcext:value-type="float">
            <text:p>3.85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-0.508" calcext:value-type="float">
            <text:p>-0.508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-0.82" calcext:value-type="float">
            <text:p>-0.8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-0.82" calcext:value-type="float">
            <text:p>-0.8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-0.936" calcext:value-type="float">
            <text:p>-0.936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-0.936" calcext:value-type="float">
            <text:p>-0.936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-0.937" calcext:value-type="float">
            <text:p>-0.937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-1.024" calcext:value-type="float">
            <text:p>-1.02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-1.024" calcext:value-type="float">
            <text:p>-1.02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1.66" calcext:value-type="float">
            <text:p>-1.66</text:p>
          </table:table-cell>
          <table:table-cell office:value-type="float" office:value="5.918" calcext:value-type="float">
            <text:p>5.91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1.66" calcext:value-type="float">
            <text:p>-1.66</text:p>
          </table:table-cell>
          <table:table-cell office:value-type="float" office:value="5.918" calcext:value-type="float">
            <text:p>5.918</text:p>
          </table:table-cell>
        </table:table-row>
        <table:table-row table:style-name="ro1">
          <table:table-cell office:value-type="float" office:value="5.436" calcext:value-type="float">
            <text:p>5.436</text:p>
          </table:table-cell>
          <table:table-cell office:value-type="float" office:value="-2.214" calcext:value-type="float">
            <text:p>-2.214</text:p>
          </table:table-cell>
          <table:table-cell office:value-type="float" office:value="9.089" calcext:value-type="float">
            <text:p>9.089</text:p>
          </table:table-cell>
        </table:table-row>
        <table:table-row table:style-name="ro1">
          <table:table-cell office:value-type="float" office:value="6.622" calcext:value-type="float">
            <text:p>6.622</text:p>
          </table:table-cell>
          <table:table-cell office:value-type="float" office:value="-2.929" calcext:value-type="float">
            <text:p>-2.929</text:p>
          </table:table-cell>
          <table:table-cell office:value-type="float" office:value="10.127" calcext:value-type="float">
            <text:p>10.127</text:p>
          </table:table-cell>
        </table:table-row>
        <table:table-row table:style-name="ro1">
          <table:table-cell office:value-type="float" office:value="6.622" calcext:value-type="float">
            <text:p>6.622</text:p>
          </table:table-cell>
          <table:table-cell office:value-type="float" office:value="-2.929" calcext:value-type="float">
            <text:p>-2.929</text:p>
          </table:table-cell>
          <table:table-cell office:value-type="float" office:value="10.127" calcext:value-type="float">
            <text:p>10.127</text:p>
          </table:table-cell>
        </table:table-row>
        <table:table-row table:style-name="ro1">
          <table:table-cell office:value-type="float" office:value="8.006" calcext:value-type="float">
            <text:p>8.006</text:p>
          </table:table-cell>
          <table:table-cell office:value-type="float" office:value="-3.384" calcext:value-type="float">
            <text:p>-3.384</text:p>
          </table:table-cell>
          <table:table-cell office:value-type="float" office:value="10.703" calcext:value-type="float">
            <text:p>10.703</text:p>
          </table:table-cell>
        </table:table-row>
        <table:table-row table:style-name="ro1">
          <table:table-cell office:value-type="float" office:value="8.006" calcext:value-type="float">
            <text:p>8.006</text:p>
          </table:table-cell>
          <table:table-cell office:value-type="float" office:value="-3.384" calcext:value-type="float">
            <text:p>-3.384</text:p>
          </table:table-cell>
          <table:table-cell office:value-type="float" office:value="10.703" calcext:value-type="float">
            <text:p>10.703</text:p>
          </table:table-cell>
        </table:table-row>
        <table:table-row table:style-name="ro1">
          <table:table-cell office:value-type="float" office:value="6.867" calcext:value-type="float">
            <text:p>6.867</text:p>
          </table:table-cell>
          <table:table-cell office:value-type="float" office:value="-3.349" calcext:value-type="float">
            <text:p>-3.349</text:p>
          </table:table-cell>
          <table:table-cell office:value-type="float" office:value="8.393" calcext:value-type="float">
            <text:p>8.393</text:p>
          </table:table-cell>
        </table:table-row>
        <table:table-row table:style-name="ro1">
          <table:table-cell office:value-type="float" office:value="4.763" calcext:value-type="float">
            <text:p>4.763</text:p>
          </table:table-cell>
          <table:table-cell office:value-type="float" office:value="-2.949" calcext:value-type="float">
            <text:p>-2.949</text:p>
          </table:table-cell>
          <table:table-cell office:value-type="float" office:value="5.662" calcext:value-type="float">
            <text:p>5.662</text:p>
          </table:table-cell>
        </table:table-row>
        <table:table-row table:style-name="ro1">
          <table:table-cell office:value-type="float" office:value="4.763" calcext:value-type="float">
            <text:p>4.763</text:p>
          </table:table-cell>
          <table:table-cell office:value-type="float" office:value="-2.949" calcext:value-type="float">
            <text:p>-2.949</text:p>
          </table:table-cell>
          <table:table-cell office:value-type="float" office:value="5.662" calcext:value-type="float">
            <text:p>5.66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-2.166" calcext:value-type="float">
            <text:p>-2.166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-2.166" calcext:value-type="float">
            <text:p>-2.166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-1.211" calcext:value-type="float">
            <text:p>-1.211</text:p>
          </table:table-cell>
          <table:table-cell office:value-type="float" office:value="1.835" calcext:value-type="float">
            <text:p>1.835</text:p>
          </table:table-cell>
        </table:table-row>
        <table:table-row table:style-name="ro1">
          <table:table-cell office:value-type="float" office:value="-0.557" calcext:value-type="float">
            <text:p>-0.557</text:p>
          </table:table-cell>
          <table:table-cell office:value-type="float" office:value="-0.275" calcext:value-type="float">
            <text:p>-0.275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-0.557" calcext:value-type="float">
            <text:p>-0.557</text:p>
          </table:table-cell>
          <table:table-cell office:value-type="float" office:value="-0.275" calcext:value-type="float">
            <text:p>-0.275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-1.083" calcext:value-type="float">
            <text:p>-1.083</text:p>
          </table:table-cell>
          <table:table-cell office:value-type="float" office:value="0.401" calcext:value-type="float">
            <text:p>0.401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 office:value-type="float" office:value="-1.083" calcext:value-type="float">
            <text:p>-1.083</text:p>
          </table:table-cell>
          <table:table-cell office:value-type="float" office:value="0.401" calcext:value-type="float">
            <text:p>0.401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 office:value-type="float" office:value="-1.024" calcext:value-type="float">
            <text:p>-1.024</text:p>
          </table:table-cell>
          <table:table-cell office:value-type="float" office:value="0.72" calcext:value-type="float">
            <text:p>0.72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-1.024" calcext:value-type="float">
            <text:p>-1.024</text:p>
          </table:table-cell>
          <table:table-cell office:value-type="float" office:value="0.72" calcext:value-type="float">
            <text:p>0.72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-0.662" calcext:value-type="float">
            <text:p>-0.662</text:p>
          </table:table-cell>
          <table:table-cell office:value-type="float" office:value="0.807" calcext:value-type="float">
            <text:p>0.807</text:p>
          </table:table-cell>
          <table:table-cell office:value-type="float" office:value="2.565" calcext:value-type="float">
            <text:p>2.565</text:p>
          </table:table-cell>
        </table:table-row>
        <table:table-row table:style-name="ro1">
          <table:table-cell office:value-type="float" office:value="-0.177" calcext:value-type="float">
            <text:p>-0.177</text:p>
          </table:table-cell>
          <table:table-cell office:value-type="float" office:value="0.785" calcext:value-type="float">
            <text:p>0.785</text:p>
          </table:table-cell>
          <table:table-cell office:value-type="float" office:value="2.988" calcext:value-type="float">
            <text:p>2.988</text:p>
          </table:table-cell>
        </table:table-row>
        <table:table-row table:style-name="ro1">
          <table:table-cell office:value-type="float" office:value="-0.177" calcext:value-type="float">
            <text:p>-0.177</text:p>
          </table:table-cell>
          <table:table-cell office:value-type="float" office:value="0.785" calcext:value-type="float">
            <text:p>0.785</text:p>
          </table:table-cell>
          <table:table-cell office:value-type="float" office:value="2.988" calcext:value-type="float">
            <text:p>2.988</text:p>
          </table:table-cell>
        </table:table-row>
        <table:table-row table:style-name="ro1">
          <table:table-cell office:value-type="float" office:value="-0.295" calcext:value-type="float">
            <text:p>-0.295</text:p>
          </table:table-cell>
          <table:table-cell office:value-type="float" office:value="0.111" calcext:value-type="float">
            <text:p>0.111</text:p>
          </table:table-cell>
          <table:table-cell office:value-type="float" office:value="4.865" calcext:value-type="float">
            <text:p>4.865</text:p>
          </table:table-cell>
        </table:table-row>
        <table:table-row table:style-name="ro1">
          <table:table-cell office:value-type="float" office:value="-0.295" calcext:value-type="float">
            <text:p>-0.295</text:p>
          </table:table-cell>
          <table:table-cell office:value-type="float" office:value="0.111" calcext:value-type="float">
            <text:p>0.111</text:p>
          </table:table-cell>
          <table:table-cell office:value-type="float" office:value="4.865" calcext:value-type="float">
            <text:p>4.865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-0.688" calcext:value-type="float">
            <text:p>-0.688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-0.369" calcext:value-type="float">
            <text:p>-0.369</text:p>
          </table:table-cell>
          <table:table-cell office:value-type="float" office:value="-1.442" calcext:value-type="float">
            <text:p>-1.442</text:p>
          </table:table-cell>
          <table:table-cell office:value-type="float" office:value="10.594" calcext:value-type="float">
            <text:p>10.594</text:p>
          </table:table-cell>
        </table:table-row>
        <table:table-row table:style-name="ro1">
          <table:table-cell office:value-type="float" office:value="-0.369" calcext:value-type="float">
            <text:p>-0.369</text:p>
          </table:table-cell>
          <table:table-cell office:value-type="float" office:value="-1.442" calcext:value-type="float">
            <text:p>-1.442</text:p>
          </table:table-cell>
          <table:table-cell office:value-type="float" office:value="10.594" calcext:value-type="float">
            <text:p>10.594</text:p>
          </table:table-cell>
        </table:table-row>
        <table:table-row table:style-name="ro1">
          <table:table-cell office:value-type="float" office:value="-0.176" calcext:value-type="float">
            <text:p>-0.176</text:p>
          </table:table-cell>
          <table:table-cell office:value-type="float" office:value="-2.088" calcext:value-type="float">
            <text:p>-2.088</text:p>
          </table:table-cell>
          <table:table-cell office:value-type="float" office:value="12.242" calcext:value-type="float">
            <text:p>12.242</text:p>
          </table:table-cell>
        </table:table-row>
        <table:table-row table:style-name="ro1">
          <table:table-cell office:value-type="float" office:value="-0.176" calcext:value-type="float">
            <text:p>-0.176</text:p>
          </table:table-cell>
          <table:table-cell office:value-type="float" office:value="-2.088" calcext:value-type="float">
            <text:p>-2.088</text:p>
          </table:table-cell>
          <table:table-cell office:value-type="float" office:value="12.242" calcext:value-type="float">
            <text:p>12.242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  <table:table-cell office:value-type="float" office:value="-1.756" calcext:value-type="float">
            <text:p>-1.756</text:p>
          </table:table-cell>
          <table:table-cell office:value-type="float" office:value="11.816" calcext:value-type="float">
            <text:p>11.81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.016" calcext:value-type="float">
            <text:p>-1.016</text:p>
          </table:table-cell>
          <table:table-cell office:value-type="float" office:value="8.794" calcext:value-type="float">
            <text:p>8.79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.016" calcext:value-type="float">
            <text:p>-1.016</text:p>
          </table:table-cell>
          <table:table-cell office:value-type="float" office:value="8.794" calcext:value-type="float">
            <text:p>8.794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-0.168" calcext:value-type="float">
            <text:p>-0.168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-0.168" calcext:value-type="float">
            <text:p>-0.168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4.502" calcext:value-type="float">
            <text:p>4.502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-0.029" calcext:value-type="float">
            <text:p>-0.029</text:p>
          </table:table-cell>
          <table:table-cell office:value-type="float" office:value="5.152" calcext:value-type="float">
            <text:p>5.152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-0.029" calcext:value-type="float">
            <text:p>-0.029</text:p>
          </table:table-cell>
          <table:table-cell office:value-type="float" office:value="5.152" calcext:value-type="float">
            <text:p>5.152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-0.382" calcext:value-type="float">
            <text:p>-0.382</text:p>
          </table:table-cell>
          <table:table-cell office:value-type="float" office:value="7.421" calcext:value-type="float">
            <text:p>7.421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-0.382" calcext:value-type="float">
            <text:p>-0.382</text:p>
          </table:table-cell>
          <table:table-cell office:value-type="float" office:value="7.421" calcext:value-type="float">
            <text:p>7.42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373" calcext:value-type="float">
            <text:p>-0.373</text:p>
          </table:table-cell>
          <table:table-cell office:value-type="float" office:value="8.719" calcext:value-type="float">
            <text:p>8.719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0.385" calcext:value-type="float">
            <text:p>-0.385</text:p>
          </table:table-cell>
          <table:table-cell office:value-type="float" office:value="8.732" calcext:value-type="float">
            <text:p>8.732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0.385" calcext:value-type="float">
            <text:p>-0.385</text:p>
          </table:table-cell>
          <table:table-cell office:value-type="float" office:value="8.732" calcext:value-type="float">
            <text:p>8.732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0.897" calcext:value-type="float">
            <text:p>-0.897</text:p>
          </table:table-cell>
          <table:table-cell office:value-type="float" office:value="8.805" calcext:value-type="float">
            <text:p>8.80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0.897" calcext:value-type="float">
            <text:p>-0.897</text:p>
          </table:table-cell>
          <table:table-cell office:value-type="float" office:value="8.805" calcext:value-type="float">
            <text:p>8.805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-1.299" calcext:value-type="float">
            <text:p>-1.299</text:p>
          </table:table-cell>
          <table:table-cell office:value-type="float" office:value="8.668" calcext:value-type="float">
            <text:p>8.668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-1.768" calcext:value-type="float">
            <text:p>-1.768</text:p>
          </table:table-cell>
          <table:table-cell office:value-type="float" office:value="9.003" calcext:value-type="float">
            <text:p>9.003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-1.768" calcext:value-type="float">
            <text:p>-1.768</text:p>
          </table:table-cell>
          <table:table-cell office:value-type="float" office:value="9.003" calcext:value-type="float">
            <text:p>9.00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-1.81" calcext:value-type="float">
            <text:p>-1.81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-1.81" calcext:value-type="float">
            <text:p>-1.81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-1.432" calcext:value-type="float">
            <text:p>-1.432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.28" calcext:value-type="float">
            <text:p>-1.28</text:p>
          </table:table-cell>
          <table:table-cell office:value-type="float" office:value="9.535" calcext:value-type="float">
            <text:p>9.535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.28" calcext:value-type="float">
            <text:p>-1.28</text:p>
          </table:table-cell>
          <table:table-cell office:value-type="float" office:value="9.535" calcext:value-type="float">
            <text:p>9.535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1.107" calcext:value-type="float">
            <text:p>-1.107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1.107" calcext:value-type="float">
            <text:p>-1.107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947" calcext:value-type="float">
            <text:p>-0.947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947" calcext:value-type="float">
            <text:p>-0.947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0.904" calcext:value-type="float">
            <text:p>-0.904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-0.922" calcext:value-type="float">
            <text:p>-0.922</text:p>
          </table:table-cell>
          <table:table-cell office:value-type="float" office:value="9.904" calcext:value-type="float">
            <text:p>9.904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-0.922" calcext:value-type="float">
            <text:p>-0.922</text:p>
          </table:table-cell>
          <table:table-cell office:value-type="float" office:value="9.904" calcext:value-type="float">
            <text:p>9.904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-0.873" calcext:value-type="float">
            <text:p>-0.873</text:p>
          </table:table-cell>
          <table:table-cell office:value-type="float" office:value="9.785" calcext:value-type="float">
            <text:p>9.785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-0.873" calcext:value-type="float">
            <text:p>-0.873</text:p>
          </table:table-cell>
          <table:table-cell office:value-type="float" office:value="9.785" calcext:value-type="float">
            <text:p>9.785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-0.933" calcext:value-type="float">
            <text:p>-0.933</text:p>
          </table:table-cell>
          <table:table-cell office:value-type="float" office:value="9.828" calcext:value-type="float">
            <text:p>9.828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0.894" calcext:value-type="float">
            <text:p>-0.894</text:p>
          </table:table-cell>
          <table:table-cell office:value-type="float" office:value="9.714" calcext:value-type="float">
            <text:p>9.71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0.894" calcext:value-type="float">
            <text:p>-0.894</text:p>
          </table:table-cell>
          <table:table-cell office:value-type="float" office:value="9.714" calcext:value-type="float">
            <text:p>9.71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-0.907" calcext:value-type="float">
            <text:p>-0.907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-0.907" calcext:value-type="float">
            <text:p>-0.907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914" calcext:value-type="float">
            <text:p>-0.91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928" calcext:value-type="float">
            <text:p>-0.928</text:p>
          </table:table-cell>
          <table:table-cell office:value-type="float" office:value="9.557" calcext:value-type="float">
            <text:p>9.557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928" calcext:value-type="float">
            <text:p>-0.928</text:p>
          </table:table-cell>
          <table:table-cell office:value-type="float" office:value="9.557" calcext:value-type="float">
            <text:p>9.557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574" calcext:value-type="float">
            <text:p>9.57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574" calcext:value-type="float">
            <text:p>9.57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546" calcext:value-type="float">
            <text:p>9.54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-1.043" calcext:value-type="float">
            <text:p>-1.043</text:p>
          </table:table-cell>
          <table:table-cell office:value-type="float" office:value="9.609" calcext:value-type="float">
            <text:p>9.609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-1.043" calcext:value-type="float">
            <text:p>-1.043</text:p>
          </table:table-cell>
          <table:table-cell office:value-type="float" office:value="9.609" calcext:value-type="float">
            <text:p>9.60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.058" calcext:value-type="float">
            <text:p>-1.058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.058" calcext:value-type="float">
            <text:p>-1.058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1.068" calcext:value-type="float">
            <text:p>-1.068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-1.066" calcext:value-type="float">
            <text:p>-1.066</text:p>
          </table:table-cell>
          <table:table-cell office:value-type="float" office:value="9.701" calcext:value-type="float">
            <text:p>9.701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-1.066" calcext:value-type="float">
            <text:p>-1.066</text:p>
          </table:table-cell>
          <table:table-cell office:value-type="float" office:value="9.701" calcext:value-type="float">
            <text:p>9.70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-1.053" calcext:value-type="float">
            <text:p>-1.053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-1.053" calcext:value-type="float">
            <text:p>-1.053</text:p>
          </table:table-cell>
          <table:table-cell office:value-type="float" office:value="9.728" calcext:value-type="float">
            <text:p>9.728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-1.047" calcext:value-type="float">
            <text:p>-1.047</text:p>
          </table:table-cell>
          <table:table-cell office:value-type="float" office:value="9.686" calcext:value-type="float">
            <text:p>9.686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-1.026" calcext:value-type="float">
            <text:p>-1.026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-1.026" calcext:value-type="float">
            <text:p>-1.026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-1.02" calcext:value-type="float">
            <text:p>-1.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-1.02" calcext:value-type="float">
            <text:p>-1.02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86" calcext:value-type="float">
            <text:p>9.686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86" calcext:value-type="float">
            <text:p>9.68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06" calcext:value-type="float">
            <text:p>9.60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06" calcext:value-type="float">
            <text:p>9.606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576" calcext:value-type="float">
            <text:p>9.576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576" calcext:value-type="float">
            <text:p>9.576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-1" calcext:value-type="float">
            <text:p>-1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0.979" calcext:value-type="float">
            <text:p>-0.979</text:p>
          </table:table-cell>
          <table:table-cell office:value-type="float" office:value="9.706" calcext:value-type="float">
            <text:p>9.706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-0.964" calcext:value-type="float">
            <text:p>-0.964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-0.964" calcext:value-type="float">
            <text:p>-0.964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0.941" calcext:value-type="float">
            <text:p>-0.941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0.941" calcext:value-type="float">
            <text:p>-0.941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-0.922" calcext:value-type="float">
            <text:p>-0.922</text:p>
          </table:table-cell>
          <table:table-cell office:value-type="float" office:value="9.723" calcext:value-type="float">
            <text:p>9.723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0.909" calcext:value-type="float">
            <text:p>-0.909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0.909" calcext:value-type="float">
            <text:p>-0.909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885" calcext:value-type="float">
            <text:p>-0.88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885" calcext:value-type="float">
            <text:p>-0.885</text:p>
          </table:table-cell>
          <table:table-cell office:value-type="float" office:value="9.758" calcext:value-type="float">
            <text:p>9.758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-0.878" calcext:value-type="float">
            <text:p>-0.878</text:p>
          </table:table-cell>
          <table:table-cell office:value-type="float" office:value="9.708" calcext:value-type="float">
            <text:p>9.70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-0.861" calcext:value-type="float">
            <text:p>-0.861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-0.861" calcext:value-type="float">
            <text:p>-0.861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-0.855" calcext:value-type="float">
            <text:p>-0.855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-0.855" calcext:value-type="float">
            <text:p>-0.855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-0.862" calcext:value-type="float">
            <text:p>-0.862</text:p>
          </table:table-cell>
          <table:table-cell office:value-type="float" office:value="9.705" calcext:value-type="float">
            <text:p>9.705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-0.882" calcext:value-type="float">
            <text:p>-0.882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-0.882" calcext:value-type="float">
            <text:p>-0.882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-0.917" calcext:value-type="float">
            <text:p>-0.917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-0.917" calcext:value-type="float">
            <text:p>-0.917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-0.955" calcext:value-type="float">
            <text:p>-0.955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-0.955" calcext:value-type="float">
            <text:p>-0.955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.034" calcext:value-type="float">
            <text:p>-1.034</text:p>
          </table:table-cell>
          <table:table-cell office:value-type="float" office:value="9.626" calcext:value-type="float">
            <text:p>9.62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.034" calcext:value-type="float">
            <text:p>-1.034</text:p>
          </table:table-cell>
          <table:table-cell office:value-type="float" office:value="9.626" calcext:value-type="float">
            <text:p>9.626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-1.065" calcext:value-type="float">
            <text:p>-1.065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-1.065" calcext:value-type="float">
            <text:p>-1.065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-1.098" calcext:value-type="float">
            <text:p>-1.098</text:p>
          </table:table-cell>
          <table:table-cell office:value-type="float" office:value="9.595" calcext:value-type="float">
            <text:p>9.595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1.12" calcext:value-type="float">
            <text:p>-1.12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1.12" calcext:value-type="float">
            <text:p>-1.12</text:p>
          </table:table-cell>
          <table:table-cell office:value-type="float" office:value="9.567" calcext:value-type="float">
            <text:p>9.567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.141" calcext:value-type="float">
            <text:p>-1.141</text:p>
          </table:table-cell>
          <table:table-cell office:value-type="float" office:value="9.581" calcext:value-type="float">
            <text:p>9.581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.141" calcext:value-type="float">
            <text:p>-1.141</text:p>
          </table:table-cell>
          <table:table-cell office:value-type="float" office:value="9.581" calcext:value-type="float">
            <text:p>9.58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-1.148" calcext:value-type="float">
            <text:p>-1.148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.141" calcext:value-type="float">
            <text:p>-1.141</text:p>
          </table:table-cell>
          <table:table-cell office:value-type="float" office:value="9.595" calcext:value-type="float">
            <text:p>9.595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.141" calcext:value-type="float">
            <text:p>-1.141</text:p>
          </table:table-cell>
          <table:table-cell office:value-type="float" office:value="9.595" calcext:value-type="float">
            <text:p>9.595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1.125" calcext:value-type="float">
            <text:p>-1.125</text:p>
          </table:table-cell>
          <table:table-cell office:value-type="float" office:value="9.603" calcext:value-type="float">
            <text:p>9.603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1.125" calcext:value-type="float">
            <text:p>-1.125</text:p>
          </table:table-cell>
          <table:table-cell office:value-type="float" office:value="9.603" calcext:value-type="float">
            <text:p>9.603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1.094" calcext:value-type="float">
            <text:p>-1.094</text:p>
          </table:table-cell>
          <table:table-cell office:value-type="float" office:value="9.625" calcext:value-type="float">
            <text:p>9.625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-1.061" calcext:value-type="float">
            <text:p>-1.061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-1.061" calcext:value-type="float">
            <text:p>-1.061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.022" calcext:value-type="float">
            <text:p>-1.02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.022" calcext:value-type="float">
            <text:p>-1.02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0.965" calcext:value-type="float">
            <text:p>-0.965</text:p>
          </table:table-cell>
          <table:table-cell office:value-type="float" office:value="9.696" calcext:value-type="float">
            <text:p>9.696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0.965" calcext:value-type="float">
            <text:p>-0.965</text:p>
          </table:table-cell>
          <table:table-cell office:value-type="float" office:value="9.696" calcext:value-type="float">
            <text:p>9.696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0.952" calcext:value-type="float">
            <text:p>-0.952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0.952" calcext:value-type="float">
            <text:p>-0.952</text:p>
          </table:table-cell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-0.95" calcext:value-type="float">
            <text:p>-0.95</text:p>
          </table:table-cell>
          <table:table-cell office:value-type="float" office:value="9.708" calcext:value-type="float">
            <text:p>9.708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0.956" calcext:value-type="float">
            <text:p>-0.956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0.956" calcext:value-type="float">
            <text:p>-0.956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74" calcext:value-type="float">
            <text:p>-0.974</text:p>
          </table:table-cell>
          <table:table-cell office:value-type="float" office:value="9.693" calcext:value-type="float">
            <text:p>9.69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74" calcext:value-type="float">
            <text:p>-0.974</text:p>
          </table:table-cell>
          <table:table-cell office:value-type="float" office:value="9.693" calcext:value-type="float">
            <text:p>9.693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-1.013" calcext:value-type="float">
            <text:p>-1.01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-1.013" calcext:value-type="float">
            <text:p>-1.01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-1.027" calcext:value-type="float">
            <text:p>-1.027</text:p>
          </table:table-cell>
          <table:table-cell office:value-type="float" office:value="9.625" calcext:value-type="float">
            <text:p>9.625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-1.027" calcext:value-type="float">
            <text:p>-1.027</text:p>
          </table:table-cell>
          <table:table-cell office:value-type="float" office:value="9.625" calcext:value-type="float">
            <text:p>9.625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-1.04" calcext:value-type="float">
            <text:p>-1.04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-1.04" calcext:value-type="float">
            <text:p>-1.04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1.047" calcext:value-type="float">
            <text:p>-1.047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49" calcext:value-type="float">
            <text:p>-1.049</text:p>
          </table:table-cell>
          <table:table-cell office:value-type="float" office:value="9.625" calcext:value-type="float">
            <text:p>9.62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49" calcext:value-type="float">
            <text:p>-1.049</text:p>
          </table:table-cell>
          <table:table-cell office:value-type="float" office:value="9.625" calcext:value-type="float">
            <text:p>9.625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1.042" calcext:value-type="float">
            <text:p>-1.042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1.042" calcext:value-type="float">
            <text:p>-1.042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-1.026" calcext:value-type="float">
            <text:p>-1.026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67" calcext:value-type="float">
            <text:p>-0.967</text:p>
          </table:table-cell>
          <table:table-cell office:value-type="float" office:value="9.688" calcext:value-type="float">
            <text:p>9.688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-0.953" calcext:value-type="float">
            <text:p>-0.953</text:p>
          </table:table-cell>
          <table:table-cell office:value-type="float" office:value="9.681" calcext:value-type="float">
            <text:p>9.681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-0.953" calcext:value-type="float">
            <text:p>-0.953</text:p>
          </table:table-cell>
          <table:table-cell office:value-type="float" office:value="9.681" calcext:value-type="float">
            <text:p>9.681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0.949" calcext:value-type="float">
            <text:p>-0.949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0.949" calcext:value-type="float">
            <text:p>-0.949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0.953" calcext:value-type="float">
            <text:p>-0.95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0.965" calcext:value-type="float">
            <text:p>-0.96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0.965" calcext:value-type="float">
            <text:p>-0.96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45" calcext:value-type="float">
            <text:p>9.645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-1.028" calcext:value-type="float">
            <text:p>-1.028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-1.028" calcext:value-type="float">
            <text:p>-1.028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1.04" calcext:value-type="float">
            <text:p>-1.04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1.04" calcext:value-type="float">
            <text:p>-1.04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1.044" calcext:value-type="float">
            <text:p>-1.044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.039" calcext:value-type="float">
            <text:p>-1.039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.039" calcext:value-type="float">
            <text:p>-1.039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-1.025" calcext:value-type="float">
            <text:p>-1.02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-1.025" calcext:value-type="float">
            <text:p>-1.02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0.97" calcext:value-type="float">
            <text:p>-0.97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0.97" calcext:value-type="float">
            <text:p>-0.97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0.96" calcext:value-type="float">
            <text:p>-0.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0.96" calcext:value-type="float">
            <text:p>-0.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0.961" calcext:value-type="float">
            <text:p>-0.96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0.968" calcext:value-type="float">
            <text:p>-0.968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0.968" calcext:value-type="float">
            <text:p>-0.968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78" calcext:value-type="float">
            <text:p>-0.97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73" calcext:value-type="float">
            <text:p>-0.973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73" calcext:value-type="float">
            <text:p>-0.973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0.975" calcext:value-type="float">
            <text:p>-0.97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0.975" calcext:value-type="float">
            <text:p>-0.97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981" calcext:value-type="float">
            <text:p>-0.981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12" calcext:value-type="float">
            <text:p>-1.01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.017" calcext:value-type="float">
            <text:p>-1.01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.017" calcext:value-type="float">
            <text:p>-1.01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16" calcext:value-type="float">
            <text:p>-1.016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16" calcext:value-type="float">
            <text:p>-1.016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.01" calcext:value-type="float">
            <text:p>-1.01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.01" calcext:value-type="float">
            <text:p>-1.01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16" calcext:value-type="float">
            <text:p>-1.016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-1.024" calcext:value-type="float">
            <text:p>-1.02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-1.024" calcext:value-type="float">
            <text:p>-1.02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1.028" calcext:value-type="float">
            <text:p>-1.02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1.028" calcext:value-type="float">
            <text:p>-1.02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-1.024" calcext:value-type="float">
            <text:p>-1.024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17" calcext:value-type="float">
            <text:p>-1.01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17" calcext:value-type="float">
            <text:p>-1.01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0.976" calcext:value-type="float">
            <text:p>-0.976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0.976" calcext:value-type="float">
            <text:p>-0.976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79" calcext:value-type="float">
            <text:p>-0.97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79" calcext:value-type="float">
            <text:p>-0.97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" calcext:value-type="float">
            <text:p>-0.99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" calcext:value-type="float">
            <text:p>-0.99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45" calcext:value-type="float">
            <text:p>9.64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45" calcext:value-type="float">
            <text:p>9.64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" calcext:value-type="float">
            <text:p>-1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" calcext:value-type="float">
            <text:p>-1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11" calcext:value-type="float">
            <text:p>-1.01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.011" calcext:value-type="float">
            <text:p>-1.01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13" calcext:value-type="float">
            <text:p>-1.013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13" calcext:value-type="float">
            <text:p>-1.013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39" calcext:value-type="float">
            <text:p>9.63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1" calcext:value-type="float">
            <text:p>-1.0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1" calcext:value-type="float">
            <text:p>-1.0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" calcext:value-type="float">
            <text:p>-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" calcext:value-type="float">
            <text:p>-1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1" calcext:value-type="float">
            <text:p>-1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" calcext:value-type="float">
            <text:p>-1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" calcext:value-type="float">
            <text:p>-1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" calcext:value-type="float">
            <text:p>-1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1" calcext:value-type="float">
            <text:p>9.64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1" calcext:value-type="float">
            <text:p>-1.0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1" calcext:value-type="float">
            <text:p>-1.0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1" calcext:value-type="float">
            <text:p>-1.0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1" calcext:value-type="float">
            <text:p>-1.0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" calcext:value-type="float">
            <text:p>-1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" calcext:value-type="float">
            <text:p>-1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45" calcext:value-type="float">
            <text:p>9.64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4" calcext:value-type="float">
            <text:p>9.64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" calcext:value-type="float">
            <text:p>-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" calcext:value-type="float">
            <text:p>-1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" calcext:value-type="float">
            <text:p>-1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" calcext:value-type="float">
            <text:p>-1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" calcext:value-type="float">
            <text:p>-0.9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" calcext:value-type="float">
            <text:p>-0.9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9" calcext:value-type="float">
            <text:p>-1.00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9" calcext:value-type="float">
            <text:p>-1.00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1" calcext:value-type="float">
            <text:p>-0.98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" calcext:value-type="float">
            <text:p>-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" calcext:value-type="float">
            <text:p>-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1" calcext:value-type="float">
            <text:p>-0.981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1" calcext:value-type="float">
            <text:p>-0.981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" calcext:value-type="float">
            <text:p>-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" calcext:value-type="float">
            <text:p>-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7" calcext:value-type="float">
            <text:p>9.67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" calcext:value-type="float">
            <text:p>-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1" calcext:value-type="float">
            <text:p>-0.98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1" calcext:value-type="float">
            <text:p>-0.98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" calcext:value-type="float">
            <text:p>-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" calcext:value-type="float">
            <text:p>-1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3" calcext:value-type="float">
            <text:p>-1.003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" calcext:value-type="float">
            <text:p>-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83" calcext:value-type="float">
            <text:p>-0.983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08" calcext:value-type="float">
            <text:p>-1.008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11" calcext:value-type="float">
            <text:p>-1.01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1.011" calcext:value-type="float">
            <text:p>-1.01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13" calcext:value-type="float">
            <text:p>-1.013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13" calcext:value-type="float">
            <text:p>-1.013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.01" calcext:value-type="float">
            <text:p>-1.0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7" calcext:value-type="float">
            <text:p>-1.007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8" calcext:value-type="float">
            <text:p>-0.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979" calcext:value-type="float">
            <text:p>-0.97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0.979" calcext:value-type="float">
            <text:p>-0.979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977" calcext:value-type="float">
            <text:p>-0.977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8" calcext:value-type="float">
            <text:p>-0.98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2" calcext:value-type="float">
            <text:p>-0.98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84" calcext:value-type="float">
            <text:p>-0.984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85" calcext:value-type="float">
            <text:p>-0.98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87" calcext:value-type="float">
            <text:p>-0.987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005" calcext:value-type="float">
            <text:p>-1.005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6" calcext:value-type="float">
            <text:p>-1.00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1.004" calcext:value-type="float">
            <text:p>-1.00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6" calcext:value-type="float">
            <text:p>9.66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" calcext:value-type="float">
            <text:p>-0.99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986" calcext:value-type="float">
            <text:p>-0.986</text:p>
          </table:table-cell>
          <table:table-cell office:value-type="float" office:value="9.654" calcext:value-type="float">
            <text:p>9.65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" calcext:value-type="float">
            <text:p>-0.9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" calcext:value-type="float">
            <text:p>-0.99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47" calcext:value-type="float">
            <text:p>9.647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38" calcext:value-type="float">
            <text:p>9.63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91" calcext:value-type="float">
            <text:p>-0.991</text:p>
          </table:table-cell>
          <table:table-cell office:value-type="float" office:value="9.649" calcext:value-type="float">
            <text:p>9.64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989" calcext:value-type="float">
            <text:p>-0.989</text:p>
          </table:table-cell>
          <table:table-cell office:value-type="float" office:value="9.658" calcext:value-type="float">
            <text:p>9.65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88" calcext:value-type="float">
            <text:p>-0.98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" calcext:value-type="float">
            <text:p>-0.99</text:p>
          </table:table-cell>
          <table:table-cell office:value-type="float" office:value="9.674" calcext:value-type="float">
            <text:p>9.6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2" calcext:value-type="float">
            <text:p>-0.992</text:p>
          </table:table-cell>
          <table:table-cell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76" calcext:value-type="float">
            <text:p>9.67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69" calcext:value-type="float">
            <text:p>9.66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9" calcext:value-type="float">
            <text:p>-0.99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" calcext:value-type="float">
            <text:p>-1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1" calcext:value-type="float">
            <text:p>9.67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65" calcext:value-type="float">
            <text:p>9.66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5" calcext:value-type="float">
            <text:p>-0.995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0.996" calcext:value-type="float">
            <text:p>-0.996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994" calcext:value-type="float">
            <text:p>-0.994</text:p>
          </table:table-cell>
          <table:table-cell office:value-type="float" office:value="9.661" calcext:value-type="float">
            <text:p>9.661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3" calcext:value-type="float">
            <text:p>-0.993</text:p>
          </table:table-cell>
          <table:table-cell office:value-type="float" office:value="9.657" calcext:value-type="float">
            <text:p>9.657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55" calcext:value-type="float">
            <text:p>9.655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59" calcext:value-type="float">
            <text:p>9.6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01" calcext:value-type="float">
            <text:p>-1.001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.002" calcext:value-type="float">
            <text:p>-1.002</text:p>
          </table:table-cell>
          <table:table-cell office:value-type="float" office:value="9.668" calcext:value-type="float">
            <text:p>9.66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9.67" calcext:value-type="float">
            <text:p>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2T17:30:08.988702064</dc:date>
    <meta:editing-duration>PT16M44S</meta:editing-duration>
    <meta:editing-cycles>1</meta:editing-cycles>
    <meta:document-statistic meta:table-count="1" meta:cell-count="15150" meta:object-count="1"/>
    <meta:generator>LibreOffice/7.3.5.1$Linux_X86_64 LibreOffice_project/3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658cm" svg:height="18.594cm" xlink:href=".." xlink:type="simple" chart:class="chart:line" chart:style-name="ch1">
        <chart:legend chart:legend-position="end" svg:x="33.806cm" svg:y="8.5cm" style:legend-expansion="high" chart:style-name="ch2"/>
        <chart:plot-area chart:style-name="ch3" table:cell-range-address="drop.A2000:drop.C2800" svg:x="0.733cm" svg:y="0.371cm" svg:width="32.34cm" svg:height="17.852cm">
          <chart:coordinate-region svg:x="1.46cm" svg:y="0.571cm" svg:width="31.613cm" svg:height="17.4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rop.A2000:drop.A2800" chart:class="chart:line">
            <chart:data-point chart:repeated="801"/>
          </chart:series>
          <chart:series chart:style-name="ch7" chart:values-cell-range-address="drop.B2000:drop.B2800" chart:class="chart:line">
            <chart:data-point chart:repeated="801"/>
          </chart:series>
          <chart:series chart:style-name="ch8" chart:values-cell-range-address="drop.C2000:drop.C2800" chart:class="chart:line">
            <chart:data-point chart:repeated="8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">
                <text:p>0.56</text:p>
                <draw:g>
                  <svg:desc>drop.A2000:drop.A2800</svg:desc>
                </draw:g>
              </table:table-cell>
              <table:table-cell office:value-type="float" office:value="-0.632">
                <text:p>-0.632</text:p>
                <draw:g>
                  <svg:desc>drop.B2000:drop.B2800</svg:desc>
                </draw:g>
              </table:table-cell>
              <table:table-cell office:value-type="float" office:value="9.747">
                <text:p>9.747</text:p>
                <draw:g>
                  <svg:desc>drop.C2000:drop.C2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">
                <text:p>0.56</text:p>
              </table:table-cell>
              <table:table-cell office:value-type="float" office:value="-0.632">
                <text:p>-0.632</text:p>
              </table:table-cell>
              <table:table-cell office:value-type="float" office:value="9.747">
                <text:p>9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3">
                <text:p>0.473</text:p>
              </table:table-cell>
              <table:table-cell office:value-type="float" office:value="-0.596">
                <text:p>-0.596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3">
                <text:p>0.473</text:p>
              </table:table-cell>
              <table:table-cell office:value-type="float" office:value="-0.596">
                <text:p>-0.596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7">
                <text:p>0.387</text:p>
              </table:table-cell>
              <table:table-cell office:value-type="float" office:value="-0.566">
                <text:p>-0.566</text:p>
              </table:table-cell>
              <table:table-cell office:value-type="float" office:value="9.718">
                <text:p>9.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1">
                <text:p>0.321</text:p>
              </table:table-cell>
              <table:table-cell office:value-type="float" office:value="-0.531">
                <text:p>-0.531</text:p>
              </table:table-cell>
              <table:table-cell office:value-type="float" office:value="9.704">
                <text:p>9.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1">
                <text:p>0.321</text:p>
              </table:table-cell>
              <table:table-cell office:value-type="float" office:value="-0.531">
                <text:p>-0.531</text:p>
              </table:table-cell>
              <table:table-cell office:value-type="float" office:value="9.704">
                <text:p>9.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-0.513">
                <text:p>-0.513</text:p>
              </table:table-cell>
              <table:table-cell office:value-type="float" office:value="9.699">
                <text:p>9.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">
                <text:p>0.29</text:p>
              </table:table-cell>
              <table:table-cell office:value-type="float" office:value="-0.513">
                <text:p>-0.513</text:p>
              </table:table-cell>
              <table:table-cell office:value-type="float" office:value="9.699">
                <text:p>9.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8">
                <text:p>0.298</text:p>
              </table:table-cell>
              <table:table-cell office:value-type="float" office:value="-0.508">
                <text:p>-0.508</text:p>
              </table:table-cell>
              <table:table-cell office:value-type="float" office:value="9.691">
                <text:p>9.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5">
                <text:p>0.345</text:p>
              </table:table-cell>
              <table:table-cell office:value-type="float" office:value="-0.527">
                <text:p>-0.527</text:p>
              </table:table-cell>
              <table:table-cell office:value-type="float" office:value="9.705">
                <text:p>9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">
                <text:p>0.345</text:p>
              </table:table-cell>
              <table:table-cell office:value-type="float" office:value="-0.527">
                <text:p>-0.527</text:p>
              </table:table-cell>
              <table:table-cell office:value-type="float" office:value="9.705">
                <text:p>9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">
                <text:p>0.41</text:p>
              </table:table-cell>
              <table:table-cell office:value-type="float" office:value="-0.56">
                <text:p>-0.5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">
                <text:p>0.41</text:p>
              </table:table-cell>
              <table:table-cell office:value-type="float" office:value="-0.56">
                <text:p>-0.5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6">
                <text:p>0.486</text:p>
              </table:table-cell>
              <table:table-cell office:value-type="float" office:value="-0.602">
                <text:p>-0.602</text:p>
              </table:table-cell>
              <table:table-cell office:value-type="float" office:value="9.729">
                <text:p>9.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4">
                <text:p>0.554</text:p>
              </table:table-cell>
              <table:table-cell office:value-type="float" office:value="-0.641">
                <text:p>-0.641</text:p>
              </table:table-cell>
              <table:table-cell office:value-type="float" office:value="9.743">
                <text:p>9.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4">
                <text:p>0.554</text:p>
              </table:table-cell>
              <table:table-cell office:value-type="float" office:value="-0.641">
                <text:p>-0.641</text:p>
              </table:table-cell>
              <table:table-cell office:value-type="float" office:value="9.743">
                <text:p>9.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2">
                <text:p>0.602</text:p>
              </table:table-cell>
              <table:table-cell office:value-type="float" office:value="-0.673">
                <text:p>-0.673</text:p>
              </table:table-cell>
              <table:table-cell office:value-type="float" office:value="9.747">
                <text:p>9.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2">
                <text:p>0.602</text:p>
              </table:table-cell>
              <table:table-cell office:value-type="float" office:value="-0.673">
                <text:p>-0.673</text:p>
              </table:table-cell>
              <table:table-cell office:value-type="float" office:value="9.747">
                <text:p>9.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9">
                <text:p>0.629</text:p>
              </table:table-cell>
              <table:table-cell office:value-type="float" office:value="-0.692">
                <text:p>-0.69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">
                <text:p>0.623</text:p>
              </table:table-cell>
              <table:table-cell office:value-type="float" office:value="-0.693">
                <text:p>-0.693</text:p>
              </table:table-cell>
              <table:table-cell office:value-type="float" office:value="9.741">
                <text:p>9.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3">
                <text:p>0.623</text:p>
              </table:table-cell>
              <table:table-cell office:value-type="float" office:value="-0.693">
                <text:p>-0.693</text:p>
              </table:table-cell>
              <table:table-cell office:value-type="float" office:value="9.741">
                <text:p>9.7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2">
                <text:p>0.592</text:p>
              </table:table-cell>
              <table:table-cell office:value-type="float" office:value="-0.685">
                <text:p>-0.68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2">
                <text:p>0.592</text:p>
              </table:table-cell>
              <table:table-cell office:value-type="float" office:value="-0.685">
                <text:p>-0.68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3">
                <text:p>0.543</text:p>
              </table:table-cell>
              <table:table-cell office:value-type="float" office:value="-0.666">
                <text:p>-0.666</text:p>
              </table:table-cell>
              <table:table-cell office:value-type="float" office:value="9.707">
                <text:p>9.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3">
                <text:p>0.483</text:p>
              </table:table-cell>
              <table:table-cell office:value-type="float" office:value="-0.642">
                <text:p>-0.642</text:p>
              </table:table-cell>
              <table:table-cell office:value-type="float" office:value="9.692">
                <text:p>9.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3">
                <text:p>0.483</text:p>
              </table:table-cell>
              <table:table-cell office:value-type="float" office:value="-0.642">
                <text:p>-0.642</text:p>
              </table:table-cell>
              <table:table-cell office:value-type="float" office:value="9.692">
                <text:p>9.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">
                <text:p>0.429</text:p>
              </table:table-cell>
              <table:table-cell office:value-type="float" office:value="-0.616">
                <text:p>-0.616</text:p>
              </table:table-cell>
              <table:table-cell office:value-type="float" office:value="9.686">
                <text:p>9.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">
                <text:p>0.429</text:p>
              </table:table-cell>
              <table:table-cell office:value-type="float" office:value="-0.616">
                <text:p>-0.616</text:p>
              </table:table-cell>
              <table:table-cell office:value-type="float" office:value="9.686">
                <text:p>9.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8">
                <text:p>0.388</text:p>
              </table:table-cell>
              <table:table-cell office:value-type="float" office:value="-0.591">
                <text:p>-0.591</text:p>
              </table:table-cell>
              <table:table-cell office:value-type="float" office:value="9.692">
                <text:p>9.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8">
                <text:p>0.388</text:p>
              </table:table-cell>
              <table:table-cell office:value-type="float" office:value="-0.591">
                <text:p>-0.591</text:p>
              </table:table-cell>
              <table:table-cell office:value-type="float" office:value="9.692">
                <text:p>9.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1">
                <text:p>0.371</text:p>
              </table:table-cell>
              <table:table-cell office:value-type="float" office:value="-0.569">
                <text:p>-0.569</text:p>
              </table:table-cell>
              <table:table-cell office:value-type="float" office:value="9.698">
                <text:p>9.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7">
                <text:p>0.377</text:p>
              </table:table-cell>
              <table:table-cell office:value-type="float" office:value="-0.551">
                <text:p>-0.551</text:p>
              </table:table-cell>
              <table:table-cell office:value-type="float" office:value="9.709">
                <text:p>9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7">
                <text:p>0.377</text:p>
              </table:table-cell>
              <table:table-cell office:value-type="float" office:value="-0.551">
                <text:p>-0.551</text:p>
              </table:table-cell>
              <table:table-cell office:value-type="float" office:value="9.709">
                <text:p>9.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3">
                <text:p>0.413</text:p>
              </table:table-cell>
              <table:table-cell office:value-type="float" office:value="-0.55">
                <text:p>-0.55</text:p>
              </table:table-cell>
              <table:table-cell office:value-type="float" office:value="9.716">
                <text:p>9.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3">
                <text:p>0.413</text:p>
              </table:table-cell>
              <table:table-cell office:value-type="float" office:value="-0.55">
                <text:p>-0.55</text:p>
              </table:table-cell>
              <table:table-cell office:value-type="float" office:value="9.716">
                <text:p>9.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7">
                <text:p>0.457</text:p>
              </table:table-cell>
              <table:table-cell office:value-type="float" office:value="-0.56">
                <text:p>-0.56</text:p>
              </table:table-cell>
              <table:table-cell office:value-type="float" office:value="9.713">
                <text:p>9.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2">
                <text:p>0.512</text:p>
              </table:table-cell>
              <table:table-cell office:value-type="float" office:value="-0.59">
                <text:p>-0.59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2">
                <text:p>0.512</text:p>
              </table:table-cell>
              <table:table-cell office:value-type="float" office:value="-0.59">
                <text:p>-0.59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9">
                <text:p>0.559</text:p>
              </table:table-cell>
              <table:table-cell office:value-type="float" office:value="-0.631">
                <text:p>-0.631</text:p>
              </table:table-cell>
              <table:table-cell office:value-type="float" office:value="9.731">
                <text:p>9.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">
                <text:p>0.559</text:p>
              </table:table-cell>
              <table:table-cell office:value-type="float" office:value="-0.631">
                <text:p>-0.631</text:p>
              </table:table-cell>
              <table:table-cell office:value-type="float" office:value="9.731">
                <text:p>9.7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6">
                <text:p>0.586</text:p>
              </table:table-cell>
              <table:table-cell office:value-type="float" office:value="-0.659">
                <text:p>-0.659</text:p>
              </table:table-cell>
              <table:table-cell office:value-type="float" office:value="9.731">
                <text:p>9.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5">
                <text:p>0.595</text:p>
              </table:table-cell>
              <table:table-cell office:value-type="float" office:value="-0.685">
                <text:p>-0.685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">
                <text:p>0.595</text:p>
              </table:table-cell>
              <table:table-cell office:value-type="float" office:value="-0.685">
                <text:p>-0.685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-0.678">
                <text:p>-0.678</text:p>
              </table:table-cell>
              <table:table-cell office:value-type="float" office:value="9.724">
                <text:p>9.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">
                <text:p>0.57</text:p>
              </table:table-cell>
              <table:table-cell office:value-type="float" office:value="-0.678">
                <text:p>-0.678</text:p>
              </table:table-cell>
              <table:table-cell office:value-type="float" office:value="9.724">
                <text:p>9.7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2">
                <text:p>0.532</text:p>
              </table:table-cell>
              <table:table-cell office:value-type="float" office:value="-0.659">
                <text:p>-0.659</text:p>
              </table:table-cell>
              <table:table-cell office:value-type="float" office:value="9.719">
                <text:p>9.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7">
                <text:p>0.477</text:p>
              </table:table-cell>
              <table:table-cell office:value-type="float" office:value="-0.626">
                <text:p>-0.626</text:p>
              </table:table-cell>
              <table:table-cell office:value-type="float" office:value="9.726">
                <text:p>9.7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7">
                <text:p>0.477</text:p>
              </table:table-cell>
              <table:table-cell office:value-type="float" office:value="-0.626">
                <text:p>-0.626</text:p>
              </table:table-cell>
              <table:table-cell office:value-type="float" office:value="9.726">
                <text:p>9.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9">
                <text:p>0.429</text:p>
              </table:table-cell>
              <table:table-cell office:value-type="float" office:value="-0.594">
                <text:p>-0.594</text:p>
              </table:table-cell>
              <table:table-cell office:value-type="float" office:value="9.707">
                <text:p>9.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9">
                <text:p>0.429</text:p>
              </table:table-cell>
              <table:table-cell office:value-type="float" office:value="-0.594">
                <text:p>-0.594</text:p>
              </table:table-cell>
              <table:table-cell office:value-type="float" office:value="9.707">
                <text:p>9.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8">
                <text:p>0.388</text:p>
              </table:table-cell>
              <table:table-cell office:value-type="float" office:value="-0.56">
                <text:p>-0.5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">
                <text:p>0.376</text:p>
              </table:table-cell>
              <table:table-cell office:value-type="float" office:value="-0.543">
                <text:p>-0.543</text:p>
              </table:table-cell>
              <table:table-cell office:value-type="float" office:value="9.704">
                <text:p>9.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6">
                <text:p>0.376</text:p>
              </table:table-cell>
              <table:table-cell office:value-type="float" office:value="-0.543">
                <text:p>-0.543</text:p>
              </table:table-cell>
              <table:table-cell office:value-type="float" office:value="9.704">
                <text:p>9.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7">
                <text:p>0.377</text:p>
              </table:table-cell>
              <table:table-cell office:value-type="float" office:value="-0.533">
                <text:p>-0.533</text:p>
              </table:table-cell>
              <table:table-cell office:value-type="float" office:value="9.709">
                <text:p>9.7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7">
                <text:p>0.377</text:p>
              </table:table-cell>
              <table:table-cell office:value-type="float" office:value="-0.533">
                <text:p>-0.533</text:p>
              </table:table-cell>
              <table:table-cell office:value-type="float" office:value="9.709">
                <text:p>9.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8">
                <text:p>0.408</text:p>
              </table:table-cell>
              <table:table-cell office:value-type="float" office:value="-0.537">
                <text:p>-0.537</text:p>
              </table:table-cell>
              <table:table-cell office:value-type="float" office:value="9.718">
                <text:p>9.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3">
                <text:p>0.443</text:p>
              </table:table-cell>
              <table:table-cell office:value-type="float" office:value="-0.557">
                <text:p>-0.557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3">
                <text:p>0.443</text:p>
              </table:table-cell>
              <table:table-cell office:value-type="float" office:value="-0.557">
                <text:p>-0.557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8">
                <text:p>0.488</text:p>
              </table:table-cell>
              <table:table-cell office:value-type="float" office:value="-0.585">
                <text:p>-0.585</text:p>
              </table:table-cell>
              <table:table-cell office:value-type="float" office:value="9.724">
                <text:p>9.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8">
                <text:p>0.488</text:p>
              </table:table-cell>
              <table:table-cell office:value-type="float" office:value="-0.585">
                <text:p>-0.585</text:p>
              </table:table-cell>
              <table:table-cell office:value-type="float" office:value="9.724">
                <text:p>9.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2">
                <text:p>0.522</text:p>
              </table:table-cell>
              <table:table-cell office:value-type="float" office:value="-0.62">
                <text:p>-0.62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6">
                <text:p>0.546</text:p>
              </table:table-cell>
              <table:table-cell office:value-type="float" office:value="-0.65">
                <text:p>-0.65</text:p>
              </table:table-cell>
              <table:table-cell office:value-type="float" office:value="9.718">
                <text:p>9.7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6">
                <text:p>0.546</text:p>
              </table:table-cell>
              <table:table-cell office:value-type="float" office:value="-0.65">
                <text:p>-0.65</text:p>
              </table:table-cell>
              <table:table-cell office:value-type="float" office:value="9.718">
                <text:p>9.7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7">
                <text:p>0.547</text:p>
              </table:table-cell>
              <table:table-cell office:value-type="float" office:value="-0.671">
                <text:p>-0.671</text:p>
              </table:table-cell>
              <table:table-cell office:value-type="float" office:value="9.702">
                <text:p>9.7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7">
                <text:p>0.547</text:p>
              </table:table-cell>
              <table:table-cell office:value-type="float" office:value="-0.671">
                <text:p>-0.671</text:p>
              </table:table-cell>
              <table:table-cell office:value-type="float" office:value="9.702">
                <text:p>9.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1">
                <text:p>0.531</text:p>
              </table:table-cell>
              <table:table-cell office:value-type="float" office:value="-0.682">
                <text:p>-0.682</text:p>
              </table:table-cell>
              <table:table-cell office:value-type="float" office:value="9.701">
                <text:p>9.7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1">
                <text:p>0.531</text:p>
              </table:table-cell>
              <table:table-cell office:value-type="float" office:value="-0.682">
                <text:p>-0.682</text:p>
              </table:table-cell>
              <table:table-cell office:value-type="float" office:value="9.701">
                <text:p>9.7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9">
                <text:p>0.499</text:p>
              </table:table-cell>
              <table:table-cell office:value-type="float" office:value="-0.676">
                <text:p>-0.676</text:p>
              </table:table-cell>
              <table:table-cell office:value-type="float" office:value="9.687">
                <text:p>9.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1">
                <text:p>0.471</text:p>
              </table:table-cell>
              <table:table-cell office:value-type="float" office:value="-0.667">
                <text:p>-0.667</text:p>
              </table:table-cell>
              <table:table-cell office:value-type="float" office:value="9.681">
                <text:p>9.6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1">
                <text:p>0.471</text:p>
              </table:table-cell>
              <table:table-cell office:value-type="float" office:value="-0.667">
                <text:p>-0.667</text:p>
              </table:table-cell>
              <table:table-cell office:value-type="float" office:value="9.681">
                <text:p>9.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2">
                <text:p>0.452</text:p>
              </table:table-cell>
              <table:table-cell office:value-type="float" office:value="-0.642">
                <text:p>-0.642</text:p>
              </table:table-cell>
              <table:table-cell office:value-type="float" office:value="9.694">
                <text:p>9.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2">
                <text:p>0.452</text:p>
              </table:table-cell>
              <table:table-cell office:value-type="float" office:value="-0.642">
                <text:p>-0.642</text:p>
              </table:table-cell>
              <table:table-cell office:value-type="float" office:value="9.694">
                <text:p>9.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9">
                <text:p>0.449</text:p>
              </table:table-cell>
              <table:table-cell office:value-type="float" office:value="-0.613">
                <text:p>-0.613</text:p>
              </table:table-cell>
              <table:table-cell office:value-type="float" office:value="9.713">
                <text:p>9.7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59">
                <text:p>0.459</text:p>
              </table:table-cell>
              <table:table-cell office:value-type="float" office:value="-0.587">
                <text:p>-0.587</text:p>
              </table:table-cell>
              <table:table-cell office:value-type="float" office:value="9.722">
                <text:p>9.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9">
                <text:p>0.459</text:p>
              </table:table-cell>
              <table:table-cell office:value-type="float" office:value="-0.587">
                <text:p>-0.587</text:p>
              </table:table-cell>
              <table:table-cell office:value-type="float" office:value="9.722">
                <text:p>9.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4">
                <text:p>0.474</text:p>
              </table:table-cell>
              <table:table-cell office:value-type="float" office:value="-0.554">
                <text:p>-0.554</text:p>
              </table:table-cell>
              <table:table-cell office:value-type="float" office:value="9.761">
                <text:p>9.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4">
                <text:p>0.474</text:p>
              </table:table-cell>
              <table:table-cell office:value-type="float" office:value="-0.554">
                <text:p>-0.554</text:p>
              </table:table-cell>
              <table:table-cell office:value-type="float" office:value="9.761">
                <text:p>9.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">
                <text:p>0.491</text:p>
              </table:table-cell>
              <table:table-cell office:value-type="float" office:value="-0.532">
                <text:p>-0.532</text:p>
              </table:table-cell>
              <table:table-cell office:value-type="float" office:value="9.763">
                <text:p>9.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2">
                <text:p>0.502</text:p>
              </table:table-cell>
              <table:table-cell office:value-type="float" office:value="-0.523">
                <text:p>-0.523</text:p>
              </table:table-cell>
              <table:table-cell office:value-type="float" office:value="9.765">
                <text:p>9.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2">
                <text:p>0.502</text:p>
              </table:table-cell>
              <table:table-cell office:value-type="float" office:value="-0.523">
                <text:p>-0.523</text:p>
              </table:table-cell>
              <table:table-cell office:value-type="float" office:value="9.765">
                <text:p>9.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7">
                <text:p>0.507</text:p>
              </table:table-cell>
              <table:table-cell office:value-type="float" office:value="-0.516">
                <text:p>-0.516</text:p>
              </table:table-cell>
              <table:table-cell office:value-type="float" office:value="9.786">
                <text:p>9.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7">
                <text:p>0.507</text:p>
              </table:table-cell>
              <table:table-cell office:value-type="float" office:value="-0.516">
                <text:p>-0.516</text:p>
              </table:table-cell>
              <table:table-cell office:value-type="float" office:value="9.786">
                <text:p>9.7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4">
                <text:p>0.504</text:p>
              </table:table-cell>
              <table:table-cell office:value-type="float" office:value="-0.536">
                <text:p>-0.536</text:p>
              </table:table-cell>
              <table:table-cell office:value-type="float" office:value="9.769">
                <text:p>9.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7">
                <text:p>0.497</text:p>
              </table:table-cell>
              <table:table-cell office:value-type="float" office:value="-0.561">
                <text:p>-0.561</text:p>
              </table:table-cell>
              <table:table-cell office:value-type="float" office:value="9.766">
                <text:p>9.7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7">
                <text:p>0.497</text:p>
              </table:table-cell>
              <table:table-cell office:value-type="float" office:value="-0.561">
                <text:p>-0.561</text:p>
              </table:table-cell>
              <table:table-cell office:value-type="float" office:value="9.766">
                <text:p>9.7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3">
                <text:p>0.473</text:p>
              </table:table-cell>
              <table:table-cell office:value-type="float" office:value="-0.523">
                <text:p>-0.523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3">
                <text:p>0.473</text:p>
              </table:table-cell>
              <table:table-cell office:value-type="float" office:value="-0.523">
                <text:p>-0.523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8">
                <text:p>0.498</text:p>
              </table:table-cell>
              <table:table-cell office:value-type="float" office:value="-0.307">
                <text:p>-0.307</text:p>
              </table:table-cell>
              <table:table-cell office:value-type="float" office:value="9.778">
                <text:p>9.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4">
                <text:p>0.444</text:p>
              </table:table-cell>
              <table:table-cell office:value-type="float" office:value="-0.244">
                <text:p>-0.244</text:p>
              </table:table-cell>
              <table:table-cell office:value-type="float" office:value="9.748">
                <text:p>9.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4">
                <text:p>0.444</text:p>
              </table:table-cell>
              <table:table-cell office:value-type="float" office:value="-0.244">
                <text:p>-0.244</text:p>
              </table:table-cell>
              <table:table-cell office:value-type="float" office:value="9.748">
                <text:p>9.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2">
                <text:p>0.422</text:p>
              </table:table-cell>
              <table:table-cell office:value-type="float" office:value="-0.041">
                <text:p>-0.041</text:p>
              </table:table-cell>
              <table:table-cell office:value-type="float" office:value="9.825">
                <text:p>9.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2">
                <text:p>0.422</text:p>
              </table:table-cell>
              <table:table-cell office:value-type="float" office:value="-0.041">
                <text:p>-0.041</text:p>
              </table:table-cell>
              <table:table-cell office:value-type="float" office:value="9.825">
                <text:p>9.8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4">
                <text:p>0.404</text:p>
              </table:table-cell>
              <table:table-cell office:value-type="float" office:value="-0.064">
                <text:p>-0.064</text:p>
              </table:table-cell>
              <table:table-cell office:value-type="float" office:value="9.669">
                <text:p>9.6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">
                <text:p>0.385</text:p>
              </table:table-cell>
              <table:table-cell office:value-type="float" office:value="-0.257">
                <text:p>-0.257</text:p>
              </table:table-cell>
              <table:table-cell office:value-type="float" office:value="9.623">
                <text:p>9.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5">
                <text:p>0.385</text:p>
              </table:table-cell>
              <table:table-cell office:value-type="float" office:value="-0.257">
                <text:p>-0.257</text:p>
              </table:table-cell>
              <table:table-cell office:value-type="float" office:value="9.623">
                <text:p>9.6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1">
                <text:p>0.431</text:p>
              </table:table-cell>
              <table:table-cell office:value-type="float" office:value="-0.37">
                <text:p>-0.37</text:p>
              </table:table-cell>
              <table:table-cell office:value-type="float" office:value="9.533">
                <text:p>9.5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1">
                <text:p>0.431</text:p>
              </table:table-cell>
              <table:table-cell office:value-type="float" office:value="-0.37">
                <text:p>-0.37</text:p>
              </table:table-cell>
              <table:table-cell office:value-type="float" office:value="9.533">
                <text:p>9.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2">
                <text:p>0.452</text:p>
              </table:table-cell>
              <table:table-cell office:value-type="float" office:value="-0.629">
                <text:p>-0.629</text:p>
              </table:table-cell>
              <table:table-cell office:value-type="float" office:value="9.544">
                <text:p>9.5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3">
                <text:p>0.453</text:p>
              </table:table-cell>
              <table:table-cell office:value-type="float" office:value="-0.663">
                <text:p>-0.663</text:p>
              </table:table-cell>
              <table:table-cell office:value-type="float" office:value="9.857">
                <text:p>9.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3">
                <text:p>0.453</text:p>
              </table:table-cell>
              <table:table-cell office:value-type="float" office:value="-0.663">
                <text:p>-0.663</text:p>
              </table:table-cell>
              <table:table-cell office:value-type="float" office:value="9.857">
                <text:p>9.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8">
                <text:p>0.428</text:p>
              </table:table-cell>
              <table:table-cell office:value-type="float" office:value="-0.852">
                <text:p>-0.852</text:p>
              </table:table-cell>
              <table:table-cell office:value-type="float" office:value="10.034">
                <text:p>10.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8">
                <text:p>0.428</text:p>
              </table:table-cell>
              <table:table-cell office:value-type="float" office:value="-0.852">
                <text:p>-0.852</text:p>
              </table:table-cell>
              <table:table-cell office:value-type="float" office:value="10.034">
                <text:p>10.0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79">
                <text:p>0.479</text:p>
              </table:table-cell>
              <table:table-cell office:value-type="float" office:value="-0.875">
                <text:p>-0.875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79">
                <text:p>0.479</text:p>
              </table:table-cell>
              <table:table-cell office:value-type="float" office:value="-0.875">
                <text:p>-0.875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2">
                <text:p>0.472</text:p>
              </table:table-cell>
              <table:table-cell office:value-type="float" office:value="-1.043">
                <text:p>-1.043</text:p>
              </table:table-cell>
              <table:table-cell office:value-type="float" office:value="10.026">
                <text:p>10.0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6">
                <text:p>0.56</text:p>
              </table:table-cell>
              <table:table-cell office:value-type="float" office:value="-1.093">
                <text:p>-1.093</text:p>
              </table:table-cell>
              <table:table-cell office:value-type="float" office:value="9.725">
                <text:p>9.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">
                <text:p>0.56</text:p>
              </table:table-cell>
              <table:table-cell office:value-type="float" office:value="-1.093">
                <text:p>-1.093</text:p>
              </table:table-cell>
              <table:table-cell office:value-type="float" office:value="9.725">
                <text:p>9.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75">
                <text:p>0.575</text:p>
              </table:table-cell>
              <table:table-cell office:value-type="float" office:value="-1.107">
                <text:p>-1.107</text:p>
              </table:table-cell>
              <table:table-cell office:value-type="float" office:value="9.559">
                <text:p>9.5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75">
                <text:p>0.575</text:p>
              </table:table-cell>
              <table:table-cell office:value-type="float" office:value="-1.107">
                <text:p>-1.107</text:p>
              </table:table-cell>
              <table:table-cell office:value-type="float" office:value="9.559">
                <text:p>9.5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63">
                <text:p>0.563</text:p>
              </table:table-cell>
              <table:table-cell office:value-type="float" office:value="-1.019">
                <text:p>-1.019</text:p>
              </table:table-cell>
              <table:table-cell office:value-type="float" office:value="9.554">
                <text:p>9.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8">
                <text:p>0.538</text:p>
              </table:table-cell>
              <table:table-cell office:value-type="float" office:value="-0.901">
                <text:p>-0.901</text:p>
              </table:table-cell>
              <table:table-cell office:value-type="float" office:value="9.579">
                <text:p>9.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8">
                <text:p>0.538</text:p>
              </table:table-cell>
              <table:table-cell office:value-type="float" office:value="-0.901">
                <text:p>-0.901</text:p>
              </table:table-cell>
              <table:table-cell office:value-type="float" office:value="9.579">
                <text:p>9.5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06">
                <text:p>0.506</text:p>
              </table:table-cell>
              <table:table-cell office:value-type="float" office:value="-0.803">
                <text:p>-0.803</text:p>
              </table:table-cell>
              <table:table-cell office:value-type="float" office:value="9.636">
                <text:p>9.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06">
                <text:p>0.506</text:p>
              </table:table-cell>
              <table:table-cell office:value-type="float" office:value="-0.803">
                <text:p>-0.803</text:p>
              </table:table-cell>
              <table:table-cell office:value-type="float" office:value="9.636">
                <text:p>9.6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6">
                <text:p>0.476</text:p>
              </table:table-cell>
              <table:table-cell office:value-type="float" office:value="-0.742">
                <text:p>-0.742</text:p>
              </table:table-cell>
              <table:table-cell office:value-type="float" office:value="9.603">
                <text:p>9.6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92">
                <text:p>0.492</text:p>
              </table:table-cell>
              <table:table-cell office:value-type="float" office:value="-0.727">
                <text:p>-0.727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2">
                <text:p>0.492</text:p>
              </table:table-cell>
              <table:table-cell office:value-type="float" office:value="-0.727">
                <text:p>-0.727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2">
                <text:p>0.442</text:p>
              </table:table-cell>
              <table:table-cell office:value-type="float" office:value="-0.669">
                <text:p>-0.669</text:p>
              </table:table-cell>
              <table:table-cell office:value-type="float" office:value="9.433">
                <text:p>9.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42">
                <text:p>0.442</text:p>
              </table:table-cell>
              <table:table-cell office:value-type="float" office:value="-0.669">
                <text:p>-0.669</text:p>
              </table:table-cell>
              <table:table-cell office:value-type="float" office:value="9.433">
                <text:p>9.4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64">
                <text:p>0.464</text:p>
              </table:table-cell>
              <table:table-cell office:value-type="float" office:value="-0.653">
                <text:p>-0.653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1">
                <text:p>0.391</text:p>
              </table:table-cell>
              <table:table-cell office:value-type="float" office:value="-0.598">
                <text:p>-0.598</text:p>
              </table:table-cell>
              <table:table-cell office:value-type="float" office:value="9.503">
                <text:p>9.5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1">
                <text:p>0.391</text:p>
              </table:table-cell>
              <table:table-cell office:value-type="float" office:value="-0.598">
                <text:p>-0.598</text:p>
              </table:table-cell>
              <table:table-cell office:value-type="float" office:value="9.503">
                <text:p>9.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2">
                <text:p>0.382</text:p>
              </table:table-cell>
              <table:table-cell office:value-type="float" office:value="-0.592">
                <text:p>-0.592</text:p>
              </table:table-cell>
              <table:table-cell office:value-type="float" office:value="9.649">
                <text:p>9.6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2">
                <text:p>0.382</text:p>
              </table:table-cell>
              <table:table-cell office:value-type="float" office:value="-0.592">
                <text:p>-0.592</text:p>
              </table:table-cell>
              <table:table-cell office:value-type="float" office:value="9.649">
                <text:p>9.6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2">
                <text:p>0.362</text:p>
              </table:table-cell>
              <table:table-cell office:value-type="float" office:value="-0.634">
                <text:p>-0.634</text:p>
              </table:table-cell>
              <table:table-cell office:value-type="float" office:value="9.753">
                <text:p>9.7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2">
                <text:p>0.382</text:p>
              </table:table-cell>
              <table:table-cell office:value-type="float" office:value="-0.711">
                <text:p>-0.711</text:p>
              </table:table-cell>
              <table:table-cell office:value-type="float" office:value="9.805">
                <text:p>9.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2">
                <text:p>0.382</text:p>
              </table:table-cell>
              <table:table-cell office:value-type="float" office:value="-0.711">
                <text:p>-0.711</text:p>
              </table:table-cell>
              <table:table-cell office:value-type="float" office:value="9.805">
                <text:p>9.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">
                <text:p>0.42</text:p>
              </table:table-cell>
              <table:table-cell office:value-type="float" office:value="-0.673">
                <text:p>-0.673</text:p>
              </table:table-cell>
              <table:table-cell office:value-type="float" office:value="9.814">
                <text:p>9.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">
                <text:p>0.42</text:p>
              </table:table-cell>
              <table:table-cell office:value-type="float" office:value="-0.673">
                <text:p>-0.673</text:p>
              </table:table-cell>
              <table:table-cell office:value-type="float" office:value="9.814">
                <text:p>9.8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65">
                <text:p>0.465</text:p>
              </table:table-cell>
              <table:table-cell office:value-type="float" office:value="-0.69">
                <text:p>-0.69</text:p>
              </table:table-cell>
              <table:table-cell office:value-type="float" office:value="9.762">
                <text:p>9.7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8">
                <text:p>0.488</text:p>
              </table:table-cell>
              <table:table-cell office:value-type="float" office:value="-0.599">
                <text:p>-0.599</text:p>
              </table:table-cell>
              <table:table-cell office:value-type="float" office:value="9.727">
                <text:p>9.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8">
                <text:p>0.488</text:p>
              </table:table-cell>
              <table:table-cell office:value-type="float" office:value="-0.599">
                <text:p>-0.599</text:p>
              </table:table-cell>
              <table:table-cell office:value-type="float" office:value="9.727">
                <text:p>9.7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3">
                <text:p>0.393</text:p>
              </table:table-cell>
              <table:table-cell office:value-type="float" office:value="-0.52">
                <text:p>-0.52</text:p>
              </table:table-cell>
              <table:table-cell office:value-type="float" office:value="9.683">
                <text:p>9.6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93">
                <text:p>0.393</text:p>
              </table:table-cell>
              <table:table-cell office:value-type="float" office:value="-0.52">
                <text:p>-0.52</text:p>
              </table:table-cell>
              <table:table-cell office:value-type="float" office:value="9.683">
                <text:p>9.6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6">
                <text:p>0.256</text:p>
              </table:table-cell>
              <table:table-cell office:value-type="float" office:value="-0.496">
                <text:p>-0.496</text:p>
              </table:table-cell>
              <table:table-cell office:value-type="float" office:value="9.596">
                <text:p>9.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9">
                <text:p>0.069</text:p>
              </table:table-cell>
              <table:table-cell office:value-type="float" office:value="-0.443">
                <text:p>-0.443</text:p>
              </table:table-cell>
              <table:table-cell office:value-type="float" office:value="9.567">
                <text:p>9.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9">
                <text:p>0.069</text:p>
              </table:table-cell>
              <table:table-cell office:value-type="float" office:value="-0.443">
                <text:p>-0.443</text:p>
              </table:table-cell>
              <table:table-cell office:value-type="float" office:value="9.567">
                <text:p>9.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78">
                <text:p>-0.078</text:p>
              </table:table-cell>
              <table:table-cell office:value-type="float" office:value="-0.373">
                <text:p>-0.373</text:p>
              </table:table-cell>
              <table:table-cell office:value-type="float" office:value="9.665">
                <text:p>9.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78">
                <text:p>-0.078</text:p>
              </table:table-cell>
              <table:table-cell office:value-type="float" office:value="-0.373">
                <text:p>-0.373</text:p>
              </table:table-cell>
              <table:table-cell office:value-type="float" office:value="9.665">
                <text:p>9.6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47">
                <text:p>-0.147</text:p>
              </table:table-cell>
              <table:table-cell office:value-type="float" office:value="-0.33">
                <text:p>-0.33</text:p>
              </table:table-cell>
              <table:table-cell office:value-type="float" office:value="9.804">
                <text:p>9.8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47">
                <text:p>-0.147</text:p>
              </table:table-cell>
              <table:table-cell office:value-type="float" office:value="-0.33">
                <text:p>-0.33</text:p>
              </table:table-cell>
              <table:table-cell office:value-type="float" office:value="9.804">
                <text:p>9.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53">
                <text:p>-0.053</text:p>
              </table:table-cell>
              <table:table-cell office:value-type="float" office:value="-0.303">
                <text:p>-0.303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4">
                <text:p>0.194</text:p>
              </table:table-cell>
              <table:table-cell office:value-type="float" office:value="-0.343">
                <text:p>-0.343</text:p>
              </table:table-cell>
              <table:table-cell office:value-type="float" office:value="9.899">
                <text:p>9.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4">
                <text:p>0.194</text:p>
              </table:table-cell>
              <table:table-cell office:value-type="float" office:value="-0.343">
                <text:p>-0.343</text:p>
              </table:table-cell>
              <table:table-cell office:value-type="float" office:value="9.899">
                <text:p>9.8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">
                <text:p>0.44</text:p>
              </table:table-cell>
              <table:table-cell office:value-type="float" office:value="-0.427">
                <text:p>-0.427</text:p>
              </table:table-cell>
              <table:table-cell office:value-type="float" office:value="9.932">
                <text:p>9.9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">
                <text:p>0.44</text:p>
              </table:table-cell>
              <table:table-cell office:value-type="float" office:value="-0.427">
                <text:p>-0.427</text:p>
              </table:table-cell>
              <table:table-cell office:value-type="float" office:value="9.932">
                <text:p>9.9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17">
                <text:p>0.717</text:p>
              </table:table-cell>
              <table:table-cell office:value-type="float" office:value="-0.518">
                <text:p>-0.518</text:p>
              </table:table-cell>
              <table:table-cell office:value-type="float" office:value="9.881">
                <text:p>9.8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99">
                <text:p>0.799</text:p>
              </table:table-cell>
              <table:table-cell office:value-type="float" office:value="-0.563">
                <text:p>-0.56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99">
                <text:p>0.799</text:p>
              </table:table-cell>
              <table:table-cell office:value-type="float" office:value="-0.563">
                <text:p>-0.56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68">
                <text:p>1.068</text:p>
              </table:table-cell>
              <table:table-cell office:value-type="float" office:value="-0.728">
                <text:p>-0.728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68">
                <text:p>1.068</text:p>
              </table:table-cell>
              <table:table-cell office:value-type="float" office:value="-0.728">
                <text:p>-0.728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38">
                <text:p>1.138</text:p>
              </table:table-cell>
              <table:table-cell office:value-type="float" office:value="-0.72">
                <text:p>-0.72</text:p>
              </table:table-cell>
              <table:table-cell office:value-type="float" office:value="9.693">
                <text:p>9.6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37">
                <text:p>1.337</text:p>
              </table:table-cell>
              <table:table-cell office:value-type="float" office:value="-0.833">
                <text:p>-0.833</text:p>
              </table:table-cell>
              <table:table-cell office:value-type="float" office:value="9.601">
                <text:p>9.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37">
                <text:p>1.337</text:p>
              </table:table-cell>
              <table:table-cell office:value-type="float" office:value="-0.833">
                <text:p>-0.833</text:p>
              </table:table-cell>
              <table:table-cell office:value-type="float" office:value="9.601">
                <text:p>9.6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44">
                <text:p>1.344</text:p>
              </table:table-cell>
              <table:table-cell office:value-type="float" office:value="-0.72">
                <text:p>-0.72</text:p>
              </table:table-cell>
              <table:table-cell office:value-type="float" office:value="9.675">
                <text:p>9.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44">
                <text:p>1.344</text:p>
              </table:table-cell>
              <table:table-cell office:value-type="float" office:value="-0.72">
                <text:p>-0.72</text:p>
              </table:table-cell>
              <table:table-cell office:value-type="float" office:value="9.675">
                <text:p>9.6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78">
                <text:p>1.178</text:p>
              </table:table-cell>
              <table:table-cell office:value-type="float" office:value="-0.532">
                <text:p>-0.532</text:p>
              </table:table-cell>
              <table:table-cell office:value-type="float" office:value="9.815">
                <text:p>9.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1">
                <text:p>0.931</text:p>
              </table:table-cell>
              <table:table-cell office:value-type="float" office:value="-0.481">
                <text:p>-0.481</text:p>
              </table:table-cell>
              <table:table-cell office:value-type="float" office:value="9.859">
                <text:p>9.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31">
                <text:p>0.931</text:p>
              </table:table-cell>
              <table:table-cell office:value-type="float" office:value="-0.481">
                <text:p>-0.481</text:p>
              </table:table-cell>
              <table:table-cell office:value-type="float" office:value="9.859">
                <text:p>9.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">
                <text:p>0.689</text:p>
              </table:table-cell>
              <table:table-cell office:value-type="float" office:value="-0.482">
                <text:p>-0.48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">
                <text:p>0.689</text:p>
              </table:table-cell>
              <table:table-cell office:value-type="float" office:value="-0.482">
                <text:p>-0.48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07">
                <text:p>0.507</text:p>
              </table:table-cell>
              <table:table-cell office:value-type="float" office:value="-0.572">
                <text:p>-0.572</text:p>
              </table:table-cell>
              <table:table-cell office:value-type="float" office:value="9.811">
                <text:p>9.8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7">
                <text:p>0.377</text:p>
              </table:table-cell>
              <table:table-cell office:value-type="float" office:value="-0.692">
                <text:p>-0.692</text:p>
              </table:table-cell>
              <table:table-cell office:value-type="float" office:value="9.824">
                <text:p>9.8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7">
                <text:p>0.377</text:p>
              </table:table-cell>
              <table:table-cell office:value-type="float" office:value="-0.692">
                <text:p>-0.692</text:p>
              </table:table-cell>
              <table:table-cell office:value-type="float" office:value="9.824">
                <text:p>9.8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6">
                <text:p>0.336</text:p>
              </table:table-cell>
              <table:table-cell office:value-type="float" office:value="-0.694">
                <text:p>-0.694</text:p>
              </table:table-cell>
              <table:table-cell office:value-type="float" office:value="9.784">
                <text:p>9.7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6">
                <text:p>0.336</text:p>
              </table:table-cell>
              <table:table-cell office:value-type="float" office:value="-0.694">
                <text:p>-0.694</text:p>
              </table:table-cell>
              <table:table-cell office:value-type="float" office:value="9.784">
                <text:p>9.7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7">
                <text:p>0.337</text:p>
              </table:table-cell>
              <table:table-cell office:value-type="float" office:value="-0.648">
                <text:p>-0.648</text:p>
              </table:table-cell>
              <table:table-cell office:value-type="float" office:value="9.752">
                <text:p>9.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7">
                <text:p>0.227</text:p>
              </table:table-cell>
              <table:table-cell office:value-type="float" office:value="-0.384">
                <text:p>-0.384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7">
                <text:p>0.227</text:p>
              </table:table-cell>
              <table:table-cell office:value-type="float" office:value="-0.384">
                <text:p>-0.384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2">
                <text:p>0.062</text:p>
              </table:table-cell>
              <table:table-cell office:value-type="float" office:value="-0.156">
                <text:p>-0.156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2">
                <text:p>0.062</text:p>
              </table:table-cell>
              <table:table-cell office:value-type="float" office:value="-0.156">
                <text:p>-0.156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92">
                <text:p>-0.092</text:p>
              </table:table-cell>
              <table:table-cell office:value-type="float" office:value="0.115">
                <text:p>0.115</text:p>
              </table:table-cell>
              <table:table-cell office:value-type="float" office:value="9.516">
                <text:p>9.5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6">
                <text:p>0.066</text:p>
              </table:table-cell>
              <table:table-cell office:value-type="float" office:value="0.127">
                <text:p>0.127</text:p>
              </table:table-cell>
              <table:table-cell office:value-type="float" office:value="9.424">
                <text:p>9.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6">
                <text:p>0.066</text:p>
              </table:table-cell>
              <table:table-cell office:value-type="float" office:value="0.127">
                <text:p>0.127</text:p>
              </table:table-cell>
              <table:table-cell office:value-type="float" office:value="9.424">
                <text:p>9.4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1">
                <text:p>0.351</text:p>
              </table:table-cell>
              <table:table-cell office:value-type="float" office:value="-0.08">
                <text:p>-0.08</text:p>
              </table:table-cell>
              <table:table-cell office:value-type="float" office:value="9.406">
                <text:p>9.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1">
                <text:p>0.351</text:p>
              </table:table-cell>
              <table:table-cell office:value-type="float" office:value="-0.08">
                <text:p>-0.08</text:p>
              </table:table-cell>
              <table:table-cell office:value-type="float" office:value="9.406">
                <text:p>9.4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75">
                <text:p>0.875</text:p>
              </table:table-cell>
              <table:table-cell office:value-type="float" office:value="-0.407">
                <text:p>-0.407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5">
                <text:p>0.875</text:p>
              </table:table-cell>
              <table:table-cell office:value-type="float" office:value="-0.407">
                <text:p>-0.407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4">
                <text:p>1.114</text:p>
              </table:table-cell>
              <table:table-cell office:value-type="float" office:value="-0.727">
                <text:p>-0.727</text:p>
              </table:table-cell>
              <table:table-cell office:value-type="float" office:value="9.498">
                <text:p>9.4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45">
                <text:p>1.145</text:p>
              </table:table-cell>
              <table:table-cell office:value-type="float" office:value="-0.867">
                <text:p>-0.867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45">
                <text:p>1.145</text:p>
              </table:table-cell>
              <table:table-cell office:value-type="float" office:value="-0.867">
                <text:p>-0.867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7">
                <text:p>0.967</text:p>
              </table:table-cell>
              <table:table-cell office:value-type="float" office:value="-0.897">
                <text:p>-0.897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7">
                <text:p>0.967</text:p>
              </table:table-cell>
              <table:table-cell office:value-type="float" office:value="-0.897">
                <text:p>-0.897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83">
                <text:p>0.983</text:p>
              </table:table-cell>
              <table:table-cell office:value-type="float" office:value="-0.892">
                <text:p>-0.892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05">
                <text:p>1.005</text:p>
              </table:table-cell>
              <table:table-cell office:value-type="float" office:value="-0.791">
                <text:p>-0.791</text:p>
              </table:table-cell>
              <table:table-cell office:value-type="float" office:value="10.112">
                <text:p>10.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05">
                <text:p>1.005</text:p>
              </table:table-cell>
              <table:table-cell office:value-type="float" office:value="-0.791">
                <text:p>-0.791</text:p>
              </table:table-cell>
              <table:table-cell office:value-type="float" office:value="10.112">
                <text:p>10.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08">
                <text:p>1.408</text:p>
              </table:table-cell>
              <table:table-cell office:value-type="float" office:value="-0.716">
                <text:p>-0.716</text:p>
              </table:table-cell>
              <table:table-cell office:value-type="float" office:value="10.195">
                <text:p>10.1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08">
                <text:p>1.408</text:p>
              </table:table-cell>
              <table:table-cell office:value-type="float" office:value="-0.716">
                <text:p>-0.716</text:p>
              </table:table-cell>
              <table:table-cell office:value-type="float" office:value="10.195">
                <text:p>10.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33">
                <text:p>1.233</text:p>
              </table:table-cell>
              <table:table-cell office:value-type="float" office:value="-0.51">
                <text:p>-0.51</text:p>
              </table:table-cell>
              <table:table-cell office:value-type="float" office:value="10.066">
                <text:p>10.0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8">
                <text:p>0.978</text:p>
              </table:table-cell>
              <table:table-cell office:value-type="float" office:value="-0.562">
                <text:p>-0.562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8">
                <text:p>0.978</text:p>
              </table:table-cell>
              <table:table-cell office:value-type="float" office:value="-0.562">
                <text:p>-0.562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9">
                <text:p>0.199</text:p>
              </table:table-cell>
              <table:table-cell office:value-type="float" office:value="-0.351">
                <text:p>-0.351</text:p>
              </table:table-cell>
              <table:table-cell office:value-type="float" office:value="9.733">
                <text:p>9.7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9">
                <text:p>0.199</text:p>
              </table:table-cell>
              <table:table-cell office:value-type="float" office:value="-0.351">
                <text:p>-0.351</text:p>
              </table:table-cell>
              <table:table-cell office:value-type="float" office:value="9.733">
                <text:p>9.7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287">
                <text:p>-0.287</text:p>
              </table:table-cell>
              <table:table-cell office:value-type="float" office:value="-0.471">
                <text:p>-0.471</text:p>
              </table:table-cell>
              <table:table-cell office:value-type="float" office:value="9.583">
                <text:p>9.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62">
                <text:p>-0.62</text:p>
              </table:table-cell>
              <table:table-cell office:value-type="float" office:value="-0.419">
                <text:p>-0.419</text:p>
              </table:table-cell>
              <table:table-cell office:value-type="float" office:value="9.581">
                <text:p>9.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62">
                <text:p>-0.62</text:p>
              </table:table-cell>
              <table:table-cell office:value-type="float" office:value="-0.419">
                <text:p>-0.419</text:p>
              </table:table-cell>
              <table:table-cell office:value-type="float" office:value="9.581">
                <text:p>9.5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71">
                <text:p>-0.371</text:p>
              </table:table-cell>
              <table:table-cell office:value-type="float" office:value="-0.292">
                <text:p>-0.292</text:p>
              </table:table-cell>
              <table:table-cell office:value-type="float" office:value="9.652">
                <text:p>9.6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71">
                <text:p>-0.371</text:p>
              </table:table-cell>
              <table:table-cell office:value-type="float" office:value="-0.292">
                <text:p>-0.292</text:p>
              </table:table-cell>
              <table:table-cell office:value-type="float" office:value="9.652">
                <text:p>9.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26">
                <text:p>-0.126</text:p>
              </table:table-cell>
              <table:table-cell office:value-type="float" office:value="-0.261">
                <text:p>-0.261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6">
                <text:p>0.136</text:p>
              </table:table-cell>
              <table:table-cell office:value-type="float" office:value="-0.086">
                <text:p>-0.086</text:p>
              </table:table-cell>
              <table:table-cell office:value-type="float" office:value="9.966">
                <text:p>9.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6">
                <text:p>0.136</text:p>
              </table:table-cell>
              <table:table-cell office:value-type="float" office:value="-0.086">
                <text:p>-0.086</text:p>
              </table:table-cell>
              <table:table-cell office:value-type="float" office:value="9.966">
                <text:p>9.9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73">
                <text:p>0.173</text:p>
              </table:table-cell>
              <table:table-cell office:value-type="float" office:value="-0.017">
                <text:p>-0.017</text:p>
              </table:table-cell>
              <table:table-cell office:value-type="float" office:value="10.057">
                <text:p>10.0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73">
                <text:p>0.173</text:p>
              </table:table-cell>
              <table:table-cell office:value-type="float" office:value="-0.017">
                <text:p>-0.017</text:p>
              </table:table-cell>
              <table:table-cell office:value-type="float" office:value="10.057">
                <text:p>10.0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2">
                <text:p>0.162</text:p>
              </table:table-cell>
              <table:table-cell office:value-type="float" office:value="0.02">
                <text:p>0.02</text:p>
              </table:table-cell>
              <table:table-cell office:value-type="float" office:value="10.188">
                <text:p>10.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5">
                <text:p>0.085</text:p>
              </table:table-cell>
              <table:table-cell office:value-type="float" office:value="-0.078">
                <text:p>-0.078</text:p>
              </table:table-cell>
              <table:table-cell office:value-type="float" office:value="10.122">
                <text:p>10.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5">
                <text:p>0.085</text:p>
              </table:table-cell>
              <table:table-cell office:value-type="float" office:value="-0.078">
                <text:p>-0.078</text:p>
              </table:table-cell>
              <table:table-cell office:value-type="float" office:value="10.122">
                <text:p>10.1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5">
                <text:p>-0.045</text:p>
              </table:table-cell>
              <table:table-cell office:value-type="float" office:value="-0.2">
                <text:p>-0.2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45">
                <text:p>-0.045</text:p>
              </table:table-cell>
              <table:table-cell office:value-type="float" office:value="-0.2">
                <text:p>-0.2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5">
                <text:p>-0.005</text:p>
              </table:table-cell>
              <table:table-cell office:value-type="float" office:value="-0.492">
                <text:p>-0.492</text:p>
              </table:table-cell>
              <table:table-cell office:value-type="float" office:value="9.979">
                <text:p>9.9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5">
                <text:p>-0.005</text:p>
              </table:table-cell>
              <table:table-cell office:value-type="float" office:value="-0.492">
                <text:p>-0.492</text:p>
              </table:table-cell>
              <table:table-cell office:value-type="float" office:value="9.979">
                <text:p>9.9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">
                <text:p>0.001</text:p>
              </table:table-cell>
              <table:table-cell office:value-type="float" office:value="-0.69">
                <text:p>-0.69</text:p>
              </table:table-cell>
              <table:table-cell office:value-type="float" office:value="9.936">
                <text:p>9.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">
                <text:p>0.22</text:p>
              </table:table-cell>
              <table:table-cell office:value-type="float" office:value="-0.937">
                <text:p>-0.937</text:p>
              </table:table-cell>
              <table:table-cell office:value-type="float" office:value="9.872">
                <text:p>9.8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2">
                <text:p>0.22</text:p>
              </table:table-cell>
              <table:table-cell office:value-type="float" office:value="-0.937">
                <text:p>-0.937</text:p>
              </table:table-cell>
              <table:table-cell office:value-type="float" office:value="9.872">
                <text:p>9.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43">
                <text:p>0.443</text:p>
              </table:table-cell>
              <table:table-cell office:value-type="float" office:value="-1.019">
                <text:p>-1.019</text:p>
              </table:table-cell>
              <table:table-cell office:value-type="float" office:value="9.862">
                <text:p>9.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43">
                <text:p>0.443</text:p>
              </table:table-cell>
              <table:table-cell office:value-type="float" office:value="-1.019">
                <text:p>-1.019</text:p>
              </table:table-cell>
              <table:table-cell office:value-type="float" office:value="9.862">
                <text:p>9.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8">
                <text:p>0.558</text:p>
              </table:table-cell>
              <table:table-cell office:value-type="float" office:value="-1.038">
                <text:p>-1.038</text:p>
              </table:table-cell>
              <table:table-cell office:value-type="float" office:value="9.862">
                <text:p>9.8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11">
                <text:p>0.511</text:p>
              </table:table-cell>
              <table:table-cell office:value-type="float" office:value="-0.9">
                <text:p>-0.9</text:p>
              </table:table-cell>
              <table:table-cell office:value-type="float" office:value="9.955">
                <text:p>9.9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11">
                <text:p>0.511</text:p>
              </table:table-cell>
              <table:table-cell office:value-type="float" office:value="-0.9">
                <text:p>-0.9</text:p>
              </table:table-cell>
              <table:table-cell office:value-type="float" office:value="9.955">
                <text:p>9.9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3">
                <text:p>0.313</text:p>
              </table:table-cell>
              <table:table-cell office:value-type="float" office:value="-0.694">
                <text:p>-0.694</text:p>
              </table:table-cell>
              <table:table-cell office:value-type="float" office:value="10.031">
                <text:p>10.0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13">
                <text:p>0.313</text:p>
              </table:table-cell>
              <table:table-cell office:value-type="float" office:value="-0.694">
                <text:p>-0.694</text:p>
              </table:table-cell>
              <table:table-cell office:value-type="float" office:value="10.031">
                <text:p>10.0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5">
                <text:p>0.075</text:p>
              </table:table-cell>
              <table:table-cell office:value-type="float" office:value="-0.419">
                <text:p>-0.419</text:p>
              </table:table-cell>
              <table:table-cell office:value-type="float" office:value="10.159">
                <text:p>10.1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3">
                <text:p>0.093</text:p>
              </table:table-cell>
              <table:table-cell office:value-type="float" office:value="-0.272">
                <text:p>-0.272</text:p>
              </table:table-cell>
              <table:table-cell office:value-type="float" office:value="10.309">
                <text:p>10.3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3">
                <text:p>0.093</text:p>
              </table:table-cell>
              <table:table-cell office:value-type="float" office:value="-0.272">
                <text:p>-0.272</text:p>
              </table:table-cell>
              <table:table-cell office:value-type="float" office:value="10.309">
                <text:p>10.3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5">
                <text:p>0.095</text:p>
              </table:table-cell>
              <table:table-cell office:value-type="float" office:value="-0.18">
                <text:p>-0.18</text:p>
              </table:table-cell>
              <table:table-cell office:value-type="float" office:value="10.404">
                <text:p>10.4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5">
                <text:p>0.095</text:p>
              </table:table-cell>
              <table:table-cell office:value-type="float" office:value="-0.18">
                <text:p>-0.18</text:p>
              </table:table-cell>
              <table:table-cell office:value-type="float" office:value="10.404">
                <text:p>10.4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76">
                <text:p>0.276</text:p>
              </table:table-cell>
              <table:table-cell office:value-type="float" office:value="-0.266">
                <text:p>-0.26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2">
                <text:p>0.322</text:p>
              </table:table-cell>
              <table:table-cell office:value-type="float" office:value="-0.387">
                <text:p>-0.387</text:p>
              </table:table-cell>
              <table:table-cell office:value-type="float" office:value="10.623">
                <text:p>10.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2">
                <text:p>0.322</text:p>
              </table:table-cell>
              <table:table-cell office:value-type="float" office:value="-0.387">
                <text:p>-0.387</text:p>
              </table:table-cell>
              <table:table-cell office:value-type="float" office:value="10.623">
                <text:p>10.6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4">
                <text:p>0.214</text:p>
              </table:table-cell>
              <table:table-cell office:value-type="float" office:value="-0.634">
                <text:p>-0.634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4">
                <text:p>0.214</text:p>
              </table:table-cell>
              <table:table-cell office:value-type="float" office:value="-0.634">
                <text:p>-0.634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6">
                <text:p>0.156</text:p>
              </table:table-cell>
              <table:table-cell office:value-type="float" office:value="-0.937">
                <text:p>-0.937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55">
                <text:p>-0.055</text:p>
              </table:table-cell>
              <table:table-cell office:value-type="float" office:value="-1.275">
                <text:p>-1.275</text:p>
              </table:table-cell>
              <table:table-cell office:value-type="float" office:value="9.956">
                <text:p>9.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55">
                <text:p>-0.055</text:p>
              </table:table-cell>
              <table:table-cell office:value-type="float" office:value="-1.275">
                <text:p>-1.275</text:p>
              </table:table-cell>
              <table:table-cell office:value-type="float" office:value="9.956">
                <text:p>9.9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5">
                <text:p>-0.005</text:p>
              </table:table-cell>
              <table:table-cell office:value-type="float" office:value="-1.638">
                <text:p>-1.638</text:p>
              </table:table-cell>
              <table:table-cell office:value-type="float" office:value="9.688">
                <text:p>9.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5">
                <text:p>-0.005</text:p>
              </table:table-cell>
              <table:table-cell office:value-type="float" office:value="-1.638">
                <text:p>-1.638</text:p>
              </table:table-cell>
              <table:table-cell office:value-type="float" office:value="9.688">
                <text:p>9.6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14">
                <text:p>-0.114</text:p>
              </table:table-cell>
              <table:table-cell office:value-type="float" office:value="-2.041">
                <text:p>-2.041</text:p>
              </table:table-cell>
              <table:table-cell office:value-type="float" office:value="9.714">
                <text:p>9.7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59">
                <text:p>-0.259</text:p>
              </table:table-cell>
              <table:table-cell office:value-type="float" office:value="-2.303">
                <text:p>-2.303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59">
                <text:p>-0.259</text:p>
              </table:table-cell>
              <table:table-cell office:value-type="float" office:value="-2.303">
                <text:p>-2.303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73">
                <text:p>-0.473</text:p>
              </table:table-cell>
              <table:table-cell office:value-type="float" office:value="-2.69">
                <text:p>-2.69</text:p>
              </table:table-cell>
              <table:table-cell office:value-type="float" office:value="9.714">
                <text:p>9.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73">
                <text:p>-0.473</text:p>
              </table:table-cell>
              <table:table-cell office:value-type="float" office:value="-2.69">
                <text:p>-2.69</text:p>
              </table:table-cell>
              <table:table-cell office:value-type="float" office:value="9.714">
                <text:p>9.7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3">
                <text:p>-0.73</text:p>
              </table:table-cell>
              <table:table-cell office:value-type="float" office:value="-2.89">
                <text:p>-2.89</text:p>
              </table:table-cell>
              <table:table-cell office:value-type="float" office:value="9.636">
                <text:p>9.6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84">
                <text:p>-0.84</text:p>
              </table:table-cell>
              <table:table-cell office:value-type="float" office:value="-2.951">
                <text:p>-2.951</text:p>
              </table:table-cell>
              <table:table-cell office:value-type="float" office:value="9.668">
                <text:p>9.6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4">
                <text:p>-0.84</text:p>
              </table:table-cell>
              <table:table-cell office:value-type="float" office:value="-2.951">
                <text:p>-2.951</text:p>
              </table:table-cell>
              <table:table-cell office:value-type="float" office:value="9.668">
                <text:p>9.6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757">
                <text:p>-0.757</text:p>
              </table:table-cell>
              <table:table-cell office:value-type="float" office:value="-2.799">
                <text:p>-2.799</text:p>
              </table:table-cell>
              <table:table-cell office:value-type="float" office:value="10.018">
                <text:p>10.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57">
                <text:p>-0.757</text:p>
              </table:table-cell>
              <table:table-cell office:value-type="float" office:value="-2.799">
                <text:p>-2.799</text:p>
              </table:table-cell>
              <table:table-cell office:value-type="float" office:value="10.018">
                <text:p>10.0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638">
                <text:p>-0.638</text:p>
              </table:table-cell>
              <table:table-cell office:value-type="float" office:value="-2.527">
                <text:p>-2.52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38">
                <text:p>-0.638</text:p>
              </table:table-cell>
              <table:table-cell office:value-type="float" office:value="-2.527">
                <text:p>-2.52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508">
                <text:p>-0.508</text:p>
              </table:table-cell>
              <table:table-cell office:value-type="float" office:value="-2.248">
                <text:p>-2.248</text:p>
              </table:table-cell>
              <table:table-cell office:value-type="float" office:value="11.355">
                <text:p>11.3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33">
                <text:p>-0.333</text:p>
              </table:table-cell>
              <table:table-cell office:value-type="float" office:value="-2.177">
                <text:p>-2.177</text:p>
              </table:table-cell>
              <table:table-cell office:value-type="float" office:value="11.804">
                <text:p>11.8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333">
                <text:p>-0.333</text:p>
              </table:table-cell>
              <table:table-cell office:value-type="float" office:value="-2.177">
                <text:p>-2.177</text:p>
              </table:table-cell>
              <table:table-cell office:value-type="float" office:value="11.804">
                <text:p>11.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9">
                <text:p>0.059</text:p>
              </table:table-cell>
              <table:table-cell office:value-type="float" office:value="-2.279">
                <text:p>-2.279</text:p>
              </table:table-cell>
              <table:table-cell office:value-type="float" office:value="11.887">
                <text:p>11.8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9">
                <text:p>0.059</text:p>
              </table:table-cell>
              <table:table-cell office:value-type="float" office:value="-2.279">
                <text:p>-2.279</text:p>
              </table:table-cell>
              <table:table-cell office:value-type="float" office:value="11.887">
                <text:p>11.8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93">
                <text:p>0.693</text:p>
              </table:table-cell>
              <table:table-cell office:value-type="float" office:value="-2.473">
                <text:p>-2.473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88">
                <text:p>1.488</text:p>
              </table:table-cell>
              <table:table-cell office:value-type="float" office:value="-2.7">
                <text:p>-2.7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88">
                <text:p>1.488</text:p>
              </table:table-cell>
              <table:table-cell office:value-type="float" office:value="-2.7">
                <text:p>-2.7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49">
                <text:p>2.249</text:p>
              </table:table-cell>
              <table:table-cell office:value-type="float" office:value="-2.899">
                <text:p>-2.899</text:p>
              </table:table-cell>
              <table:table-cell office:value-type="float" office:value="11.417">
                <text:p>11.4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249">
                <text:p>2.249</text:p>
              </table:table-cell>
              <table:table-cell office:value-type="float" office:value="-2.899">
                <text:p>-2.899</text:p>
              </table:table-cell>
              <table:table-cell office:value-type="float" office:value="11.417">
                <text:p>11.4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836">
                <text:p>2.836</text:p>
              </table:table-cell>
              <table:table-cell office:value-type="float" office:value="-3.087">
                <text:p>-3.087</text:p>
              </table:table-cell>
              <table:table-cell office:value-type="float" office:value="11.404">
                <text:p>11.4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46">
                <text:p>3.246</text:p>
              </table:table-cell>
              <table:table-cell office:value-type="float" office:value="-3.28">
                <text:p>-3.28</text:p>
              </table:table-cell>
              <table:table-cell office:value-type="float" office:value="11.497">
                <text:p>11.4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46">
                <text:p>3.246</text:p>
              </table:table-cell>
              <table:table-cell office:value-type="float" office:value="-3.28">
                <text:p>-3.28</text:p>
              </table:table-cell>
              <table:table-cell office:value-type="float" office:value="11.497">
                <text:p>11.4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49">
                <text:p>3.549</text:p>
              </table:table-cell>
              <table:table-cell office:value-type="float" office:value="-3.453">
                <text:p>-3.453</text:p>
              </table:table-cell>
              <table:table-cell office:value-type="float" office:value="11.558">
                <text:p>11.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549">
                <text:p>3.549</text:p>
              </table:table-cell>
              <table:table-cell office:value-type="float" office:value="-3.453">
                <text:p>-3.453</text:p>
              </table:table-cell>
              <table:table-cell office:value-type="float" office:value="11.558">
                <text:p>11.5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8">
                <text:p>3.8</text:p>
              </table:table-cell>
              <table:table-cell office:value-type="float" office:value="-3.554">
                <text:p>-3.554</text:p>
              </table:table-cell>
              <table:table-cell office:value-type="float" office:value="11.627">
                <text:p>11.6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84">
                <text:p>3.984</text:p>
              </table:table-cell>
              <table:table-cell office:value-type="float" office:value="-3.61">
                <text:p>-3.61</text:p>
              </table:table-cell>
              <table:table-cell office:value-type="float" office:value="11.593">
                <text:p>11.5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984">
                <text:p>3.984</text:p>
              </table:table-cell>
              <table:table-cell office:value-type="float" office:value="-3.61">
                <text:p>-3.61</text:p>
              </table:table-cell>
              <table:table-cell office:value-type="float" office:value="11.593">
                <text:p>11.5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73">
                <text:p>4.173</text:p>
              </table:table-cell>
              <table:table-cell office:value-type="float" office:value="-3.619">
                <text:p>-3.619</text:p>
              </table:table-cell>
              <table:table-cell office:value-type="float" office:value="11.457">
                <text:p>11.4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73">
                <text:p>4.173</text:p>
              </table:table-cell>
              <table:table-cell office:value-type="float" office:value="-3.619">
                <text:p>-3.619</text:p>
              </table:table-cell>
              <table:table-cell office:value-type="float" office:value="11.457">
                <text:p>11.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348">
                <text:p>4.348</text:p>
              </table:table-cell>
              <table:table-cell office:value-type="float" office:value="-3.601">
                <text:p>-3.601</text:p>
              </table:table-cell>
              <table:table-cell office:value-type="float" office:value="11.263">
                <text:p>11.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599">
                <text:p>4.599</text:p>
              </table:table-cell>
              <table:table-cell office:value-type="float" office:value="-3.573">
                <text:p>-3.573</text:p>
              </table:table-cell>
              <table:table-cell office:value-type="float" office:value="11.049">
                <text:p>11.0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599">
                <text:p>4.599</text:p>
              </table:table-cell>
              <table:table-cell office:value-type="float" office:value="-3.573">
                <text:p>-3.573</text:p>
              </table:table-cell>
              <table:table-cell office:value-type="float" office:value="11.049">
                <text:p>11.0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953">
                <text:p>4.953</text:p>
              </table:table-cell>
              <table:table-cell office:value-type="float" office:value="-3.542">
                <text:p>-3.54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953">
                <text:p>4.953</text:p>
              </table:table-cell>
              <table:table-cell office:value-type="float" office:value="-3.542">
                <text:p>-3.54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1">
                <text:p>5.41</text:p>
              </table:table-cell>
              <table:table-cell office:value-type="float" office:value="-3.517">
                <text:p>-3.517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914">
                <text:p>5.914</text:p>
              </table:table-cell>
              <table:table-cell office:value-type="float" office:value="-3.51">
                <text:p>-3.51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914">
                <text:p>5.914</text:p>
              </table:table-cell>
              <table:table-cell office:value-type="float" office:value="-3.51">
                <text:p>-3.51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368">
                <text:p>6.368</text:p>
              </table:table-cell>
              <table:table-cell office:value-type="float" office:value="-3.538">
                <text:p>-3.538</text:p>
              </table:table-cell>
              <table:table-cell office:value-type="float" office:value="10.581">
                <text:p>10.5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68">
                <text:p>6.368</text:p>
              </table:table-cell>
              <table:table-cell office:value-type="float" office:value="-3.538">
                <text:p>-3.538</text:p>
              </table:table-cell>
              <table:table-cell office:value-type="float" office:value="10.581">
                <text:p>10.5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729">
                <text:p>6.729</text:p>
              </table:table-cell>
              <table:table-cell office:value-type="float" office:value="-3.576">
                <text:p>-3.576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64">
                <text:p>6.964</text:p>
              </table:table-cell>
              <table:table-cell office:value-type="float" office:value="-3.594">
                <text:p>-3.594</text:p>
              </table:table-cell>
              <table:table-cell office:value-type="float" office:value="10.465">
                <text:p>10.4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64">
                <text:p>6.964</text:p>
              </table:table-cell>
              <table:table-cell office:value-type="float" office:value="-3.594">
                <text:p>-3.594</text:p>
              </table:table-cell>
              <table:table-cell office:value-type="float" office:value="10.465">
                <text:p>10.4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034">
                <text:p>7.034</text:p>
              </table:table-cell>
              <table:table-cell office:value-type="float" office:value="-3.627">
                <text:p>-3.627</text:p>
              </table:table-cell>
              <table:table-cell office:value-type="float" office:value="10.527">
                <text:p>10.5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34">
                <text:p>7.034</text:p>
              </table:table-cell>
              <table:table-cell office:value-type="float" office:value="-3.627">
                <text:p>-3.627</text:p>
              </table:table-cell>
              <table:table-cell office:value-type="float" office:value="10.527">
                <text:p>10.5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84">
                <text:p>6.984</text:p>
              </table:table-cell>
              <table:table-cell office:value-type="float" office:value="-3.667">
                <text:p>-3.66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84">
                <text:p>6.984</text:p>
              </table:table-cell>
              <table:table-cell office:value-type="float" office:value="-3.667">
                <text:p>-3.66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823">
                <text:p>6.823</text:p>
              </table:table-cell>
              <table:table-cell office:value-type="float" office:value="-3.696">
                <text:p>-3.696</text:p>
              </table:table-cell>
              <table:table-cell office:value-type="float" office:value="10.641">
                <text:p>10.6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56">
                <text:p>6.56</text:p>
              </table:table-cell>
              <table:table-cell office:value-type="float" office:value="-3.711">
                <text:p>-3.711</text:p>
              </table:table-cell>
              <table:table-cell office:value-type="float" office:value="10.545">
                <text:p>10.5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56">
                <text:p>6.56</text:p>
              </table:table-cell>
              <table:table-cell office:value-type="float" office:value="-3.711">
                <text:p>-3.711</text:p>
              </table:table-cell>
              <table:table-cell office:value-type="float" office:value="10.545">
                <text:p>10.5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307">
                <text:p>6.307</text:p>
              </table:table-cell>
              <table:table-cell office:value-type="float" office:value="-3.678">
                <text:p>-3.678</text:p>
              </table:table-cell>
              <table:table-cell office:value-type="float" office:value="10.351">
                <text:p>10.3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307">
                <text:p>6.307</text:p>
              </table:table-cell>
              <table:table-cell office:value-type="float" office:value="-3.678">
                <text:p>-3.678</text:p>
              </table:table-cell>
              <table:table-cell office:value-type="float" office:value="10.351">
                <text:p>10.3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076">
                <text:p>6.076</text:p>
              </table:table-cell>
              <table:table-cell office:value-type="float" office:value="-3.573">
                <text:p>-3.573</text:p>
              </table:table-cell>
              <table:table-cell office:value-type="float" office:value="10.133">
                <text:p>10.1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79">
                <text:p>5.879</text:p>
              </table:table-cell>
              <table:table-cell office:value-type="float" office:value="-3.455">
                <text:p>-3.455</text:p>
              </table:table-cell>
              <table:table-cell office:value-type="float" office:value="9.866">
                <text:p>9.8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79">
                <text:p>5.879</text:p>
              </table:table-cell>
              <table:table-cell office:value-type="float" office:value="-3.455">
                <text:p>-3.455</text:p>
              </table:table-cell>
              <table:table-cell office:value-type="float" office:value="9.866">
                <text:p>9.8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709">
                <text:p>5.709</text:p>
              </table:table-cell>
              <table:table-cell office:value-type="float" office:value="-3.286">
                <text:p>-3.286</text:p>
              </table:table-cell>
              <table:table-cell office:value-type="float" office:value="9.666">
                <text:p>9.6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709">
                <text:p>5.709</text:p>
              </table:table-cell>
              <table:table-cell office:value-type="float" office:value="-3.286">
                <text:p>-3.286</text:p>
              </table:table-cell>
              <table:table-cell office:value-type="float" office:value="9.666">
                <text:p>9.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504">
                <text:p>5.504</text:p>
              </table:table-cell>
              <table:table-cell office:value-type="float" office:value="-3.06">
                <text:p>-3.06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248">
                <text:p>5.248</text:p>
              </table:table-cell>
              <table:table-cell office:value-type="float" office:value="-2.853">
                <text:p>-2.853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248">
                <text:p>5.248</text:p>
              </table:table-cell>
              <table:table-cell office:value-type="float" office:value="-2.853">
                <text:p>-2.853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6">
                <text:p>4.96</text:p>
              </table:table-cell>
              <table:table-cell office:value-type="float" office:value="-2.617">
                <text:p>-2.617</text:p>
              </table:table-cell>
              <table:table-cell office:value-type="float" office:value="9.689">
                <text:p>9.6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96">
                <text:p>4.96</text:p>
              </table:table-cell>
              <table:table-cell office:value-type="float" office:value="-2.617">
                <text:p>-2.617</text:p>
              </table:table-cell>
              <table:table-cell office:value-type="float" office:value="9.689">
                <text:p>9.6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93">
                <text:p>4.693</text:p>
              </table:table-cell>
              <table:table-cell office:value-type="float" office:value="-2.421">
                <text:p>-2.421</text:p>
              </table:table-cell>
              <table:table-cell office:value-type="float" office:value="9.908">
                <text:p>9.9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474">
                <text:p>4.474</text:p>
              </table:table-cell>
              <table:table-cell office:value-type="float" office:value="-2.243">
                <text:p>-2.243</text:p>
              </table:table-cell>
              <table:table-cell office:value-type="float" office:value="10.088">
                <text:p>10.0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474">
                <text:p>4.474</text:p>
              </table:table-cell>
              <table:table-cell office:value-type="float" office:value="-2.243">
                <text:p>-2.243</text:p>
              </table:table-cell>
              <table:table-cell office:value-type="float" office:value="10.088">
                <text:p>10.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334">
                <text:p>4.334</text:p>
              </table:table-cell>
              <table:table-cell office:value-type="float" office:value="-2.07">
                <text:p>-2.07</text:p>
              </table:table-cell>
              <table:table-cell office:value-type="float" office:value="10.261">
                <text:p>10.2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334">
                <text:p>4.334</text:p>
              </table:table-cell>
              <table:table-cell office:value-type="float" office:value="-2.07">
                <text:p>-2.07</text:p>
              </table:table-cell>
              <table:table-cell office:value-type="float" office:value="10.261">
                <text:p>10.2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44">
                <text:p>4.144</text:p>
              </table:table-cell>
              <table:table-cell office:value-type="float" office:value="-1.921">
                <text:p>-1.921</text:p>
              </table:table-cell>
              <table:table-cell office:value-type="float" office:value="10.324">
                <text:p>10.3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914">
                <text:p>3.914</text:p>
              </table:table-cell>
              <table:table-cell office:value-type="float" office:value="-1.821">
                <text:p>-1.821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914">
                <text:p>3.914</text:p>
              </table:table-cell>
              <table:table-cell office:value-type="float" office:value="-1.821">
                <text:p>-1.821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584">
                <text:p>3.584</text:p>
              </table:table-cell>
              <table:table-cell office:value-type="float" office:value="-1.782">
                <text:p>-1.782</text:p>
              </table:table-cell>
              <table:table-cell office:value-type="float" office:value="9.957">
                <text:p>9.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584">
                <text:p>3.584</text:p>
              </table:table-cell>
              <table:table-cell office:value-type="float" office:value="-1.782">
                <text:p>-1.782</text:p>
              </table:table-cell>
              <table:table-cell office:value-type="float" office:value="9.957">
                <text:p>9.9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31">
                <text:p>3.31</text:p>
              </table:table-cell>
              <table:table-cell office:value-type="float" office:value="-1.756">
                <text:p>-1.756</text:p>
              </table:table-cell>
              <table:table-cell office:value-type="float" office:value="9.532">
                <text:p>9.5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04">
                <text:p>3.204</text:p>
              </table:table-cell>
              <table:table-cell office:value-type="float" office:value="-1.713">
                <text:p>-1.713</text:p>
              </table:table-cell>
              <table:table-cell office:value-type="float" office:value="9.019">
                <text:p>9.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04">
                <text:p>3.204</text:p>
              </table:table-cell>
              <table:table-cell office:value-type="float" office:value="-1.713">
                <text:p>-1.713</text:p>
              </table:table-cell>
              <table:table-cell office:value-type="float" office:value="9.019">
                <text:p>9.0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327">
                <text:p>3.327</text:p>
              </table:table-cell>
              <table:table-cell office:value-type="float" office:value="-1.644">
                <text:p>-1.644</text:p>
              </table:table-cell>
              <table:table-cell office:value-type="float" office:value="8.458">
                <text:p>8.4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327">
                <text:p>3.327</text:p>
              </table:table-cell>
              <table:table-cell office:value-type="float" office:value="-1.644">
                <text:p>-1.644</text:p>
              </table:table-cell>
              <table:table-cell office:value-type="float" office:value="8.458">
                <text:p>8.4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625">
                <text:p>3.625</text:p>
              </table:table-cell>
              <table:table-cell office:value-type="float" office:value="-1.538">
                <text:p>-1.53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45">
                <text:p>3.945</text:p>
              </table:table-cell>
              <table:table-cell office:value-type="float" office:value="-1.402">
                <text:p>-1.402</text:p>
              </table:table-cell>
              <table:table-cell office:value-type="float" office:value="7.491">
                <text:p>7.4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45">
                <text:p>3.945</text:p>
              </table:table-cell>
              <table:table-cell office:value-type="float" office:value="-1.402">
                <text:p>-1.402</text:p>
              </table:table-cell>
              <table:table-cell office:value-type="float" office:value="7.491">
                <text:p>7.4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128">
                <text:p>4.128</text:p>
              </table:table-cell>
              <table:table-cell office:value-type="float" office:value="-1.245">
                <text:p>-1.245</text:p>
              </table:table-cell>
              <table:table-cell office:value-type="float" office:value="7.318">
                <text:p>7.3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28">
                <text:p>4.128</text:p>
              </table:table-cell>
              <table:table-cell office:value-type="float" office:value="-1.245">
                <text:p>-1.245</text:p>
              </table:table-cell>
              <table:table-cell office:value-type="float" office:value="7.318">
                <text:p>7.3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101">
                <text:p>4.101</text:p>
              </table:table-cell>
              <table:table-cell office:value-type="float" office:value="-1.056">
                <text:p>-1.056</text:p>
              </table:table-cell>
              <table:table-cell office:value-type="float" office:value="7.488">
                <text:p>7.4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101">
                <text:p>4.101</text:p>
              </table:table-cell>
              <table:table-cell office:value-type="float" office:value="-1.056">
                <text:p>-1.056</text:p>
              </table:table-cell>
              <table:table-cell office:value-type="float" office:value="7.488">
                <text:p>7.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83">
                <text:p>3.883</text:p>
              </table:table-cell>
              <table:table-cell office:value-type="float" office:value="-0.871">
                <text:p>-0.871</text:p>
              </table:table-cell>
              <table:table-cell office:value-type="float" office:value="7.909">
                <text:p>7.9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562">
                <text:p>3.562</text:p>
              </table:table-cell>
              <table:table-cell office:value-type="float" office:value="-0.691">
                <text:p>-0.691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562">
                <text:p>3.562</text:p>
              </table:table-cell>
              <table:table-cell office:value-type="float" office:value="-0.691">
                <text:p>-0.691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38">
                <text:p>3.238</text:p>
              </table:table-cell>
              <table:table-cell office:value-type="float" office:value="-0.568">
                <text:p>-0.568</text:p>
              </table:table-cell>
              <table:table-cell office:value-type="float" office:value="9.013">
                <text:p>9.0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38">
                <text:p>3.238</text:p>
              </table:table-cell>
              <table:table-cell office:value-type="float" office:value="-0.568">
                <text:p>-0.568</text:p>
              </table:table-cell>
              <table:table-cell office:value-type="float" office:value="9.013">
                <text:p>9.0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981">
                <text:p>2.981</text:p>
              </table:table-cell>
              <table:table-cell office:value-type="float" office:value="-0.474">
                <text:p>-0.474</text:p>
              </table:table-cell>
              <table:table-cell office:value-type="float" office:value="9.389">
                <text:p>9.3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821">
                <text:p>2.821</text:p>
              </table:table-cell>
              <table:table-cell office:value-type="float" office:value="-0.437">
                <text:p>-0.437</text:p>
              </table:table-cell>
              <table:table-cell office:value-type="float" office:value="9.567">
                <text:p>9.5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821">
                <text:p>2.821</text:p>
              </table:table-cell>
              <table:table-cell office:value-type="float" office:value="-0.437">
                <text:p>-0.437</text:p>
              </table:table-cell>
              <table:table-cell office:value-type="float" office:value="9.567">
                <text:p>9.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756">
                <text:p>2.756</text:p>
              </table:table-cell>
              <table:table-cell office:value-type="float" office:value="-0.424">
                <text:p>-0.424</text:p>
              </table:table-cell>
              <table:table-cell office:value-type="float" office:value="9.512">
                <text:p>9.5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756">
                <text:p>2.756</text:p>
              </table:table-cell>
              <table:table-cell office:value-type="float" office:value="-0.424">
                <text:p>-0.424</text:p>
              </table:table-cell>
              <table:table-cell office:value-type="float" office:value="9.512">
                <text:p>9.5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763">
                <text:p>2.763</text:p>
              </table:table-cell>
              <table:table-cell office:value-type="float" office:value="-0.432">
                <text:p>-0.432</text:p>
              </table:table-cell>
              <table:table-cell office:value-type="float" office:value="9.302">
                <text:p>9.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839">
                <text:p>2.839</text:p>
              </table:table-cell>
              <table:table-cell office:value-type="float" office:value="-0.444">
                <text:p>-0.444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839">
                <text:p>2.839</text:p>
              </table:table-cell>
              <table:table-cell office:value-type="float" office:value="-0.444">
                <text:p>-0.444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43">
                <text:p>2.943</text:p>
              </table:table-cell>
              <table:table-cell office:value-type="float" office:value="-0.473">
                <text:p>-0.473</text:p>
              </table:table-cell>
              <table:table-cell office:value-type="float" office:value="8.622">
                <text:p>8.6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943">
                <text:p>2.943</text:p>
              </table:table-cell>
              <table:table-cell office:value-type="float" office:value="-0.473">
                <text:p>-0.473</text:p>
              </table:table-cell>
              <table:table-cell office:value-type="float" office:value="8.622">
                <text:p>8.6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077">
                <text:p>3.077</text:p>
              </table:table-cell>
              <table:table-cell office:value-type="float" office:value="-0.498">
                <text:p>-0.498</text:p>
              </table:table-cell>
              <table:table-cell office:value-type="float" office:value="8.284">
                <text:p>8.2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214">
                <text:p>3.214</text:p>
              </table:table-cell>
              <table:table-cell office:value-type="float" office:value="-0.508">
                <text:p>-0.508</text:p>
              </table:table-cell>
              <table:table-cell office:value-type="float" office:value="7.998">
                <text:p>7.9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214">
                <text:p>3.214</text:p>
              </table:table-cell>
              <table:table-cell office:value-type="float" office:value="-0.508">
                <text:p>-0.508</text:p>
              </table:table-cell>
              <table:table-cell office:value-type="float" office:value="7.998">
                <text:p>7.9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45">
                <text:p>3.345</text:p>
              </table:table-cell>
              <table:table-cell office:value-type="float" office:value="-0.494">
                <text:p>-0.494</text:p>
              </table:table-cell>
              <table:table-cell office:value-type="float" office:value="7.793">
                <text:p>7.7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345">
                <text:p>3.345</text:p>
              </table:table-cell>
              <table:table-cell office:value-type="float" office:value="-0.494">
                <text:p>-0.494</text:p>
              </table:table-cell>
              <table:table-cell office:value-type="float" office:value="7.793">
                <text:p>7.7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69">
                <text:p>3.469</text:p>
              </table:table-cell>
              <table:table-cell office:value-type="float" office:value="-0.44">
                <text:p>-0.44</text:p>
              </table:table-cell>
              <table:table-cell office:value-type="float" office:value="7.658">
                <text:p>7.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63">
                <text:p>3.563</text:p>
              </table:table-cell>
              <table:table-cell office:value-type="float" office:value="-0.358">
                <text:p>-0.358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63">
                <text:p>3.563</text:p>
              </table:table-cell>
              <table:table-cell office:value-type="float" office:value="-0.358">
                <text:p>-0.358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634">
                <text:p>3.634</text:p>
              </table:table-cell>
              <table:table-cell office:value-type="float" office:value="-0.263">
                <text:p>-0.263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634">
                <text:p>3.634</text:p>
              </table:table-cell>
              <table:table-cell office:value-type="float" office:value="-0.263">
                <text:p>-0.263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658">
                <text:p>3.658</text:p>
              </table:table-cell>
              <table:table-cell office:value-type="float" office:value="-0.159">
                <text:p>-0.159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98">
                <text:p>3.598</text:p>
              </table:table-cell>
              <table:table-cell office:value-type="float" office:value="-0.047">
                <text:p>-0.047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98">
                <text:p>3.598</text:p>
              </table:table-cell>
              <table:table-cell office:value-type="float" office:value="-0.047">
                <text:p>-0.047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88">
                <text:p>3.488</text:p>
              </table:table-cell>
              <table:table-cell office:value-type="float" office:value="0.051">
                <text:p>0.051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488">
                <text:p>3.488</text:p>
              </table:table-cell>
              <table:table-cell office:value-type="float" office:value="0.051">
                <text:p>0.051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97">
                <text:p>3.297</text:p>
              </table:table-cell>
              <table:table-cell office:value-type="float" office:value="0.132">
                <text:p>0.132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97">
                <text:p>3.297</text:p>
              </table:table-cell>
              <table:table-cell office:value-type="float" office:value="0.132">
                <text:p>0.132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067">
                <text:p>3.067</text:p>
              </table:table-cell>
              <table:table-cell office:value-type="float" office:value="0.191">
                <text:p>0.191</text:p>
              </table:table-cell>
              <table:table-cell office:value-type="float" office:value="8.503">
                <text:p>8.5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827">
                <text:p>2.827</text:p>
              </table:table-cell>
              <table:table-cell office:value-type="float" office:value="0.213">
                <text:p>0.213</text:p>
              </table:table-cell>
              <table:table-cell office:value-type="float" office:value="8.452">
                <text:p>8.4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827">
                <text:p>2.827</text:p>
              </table:table-cell>
              <table:table-cell office:value-type="float" office:value="0.213">
                <text:p>0.213</text:p>
              </table:table-cell>
              <table:table-cell office:value-type="float" office:value="8.452">
                <text:p>8.4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634">
                <text:p>2.634</text:p>
              </table:table-cell>
              <table:table-cell office:value-type="float" office:value="0.255">
                <text:p>0.255</text:p>
              </table:table-cell>
              <table:table-cell office:value-type="float" office:value="8.254">
                <text:p>8.2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634">
                <text:p>2.634</text:p>
              </table:table-cell>
              <table:table-cell office:value-type="float" office:value="0.255">
                <text:p>0.255</text:p>
              </table:table-cell>
              <table:table-cell office:value-type="float" office:value="8.254">
                <text:p>8.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29">
                <text:p>2.529</text:p>
              </table:table-cell>
              <table:table-cell office:value-type="float" office:value="0.309">
                <text:p>0.309</text:p>
              </table:table-cell>
              <table:table-cell office:value-type="float" office:value="7.962">
                <text:p>7.9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09">
                <text:p>2.509</text:p>
              </table:table-cell>
              <table:table-cell office:value-type="float" office:value="0.412">
                <text:p>0.412</text:p>
              </table:table-cell>
              <table:table-cell office:value-type="float" office:value="7.679">
                <text:p>7.6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09">
                <text:p>2.509</text:p>
              </table:table-cell>
              <table:table-cell office:value-type="float" office:value="0.412">
                <text:p>0.412</text:p>
              </table:table-cell>
              <table:table-cell office:value-type="float" office:value="7.679">
                <text:p>7.6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571">
                <text:p>2.571</text:p>
              </table:table-cell>
              <table:table-cell office:value-type="float" office:value="0.531">
                <text:p>0.531</text:p>
              </table:table-cell>
              <table:table-cell office:value-type="float" office:value="7.443">
                <text:p>7.4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71">
                <text:p>2.571</text:p>
              </table:table-cell>
              <table:table-cell office:value-type="float" office:value="0.531">
                <text:p>0.531</text:p>
              </table:table-cell>
              <table:table-cell office:value-type="float" office:value="7.443">
                <text:p>7.4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666">
                <text:p>2.666</text:p>
              </table:table-cell>
              <table:table-cell office:value-type="float" office:value="0.657">
                <text:p>0.657</text:p>
              </table:table-cell>
              <table:table-cell office:value-type="float" office:value="7.305">
                <text:p>7.3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763">
                <text:p>2.763</text:p>
              </table:table-cell>
              <table:table-cell office:value-type="float" office:value="0.77">
                <text:p>0.77</text:p>
              </table:table-cell>
              <table:table-cell office:value-type="float" office:value="7.295">
                <text:p>7.2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763">
                <text:p>2.763</text:p>
              </table:table-cell>
              <table:table-cell office:value-type="float" office:value="0.77">
                <text:p>0.77</text:p>
              </table:table-cell>
              <table:table-cell office:value-type="float" office:value="7.295">
                <text:p>7.2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873">
                <text:p>2.873</text:p>
              </table:table-cell>
              <table:table-cell office:value-type="float" office:value="0.865">
                <text:p>0.865</text:p>
              </table:table-cell>
              <table:table-cell office:value-type="float" office:value="7.382">
                <text:p>7.3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873">
                <text:p>2.873</text:p>
              </table:table-cell>
              <table:table-cell office:value-type="float" office:value="0.865">
                <text:p>0.865</text:p>
              </table:table-cell>
              <table:table-cell office:value-type="float" office:value="7.382">
                <text:p>7.3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963">
                <text:p>2.963</text:p>
              </table:table-cell>
              <table:table-cell office:value-type="float" office:value="0.948">
                <text:p>0.94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027">
                <text:p>3.027</text:p>
              </table:table-cell>
              <table:table-cell office:value-type="float" office:value="1.022">
                <text:p>1.022</text:p>
              </table:table-cell>
              <table:table-cell office:value-type="float" office:value="7.707">
                <text:p>7.7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027">
                <text:p>3.027</text:p>
              </table:table-cell>
              <table:table-cell office:value-type="float" office:value="1.022">
                <text:p>1.022</text:p>
              </table:table-cell>
              <table:table-cell office:value-type="float" office:value="7.707">
                <text:p>7.7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05">
                <text:p>3.05</text:p>
              </table:table-cell>
              <table:table-cell office:value-type="float" office:value="1.077">
                <text:p>1.077</text:p>
              </table:table-cell>
              <table:table-cell office:value-type="float" office:value="7.784">
                <text:p>7.7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05">
                <text:p>3.05</text:p>
              </table:table-cell>
              <table:table-cell office:value-type="float" office:value="1.077">
                <text:p>1.077</text:p>
              </table:table-cell>
              <table:table-cell office:value-type="float" office:value="7.784">
                <text:p>7.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027">
                <text:p>3.027</text:p>
              </table:table-cell>
              <table:table-cell office:value-type="float" office:value="1.134">
                <text:p>1.134</text:p>
              </table:table-cell>
              <table:table-cell office:value-type="float" office:value="7.791">
                <text:p>7.7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79">
                <text:p>2.979</text:p>
              </table:table-cell>
              <table:table-cell office:value-type="float" office:value="1.174">
                <text:p>1.174</text:p>
              </table:table-cell>
              <table:table-cell office:value-type="float" office:value="7.688">
                <text:p>7.6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979">
                <text:p>2.979</text:p>
              </table:table-cell>
              <table:table-cell office:value-type="float" office:value="1.174">
                <text:p>1.174</text:p>
              </table:table-cell>
              <table:table-cell office:value-type="float" office:value="7.688">
                <text:p>7.6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896">
                <text:p>2.896</text:p>
              </table:table-cell>
              <table:table-cell office:value-type="float" office:value="1.21">
                <text:p>1.21</text:p>
              </table:table-cell>
              <table:table-cell office:value-type="float" office:value="7.557">
                <text:p>7.5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896">
                <text:p>2.896</text:p>
              </table:table-cell>
              <table:table-cell office:value-type="float" office:value="1.21">
                <text:p>1.21</text:p>
              </table:table-cell>
              <table:table-cell office:value-type="float" office:value="7.557">
                <text:p>7.5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785">
                <text:p>2.785</text:p>
              </table:table-cell>
              <table:table-cell office:value-type="float" office:value="1.233">
                <text:p>1.233</text:p>
              </table:table-cell>
              <table:table-cell office:value-type="float" office:value="7.387">
                <text:p>7.3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77">
                <text:p>2.677</text:p>
              </table:table-cell>
              <table:table-cell office:value-type="float" office:value="1.242">
                <text:p>1.242</text:p>
              </table:table-cell>
              <table:table-cell office:value-type="float" office:value="7.241">
                <text:p>7.2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77">
                <text:p>2.677</text:p>
              </table:table-cell>
              <table:table-cell office:value-type="float" office:value="1.242">
                <text:p>1.242</text:p>
              </table:table-cell>
              <table:table-cell office:value-type="float" office:value="7.241">
                <text:p>7.2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87">
                <text:p>2.587</text:p>
              </table:table-cell>
              <table:table-cell office:value-type="float" office:value="1.264">
                <text:p>1.264</text:p>
              </table:table-cell>
              <table:table-cell office:value-type="float" office:value="7.141">
                <text:p>7.1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87">
                <text:p>2.587</text:p>
              </table:table-cell>
              <table:table-cell office:value-type="float" office:value="1.264">
                <text:p>1.264</text:p>
              </table:table-cell>
              <table:table-cell office:value-type="float" office:value="7.141">
                <text:p>7.1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55">
                <text:p>2.555</text:p>
              </table:table-cell>
              <table:table-cell office:value-type="float" office:value="1.303">
                <text:p>1.303</text:p>
              </table:table-cell>
              <table:table-cell office:value-type="float" office:value="7.091">
                <text:p>7.0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8">
                <text:p>2.58</text:p>
              </table:table-cell>
              <table:table-cell office:value-type="float" office:value="1.367">
                <text:p>1.367</text:p>
              </table:table-cell>
              <table:table-cell office:value-type="float" office:value="7.113">
                <text:p>7.1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8">
                <text:p>2.58</text:p>
              </table:table-cell>
              <table:table-cell office:value-type="float" office:value="1.367">
                <text:p>1.367</text:p>
              </table:table-cell>
              <table:table-cell office:value-type="float" office:value="7.113">
                <text:p>7.1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64">
                <text:p>2.64</text:p>
              </table:table-cell>
              <table:table-cell office:value-type="float" office:value="1.426">
                <text:p>1.426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64">
                <text:p>2.64</text:p>
              </table:table-cell>
              <table:table-cell office:value-type="float" office:value="1.426">
                <text:p>1.426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704">
                <text:p>2.704</text:p>
              </table:table-cell>
              <table:table-cell office:value-type="float" office:value="1.462">
                <text:p>1.462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04">
                <text:p>2.704</text:p>
              </table:table-cell>
              <table:table-cell office:value-type="float" office:value="1.462">
                <text:p>1.462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743">
                <text:p>2.743</text:p>
              </table:table-cell>
              <table:table-cell office:value-type="float" office:value="1.454">
                <text:p>1.454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5">
                <text:p>2.75</text:p>
              </table:table-cell>
              <table:table-cell office:value-type="float" office:value="1.41">
                <text:p>1.41</text:p>
              </table:table-cell>
              <table:table-cell office:value-type="float" office:value="7.474">
                <text:p>7.4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5">
                <text:p>2.75</text:p>
              </table:table-cell>
              <table:table-cell office:value-type="float" office:value="1.41">
                <text:p>1.41</text:p>
              </table:table-cell>
              <table:table-cell office:value-type="float" office:value="7.474">
                <text:p>7.4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716">
                <text:p>2.716</text:p>
              </table:table-cell>
              <table:table-cell office:value-type="float" office:value="1.346">
                <text:p>1.346</text:p>
              </table:table-cell>
              <table:table-cell office:value-type="float" office:value="7.562">
                <text:p>7.5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716">
                <text:p>2.716</text:p>
              </table:table-cell>
              <table:table-cell office:value-type="float" office:value="1.346">
                <text:p>1.346</text:p>
              </table:table-cell>
              <table:table-cell office:value-type="float" office:value="7.562">
                <text:p>7.5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673">
                <text:p>2.673</text:p>
              </table:table-cell>
              <table:table-cell office:value-type="float" office:value="1.27">
                <text:p>1.27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667">
                <text:p>2.667</text:p>
              </table:table-cell>
              <table:table-cell office:value-type="float" office:value="1.206">
                <text:p>1.206</text:p>
              </table:table-cell>
              <table:table-cell office:value-type="float" office:value="7.657">
                <text:p>7.6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67">
                <text:p>2.667</text:p>
              </table:table-cell>
              <table:table-cell office:value-type="float" office:value="1.206">
                <text:p>1.206</text:p>
              </table:table-cell>
              <table:table-cell office:value-type="float" office:value="7.657">
                <text:p>7.6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707">
                <text:p>2.707</text:p>
              </table:table-cell>
              <table:table-cell office:value-type="float" office:value="1.16">
                <text:p>1.16</text:p>
              </table:table-cell>
              <table:table-cell office:value-type="float" office:value="7.714">
                <text:p>7.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707">
                <text:p>2.707</text:p>
              </table:table-cell>
              <table:table-cell office:value-type="float" office:value="1.16">
                <text:p>1.16</text:p>
              </table:table-cell>
              <table:table-cell office:value-type="float" office:value="7.714">
                <text:p>7.7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805">
                <text:p>2.805</text:p>
              </table:table-cell>
              <table:table-cell office:value-type="float" office:value="1.139">
                <text:p>1.139</text:p>
              </table:table-cell>
              <table:table-cell office:value-type="float" office:value="7.793">
                <text:p>7.7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932">
                <text:p>2.932</text:p>
              </table:table-cell>
              <table:table-cell office:value-type="float" office:value="1.147">
                <text:p>1.147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32">
                <text:p>2.932</text:p>
              </table:table-cell>
              <table:table-cell office:value-type="float" office:value="1.147">
                <text:p>1.147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062">
                <text:p>3.062</text:p>
              </table:table-cell>
              <table:table-cell office:value-type="float" office:value="1.167">
                <text:p>1.16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062">
                <text:p>3.062</text:p>
              </table:table-cell>
              <table:table-cell office:value-type="float" office:value="1.167">
                <text:p>1.16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183">
                <text:p>3.183</text:p>
              </table:table-cell>
              <table:table-cell office:value-type="float" office:value="1.192">
                <text:p>1.192</text:p>
              </table:table-cell>
              <table:table-cell office:value-type="float" office:value="8.262">
                <text:p>8.2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292">
                <text:p>3.292</text:p>
              </table:table-cell>
              <table:table-cell office:value-type="float" office:value="1.212">
                <text:p>1.212</text:p>
              </table:table-cell>
              <table:table-cell office:value-type="float" office:value="8.454">
                <text:p>8.4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292">
                <text:p>3.292</text:p>
              </table:table-cell>
              <table:table-cell office:value-type="float" office:value="1.212">
                <text:p>1.212</text:p>
              </table:table-cell>
              <table:table-cell office:value-type="float" office:value="8.454">
                <text:p>8.4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92">
                <text:p>3.392</text:p>
              </table:table-cell>
              <table:table-cell office:value-type="float" office:value="1.214">
                <text:p>1.214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392">
                <text:p>3.392</text:p>
              </table:table-cell>
              <table:table-cell office:value-type="float" office:value="1.214">
                <text:p>1.214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449">
                <text:p>3.449</text:p>
              </table:table-cell>
              <table:table-cell office:value-type="float" office:value="1.215">
                <text:p>1.215</text:p>
              </table:table-cell>
              <table:table-cell office:value-type="float" office:value="8.757">
                <text:p>8.7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486">
                <text:p>3.486</text:p>
              </table:table-cell>
              <table:table-cell office:value-type="float" office:value="1.203">
                <text:p>1.203</text:p>
              </table:table-cell>
              <table:table-cell office:value-type="float" office:value="8.855">
                <text:p>8.8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486">
                <text:p>3.486</text:p>
              </table:table-cell>
              <table:table-cell office:value-type="float" office:value="1.203">
                <text:p>1.203</text:p>
              </table:table-cell>
              <table:table-cell office:value-type="float" office:value="8.855">
                <text:p>8.8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75">
                <text:p>3.475</text:p>
              </table:table-cell>
              <table:table-cell office:value-type="float" office:value="1.194">
                <text:p>1.194</text:p>
              </table:table-cell>
              <table:table-cell office:value-type="float" office:value="8.949">
                <text:p>8.9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475">
                <text:p>3.475</text:p>
              </table:table-cell>
              <table:table-cell office:value-type="float" office:value="1.194">
                <text:p>1.194</text:p>
              </table:table-cell>
              <table:table-cell office:value-type="float" office:value="8.949">
                <text:p>8.9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422">
                <text:p>3.422</text:p>
              </table:table-cell>
              <table:table-cell office:value-type="float" office:value="1.187">
                <text:p>1.187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367">
                <text:p>3.367</text:p>
              </table:table-cell>
              <table:table-cell office:value-type="float" office:value="1.173">
                <text:p>1.17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67">
                <text:p>3.367</text:p>
              </table:table-cell>
              <table:table-cell office:value-type="float" office:value="1.173">
                <text:p>1.17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299">
                <text:p>3.299</text:p>
              </table:table-cell>
              <table:table-cell office:value-type="float" office:value="1.163">
                <text:p>1.163</text:p>
              </table:table-cell>
              <table:table-cell office:value-type="float" office:value="9.152">
                <text:p>9.1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299">
                <text:p>3.299</text:p>
              </table:table-cell>
              <table:table-cell office:value-type="float" office:value="1.163">
                <text:p>1.163</text:p>
              </table:table-cell>
              <table:table-cell office:value-type="float" office:value="9.152">
                <text:p>9.1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259">
                <text:p>3.259</text:p>
              </table:table-cell>
              <table:table-cell office:value-type="float" office:value="1.154">
                <text:p>1.154</text:p>
              </table:table-cell>
              <table:table-cell office:value-type="float" office:value="9.206">
                <text:p>9.2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246">
                <text:p>3.246</text:p>
              </table:table-cell>
              <table:table-cell office:value-type="float" office:value="1.147">
                <text:p>1.147</text:p>
              </table:table-cell>
              <table:table-cell office:value-type="float" office:value="9.262">
                <text:p>9.2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46">
                <text:p>3.246</text:p>
              </table:table-cell>
              <table:table-cell office:value-type="float" office:value="1.147">
                <text:p>1.147</text:p>
              </table:table-cell>
              <table:table-cell office:value-type="float" office:value="9.262">
                <text:p>9.2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257">
                <text:p>3.257</text:p>
              </table:table-cell>
              <table:table-cell office:value-type="float" office:value="1.157">
                <text:p>1.157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257">
                <text:p>3.257</text:p>
              </table:table-cell>
              <table:table-cell office:value-type="float" office:value="1.157">
                <text:p>1.157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29">
                <text:p>3.29</text:p>
              </table:table-cell>
              <table:table-cell office:value-type="float" office:value="1.148">
                <text:p>1.148</text:p>
              </table:table-cell>
              <table:table-cell office:value-type="float" office:value="9.435">
                <text:p>9.4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29">
                <text:p>3.29</text:p>
              </table:table-cell>
              <table:table-cell office:value-type="float" office:value="1.148">
                <text:p>1.148</text:p>
              </table:table-cell>
              <table:table-cell office:value-type="float" office:value="9.435">
                <text:p>9.4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32">
                <text:p>3.32</text:p>
              </table:table-cell>
              <table:table-cell office:value-type="float" office:value="1.135">
                <text:p>1.135</text:p>
              </table:table-cell>
              <table:table-cell office:value-type="float" office:value="9.507">
                <text:p>9.5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345">
                <text:p>3.345</text:p>
              </table:table-cell>
              <table:table-cell office:value-type="float" office:value="1.111">
                <text:p>1.111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345">
                <text:p>3.345</text:p>
              </table:table-cell>
              <table:table-cell office:value-type="float" office:value="1.111">
                <text:p>1.111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346">
                <text:p>3.346</text:p>
              </table:table-cell>
              <table:table-cell office:value-type="float" office:value="1.092">
                <text:p>1.092</text:p>
              </table:table-cell>
              <table:table-cell office:value-type="float" office:value="9.542">
                <text:p>9.5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346">
                <text:p>3.346</text:p>
              </table:table-cell>
              <table:table-cell office:value-type="float" office:value="1.092">
                <text:p>1.092</text:p>
              </table:table-cell>
              <table:table-cell office:value-type="float" office:value="9.542">
                <text:p>9.5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14">
                <text:p>3.314</text:p>
              </table:table-cell>
              <table:table-cell office:value-type="float" office:value="1.103">
                <text:p>1.103</text:p>
              </table:table-cell>
              <table:table-cell office:value-type="float" office:value="9.527">
                <text:p>9.5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246">
                <text:p>3.246</text:p>
              </table:table-cell>
              <table:table-cell office:value-type="float" office:value="1.139">
                <text:p>1.139</text:p>
              </table:table-cell>
              <table:table-cell office:value-type="float" office:value="9.509">
                <text:p>9.5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246">
                <text:p>3.246</text:p>
              </table:table-cell>
              <table:table-cell office:value-type="float" office:value="1.139">
                <text:p>1.139</text:p>
              </table:table-cell>
              <table:table-cell office:value-type="float" office:value="9.509">
                <text:p>9.5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152">
                <text:p>3.152</text:p>
              </table:table-cell>
              <table:table-cell office:value-type="float" office:value="1.175">
                <text:p>1.175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52">
                <text:p>3.152</text:p>
              </table:table-cell>
              <table:table-cell office:value-type="float" office:value="1.175">
                <text:p>1.175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045">
                <text:p>3.045</text:p>
              </table:table-cell>
              <table:table-cell office:value-type="float" office:value="1.209">
                <text:p>1.209</text:p>
              </table:table-cell>
              <table:table-cell office:value-type="float" office:value="9.402">
                <text:p>9.4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66">
                <text:p>2.966</text:p>
              </table:table-cell>
              <table:table-cell office:value-type="float" office:value="1.236">
                <text:p>1.236</text:p>
              </table:table-cell>
              <table:table-cell office:value-type="float" office:value="9.355">
                <text:p>9.3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966">
                <text:p>2.966</text:p>
              </table:table-cell>
              <table:table-cell office:value-type="float" office:value="1.236">
                <text:p>1.236</text:p>
              </table:table-cell>
              <table:table-cell office:value-type="float" office:value="9.355">
                <text:p>9.3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912">
                <text:p>2.912</text:p>
              </table:table-cell>
              <table:table-cell office:value-type="float" office:value="1.263">
                <text:p>1.263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912">
                <text:p>2.912</text:p>
              </table:table-cell>
              <table:table-cell office:value-type="float" office:value="1.263">
                <text:p>1.263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03">
                <text:p>2.903</text:p>
              </table:table-cell>
              <table:table-cell office:value-type="float" office:value="1.314">
                <text:p>1.314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918">
                <text:p>2.918</text:p>
              </table:table-cell>
              <table:table-cell office:value-type="float" office:value="1.368">
                <text:p>1.368</text:p>
              </table:table-cell>
              <table:table-cell office:value-type="float" office:value="9.413">
                <text:p>9.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18">
                <text:p>2.918</text:p>
              </table:table-cell>
              <table:table-cell office:value-type="float" office:value="1.368">
                <text:p>1.368</text:p>
              </table:table-cell>
              <table:table-cell office:value-type="float" office:value="9.413">
                <text:p>9.4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952">
                <text:p>2.952</text:p>
              </table:table-cell>
              <table:table-cell office:value-type="float" office:value="1.424">
                <text:p>1.424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952">
                <text:p>2.952</text:p>
              </table:table-cell>
              <table:table-cell office:value-type="float" office:value="1.424">
                <text:p>1.424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86">
                <text:p>2.986</text:p>
              </table:table-cell>
              <table:table-cell office:value-type="float" office:value="1.473">
                <text:p>1.4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005">
                <text:p>3.005</text:p>
              </table:table-cell>
              <table:table-cell office:value-type="float" office:value="1.493">
                <text:p>1.493</text:p>
              </table:table-cell>
              <table:table-cell office:value-type="float" office:value="9.389">
                <text:p>9.3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005">
                <text:p>3.005</text:p>
              </table:table-cell>
              <table:table-cell office:value-type="float" office:value="1.493">
                <text:p>1.493</text:p>
              </table:table-cell>
              <table:table-cell office:value-type="float" office:value="9.389">
                <text:p>9.3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04">
                <text:p>3.04</text:p>
              </table:table-cell>
              <table:table-cell office:value-type="float" office:value="1.521">
                <text:p>1.521</text:p>
              </table:table-cell>
              <table:table-cell office:value-type="float" office:value="9.194">
                <text:p>9.1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04">
                <text:p>3.04</text:p>
              </table:table-cell>
              <table:table-cell office:value-type="float" office:value="1.521">
                <text:p>1.521</text:p>
              </table:table-cell>
              <table:table-cell office:value-type="float" office:value="9.194">
                <text:p>9.1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11">
                <text:p>3.11</text:p>
              </table:table-cell>
              <table:table-cell office:value-type="float" office:value="1.508">
                <text:p>1.508</text:p>
              </table:table-cell>
              <table:table-cell office:value-type="float" office:value="8.824">
                <text:p>8.8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4">
                <text:p>3.24</text:p>
              </table:table-cell>
              <table:table-cell office:value-type="float" office:value="1.483">
                <text:p>1.483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24">
                <text:p>3.24</text:p>
              </table:table-cell>
              <table:table-cell office:value-type="float" office:value="1.483">
                <text:p>1.483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52">
                <text:p>3.452</text:p>
              </table:table-cell>
              <table:table-cell office:value-type="float" office:value="1.452">
                <text:p>1.452</text:p>
              </table:table-cell>
              <table:table-cell office:value-type="float" office:value="7.507">
                <text:p>7.5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452">
                <text:p>3.452</text:p>
              </table:table-cell>
              <table:table-cell office:value-type="float" office:value="1.452">
                <text:p>1.452</text:p>
              </table:table-cell>
              <table:table-cell office:value-type="float" office:value="7.507">
                <text:p>7.5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651">
                <text:p>3.651</text:p>
              </table:table-cell>
              <table:table-cell office:value-type="float" office:value="1.346">
                <text:p>1.346</text:p>
              </table:table-cell>
              <table:table-cell office:value-type="float" office:value="6.612">
                <text:p>6.6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95">
                <text:p>3.795</text:p>
              </table:table-cell>
              <table:table-cell office:value-type="float" office:value="1.203">
                <text:p>1.203</text:p>
              </table:table-cell>
              <table:table-cell office:value-type="float" office:value="5.782">
                <text:p>5.7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795">
                <text:p>3.795</text:p>
              </table:table-cell>
              <table:table-cell office:value-type="float" office:value="1.203">
                <text:p>1.203</text:p>
              </table:table-cell>
              <table:table-cell office:value-type="float" office:value="5.782">
                <text:p>5.7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878">
                <text:p>3.878</text:p>
              </table:table-cell>
              <table:table-cell office:value-type="float" office:value="0.933">
                <text:p>0.933</text:p>
              </table:table-cell>
              <table:table-cell office:value-type="float" office:value="5.021">
                <text:p>5.0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878">
                <text:p>3.878</text:p>
              </table:table-cell>
              <table:table-cell office:value-type="float" office:value="0.933">
                <text:p>0.933</text:p>
              </table:table-cell>
              <table:table-cell office:value-type="float" office:value="5.021">
                <text:p>5.0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854">
                <text:p>3.854</text:p>
              </table:table-cell>
              <table:table-cell office:value-type="float" office:value="0.67">
                <text:p>0.67</text:p>
              </table:table-cell>
              <table:table-cell office:value-type="float" office:value="4.344">
                <text:p>4.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854">
                <text:p>3.854</text:p>
              </table:table-cell>
              <table:table-cell office:value-type="float" office:value="0.67">
                <text:p>0.67</text:p>
              </table:table-cell>
              <table:table-cell office:value-type="float" office:value="4.344">
                <text:p>4.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594">
                <text:p>3.594</text:p>
              </table:table-cell>
              <table:table-cell office:value-type="float" office:value="0.631">
                <text:p>0.631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147">
                <text:p>3.147</text:p>
              </table:table-cell>
              <table:table-cell office:value-type="float" office:value="0.676">
                <text:p>0.67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147">
                <text:p>3.147</text:p>
              </table:table-cell>
              <table:table-cell office:value-type="float" office:value="0.676">
                <text:p>0.67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501">
                <text:p>2.501</text:p>
              </table:table-cell>
              <table:table-cell office:value-type="float" office:value="0.868">
                <text:p>0.868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01">
                <text:p>2.501</text:p>
              </table:table-cell>
              <table:table-cell office:value-type="float" office:value="0.868">
                <text:p>0.868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735">
                <text:p>1.735</text:p>
              </table:table-cell>
              <table:table-cell office:value-type="float" office:value="1.058">
                <text:p>1.058</text:p>
              </table:table-cell>
              <table:table-cell office:value-type="float" office:value="-0.138">
                <text:p>-0.1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092">
                <text:p>1.092</text:p>
              </table:table-cell>
              <table:table-cell office:value-type="float" office:value="1.09">
                <text:p>1.09</text:p>
              </table:table-cell>
              <table:table-cell office:value-type="float" office:value="-0.642">
                <text:p>-0.6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92">
                <text:p>1.092</text:p>
              </table:table-cell>
              <table:table-cell office:value-type="float" office:value="1.09">
                <text:p>1.09</text:p>
              </table:table-cell>
              <table:table-cell office:value-type="float" office:value="-0.642">
                <text:p>-0.6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93">
                <text:p>0.593</text:p>
              </table:table-cell>
              <table:table-cell office:value-type="float" office:value="1.093">
                <text:p>1.093</text:p>
              </table:table-cell>
              <table:table-cell office:value-type="float" office:value="-0.557">
                <text:p>-0.5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93">
                <text:p>0.593</text:p>
              </table:table-cell>
              <table:table-cell office:value-type="float" office:value="1.093">
                <text:p>1.093</text:p>
              </table:table-cell>
              <table:table-cell office:value-type="float" office:value="-0.557">
                <text:p>-0.5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81">
                <text:p>0.281</text:p>
              </table:table-cell>
              <table:table-cell office:value-type="float" office:value="1.089">
                <text:p>1.089</text:p>
              </table:table-cell>
              <table:table-cell office:value-type="float" office:value="-0.205">
                <text:p>-0.2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39">
                <text:p>0.139</text:p>
              </table:table-cell>
              <table:table-cell office:value-type="float" office:value="1.066">
                <text:p>1.066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39">
                <text:p>0.139</text:p>
              </table:table-cell>
              <table:table-cell office:value-type="float" office:value="1.066">
                <text:p>1.066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34">
                <text:p>0.134</text:p>
              </table:table-cell>
              <table:table-cell office:value-type="float" office:value="1.014">
                <text:p>1.014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34">
                <text:p>0.134</text:p>
              </table:table-cell>
              <table:table-cell office:value-type="float" office:value="1.014">
                <text:p>1.014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17">
                <text:p>0.217</text:p>
              </table:table-cell>
              <table:table-cell office:value-type="float" office:value="0.911">
                <text:p>0.91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48">
                <text:p>0.348</text:p>
              </table:table-cell>
              <table:table-cell office:value-type="float" office:value="0.764">
                <text:p>0.764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8">
                <text:p>0.348</text:p>
              </table:table-cell>
              <table:table-cell office:value-type="float" office:value="0.764">
                <text:p>0.764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9">
                <text:p>0.49</text:p>
              </table:table-cell>
              <table:table-cell office:value-type="float" office:value="0.599">
                <text:p>0.59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9">
                <text:p>0.49</text:p>
              </table:table-cell>
              <table:table-cell office:value-type="float" office:value="0.599">
                <text:p>0.59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24">
                <text:p>0.624</text:p>
              </table:table-cell>
              <table:table-cell office:value-type="float" office:value="0.441">
                <text:p>0.441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35">
                <text:p>0.735</text:p>
              </table:table-cell>
              <table:table-cell office:value-type="float" office:value="0.319">
                <text:p>0.31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35">
                <text:p>0.735</text:p>
              </table:table-cell>
              <table:table-cell office:value-type="float" office:value="0.319">
                <text:p>0.31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21">
                <text:p>0.821</text:p>
              </table:table-cell>
              <table:table-cell office:value-type="float" office:value="0.241">
                <text:p>0.24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21">
                <text:p>0.821</text:p>
              </table:table-cell>
              <table:table-cell office:value-type="float" office:value="0.241">
                <text:p>0.24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79">
                <text:p>0.879</text:p>
              </table:table-cell>
              <table:table-cell office:value-type="float" office:value="0.198">
                <text:p>0.198</text:p>
              </table:table-cell>
              <table:table-cell office:value-type="float" office:value="-0.063">
                <text:p>-0.0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11">
                <text:p>0.911</text:p>
              </table:table-cell>
              <table:table-cell office:value-type="float" office:value="0.188">
                <text:p>0.188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11">
                <text:p>0.911</text:p>
              </table:table-cell>
              <table:table-cell office:value-type="float" office:value="0.188">
                <text:p>0.188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23">
                <text:p>0.923</text:p>
              </table:table-cell>
              <table:table-cell office:value-type="float" office:value="0.203">
                <text:p>0.203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23">
                <text:p>0.923</text:p>
              </table:table-cell>
              <table:table-cell office:value-type="float" office:value="0.203">
                <text:p>0.203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13">
                <text:p>1.113</text:p>
              </table:table-cell>
              <table:table-cell office:value-type="float" office:value="0.071">
                <text:p>0.07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13">
                <text:p>1.113</text:p>
              </table:table-cell>
              <table:table-cell office:value-type="float" office:value="0.071">
                <text:p>0.07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05">
                <text:p>0.805</text:p>
              </table:table-cell>
              <table:table-cell office:value-type="float" office:value="0.691">
                <text:p>0.691</text:p>
              </table:table-cell>
              <table:table-cell office:value-type="float" office:value="-0.726">
                <text:p>-0.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84">
                <text:p>0.684</text:p>
              </table:table-cell>
              <table:table-cell office:value-type="float" office:value="0.725">
                <text:p>0.725</text:p>
              </table:table-cell>
              <table:table-cell office:value-type="float" office:value="-0.622">
                <text:p>-0.6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84">
                <text:p>0.684</text:p>
              </table:table-cell>
              <table:table-cell office:value-type="float" office:value="0.725">
                <text:p>0.725</text:p>
              </table:table-cell>
              <table:table-cell office:value-type="float" office:value="-0.622">
                <text:p>-0.6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7">
                <text:p>0.17</text:p>
              </table:table-cell>
              <table:table-cell office:value-type="float" office:value="0.843">
                <text:p>0.843</text:p>
              </table:table-cell>
              <table:table-cell office:value-type="float" office:value="-0.961">
                <text:p>-0.9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7">
                <text:p>0.17</text:p>
              </table:table-cell>
              <table:table-cell office:value-type="float" office:value="0.843">
                <text:p>0.843</text:p>
              </table:table-cell>
              <table:table-cell office:value-type="float" office:value="-0.961">
                <text:p>-0.9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514">
                <text:p>-0.514</text:p>
              </table:table-cell>
              <table:table-cell office:value-type="float" office:value="0.401">
                <text:p>0.401</text:p>
              </table:table-cell>
              <table:table-cell office:value-type="float" office:value="-0.329">
                <text:p>-0.3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626">
                <text:p>-1.626</text:p>
              </table:table-cell>
              <table:table-cell office:value-type="float" office:value="-0.44">
                <text:p>-0.4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626">
                <text:p>-1.626</text:p>
              </table:table-cell>
              <table:table-cell office:value-type="float" office:value="-0.44">
                <text:p>-0.4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.949">
                <text:p>-2.949</text:p>
              </table:table-cell>
              <table:table-cell office:value-type="float" office:value="-1.599">
                <text:p>-1.599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.949">
                <text:p>-2.949</text:p>
              </table:table-cell>
              <table:table-cell office:value-type="float" office:value="-1.599">
                <text:p>-1.599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.383">
                <text:p>-4.383</text:p>
              </table:table-cell>
              <table:table-cell office:value-type="float" office:value="-2.641">
                <text:p>-2.641</text:p>
              </table:table-cell>
              <table:table-cell office:value-type="float" office:value="5.859">
                <text:p>5.8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.986">
                <text:p>-4.986</text:p>
              </table:table-cell>
              <table:table-cell office:value-type="float" office:value="-3.737">
                <text:p>-3.737</text:p>
              </table:table-cell>
              <table:table-cell office:value-type="float" office:value="9.974">
                <text:p>9.9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986">
                <text:p>-4.986</text:p>
              </table:table-cell>
              <table:table-cell office:value-type="float" office:value="-3.737">
                <text:p>-3.737</text:p>
              </table:table-cell>
              <table:table-cell office:value-type="float" office:value="9.974">
                <text:p>9.9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.787">
                <text:p>-2.787</text:p>
              </table:table-cell>
              <table:table-cell office:value-type="float" office:value="-6.364">
                <text:p>-6.364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.787">
                <text:p>-2.787</text:p>
              </table:table-cell>
              <table:table-cell office:value-type="float" office:value="-6.364">
                <text:p>-6.364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.579">
                <text:p>-2.579</text:p>
              </table:table-cell>
              <table:table-cell office:value-type="float" office:value="-7.246">
                <text:p>-7.246</text:p>
              </table:table-cell>
              <table:table-cell office:value-type="float" office:value="15.359">
                <text:p>15.3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69">
                <text:p>-0.069</text:p>
              </table:table-cell>
              <table:table-cell office:value-type="float" office:value="-9.018">
                <text:p>-9.018</text:p>
              </table:table-cell>
              <table:table-cell office:value-type="float" office:value="14.106">
                <text:p>14.1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69">
                <text:p>-0.069</text:p>
              </table:table-cell>
              <table:table-cell office:value-type="float" office:value="-9.018">
                <text:p>-9.018</text:p>
              </table:table-cell>
              <table:table-cell office:value-type="float" office:value="14.106">
                <text:p>14.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48">
                <text:p>-0.148</text:p>
              </table:table-cell>
              <table:table-cell office:value-type="float" office:value="-8.872">
                <text:p>-8.872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48">
                <text:p>-0.148</text:p>
              </table:table-cell>
              <table:table-cell office:value-type="float" office:value="-8.872">
                <text:p>-8.872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">
                <text:p>0.001</text:p>
              </table:table-cell>
              <table:table-cell office:value-type="float" office:value="-7.96">
                <text:p>-7.96</text:p>
              </table:table-cell>
              <table:table-cell office:value-type="float" office:value="3.248">
                <text:p>3.2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43">
                <text:p>0.343</text:p>
              </table:table-cell>
              <table:table-cell office:value-type="float" office:value="-6.406">
                <text:p>-6.406</text:p>
              </table:table-cell>
              <table:table-cell office:value-type="float" office:value="-2.283">
                <text:p>-2.2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43">
                <text:p>0.343</text:p>
              </table:table-cell>
              <table:table-cell office:value-type="float" office:value="-6.406">
                <text:p>-6.406</text:p>
              </table:table-cell>
              <table:table-cell office:value-type="float" office:value="-2.283">
                <text:p>-2.2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3">
                <text:p>0.993</text:p>
              </table:table-cell>
              <table:table-cell office:value-type="float" office:value="-4.746">
                <text:p>-4.746</text:p>
              </table:table-cell>
              <table:table-cell office:value-type="float" office:value="-6.021">
                <text:p>-6.0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3">
                <text:p>0.993</text:p>
              </table:table-cell>
              <table:table-cell office:value-type="float" office:value="-4.746">
                <text:p>-4.746</text:p>
              </table:table-cell>
              <table:table-cell office:value-type="float" office:value="-6.021">
                <text:p>-6.0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318">
                <text:p>1.318</text:p>
              </table:table-cell>
              <table:table-cell office:value-type="float" office:value="-2.79">
                <text:p>-2.79</text:p>
              </table:table-cell>
              <table:table-cell office:value-type="float" office:value="-7.34">
                <text:p>-7.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27">
                <text:p>1.227</text:p>
              </table:table-cell>
              <table:table-cell office:value-type="float" office:value="-1.409">
                <text:p>-1.409</text:p>
              </table:table-cell>
              <table:table-cell office:value-type="float" office:value="-6.858">
                <text:p>-6.8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27">
                <text:p>1.227</text:p>
              </table:table-cell>
              <table:table-cell office:value-type="float" office:value="-1.409">
                <text:p>-1.409</text:p>
              </table:table-cell>
              <table:table-cell office:value-type="float" office:value="-6.858">
                <text:p>-6.8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15">
                <text:p>0.715</text:p>
              </table:table-cell>
              <table:table-cell office:value-type="float" office:value="0.068">
                <text:p>0.068</text:p>
              </table:table-cell>
              <table:table-cell office:value-type="float" office:value="-4.182">
                <text:p>-4.1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15">
                <text:p>0.715</text:p>
              </table:table-cell>
              <table:table-cell office:value-type="float" office:value="0.068">
                <text:p>0.068</text:p>
              </table:table-cell>
              <table:table-cell office:value-type="float" office:value="-4.182">
                <text:p>-4.1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75">
                <text:p>-0.175</text:p>
              </table:table-cell>
              <table:table-cell office:value-type="float" office:value="1.163">
                <text:p>1.163</text:p>
              </table:table-cell>
              <table:table-cell office:value-type="float" office:value="-0.992">
                <text:p>-0.9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038">
                <text:p>-1.038</text:p>
              </table:table-cell>
              <table:table-cell office:value-type="float" office:value="2.512">
                <text:p>2.512</text:p>
              </table:table-cell>
              <table:table-cell office:value-type="float" office:value="2.315">
                <text:p>2.3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.038">
                <text:p>-1.038</text:p>
              </table:table-cell>
              <table:table-cell office:value-type="float" office:value="2.512">
                <text:p>2.512</text:p>
              </table:table-cell>
              <table:table-cell office:value-type="float" office:value="2.315">
                <text:p>2.3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613">
                <text:p>-1.613</text:p>
              </table:table-cell>
              <table:table-cell office:value-type="float" office:value="3.748">
                <text:p>3.748</text:p>
              </table:table-cell>
              <table:table-cell office:value-type="float" office:value="4.485">
                <text:p>4.4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613">
                <text:p>-1.613</text:p>
              </table:table-cell>
              <table:table-cell office:value-type="float" office:value="3.748">
                <text:p>3.748</text:p>
              </table:table-cell>
              <table:table-cell office:value-type="float" office:value="4.485">
                <text:p>4.4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696">
                <text:p>-1.696</text:p>
              </table:table-cell>
              <table:table-cell office:value-type="float" office:value="4.641">
                <text:p>4.641</text:p>
              </table:table-cell>
              <table:table-cell office:value-type="float" office:value="5.313">
                <text:p>5.3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696">
                <text:p>-1.696</text:p>
              </table:table-cell>
              <table:table-cell office:value-type="float" office:value="4.641">
                <text:p>4.641</text:p>
              </table:table-cell>
              <table:table-cell office:value-type="float" office:value="5.313">
                <text:p>5.3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334">
                <text:p>-1.334</text:p>
              </table:table-cell>
              <table:table-cell office:value-type="float" office:value="4.89">
                <text:p>4.89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673">
                <text:p>-0.673</text:p>
              </table:table-cell>
              <table:table-cell office:value-type="float" office:value="4.456">
                <text:p>4.456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673">
                <text:p>-0.673</text:p>
              </table:table-cell>
              <table:table-cell office:value-type="float" office:value="4.456">
                <text:p>4.456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44">
                <text:p>0.044</text:p>
              </table:table-cell>
              <table:table-cell office:value-type="float" office:value="3.598">
                <text:p>3.598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4">
                <text:p>0.044</text:p>
              </table:table-cell>
              <table:table-cell office:value-type="float" office:value="3.598">
                <text:p>3.598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5">
                <text:p>0.55</text:p>
              </table:table-cell>
              <table:table-cell office:value-type="float" office:value="2.767">
                <text:p>2.767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47">
                <text:p>1.147</text:p>
              </table:table-cell>
              <table:table-cell office:value-type="float" office:value="3.329">
                <text:p>3.32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47">
                <text:p>1.147</text:p>
              </table:table-cell>
              <table:table-cell office:value-type="float" office:value="3.329">
                <text:p>3.32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317">
                <text:p>3.317</text:p>
              </table:table-cell>
              <table:table-cell office:value-type="float" office:value="5.576">
                <text:p>5.576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317">
                <text:p>3.317</text:p>
              </table:table-cell>
              <table:table-cell office:value-type="float" office:value="5.576">
                <text:p>5.576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313">
                <text:p>4.313</text:p>
              </table:table-cell>
              <table:table-cell office:value-type="float" office:value="6.985">
                <text:p>6.985</text:p>
              </table:table-cell>
              <table:table-cell office:value-type="float" office:value="3.077">
                <text:p>3.0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202">
                <text:p>6.202</text:p>
              </table:table-cell>
              <table:table-cell office:value-type="float" office:value="8.182">
                <text:p>8.182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202">
                <text:p>6.202</text:p>
              </table:table-cell>
              <table:table-cell office:value-type="float" office:value="8.182">
                <text:p>8.182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916">
                <text:p>5.916</text:p>
              </table:table-cell>
              <table:table-cell office:value-type="float" office:value="6.956">
                <text:p>6.956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916">
                <text:p>5.916</text:p>
              </table:table-cell>
              <table:table-cell office:value-type="float" office:value="6.956">
                <text:p>6.956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5">
                <text:p>4.5</text:p>
              </table:table-cell>
              <table:table-cell office:value-type="float" office:value="4.504">
                <text:p>4.504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502">
                <text:p>2.502</text:p>
              </table:table-cell>
              <table:table-cell office:value-type="float" office:value="2.408">
                <text:p>2.408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502">
                <text:p>2.502</text:p>
              </table:table-cell>
              <table:table-cell office:value-type="float" office:value="2.408">
                <text:p>2.408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59">
                <text:p>0.759</text:p>
              </table:table-cell>
              <table:table-cell office:value-type="float" office:value="1.147">
                <text:p>1.147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59">
                <text:p>0.759</text:p>
              </table:table-cell>
              <table:table-cell office:value-type="float" office:value="1.147">
                <text:p>1.147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281">
                <text:p>-0.281</text:p>
              </table:table-cell>
              <table:table-cell office:value-type="float" office:value="0.617">
                <text:p>0.617</text:p>
              </table:table-cell>
              <table:table-cell office:value-type="float" office:value="3.905">
                <text:p>3.9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505">
                <text:p>-0.505</text:p>
              </table:table-cell>
              <table:table-cell office:value-type="float" office:value="0.412">
                <text:p>0.412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505">
                <text:p>-0.505</text:p>
              </table:table-cell>
              <table:table-cell office:value-type="float" office:value="0.412">
                <text:p>0.412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51">
                <text:p>-0.051</text:p>
              </table:table-cell>
              <table:table-cell office:value-type="float" office:value="-1.362">
                <text:p>-1.362</text:p>
              </table:table-cell>
              <table:table-cell office:value-type="float" office:value="4.986">
                <text:p>4.9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51">
                <text:p>-0.051</text:p>
              </table:table-cell>
              <table:table-cell office:value-type="float" office:value="-1.362">
                <text:p>-1.362</text:p>
              </table:table-cell>
              <table:table-cell office:value-type="float" office:value="4.986">
                <text:p>4.9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53">
                <text:p>0.353</text:p>
              </table:table-cell>
              <table:table-cell office:value-type="float" office:value="-1.504">
                <text:p>-1.504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88">
                <text:p>0.588</text:p>
              </table:table-cell>
              <table:table-cell office:value-type="float" office:value="-2.591">
                <text:p>-2.591</text:p>
              </table:table-cell>
              <table:table-cell office:value-type="float" office:value="8.898">
                <text:p>8.8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88">
                <text:p>0.588</text:p>
              </table:table-cell>
              <table:table-cell office:value-type="float" office:value="-2.591">
                <text:p>-2.591</text:p>
              </table:table-cell>
              <table:table-cell office:value-type="float" office:value="8.898">
                <text:p>8.8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39">
                <text:p>0.639</text:p>
              </table:table-cell>
              <table:table-cell office:value-type="float" office:value="-2.016">
                <text:p>-2.016</text:p>
              </table:table-cell>
              <table:table-cell office:value-type="float" office:value="10.264">
                <text:p>10.2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39">
                <text:p>0.639</text:p>
              </table:table-cell>
              <table:table-cell office:value-type="float" office:value="-2.016">
                <text:p>-2.016</text:p>
              </table:table-cell>
              <table:table-cell office:value-type="float" office:value="10.264">
                <text:p>10.2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97">
                <text:p>0.397</text:p>
              </table:table-cell>
              <table:table-cell office:value-type="float" office:value="-0.971">
                <text:p>-0.971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61">
                <text:p>0.461</text:p>
              </table:table-cell>
              <table:table-cell office:value-type="float" office:value="-0.066">
                <text:p>-0.066</text:p>
              </table:table-cell>
              <table:table-cell office:value-type="float" office:value="8.043">
                <text:p>8.0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61">
                <text:p>0.461</text:p>
              </table:table-cell>
              <table:table-cell office:value-type="float" office:value="-0.066">
                <text:p>-0.066</text:p>
              </table:table-cell>
              <table:table-cell office:value-type="float" office:value="8.043">
                <text:p>8.0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38">
                <text:p>0.538</text:p>
              </table:table-cell>
              <table:table-cell office:value-type="float" office:value="0.894">
                <text:p>0.894</text:p>
              </table:table-cell>
              <table:table-cell office:value-type="float" office:value="5.803">
                <text:p>5.8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38">
                <text:p>0.538</text:p>
              </table:table-cell>
              <table:table-cell office:value-type="float" office:value="0.894">
                <text:p>0.894</text:p>
              </table:table-cell>
              <table:table-cell office:value-type="float" office:value="5.803">
                <text:p>5.8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25">
                <text:p>0.525</text:p>
              </table:table-cell>
              <table:table-cell office:value-type="float" office:value="1.84">
                <text:p>1.84</text:p>
              </table:table-cell>
              <table:table-cell office:value-type="float" office:value="4.593">
                <text:p>4.5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25">
                <text:p>0.525</text:p>
              </table:table-cell>
              <table:table-cell office:value-type="float" office:value="1.84">
                <text:p>1.84</text:p>
              </table:table-cell>
              <table:table-cell office:value-type="float" office:value="4.593">
                <text:p>4.5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62">
                <text:p>0.562</text:p>
              </table:table-cell>
              <table:table-cell office:value-type="float" office:value="2.91">
                <text:p>2.91</text:p>
              </table:table-cell>
              <table:table-cell office:value-type="float" office:value="4.716">
                <text:p>4.7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94">
                <text:p>0.594</text:p>
              </table:table-cell>
              <table:table-cell office:value-type="float" office:value="3.82">
                <text:p>3.82</text:p>
              </table:table-cell>
              <table:table-cell office:value-type="float" office:value="5.456">
                <text:p>5.4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94">
                <text:p>0.594</text:p>
              </table:table-cell>
              <table:table-cell office:value-type="float" office:value="3.82">
                <text:p>3.82</text:p>
              </table:table-cell>
              <table:table-cell office:value-type="float" office:value="5.456">
                <text:p>5.4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55">
                <text:p>0.755</text:p>
              </table:table-cell>
              <table:table-cell office:value-type="float" office:value="4.429">
                <text:p>4.429</text:p>
              </table:table-cell>
              <table:table-cell office:value-type="float" office:value="6.254">
                <text:p>6.2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55">
                <text:p>0.755</text:p>
              </table:table-cell>
              <table:table-cell office:value-type="float" office:value="4.429">
                <text:p>4.429</text:p>
              </table:table-cell>
              <table:table-cell office:value-type="float" office:value="6.254">
                <text:p>6.2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63">
                <text:p>0.963</text:p>
              </table:table-cell>
              <table:table-cell office:value-type="float" office:value="4.639">
                <text:p>4.639</text:p>
              </table:table-cell>
              <table:table-cell office:value-type="float" office:value="6.708">
                <text:p>6.7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09">
                <text:p>1.209</text:p>
              </table:table-cell>
              <table:table-cell office:value-type="float" office:value="4.433">
                <text:p>4.433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09">
                <text:p>1.209</text:p>
              </table:table-cell>
              <table:table-cell office:value-type="float" office:value="4.433">
                <text:p>4.433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029">
                <text:p>2.029</text:p>
              </table:table-cell>
              <table:table-cell office:value-type="float" office:value="2.661">
                <text:p>2.661</text:p>
              </table:table-cell>
              <table:table-cell office:value-type="float" office:value="8.034">
                <text:p>8.0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029">
                <text:p>2.029</text:p>
              </table:table-cell>
              <table:table-cell office:value-type="float" office:value="2.661">
                <text:p>2.661</text:p>
              </table:table-cell>
              <table:table-cell office:value-type="float" office:value="8.034">
                <text:p>8.0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485">
                <text:p>4.485</text:p>
              </table:table-cell>
              <table:table-cell office:value-type="float" office:value="-1.119">
                <text:p>-1.119</text:p>
              </table:table-cell>
              <table:table-cell office:value-type="float" office:value="10.014">
                <text:p>10.0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373">
                <text:p>6.373</text:p>
              </table:table-cell>
              <table:table-cell office:value-type="float" office:value="-5.171">
                <text:p>-5.171</text:p>
              </table:table-cell>
              <table:table-cell office:value-type="float" office:value="11.618">
                <text:p>11.6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373">
                <text:p>6.373</text:p>
              </table:table-cell>
              <table:table-cell office:value-type="float" office:value="-5.171">
                <text:p>-5.171</text:p>
              </table:table-cell>
              <table:table-cell office:value-type="float" office:value="11.618">
                <text:p>11.6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901">
                <text:p>7.901</text:p>
              </table:table-cell>
              <table:table-cell office:value-type="float" office:value="-8.687">
                <text:p>-8.687</text:p>
              </table:table-cell>
              <table:table-cell office:value-type="float" office:value="12.862">
                <text:p>12.8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901">
                <text:p>7.901</text:p>
              </table:table-cell>
              <table:table-cell office:value-type="float" office:value="-8.687">
                <text:p>-8.687</text:p>
              </table:table-cell>
              <table:table-cell office:value-type="float" office:value="12.862">
                <text:p>12.8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096">
                <text:p>7.096</text:p>
              </table:table-cell>
              <table:table-cell office:value-type="float" office:value="-9.305">
                <text:p>-9.305</text:p>
              </table:table-cell>
              <table:table-cell office:value-type="float" office:value="12.483">
                <text:p>12.4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972">
                <text:p>3.972</text:p>
              </table:table-cell>
              <table:table-cell office:value-type="float" office:value="-8.003">
                <text:p>-8.003</text:p>
              </table:table-cell>
              <table:table-cell office:value-type="float" office:value="11.537">
                <text:p>11.5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972">
                <text:p>3.972</text:p>
              </table:table-cell>
              <table:table-cell office:value-type="float" office:value="-8.003">
                <text:p>-8.003</text:p>
              </table:table-cell>
              <table:table-cell office:value-type="float" office:value="11.537">
                <text:p>11.5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041">
                <text:p>-1.041</text:p>
              </table:table-cell>
              <table:table-cell office:value-type="float" office:value="-4.95">
                <text:p>-4.95</text:p>
              </table:table-cell>
              <table:table-cell office:value-type="float" office:value="10.382">
                <text:p>10.3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041">
                <text:p>-1.041</text:p>
              </table:table-cell>
              <table:table-cell office:value-type="float" office:value="-4.95">
                <text:p>-4.95</text:p>
              </table:table-cell>
              <table:table-cell office:value-type="float" office:value="10.382">
                <text:p>10.3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.462">
                <text:p>-4.462</text:p>
              </table:table-cell>
              <table:table-cell office:value-type="float" office:value="-2.565">
                <text:p>-2.565</text:p>
              </table:table-cell>
              <table:table-cell office:value-type="float" office:value="10.559">
                <text:p>10.5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7.589">
                <text:p>-7.589</text:p>
              </table:table-cell>
              <table:table-cell office:value-type="float" office:value="-0.553">
                <text:p>-0.553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7.589">
                <text:p>-7.589</text:p>
              </table:table-cell>
              <table:table-cell office:value-type="float" office:value="-0.553">
                <text:p>-0.553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7.973">
                <text:p>-7.973</text:p>
              </table:table-cell>
              <table:table-cell office:value-type="float" office:value="0.979">
                <text:p>0.979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7.973">
                <text:p>-7.973</text:p>
              </table:table-cell>
              <table:table-cell office:value-type="float" office:value="0.979">
                <text:p>0.979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7.067">
                <text:p>-7.067</text:p>
              </table:table-cell>
              <table:table-cell office:value-type="float" office:value="1.801">
                <text:p>1.801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5.615">
                <text:p>-5.615</text:p>
              </table:table-cell>
              <table:table-cell office:value-type="float" office:value="2.72">
                <text:p>2.72</text:p>
              </table:table-cell>
              <table:table-cell office:value-type="float" office:value="7.127">
                <text:p>7.1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5.615">
                <text:p>-5.615</text:p>
              </table:table-cell>
              <table:table-cell office:value-type="float" office:value="2.72">
                <text:p>2.72</text:p>
              </table:table-cell>
              <table:table-cell office:value-type="float" office:value="7.127">
                <text:p>7.1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3.283">
                <text:p>-3.283</text:p>
              </table:table-cell>
              <table:table-cell office:value-type="float" office:value="2.391">
                <text:p>2.391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3.283">
                <text:p>-3.283</text:p>
              </table:table-cell>
              <table:table-cell office:value-type="float" office:value="2.391">
                <text:p>2.391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938">
                <text:p>-0.938</text:p>
              </table:table-cell>
              <table:table-cell office:value-type="float" office:value="1.854">
                <text:p>1.854</text:p>
              </table:table-cell>
              <table:table-cell office:value-type="float" office:value="7.686">
                <text:p>7.6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63">
                <text:p>1.963</text:p>
              </table:table-cell>
              <table:table-cell office:value-type="float" office:value="0.201">
                <text:p>0.201</text:p>
              </table:table-cell>
              <table:table-cell office:value-type="float" office:value="9.726">
                <text:p>9.7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63">
                <text:p>1.963</text:p>
              </table:table-cell>
              <table:table-cell office:value-type="float" office:value="0.201">
                <text:p>0.201</text:p>
              </table:table-cell>
              <table:table-cell office:value-type="float" office:value="9.726">
                <text:p>9.7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573">
                <text:p>3.573</text:p>
              </table:table-cell>
              <table:table-cell office:value-type="float" office:value="-0.699">
                <text:p>-0.699</text:p>
              </table:table-cell>
              <table:table-cell office:value-type="float" office:value="10.989">
                <text:p>10.9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573">
                <text:p>3.573</text:p>
              </table:table-cell>
              <table:table-cell office:value-type="float" office:value="-0.699">
                <text:p>-0.699</text:p>
              </table:table-cell>
              <table:table-cell office:value-type="float" office:value="10.989">
                <text:p>10.9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92">
                <text:p>3.92</text:p>
              </table:table-cell>
              <table:table-cell office:value-type="float" office:value="-0.967">
                <text:p>-0.967</text:p>
              </table:table-cell>
              <table:table-cell office:value-type="float" office:value="11.894">
                <text:p>11.8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92">
                <text:p>3.92</text:p>
              </table:table-cell>
              <table:table-cell office:value-type="float" office:value="-0.967">
                <text:p>-0.967</text:p>
              </table:table-cell>
              <table:table-cell office:value-type="float" office:value="11.894">
                <text:p>11.8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534">
                <text:p>2.534</text:p>
              </table:table-cell>
              <table:table-cell office:value-type="float" office:value="-0.006">
                <text:p>-0.006</text:p>
              </table:table-cell>
              <table:table-cell office:value-type="float" office:value="11.665">
                <text:p>11.6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31">
                <text:p>-0.031</text:p>
              </table:table-cell>
              <table:table-cell office:value-type="float" office:value="1.818">
                <text:p>1.818</text:p>
              </table:table-cell>
              <table:table-cell office:value-type="float" office:value="10.556">
                <text:p>10.5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31">
                <text:p>-0.031</text:p>
              </table:table-cell>
              <table:table-cell office:value-type="float" office:value="1.818">
                <text:p>1.818</text:p>
              </table:table-cell>
              <table:table-cell office:value-type="float" office:value="10.556">
                <text:p>10.5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.434">
                <text:p>-2.434</text:p>
              </table:table-cell>
              <table:table-cell office:value-type="float" office:value="3.262">
                <text:p>3.262</text:p>
              </table:table-cell>
              <table:table-cell office:value-type="float" office:value="9.128">
                <text:p>9.1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2.434">
                <text:p>-2.434</text:p>
              </table:table-cell>
              <table:table-cell office:value-type="float" office:value="3.262">
                <text:p>3.262</text:p>
              </table:table-cell>
              <table:table-cell office:value-type="float" office:value="9.128">
                <text:p>9.1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.848">
                <text:p>-3.848</text:p>
              </table:table-cell>
              <table:table-cell office:value-type="float" office:value="3.964">
                <text:p>3.964</text:p>
              </table:table-cell>
              <table:table-cell office:value-type="float" office:value="7.637">
                <text:p>7.6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.056">
                <text:p>-4.056</text:p>
              </table:table-cell>
              <table:table-cell office:value-type="float" office:value="3.329">
                <text:p>3.329</text:p>
              </table:table-cell>
              <table:table-cell office:value-type="float" office:value="7.024">
                <text:p>7.0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.056">
                <text:p>-4.056</text:p>
              </table:table-cell>
              <table:table-cell office:value-type="float" office:value="3.329">
                <text:p>3.329</text:p>
              </table:table-cell>
              <table:table-cell office:value-type="float" office:value="7.024">
                <text:p>7.0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.533">
                <text:p>-3.533</text:p>
              </table:table-cell>
              <table:table-cell office:value-type="float" office:value="2.363">
                <text:p>2.363</text:p>
              </table:table-cell>
              <table:table-cell office:value-type="float" office:value="7.411">
                <text:p>7.4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.533">
                <text:p>-3.533</text:p>
              </table:table-cell>
              <table:table-cell office:value-type="float" office:value="2.363">
                <text:p>2.363</text:p>
              </table:table-cell>
              <table:table-cell office:value-type="float" office:value="7.411">
                <text:p>7.4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2.3">
                <text:p>-2.3</text:p>
              </table:table-cell>
              <table:table-cell office:value-type="float" office:value="0.979">
                <text:p>0.979</text:p>
              </table:table-cell>
              <table:table-cell office:value-type="float" office:value="8.434">
                <text:p>8.4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.101">
                <text:p>-1.101</text:p>
              </table:table-cell>
              <table:table-cell office:value-type="float" office:value="-0.149">
                <text:p>-0.149</text:p>
              </table:table-cell>
              <table:table-cell office:value-type="float" office:value="9.746">
                <text:p>9.7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101">
                <text:p>-1.101</text:p>
              </table:table-cell>
              <table:table-cell office:value-type="float" office:value="-0.149">
                <text:p>-0.149</text:p>
              </table:table-cell>
              <table:table-cell office:value-type="float" office:value="9.746">
                <text:p>9.7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219">
                <text:p>-0.219</text:p>
              </table:table-cell>
              <table:table-cell office:value-type="float" office:value="-0.566">
                <text:p>-0.566</text:p>
              </table:table-cell>
              <table:table-cell office:value-type="float" office:value="10.311">
                <text:p>10.3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219">
                <text:p>-0.219</text:p>
              </table:table-cell>
              <table:table-cell office:value-type="float" office:value="-0.566">
                <text:p>-0.566</text:p>
              </table:table-cell>
              <table:table-cell office:value-type="float" office:value="10.311">
                <text:p>10.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31">
                <text:p>0.731</text:p>
              </table:table-cell>
              <table:table-cell office:value-type="float" office:value="-1.095">
                <text:p>-1.095</text:p>
              </table:table-cell>
              <table:table-cell office:value-type="float" office:value="10.165">
                <text:p>10.1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23">
                <text:p>1.323</text:p>
              </table:table-cell>
              <table:table-cell office:value-type="float" office:value="-1.461">
                <text:p>-1.461</text:p>
              </table:table-cell>
              <table:table-cell office:value-type="float" office:value="9.549">
                <text:p>9.5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323">
                <text:p>1.323</text:p>
              </table:table-cell>
              <table:table-cell office:value-type="float" office:value="-1.461">
                <text:p>-1.461</text:p>
              </table:table-cell>
              <table:table-cell office:value-type="float" office:value="9.549">
                <text:p>9.5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25">
                <text:p>1.525</text:p>
              </table:table-cell>
              <table:table-cell office:value-type="float" office:value="-1.849">
                <text:p>-1.849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25">
                <text:p>1.525</text:p>
              </table:table-cell>
              <table:table-cell office:value-type="float" office:value="-1.849">
                <text:p>-1.849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48">
                <text:p>1.48</text:p>
              </table:table-cell>
              <table:table-cell office:value-type="float" office:value="-2.318">
                <text:p>-2.318</text:p>
              </table:table-cell>
              <table:table-cell office:value-type="float" office:value="8.975">
                <text:p>8.9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299">
                <text:p>1.299</text:p>
              </table:table-cell>
              <table:table-cell office:value-type="float" office:value="-2.626">
                <text:p>-2.626</text:p>
              </table:table-cell>
              <table:table-cell office:value-type="float" office:value="9.405">
                <text:p>9.4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99">
                <text:p>1.299</text:p>
              </table:table-cell>
              <table:table-cell office:value-type="float" office:value="-2.626">
                <text:p>-2.626</text:p>
              </table:table-cell>
              <table:table-cell office:value-type="float" office:value="9.405">
                <text:p>9.4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189">
                <text:p>1.189</text:p>
              </table:table-cell>
              <table:table-cell office:value-type="float" office:value="-2.759">
                <text:p>-2.759</text:p>
              </table:table-cell>
              <table:table-cell office:value-type="float" office:value="9.912">
                <text:p>9.9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89">
                <text:p>1.189</text:p>
              </table:table-cell>
              <table:table-cell office:value-type="float" office:value="-2.759">
                <text:p>-2.759</text:p>
              </table:table-cell>
              <table:table-cell office:value-type="float" office:value="9.912">
                <text:p>9.9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53">
                <text:p>1.153</text:p>
              </table:table-cell>
              <table:table-cell office:value-type="float" office:value="-2.552">
                <text:p>-2.552</text:p>
              </table:table-cell>
              <table:table-cell office:value-type="float" office:value="10.198">
                <text:p>10.1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141">
                <text:p>1.141</text:p>
              </table:table-cell>
              <table:table-cell office:value-type="float" office:value="-2.208">
                <text:p>-2.208</text:p>
              </table:table-cell>
              <table:table-cell office:value-type="float" office:value="10.107">
                <text:p>10.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41">
                <text:p>1.141</text:p>
              </table:table-cell>
              <table:table-cell office:value-type="float" office:value="-2.208">
                <text:p>-2.208</text:p>
              </table:table-cell>
              <table:table-cell office:value-type="float" office:value="10.107">
                <text:p>10.1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17">
                <text:p>1.117</text:p>
              </table:table-cell>
              <table:table-cell office:value-type="float" office:value="-1.937">
                <text:p>-1.937</text:p>
              </table:table-cell>
              <table:table-cell office:value-type="float" office:value="9.771">
                <text:p>9.7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17">
                <text:p>1.117</text:p>
              </table:table-cell>
              <table:table-cell office:value-type="float" office:value="-1.937">
                <text:p>-1.937</text:p>
              </table:table-cell>
              <table:table-cell office:value-type="float" office:value="9.771">
                <text:p>9.7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063">
                <text:p>1.063</text:p>
              </table:table-cell>
              <table:table-cell office:value-type="float" office:value="-1.809">
                <text:p>-1.809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063">
                <text:p>1.063</text:p>
              </table:table-cell>
              <table:table-cell office:value-type="float" office:value="-1.809">
                <text:p>-1.809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86">
                <text:p>0.986</text:p>
              </table:table-cell>
              <table:table-cell office:value-type="float" office:value="-1.762">
                <text:p>-1.762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71">
                <text:p>0.971</text:p>
              </table:table-cell>
              <table:table-cell office:value-type="float" office:value="-1.797">
                <text:p>-1.797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71">
                <text:p>0.971</text:p>
              </table:table-cell>
              <table:table-cell office:value-type="float" office:value="-1.797">
                <text:p>-1.797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2">
                <text:p>0.992</text:p>
              </table:table-cell>
              <table:table-cell office:value-type="float" office:value="-1.819">
                <text:p>-1.819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2">
                <text:p>0.992</text:p>
              </table:table-cell>
              <table:table-cell office:value-type="float" office:value="-1.819">
                <text:p>-1.819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044">
                <text:p>1.044</text:p>
              </table:table-cell>
              <table:table-cell office:value-type="float" office:value="-1.835">
                <text:p>-1.835</text:p>
              </table:table-cell>
              <table:table-cell office:value-type="float" office:value="9.281">
                <text:p>9.2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89">
                <text:p>1.089</text:p>
              </table:table-cell>
              <table:table-cell office:value-type="float" office:value="-1.87">
                <text:p>-1.87</text:p>
              </table:table-cell>
              <table:table-cell office:value-type="float" office:value="9.438">
                <text:p>9.4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89">
                <text:p>1.089</text:p>
              </table:table-cell>
              <table:table-cell office:value-type="float" office:value="-1.87">
                <text:p>-1.87</text:p>
              </table:table-cell>
              <table:table-cell office:value-type="float" office:value="9.438">
                <text:p>9.4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105">
                <text:p>1.105</text:p>
              </table:table-cell>
              <table:table-cell office:value-type="float" office:value="-1.874">
                <text:p>-1.874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105">
                <text:p>1.105</text:p>
              </table:table-cell>
              <table:table-cell office:value-type="float" office:value="-1.874">
                <text:p>-1.874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19">
                <text:p>1.119</text:p>
              </table:table-cell>
              <table:table-cell office:value-type="float" office:value="-1.818">
                <text:p>-1.818</text:p>
              </table:table-cell>
              <table:table-cell office:value-type="float" office:value="9.679">
                <text:p>9.6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123">
                <text:p>1.123</text:p>
              </table:table-cell>
              <table:table-cell office:value-type="float" office:value="-1.803">
                <text:p>-1.803</text:p>
              </table:table-cell>
              <table:table-cell office:value-type="float" office:value="9.637">
                <text:p>9.6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123">
                <text:p>1.123</text:p>
              </table:table-cell>
              <table:table-cell office:value-type="float" office:value="-1.803">
                <text:p>-1.803</text:p>
              </table:table-cell>
              <table:table-cell office:value-type="float" office:value="9.637">
                <text:p>9.6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102">
                <text:p>1.102</text:p>
              </table:table-cell>
              <table:table-cell office:value-type="float" office:value="-1.83">
                <text:p>-1.83</text:p>
              </table:table-cell>
              <table:table-cell office:value-type="float" office:value="9.534">
                <text:p>9.5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102">
                <text:p>1.102</text:p>
              </table:table-cell>
              <table:table-cell office:value-type="float" office:value="-1.83">
                <text:p>-1.83</text:p>
              </table:table-cell>
              <table:table-cell office:value-type="float" office:value="9.534">
                <text:p>9.5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1">
                <text:p>1.1</text:p>
              </table:table-cell>
              <table:table-cell office:value-type="float" office:value="-1.899">
                <text:p>-1.899</text:p>
              </table:table-cell>
              <table:table-cell office:value-type="float" office:value="9.483">
                <text:p>9.4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93">
                <text:p>1.093</text:p>
              </table:table-cell>
              <table:table-cell office:value-type="float" office:value="-1.993">
                <text:p>-1.993</text:p>
              </table:table-cell>
              <table:table-cell office:value-type="float" office:value="9.533">
                <text:p>9.5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93">
                <text:p>1.093</text:p>
              </table:table-cell>
              <table:table-cell office:value-type="float" office:value="-1.993">
                <text:p>-1.993</text:p>
              </table:table-cell>
              <table:table-cell office:value-type="float" office:value="9.533">
                <text:p>9.5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051">
                <text:p>1.051</text:p>
              </table:table-cell>
              <table:table-cell office:value-type="float" office:value="-2.012">
                <text:p>-2.012</text:p>
              </table:table-cell>
              <table:table-cell office:value-type="float" office:value="9.596">
                <text:p>9.5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51">
                <text:p>1.051</text:p>
              </table:table-cell>
              <table:table-cell office:value-type="float" office:value="-2.012">
                <text:p>-2.012</text:p>
              </table:table-cell>
              <table:table-cell office:value-type="float" office:value="9.596">
                <text:p>9.5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47">
                <text:p>1.047</text:p>
              </table:table-cell>
              <table:table-cell office:value-type="float" office:value="-2.004">
                <text:p>-2.004</text:p>
              </table:table-cell>
              <table:table-cell office:value-type="float" office:value="9.631">
                <text:p>9.6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022">
                <text:p>1.022</text:p>
              </table:table-cell>
              <table:table-cell office:value-type="float" office:value="-1.935">
                <text:p>-1.935</text:p>
              </table:table-cell>
              <table:table-cell office:value-type="float" office:value="9.539">
                <text:p>9.5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22">
                <text:p>1.022</text:p>
              </table:table-cell>
              <table:table-cell office:value-type="float" office:value="-1.935">
                <text:p>-1.935</text:p>
              </table:table-cell>
              <table:table-cell office:value-type="float" office:value="9.539">
                <text:p>9.5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25">
                <text:p>1.025</text:p>
              </table:table-cell>
              <table:table-cell office:value-type="float" office:value="-1.891">
                <text:p>-1.891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25">
                <text:p>1.025</text:p>
              </table:table-cell>
              <table:table-cell office:value-type="float" office:value="-1.891">
                <text:p>-1.891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48">
                <text:p>1.048</text:p>
              </table:table-cell>
              <table:table-cell office:value-type="float" office:value="-1.896">
                <text:p>-1.896</text:p>
              </table:table-cell>
              <table:table-cell office:value-type="float" office:value="9.263">
                <text:p>9.2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68">
                <text:p>1.068</text:p>
              </table:table-cell>
              <table:table-cell office:value-type="float" office:value="-1.923">
                <text:p>-1.923</text:p>
              </table:table-cell>
              <table:table-cell office:value-type="float" office:value="9.264">
                <text:p>9.2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68">
                <text:p>1.068</text:p>
              </table:table-cell>
              <table:table-cell office:value-type="float" office:value="-1.923">
                <text:p>-1.923</text:p>
              </table:table-cell>
              <table:table-cell office:value-type="float" office:value="9.264">
                <text:p>9.2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88">
                <text:p>1.088</text:p>
              </table:table-cell>
              <table:table-cell office:value-type="float" office:value="-1.95">
                <text:p>-1.9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88">
                <text:p>1.088</text:p>
              </table:table-cell>
              <table:table-cell office:value-type="float" office:value="-1.95">
                <text:p>-1.9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97">
                <text:p>1.097</text:p>
              </table:table-cell>
              <table:table-cell office:value-type="float" office:value="-1.929">
                <text:p>-1.929</text:p>
              </table:table-cell>
              <table:table-cell office:value-type="float" office:value="9.513">
                <text:p>9.5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04">
                <text:p>1.104</text:p>
              </table:table-cell>
              <table:table-cell office:value-type="float" office:value="-1.905">
                <text:p>-1.905</text:p>
              </table:table-cell>
              <table:table-cell office:value-type="float" office:value="9.564">
                <text:p>9.5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04">
                <text:p>1.104</text:p>
              </table:table-cell>
              <table:table-cell office:value-type="float" office:value="-1.905">
                <text:p>-1.905</text:p>
              </table:table-cell>
              <table:table-cell office:value-type="float" office:value="9.564">
                <text:p>9.5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095">
                <text:p>1.095</text:p>
              </table:table-cell>
              <table:table-cell office:value-type="float" office:value="-1.88">
                <text:p>-1.88</text:p>
              </table:table-cell>
              <table:table-cell office:value-type="float" office:value="9.518">
                <text:p>9.5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95">
                <text:p>1.095</text:p>
              </table:table-cell>
              <table:table-cell office:value-type="float" office:value="-1.88">
                <text:p>-1.88</text:p>
              </table:table-cell>
              <table:table-cell office:value-type="float" office:value="9.518">
                <text:p>9.5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088">
                <text:p>1.088</text:p>
              </table:table-cell>
              <table:table-cell office:value-type="float" office:value="-1.888">
                <text:p>-1.888</text:p>
              </table:table-cell>
              <table:table-cell office:value-type="float" office:value="9.476">
                <text:p>9.4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88">
                <text:p>1.088</text:p>
              </table:table-cell>
              <table:table-cell office:value-type="float" office:value="-1.888">
                <text:p>-1.888</text:p>
              </table:table-cell>
              <table:table-cell office:value-type="float" office:value="9.476">
                <text:p>9.4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62">
                <text:p>1.062</text:p>
              </table:table-cell>
              <table:table-cell office:value-type="float" office:value="-1.907">
                <text:p>-1.907</text:p>
              </table:table-cell>
              <table:table-cell office:value-type="float" office:value="9.506">
                <text:p>9.5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43">
                <text:p>1.043</text:p>
              </table:table-cell>
              <table:table-cell office:value-type="float" office:value="-1.893">
                <text:p>-1.893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43">
                <text:p>1.043</text:p>
              </table:table-cell>
              <table:table-cell office:value-type="float" office:value="-1.893">
                <text:p>-1.893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28">
                <text:p>1.028</text:p>
              </table:table-cell>
              <table:table-cell office:value-type="float" office:value="-1.869">
                <text:p>-1.869</text:p>
              </table:table-cell>
              <table:table-cell office:value-type="float" office:value="9.577">
                <text:p>9.5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28">
                <text:p>1.028</text:p>
              </table:table-cell>
              <table:table-cell office:value-type="float" office:value="-1.869">
                <text:p>-1.869</text:p>
              </table:table-cell>
              <table:table-cell office:value-type="float" office:value="9.577">
                <text:p>9.5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33">
                <text:p>1.033</text:p>
              </table:table-cell>
              <table:table-cell office:value-type="float" office:value="-1.854">
                <text:p>-1.854</text:p>
              </table:table-cell>
              <table:table-cell office:value-type="float" office:value="9.516">
                <text:p>9.5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44">
                <text:p>1.044</text:p>
              </table:table-cell>
              <table:table-cell office:value-type="float" office:value="-1.863">
                <text:p>-1.863</text:p>
              </table:table-cell>
              <table:table-cell office:value-type="float" office:value="9.425">
                <text:p>9.4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44">
                <text:p>1.044</text:p>
              </table:table-cell>
              <table:table-cell office:value-type="float" office:value="-1.863">
                <text:p>-1.863</text:p>
              </table:table-cell>
              <table:table-cell office:value-type="float" office:value="9.425">
                <text:p>9.4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55">
                <text:p>1.055</text:p>
              </table:table-cell>
              <table:table-cell office:value-type="float" office:value="-1.888">
                <text:p>-1.888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55">
                <text:p>1.055</text:p>
              </table:table-cell>
              <table:table-cell office:value-type="float" office:value="-1.888">
                <text:p>-1.888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67">
                <text:p>1.067</text:p>
              </table:table-cell>
              <table:table-cell office:value-type="float" office:value="-1.904">
                <text:p>-1.904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77">
                <text:p>1.077</text:p>
              </table:table-cell>
              <table:table-cell office:value-type="float" office:value="-1.901">
                <text:p>-1.901</text:p>
              </table:table-cell>
              <table:table-cell office:value-type="float" office:value="9.497">
                <text:p>9.4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77">
                <text:p>1.077</text:p>
              </table:table-cell>
              <table:table-cell office:value-type="float" office:value="-1.901">
                <text:p>-1.901</text:p>
              </table:table-cell>
              <table:table-cell office:value-type="float" office:value="9.497">
                <text:p>9.4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85">
                <text:p>1.085</text:p>
              </table:table-cell>
              <table:table-cell office:value-type="float" office:value="-1.896">
                <text:p>-1.896</text:p>
              </table:table-cell>
              <table:table-cell office:value-type="float" office:value="9.496">
                <text:p>9.4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85">
                <text:p>1.085</text:p>
              </table:table-cell>
              <table:table-cell office:value-type="float" office:value="-1.896">
                <text:p>-1.896</text:p>
              </table:table-cell>
              <table:table-cell office:value-type="float" office:value="9.496">
                <text:p>9.4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96">
                <text:p>1.096</text:p>
              </table:table-cell>
              <table:table-cell office:value-type="float" office:value="-1.896">
                <text:p>-1.89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92">
                <text:p>1.092</text:p>
              </table:table-cell>
              <table:table-cell office:value-type="float" office:value="-1.909">
                <text:p>-1.909</text:p>
              </table:table-cell>
              <table:table-cell office:value-type="float" office:value="9.454">
                <text:p>9.4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92">
                <text:p>1.092</text:p>
              </table:table-cell>
              <table:table-cell office:value-type="float" office:value="-1.909">
                <text:p>-1.909</text:p>
              </table:table-cell>
              <table:table-cell office:value-type="float" office:value="9.454">
                <text:p>9.4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76">
                <text:p>1.076</text:p>
              </table:table-cell>
              <table:table-cell office:value-type="float" office:value="-1.901">
                <text:p>-1.901</text:p>
              </table:table-cell>
              <table:table-cell office:value-type="float" office:value="9.488">
                <text:p>9.4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76">
                <text:p>1.076</text:p>
              </table:table-cell>
              <table:table-cell office:value-type="float" office:value="-1.901">
                <text:p>-1.901</text:p>
              </table:table-cell>
              <table:table-cell office:value-type="float" office:value="9.488">
                <text:p>9.4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62">
                <text:p>1.062</text:p>
              </table:table-cell>
              <table:table-cell office:value-type="float" office:value="-1.885">
                <text:p>-1.885</text:p>
              </table:table-cell>
              <table:table-cell office:value-type="float" office:value="9.537">
                <text:p>9.5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51">
                <text:p>1.051</text:p>
              </table:table-cell>
              <table:table-cell office:value-type="float" office:value="-1.866">
                <text:p>-1.866</text:p>
              </table:table-cell>
              <table:table-cell office:value-type="float" office:value="9.528">
                <text:p>9.5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51">
                <text:p>1.051</text:p>
              </table:table-cell>
              <table:table-cell office:value-type="float" office:value="-1.866">
                <text:p>-1.866</text:p>
              </table:table-cell>
              <table:table-cell office:value-type="float" office:value="9.528">
                <text:p>9.5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46">
                <text:p>1.046</text:p>
              </table:table-cell>
              <table:table-cell office:value-type="float" office:value="-1.86">
                <text:p>-1.86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46">
                <text:p>1.046</text:p>
              </table:table-cell>
              <table:table-cell office:value-type="float" office:value="-1.86">
                <text:p>-1.86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46">
                <text:p>1.046</text:p>
              </table:table-cell>
              <table:table-cell office:value-type="float" office:value="-1.868">
                <text:p>-1.868</text:p>
              </table:table-cell>
              <table:table-cell office:value-type="float" office:value="9.464">
                <text:p>9.4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48">
                <text:p>1.048</text:p>
              </table:table-cell>
              <table:table-cell office:value-type="float" office:value="-1.864">
                <text:p>-1.864</text:p>
              </table:table-cell>
              <table:table-cell office:value-type="float" office:value="9.484">
                <text:p>9.4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048">
                <text:p>1.048</text:p>
              </table:table-cell>
              <table:table-cell office:value-type="float" office:value="-1.864">
                <text:p>-1.864</text:p>
              </table:table-cell>
              <table:table-cell office:value-type="float" office:value="9.484">
                <text:p>9.4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053">
                <text:p>1.053</text:p>
              </table:table-cell>
              <table:table-cell office:value-type="float" office:value="-1.864">
                <text:p>-1.864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053">
                <text:p>1.053</text:p>
              </table:table-cell>
              <table:table-cell office:value-type="float" office:value="-1.864">
                <text:p>-1.864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041">
                <text:p>1.041</text:p>
              </table:table-cell>
              <table:table-cell office:value-type="float" office:value="-1.835">
                <text:p>-1.835</text:p>
              </table:table-cell>
              <table:table-cell office:value-type="float" office:value="9.474">
                <text:p>9.4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083">
                <text:p>1.083</text:p>
              </table:table-cell>
              <table:table-cell office:value-type="float" office:value="-1.867">
                <text:p>-1.867</text:p>
              </table:table-cell>
              <table:table-cell office:value-type="float" office:value="9.387">
                <text:p>9.3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083">
                <text:p>1.083</text:p>
              </table:table-cell>
              <table:table-cell office:value-type="float" office:value="-1.867">
                <text:p>-1.867</text:p>
              </table:table-cell>
              <table:table-cell office:value-type="float" office:value="9.387">
                <text:p>9.3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056">
                <text:p>1.056</text:p>
              </table:table-cell>
              <table:table-cell office:value-type="float" office:value="-1.887">
                <text:p>-1.887</text:p>
              </table:table-cell>
              <table:table-cell office:value-type="float" office:value="9.245">
                <text:p>9.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56">
                <text:p>1.056</text:p>
              </table:table-cell>
              <table:table-cell office:value-type="float" office:value="-1.887">
                <text:p>-1.887</text:p>
              </table:table-cell>
              <table:table-cell office:value-type="float" office:value="9.245">
                <text:p>9.2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93">
                <text:p>1.093</text:p>
              </table:table-cell>
              <table:table-cell office:value-type="float" office:value="-1.965">
                <text:p>-1.965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093">
                <text:p>1.093</text:p>
              </table:table-cell>
              <table:table-cell office:value-type="float" office:value="-1.965">
                <text:p>-1.965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9">
                <text:p>1.119</text:p>
              </table:table-cell>
              <table:table-cell office:value-type="float" office:value="-2.004">
                <text:p>-2.004</text:p>
              </table:table-cell>
              <table:table-cell office:value-type="float" office:value="9.365">
                <text:p>9.3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31">
                <text:p>1.131</text:p>
              </table:table-cell>
              <table:table-cell office:value-type="float" office:value="-2.014">
                <text:p>-2.014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31">
                <text:p>1.131</text:p>
              </table:table-cell>
              <table:table-cell office:value-type="float" office:value="-2.014">
                <text:p>-2.014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72">
                <text:p>1.172</text:p>
              </table:table-cell>
              <table:table-cell office:value-type="float" office:value="-2">
                <text:p>-2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72">
                <text:p>1.172</text:p>
              </table:table-cell>
              <table:table-cell office:value-type="float" office:value="-2">
                <text:p>-2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55">
                <text:p>1.155</text:p>
              </table:table-cell>
              <table:table-cell office:value-type="float" office:value="-1.942">
                <text:p>-1.942</text:p>
              </table:table-cell>
              <table:table-cell office:value-type="float" office:value="9.707">
                <text:p>9.7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48">
                <text:p>1.148</text:p>
              </table:table-cell>
              <table:table-cell office:value-type="float" office:value="-1.922">
                <text:p>-1.922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48">
                <text:p>1.148</text:p>
              </table:table-cell>
              <table:table-cell office:value-type="float" office:value="-1.922">
                <text:p>-1.922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25">
                <text:p>1.125</text:p>
              </table:table-cell>
              <table:table-cell office:value-type="float" office:value="-1.912">
                <text:p>-1.912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125">
                <text:p>1.125</text:p>
              </table:table-cell>
              <table:table-cell office:value-type="float" office:value="-1.912">
                <text:p>-1.912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97">
                <text:p>1.097</text:p>
              </table:table-cell>
              <table:table-cell office:value-type="float" office:value="-1.9">
                <text:p>-1.9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98">
                <text:p>1.098</text:p>
              </table:table-cell>
              <table:table-cell office:value-type="float" office:value="-1.898">
                <text:p>-1.898</text:p>
              </table:table-cell>
              <table:table-cell office:value-type="float" office:value="9.493">
                <text:p>9.4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098">
                <text:p>1.098</text:p>
              </table:table-cell>
              <table:table-cell office:value-type="float" office:value="-1.898">
                <text:p>-1.898</text:p>
              </table:table-cell>
              <table:table-cell office:value-type="float" office:value="9.493">
                <text:p>9.4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09">
                <text:p>1.09</text:p>
              </table:table-cell>
              <table:table-cell office:value-type="float" office:value="-1.896">
                <text:p>-1.896</text:p>
              </table:table-cell>
              <table:table-cell office:value-type="float" office:value="9.507">
                <text:p>9.5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09">
                <text:p>1.09</text:p>
              </table:table-cell>
              <table:table-cell office:value-type="float" office:value="-1.896">
                <text:p>-1.896</text:p>
              </table:table-cell>
              <table:table-cell office:value-type="float" office:value="9.507">
                <text:p>9.5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095">
                <text:p>1.095</text:p>
              </table:table-cell>
              <table:table-cell office:value-type="float" office:value="-1.896">
                <text:p>-1.896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13">
                <text:p>1.113</text:p>
              </table:table-cell>
              <table:table-cell office:value-type="float" office:value="-1.911">
                <text:p>-1.911</text:p>
              </table:table-cell>
              <table:table-cell office:value-type="float" office:value="9.479">
                <text:p>9.4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13">
                <text:p>1.113</text:p>
              </table:table-cell>
              <table:table-cell office:value-type="float" office:value="-1.911">
                <text:p>-1.911</text:p>
              </table:table-cell>
              <table:table-cell office:value-type="float" office:value="9.479">
                <text:p>9.4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29">
                <text:p>1.129</text:p>
              </table:table-cell>
              <table:table-cell office:value-type="float" office:value="-1.936">
                <text:p>-1.936</text:p>
              </table:table-cell>
              <table:table-cell office:value-type="float" office:value="9.463">
                <text:p>9.4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29">
                <text:p>1.129</text:p>
              </table:table-cell>
              <table:table-cell office:value-type="float" office:value="-1.936">
                <text:p>-1.936</text:p>
              </table:table-cell>
              <table:table-cell office:value-type="float" office:value="9.463">
                <text:p>9.4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5">
                <text:p>1.15</text:p>
              </table:table-cell>
              <table:table-cell office:value-type="float" office:value="-1.955">
                <text:p>-1.955</text:p>
              </table:table-cell>
              <table:table-cell office:value-type="float" office:value="9.473">
                <text:p>9.47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61">
                <text:p>1.161</text:p>
              </table:table-cell>
              <table:table-cell office:value-type="float" office:value="-1.97">
                <text:p>-1.97</text:p>
              </table:table-cell>
              <table:table-cell office:value-type="float" office:value="9.478">
                <text:p>9.4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61">
                <text:p>1.161</text:p>
              </table:table-cell>
              <table:table-cell office:value-type="float" office:value="-1.97">
                <text:p>-1.97</text:p>
              </table:table-cell>
              <table:table-cell office:value-type="float" office:value="9.478">
                <text:p>9.4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69">
                <text:p>1.169</text:p>
              </table:table-cell>
              <table:table-cell office:value-type="float" office:value="-1.976">
                <text:p>-1.976</text:p>
              </table:table-cell>
              <table:table-cell office:value-type="float" office:value="9.479">
                <text:p>9.4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69">
                <text:p>1.169</text:p>
              </table:table-cell>
              <table:table-cell office:value-type="float" office:value="-1.976">
                <text:p>-1.976</text:p>
              </table:table-cell>
              <table:table-cell office:value-type="float" office:value="9.479">
                <text:p>9.4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62">
                <text:p>1.162</text:p>
              </table:table-cell>
              <table:table-cell office:value-type="float" office:value="-1.976">
                <text:p>-1.976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5">
                <text:p>1.15</text:p>
              </table:table-cell>
              <table:table-cell office:value-type="float" office:value="-1.965">
                <text:p>-1.965</text:p>
              </table:table-cell>
              <table:table-cell office:value-type="float" office:value="9.463">
                <text:p>9.4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5">
                <text:p>1.15</text:p>
              </table:table-cell>
              <table:table-cell office:value-type="float" office:value="-1.965">
                <text:p>-1.965</text:p>
              </table:table-cell>
              <table:table-cell office:value-type="float" office:value="9.463">
                <text:p>9.4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31">
                <text:p>1.131</text:p>
              </table:table-cell>
              <table:table-cell office:value-type="float" office:value="-1.947">
                <text:p>-1.947</text:p>
              </table:table-cell>
              <table:table-cell office:value-type="float" office:value="9.472">
                <text:p>9.4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31">
                <text:p>1.131</text:p>
              </table:table-cell>
              <table:table-cell office:value-type="float" office:value="-1.947">
                <text:p>-1.947</text:p>
              </table:table-cell>
              <table:table-cell office:value-type="float" office:value="9.472">
                <text:p>9.4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21">
                <text:p>1.121</text:p>
              </table:table-cell>
              <table:table-cell office:value-type="float" office:value="-1.934">
                <text:p>-1.934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04">
                <text:p>1.104</text:p>
              </table:table-cell>
              <table:table-cell office:value-type="float" office:value="-1.91">
                <text:p>-1.91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104">
                <text:p>1.104</text:p>
              </table:table-cell>
              <table:table-cell office:value-type="float" office:value="-1.91">
                <text:p>-1.91</text:p>
              </table:table-cell>
              <table:table-cell office:value-type="float" office:value="9.501">
                <text:p>9.5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098">
                <text:p>1.098</text:p>
              </table:table-cell>
              <table:table-cell office:value-type="float" office:value="-1.903">
                <text:p>-1.903</text:p>
              </table:table-cell>
              <table:table-cell office:value-type="float" office:value="9.515">
                <text:p>9.5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098">
                <text:p>1.098</text:p>
              </table:table-cell>
              <table:table-cell office:value-type="float" office:value="-1.903">
                <text:p>-1.903</text:p>
              </table:table-cell>
              <table:table-cell office:value-type="float" office:value="9.515">
                <text:p>9.5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01">
                <text:p>1.101</text:p>
              </table:table-cell>
              <table:table-cell office:value-type="float" office:value="-1.9">
                <text:p>-1.9</text:p>
              </table:table-cell>
              <table:table-cell office:value-type="float" office:value="9.534">
                <text:p>9.5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01">
                <text:p>1.101</text:p>
              </table:table-cell>
              <table:table-cell office:value-type="float" office:value="-1.9">
                <text:p>-1.9</text:p>
              </table:table-cell>
              <table:table-cell office:value-type="float" office:value="9.534">
                <text:p>9.5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7">
                <text:p>1.07</text:p>
              </table:table-cell>
              <table:table-cell office:value-type="float" office:value="-1.849">
                <text:p>-1.849</text:p>
              </table:table-cell>
              <table:table-cell office:value-type="float" office:value="9.527">
                <text:p>9.5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17">
                <text:p>1.117</text:p>
              </table:table-cell>
              <table:table-cell office:value-type="float" office:value="-1.879">
                <text:p>-1.879</text:p>
              </table:table-cell>
              <table:table-cell office:value-type="float" office:value="9.507">
                <text:p>9.5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17">
                <text:p>1.117</text:p>
              </table:table-cell>
              <table:table-cell office:value-type="float" office:value="-1.879">
                <text:p>-1.879</text:p>
              </table:table-cell>
              <table:table-cell office:value-type="float" office:value="9.507">
                <text:p>9.5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13">
                <text:p>1.113</text:p>
              </table:table-cell>
              <table:table-cell office:value-type="float" office:value="-1.88">
                <text:p>-1.88</text:p>
              </table:table-cell>
              <table:table-cell office:value-type="float" office:value="9.469">
                <text:p>9.4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13">
                <text:p>1.113</text:p>
              </table:table-cell>
              <table:table-cell office:value-type="float" office:value="-1.88">
                <text:p>-1.88</text:p>
              </table:table-cell>
              <table:table-cell office:value-type="float" office:value="9.469">
                <text:p>9.4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37">
                <text:p>1.137</text:p>
              </table:table-cell>
              <table:table-cell office:value-type="float" office:value="-1.924">
                <text:p>-1.924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65">
                <text:p>1.165</text:p>
              </table:table-cell>
              <table:table-cell office:value-type="float" office:value="-1.97">
                <text:p>-1.97</text:p>
              </table:table-cell>
              <table:table-cell office:value-type="float" office:value="9.509">
                <text:p>9.5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65">
                <text:p>1.165</text:p>
              </table:table-cell>
              <table:table-cell office:value-type="float" office:value="-1.97">
                <text:p>-1.97</text:p>
              </table:table-cell>
              <table:table-cell office:value-type="float" office:value="9.509">
                <text:p>9.5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56">
                <text:p>1.156</text:p>
              </table:table-cell>
              <table:table-cell office:value-type="float" office:value="-1.958">
                <text:p>-1.958</text:p>
              </table:table-cell>
              <table:table-cell office:value-type="float" office:value="9.524">
                <text:p>9.5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56">
                <text:p>1.156</text:p>
              </table:table-cell>
              <table:table-cell office:value-type="float" office:value="-1.958">
                <text:p>-1.958</text:p>
              </table:table-cell>
              <table:table-cell office:value-type="float" office:value="9.524">
                <text:p>9.5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01">
                <text:p>1.101</text:p>
              </table:table-cell>
              <table:table-cell office:value-type="float" office:value="-1.875">
                <text:p>-1.875</text:p>
              </table:table-cell>
              <table:table-cell office:value-type="float" office:value="9.454">
                <text:p>9.45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058">
                <text:p>1.058</text:p>
              </table:table-cell>
              <table:table-cell office:value-type="float" office:value="-1.762">
                <text:p>-1.762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058">
                <text:p>1.058</text:p>
              </table:table-cell>
              <table:table-cell office:value-type="float" office:value="-1.762">
                <text:p>-1.762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059">
                <text:p>1.059</text:p>
              </table:table-cell>
              <table:table-cell office:value-type="float" office:value="-1.72">
                <text:p>-1.72</text:p>
              </table:table-cell>
              <table:table-cell office:value-type="float" office:value="8.902">
                <text:p>8.9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059">
                <text:p>1.059</text:p>
              </table:table-cell>
              <table:table-cell office:value-type="float" office:value="-1.72">
                <text:p>-1.72</text:p>
              </table:table-cell>
              <table:table-cell office:value-type="float" office:value="8.902">
                <text:p>8.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84">
                <text:p>1.184</text:p>
              </table:table-cell>
              <table:table-cell office:value-type="float" office:value="-1.968">
                <text:p>-1.968</text:p>
              </table:table-cell>
              <table:table-cell office:value-type="float" office:value="8.758">
                <text:p>8.7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42">
                <text:p>1.42</text:p>
              </table:table-cell>
              <table:table-cell office:value-type="float" office:value="-2.448">
                <text:p>-2.44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42">
                <text:p>1.42</text:p>
              </table:table-cell>
              <table:table-cell office:value-type="float" office:value="-2.448">
                <text:p>-2.44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67">
                <text:p>1.267</text:p>
              </table:table-cell>
              <table:table-cell office:value-type="float" office:value="-2.537">
                <text:p>-2.537</text:p>
              </table:table-cell>
              <table:table-cell office:value-type="float" office:value="10.006">
                <text:p>10.0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67">
                <text:p>1.267</text:p>
              </table:table-cell>
              <table:table-cell office:value-type="float" office:value="-2.537">
                <text:p>-2.537</text:p>
              </table:table-cell>
              <table:table-cell office:value-type="float" office:value="10.006">
                <text:p>10.0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383">
                <text:p>1.383</text:p>
              </table:table-cell>
              <table:table-cell office:value-type="float" office:value="-2.733">
                <text:p>-2.733</text:p>
              </table:table-cell>
              <table:table-cell office:value-type="float" office:value="10.865">
                <text:p>10.8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16">
                <text:p>1.116</text:p>
              </table:table-cell>
              <table:table-cell office:value-type="float" office:value="-2.056">
                <text:p>-2.056</text:p>
              </table:table-cell>
              <table:table-cell office:value-type="float" office:value="10.703">
                <text:p>10.7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116">
                <text:p>1.116</text:p>
              </table:table-cell>
              <table:table-cell office:value-type="float" office:value="-2.056">
                <text:p>-2.056</text:p>
              </table:table-cell>
              <table:table-cell office:value-type="float" office:value="10.703">
                <text:p>10.7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115">
                <text:p>1.115</text:p>
              </table:table-cell>
              <table:table-cell office:value-type="float" office:value="-1.592">
                <text:p>-1.592</text:p>
              </table:table-cell>
              <table:table-cell office:value-type="float" office:value="10.081">
                <text:p>10.0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115">
                <text:p>1.115</text:p>
              </table:table-cell>
              <table:table-cell office:value-type="float" office:value="-1.592">
                <text:p>-1.592</text:p>
              </table:table-cell>
              <table:table-cell office:value-type="float" office:value="10.081">
                <text:p>10.08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22">
                <text:p>1.122</text:p>
              </table:table-cell>
              <table:table-cell office:value-type="float" office:value="-1.142">
                <text:p>-1.142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144">
                <text:p>1.144</text:p>
              </table:table-cell>
              <table:table-cell office:value-type="float" office:value="-1.129">
                <text:p>-1.129</text:p>
              </table:table-cell>
              <table:table-cell office:value-type="float" office:value="8.353">
                <text:p>8.3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144">
                <text:p>1.144</text:p>
              </table:table-cell>
              <table:table-cell office:value-type="float" office:value="-1.129">
                <text:p>-1.129</text:p>
              </table:table-cell>
              <table:table-cell office:value-type="float" office:value="8.353">
                <text:p>8.3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95">
                <text:p>1.095</text:p>
              </table:table-cell>
              <table:table-cell office:value-type="float" office:value="-1.401">
                <text:p>-1.401</text:p>
              </table:table-cell>
              <table:table-cell office:value-type="float" office:value="8.439">
                <text:p>8.43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155">
                <text:p>1.155</text:p>
              </table:table-cell>
              <table:table-cell office:value-type="float" office:value="-2.062">
                <text:p>-2.062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141">
                <text:p>1.141</text:p>
              </table:table-cell>
              <table:table-cell office:value-type="float" office:value="-1.952">
                <text:p>-1.952</text:p>
              </table:table-cell>
              <table:table-cell office:value-type="float" office:value="9.988">
                <text:p>9.9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141">
                <text:p>1.141</text:p>
              </table:table-cell>
              <table:table-cell office:value-type="float" office:value="-1.952">
                <text:p>-1.952</text:p>
              </table:table-cell>
              <table:table-cell office:value-type="float" office:value="9.988">
                <text:p>9.9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151">
                <text:p>1.151</text:p>
              </table:table-cell>
              <table:table-cell office:value-type="float" office:value="-1.885">
                <text:p>-1.885</text:p>
              </table:table-cell>
              <table:table-cell office:value-type="float" office:value="9.545">
                <text:p>9.5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151">
                <text:p>1.151</text:p>
              </table:table-cell>
              <table:table-cell office:value-type="float" office:value="-1.885">
                <text:p>-1.885</text:p>
              </table:table-cell>
              <table:table-cell office:value-type="float" office:value="9.545">
                <text:p>9.5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108">
                <text:p>1.108</text:p>
              </table:table-cell>
              <table:table-cell office:value-type="float" office:value="-1.881">
                <text:p>-1.881</text:p>
              </table:table-cell>
              <table:table-cell office:value-type="float" office:value="9.113">
                <text:p>9.1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05">
                <text:p>1.205</text:p>
              </table:table-cell>
              <table:table-cell office:value-type="float" office:value="-2.038">
                <text:p>-2.038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33">
                <text:p>1.233</text:p>
              </table:table-cell>
              <table:table-cell office:value-type="float" office:value="-1.999">
                <text:p>-1.999</text:p>
              </table:table-cell>
              <table:table-cell office:value-type="float" office:value="9.909">
                <text:p>9.9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33">
                <text:p>1.233</text:p>
              </table:table-cell>
              <table:table-cell office:value-type="float" office:value="-1.999">
                <text:p>-1.999</text:p>
              </table:table-cell>
              <table:table-cell office:value-type="float" office:value="9.909">
                <text:p>9.9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194">
                <text:p>1.194</text:p>
              </table:table-cell>
              <table:table-cell office:value-type="float" office:value="-1.868">
                <text:p>-1.868</text:p>
              </table:table-cell>
              <table:table-cell office:value-type="float" office:value="9.593">
                <text:p>9.5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194">
                <text:p>1.194</text:p>
              </table:table-cell>
              <table:table-cell office:value-type="float" office:value="-1.868">
                <text:p>-1.868</text:p>
              </table:table-cell>
              <table:table-cell office:value-type="float" office:value="9.593">
                <text:p>9.5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169">
                <text:p>1.169</text:p>
              </table:table-cell>
              <table:table-cell office:value-type="float" office:value="-1.864">
                <text:p>-1.864</text:p>
              </table:table-cell>
              <table:table-cell office:value-type="float" office:value="9.363">
                <text:p>9.3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169">
                <text:p>1.169</text:p>
              </table:table-cell>
              <table:table-cell office:value-type="float" office:value="-1.864">
                <text:p>-1.864</text:p>
              </table:table-cell>
              <table:table-cell office:value-type="float" office:value="9.363">
                <text:p>9.3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159">
                <text:p>1.159</text:p>
              </table:table-cell>
              <table:table-cell office:value-type="float" office:value="-1.889">
                <text:p>-1.889</text:p>
              </table:table-cell>
              <table:table-cell office:value-type="float" office:value="9.317">
                <text:p>9.3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166">
                <text:p>1.166</text:p>
              </table:table-cell>
              <table:table-cell office:value-type="float" office:value="-1.885">
                <text:p>-1.885</text:p>
              </table:table-cell>
              <table:table-cell office:value-type="float" office:value="9.392">
                <text:p>9.3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166">
                <text:p>1.166</text:p>
              </table:table-cell>
              <table:table-cell office:value-type="float" office:value="-1.885">
                <text:p>-1.885</text:p>
              </table:table-cell>
              <table:table-cell office:value-type="float" office:value="9.392">
                <text:p>9.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166">
                <text:p>1.166</text:p>
              </table:table-cell>
              <table:table-cell office:value-type="float" office:value="-1.91">
                <text:p>-1.91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166">
                <text:p>1.166</text:p>
              </table:table-cell>
              <table:table-cell office:value-type="float" office:value="-1.91">
                <text:p>-1.91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177">
                <text:p>1.177</text:p>
              </table:table-cell>
              <table:table-cell office:value-type="float" office:value="-1.921">
                <text:p>-1.921</text:p>
              </table:table-cell>
              <table:table-cell office:value-type="float" office:value="9.506">
                <text:p>9.5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181">
                <text:p>1.181</text:p>
              </table:table-cell>
              <table:table-cell office:value-type="float" office:value="-1.936">
                <text:p>-1.936</text:p>
              </table:table-cell>
              <table:table-cell office:value-type="float" office:value="9.492">
                <text:p>9.4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181">
                <text:p>1.181</text:p>
              </table:table-cell>
              <table:table-cell office:value-type="float" office:value="-1.936">
                <text:p>-1.936</text:p>
              </table:table-cell>
              <table:table-cell office:value-type="float" office:value="9.492">
                <text:p>9.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1$Linux_X86_64 LibreOffice_project/3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